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73in"/>
    </style:style>
    <style:style style:name="co2" style:family="table-column">
      <style:table-column-properties fo:break-before="auto" style:column-width="3.5236in"/>
    </style:style>
    <style:style style:name="co3" style:family="table-column">
      <style:table-column-properties fo:break-before="auto" style:column-width="0.6717in"/>
    </style:style>
    <style:style style:name="co4" style:family="table-column">
      <style:table-column-properties fo:break-before="auto" style:column-width="0.3634in"/>
    </style:style>
    <style:style style:name="co5" style:family="table-column">
      <style:table-column-properties fo:break-before="auto" style:column-width="1.2661in"/>
    </style:style>
    <style:style style:name="ro1" style:family="table-row">
      <style:table-row-properties style:row-height="0.3102in" fo:break-before="auto" style:use-optimal-row-height="false"/>
    </style:style>
    <style:style style:name="ro2" style:family="table-row">
      <style:table-row-properties style:row-height="0.2035in" fo:break-before="auto" style:use-optimal-row-height="false"/>
    </style:style>
    <style:style style:name="ro3" style:family="table-row">
      <style:table-row-properties style:row-height="0.445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665in" fo:break-before="auto" style:use-optimal-row-height="false"/>
    </style:style>
    <style:style style:name="ro6" style:family="table-row">
      <style:table-row-properties style:row-height="0.5799in" fo:break-before="auto" style:use-optimal-row-height="false"/>
    </style:style>
    <style:style style:name="ro7" style:family="table-row">
      <style:table-row-properties style:row-height="0.7146in" fo:break-before="auto" style:use-optimal-row-height="false"/>
    </style:style>
    <style:style style:name="ro8" style:family="table-row">
      <style:table-row-properties style:row-height="0.3465in" fo:break-before="auto" style:use-optimal-row-height="false"/>
    </style:style>
    <style:style style:name="ta1" style:family="table" style:master-page-name="PageStyle_5f_por_20_LCA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e3e3e3" style:text-align-source="fix" style:repeat-content="false" fo:wrap-option="wrap" fo:border="2.49pt double-thin #3c3c3c" style:border-line-width="0.0071in 0.0209in 0.0071in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 style:data-style-name="N1">
      <style:table-cell-properties style:glyph-orientation-vertical="0" fo:border-bottom="0.74pt solid #3c3c3c" style:cell-protect="none" style:print-content="true" style:text-align-source="fix" style:repeat-content="false" fo:background-color="transparent" fo:wrap-option="wrap" fo:border-left="2.49pt double-thin #3c3c3c" style:border-line-width-left="0.0071in 0.0209in 0.0071in" style:direction="ltr" fo:padding="0.028in" fo:border-right="0.74pt solid #3c3c3c" style:rotation-angle="0" style:rotation-align="none" style:shrink-to-fit="false" fo:border-top="2.49pt double-thin #3c3c3c" style:border-line-width-top="0.0071in 0.0209in 0.0071in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">
      <style:table-cell-properties style:glyph-orientation-vertical="0" fo:border-bottom="0.74pt solid #3c3c3c" style:cell-protect="none" style:print-content="true" style:text-align-source="fix" style:repeat-content="false" fo:background-color="transparent" fo:wrap-option="wrap" fo:border-left="2.49pt double-thin #3c3c3c" style:border-line-width-left="0.0071in 0.0209in 0.0071in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">
      <style:table-cell-properties style:glyph-orientation-vertical="0" fo:border-bottom="2.49pt double-thin #3c3c3c" style:border-line-width-bottom="0.0071in 0.0209in 0.0071in" style:cell-protect="none" style:print-content="true" style:text-align-source="fix" style:repeat-content="false" fo:background-color="transparent" fo:wrap-option="wrap" fo:border-left="2.49pt double-thin #3c3c3c" style:border-line-width-left="0.0071in 0.0209in 0.0071in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">
      <style:table-cell-properties style:glyph-orientation-vertical="0" style:cell-protect="none" style:print-content="tru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Excel_5f_BuiltIn_5f_Percent" style:data-style-name="N172">
      <style:table-cell-properties style:glyph-orientation-vertical="0" fo:background-color="#e3e3e3" style:cell-protect="protected" style:print-content="true" style:text-align-source="fix" style:repeat-content="false" fo:wrap-option="wrap" fo:border="2.49pt double-thin #3c3c3c" style:border-line-width="0.0071in 0.0209in 0.0071in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cell-protect="none" style:print-content="true" style:text-align-source="fix" style:repeat-content="false" fo:background-color="transparent" fo:wrap-option="wrap" fo:border-left="0.74pt solid #3c3c3c" style:direction="ltr" fo:padding="0.028in" fo:border-right="0.74pt solid #3c3c3c" style:rotation-angle="0" style:rotation-align="none" style:shrink-to-fit="false" fo:border-top="2.49pt double-thin #3c3c3c" style:border-line-width-top="0.0071in 0.0209in 0.0071in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wrap" fo:border="0.74pt solid #3c3c3c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double-thin #3c3c3c" style:border-line-width-bottom="0.0071in 0.0209in 0.0071in" style:text-align-source="fix" style:repeat-content="false" fo:background-color="transparent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Excel_5f_BuiltIn_5f_Percent" style:data-style-name="N11">
      <style:table-cell-properties style:glyph-orientation-vertical="0" fo:border-bottom="0.74pt solid #3c3c3c" style:cell-protect="protected" style:print-content="true" style:text-align-source="fix" style:repeat-content="false" fo:background-color="transparent" fo:wrap-option="wrap" fo:border-left="0.74pt solid #3c3c3c" style:direction="ltr" fo:padding="0.028in" fo:border-right="0.74pt solid #3c3c3c" style:rotation-angle="0" style:rotation-align="none" style:shrink-to-fit="false" fo:border-top="2.49pt double-thin #3c3c3c" style:border-line-width-top="0.0071in 0.0209in 0.0071in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Excel_5f_BuiltIn_5f_Percent" style:data-style-name="N11">
      <style:table-cell-properties style:glyph-orientation-vertical="0" style:cell-protect="protected" style:print-content="true" style:text-align-source="fix" style:repeat-content="false" fo:background-color="transparent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1">
      <style:table-cell-properties style:glyph-orientation-vertical="0" style:cell-protect="none" style:print-content="true" style:text-align-source="fix" style:repeat-content="false" fo:background-color="transparent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Excel_5f_BuiltIn_5f_Percent" style:data-style-name="N11">
      <style:table-cell-properties style:glyph-orientation-vertical="0" fo:border-bottom="2.49pt double-thin #3c3c3c" style:border-line-width-bottom="0.0071in 0.0209in 0.0071in" style:cell-protect="protected" style:print-content="true" style:text-align-source="fix" style:repeat-content="false" fo:background-color="transparent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Excel_5f_BuiltIn_5f_Percent" style:data-style-name="N172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1">
      <style:table-cell-properties style:glyph-orientation-vertical="0" fo:border-bottom="0.74pt solid #3c3c3c" style:cell-protect="none" style:print-content="true" style:text-align-source="fix" style:repeat-content="false" fo:background-color="transparent" fo:wrap-option="wrap" fo:border-left="0.74pt solid #3c3c3c" style:direction="ltr" fo:padding="0.028in" fo:border-right="0.74pt solid #3c3c3c" style:rotation-angle="0" style:rotation-align="none" style:shrink-to-fit="false" fo:border-top="2.49pt double-thin #3c3c3c" style:border-line-width-top="0.0071in 0.0209in 0.0071in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1">
      <style:table-cell-properties style:glyph-orientation-vertical="0" style:cell-protect="none" style:print-content="true" style:text-align-source="fix" style:repeat-content="false" fo:background-color="transparent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1">
      <style:table-cell-properties style:glyph-orientation-vertical="0" fo:border-bottom="2.49pt double-thin #3c3c3c" style:border-line-width-bottom="0.0071in 0.0209in 0.0071in" style:cell-protect="none" style:print-content="true" style:text-align-source="fix" style:repeat-content="false" fo:background-color="transparent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3c3c3c" style:cell-protect="none" style:print-content="true" style:text-align-source="fix" style:repeat-content="false" fo:background-color="transparent" fo:wrap-option="wrap" fo:border-left="0.74pt solid #3c3c3c" style:direction="ltr" fo:padding="0.028in" fo:border-right="0.74pt solid #3c3c3c" style:rotation-angle="0" style:rotation-align="none" style:shrink-to-fit="false" fo:border-top="2.49pt double-thin #3c3c3c" style:border-line-width-top="0.0071in 0.0209in 0.0071in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fo:border="0.74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2.49pt double-thin #3c3c3c" style:border-line-width-bottom="0.0071in 0.0209in 0.0071in" style:text-align-source="fix" style:repeat-content="false" fo:background-color="transparent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0121">
      <style:table-cell-properties style:glyph-orientation-vertical="0" fo:background-color="#e3e3e3" style:text-align-source="fix" style:repeat-content="false" fo:wrap-option="wrap" fo:border="2.49pt double-thin #3c3c3c" style:border-line-width="0.0071in 0.0209in 0.0071in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Default" style:data-style-name="N10121">
      <style:table-cell-properties style:glyph-orientation-vertical="0" fo:border-bottom="0.74pt solid #3c3c3c" style:cell-protect="none" style:print-content="true" style:text-align-source="fix" style:repeat-content="false" fo:background-color="transparent" fo:wrap-option="wrap" fo:border-left="0.74pt solid #3c3c3c" style:direction="ltr" fo:padding="0.028in" fo:border-right="0.74pt solid #3c3c3c" style:rotation-angle="0" style:rotation-align="none" style:shrink-to-fit="false" fo:border-top="2.49pt double-thin #3c3c3c" style:border-line-width-top="0.0071in 0.0209in 0.0071in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10121">
      <style:table-cell-properties style:glyph-orientation-vertical="0" style:cell-protect="none" style:print-content="true" style:text-align-source="fix" style:repeat-content="false" fo:background-color="transparent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10121">
      <style:table-cell-properties style:glyph-orientation-vertical="0" style:text-align-source="fix" style:repeat-content="false" fo:background-color="transparent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 style:data-style-name="N10121">
      <style:table-cell-properties style:glyph-orientation-vertical="0" fo:border-bottom="2.49pt double-thin #3c3c3c" style:border-line-width-bottom="0.0071in 0.0209in 0.0071in" style:text-align-source="fix" style:repeat-content="false" fo:background-color="transparent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 style:data-style-name="N11">
      <style:table-cell-properties style:glyph-orientation-vertical="0" fo:border-bottom="0.74pt solid #3c3c3c" style:cell-protect="none" style:print-content="true" style:text-align-source="fix" style:repeat-content="false" fo:background-color="transparent" fo:wrap-option="wrap" fo:border-left="0.74pt solid #3c3c3c" style:direction="ltr" fo:padding="0.028in" fo:border-right="2.49pt double-thin #3c3c3c" style:border-line-width-right="0.0071in 0.0209in 0.0071in" style:rotation-angle="0" style:rotation-align="none" style:shrink-to-fit="false" fo:border-top="2.49pt double-thin #3c3c3c" style:border-line-width-top="0.0071in 0.0209in 0.0071in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11">
      <style:table-cell-properties style:glyph-orientation-vertical="0" fo:border-bottom="0.74pt solid #3c3c3c" style:cell-protect="none" style:print-content="true" style:text-align-source="fix" style:repeat-content="false" fo:background-color="transparent" fo:wrap-option="wrap" fo:border-left="0.74pt solid #3c3c3c" style:direction="ltr" fo:padding="0.028in" fo:border-right="2.49pt double-thin #3c3c3c" style:border-line-width-right="0.0071in 0.0209in 0.0071in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Excel_5f_BuiltIn_5f_Percent" style:data-style-name="N11">
      <style:table-cell-properties style:glyph-orientation-vertical="0" fo:border-bottom="0.74pt solid #3c3c3c" style:cell-protect="none" style:print-content="true" style:text-align-source="fix" style:repeat-content="false" fo:background-color="transparent" fo:wrap-option="wrap" fo:border-left="0.74pt solid #3c3c3c" style:direction="ltr" fo:padding="0.028in" fo:border-right="2.49pt double-thin #3c3c3c" style:border-line-width-right="0.0071in 0.0209in 0.0071in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3c3c3c" style:text-align-source="fix" style:repeat-content="false" fo:background-color="transparent" fo:wrap-option="wrap" fo:border-left="0.74pt solid #3c3c3c" style:direction="ltr" fo:padding="0.028in" fo:border-right="2.49pt double-thin #3c3c3c" style:border-line-width-right="0.0071in 0.0209in 0.0071in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double-thin #3c3c3c" style:border-line-width-bottom="0.0071in 0.0209in 0.0071in" style:text-align-source="fix" style:repeat-content="false" fo:background-color="transparent" fo:wrap-option="wrap" fo:border-left="0.74pt solid #3c3c3c" style:direction="ltr" fo:padding="0.028in" fo:border-right="2.49pt double-thin #3c3c3c" style:border-line-width-right="0.0071in 0.0209in 0.0071in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or LCA" table:style-name="ta1" table:print-ranges="'por LCA'.A2:'por LCA'.H950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6"/>
        <table:table-column table:style-name="co1" table:default-cell-style-name="ce11"/>
        <table:table-column table:style-name="co2" table:default-cell-style-name="ce11"/>
        <table:table-column table:style-name="co4" table:default-cell-style-name="ce11"/>
        <table:table-column table:style-name="co3" table:number-columns-repeated="2" table:default-cell-style-name="ce11"/>
        <table:table-column table:style-name="co5" table:number-columns-repeated="249" table:default-cell-style-name="ce11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>
              <text:p>NAIIB</text:p>
            </table:table-cell>
            <table:table-cell table:style-name="ce6" office:value-type="string" calcext:value-type="string">
              <text:p>DESCRIPCION NAIIB</text:p>
            </table:table-cell>
            <table:table-cell table:style-name="ce6" office:value-type="string" calcext:value-type="string">
              <text:p>ALICUOTA <text:s/>NAIIB</text:p>
            </table:table-cell>
            <table:table-cell table:style-name="ce1" office:value-type="string" calcext:value-type="string">
              <text:p>LCA</text:p>
            </table:table-cell>
            <table:table-cell table:style-name="ce1" office:value-type="string" calcext:value-type="string">
              <text:p>DESCRIPCION LCA</text:p>
            </table:table-cell>
            <table:table-cell table:style-name="ce1" office:value-type="string" calcext:value-type="string">
              <text:p>C ó D</text:p>
            </table:table-cell>
            <table:table-cell table:style-name="ce24" office:value-type="string" calcext:value-type="string">
              <text:p>EXENTO</text:p>
            </table:table-cell>
            <table:table-cell table:style-name="ce1" office:value-type="string" calcext:value-type="string">
              <text:p>ALICUOTA</text:p>
            </table:table-cell>
            <table:table-cell table:style-name="ce34" table:number-columns-repeated="1016"/>
          </table:table-row>
        </table:table-header-rows>
        <table:table-row table:style-name="ro1">
          <table:table-cell table:style-name="ce2"/>
          <table:table-cell table:style-name="ce7"/>
          <table:table-cell table:style-name="ce12"/>
          <table:table-cell table:style-name="ce17" office:value-type="string" calcext:value-type="string">
            <text:p>6290030</text:p>
          </table:table-cell>
          <table:table-cell table:style-name="ce7" office:value-type="string" calcext:value-type="string">
            <text:p>COMERCIO MINORISTAS, NO CLASIFICADOS EN OTRA PARTE</text:p>
          </table:table-cell>
          <table:table-cell table:style-name="ce20" office:value-type="string" calcext:value-type="string">
            <text:p>D</text:p>
          </table:table-cell>
          <table:table-cell table:style-name="ce25"/>
          <table:table-cell table:style-name="ce29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1110</text:p>
          </table:table-cell>
          <table:table-cell table:style-name="ce8" office:value-type="string" calcext:value-type="string">
            <text:p>CULTIVO DE CEREALES EXCEPTO LOS FORRAJEROS Y LOS DE SEMILLAS PARA LA SIEMBRA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20</text:p>
          </table:table-cell>
          <table:table-cell table:style-name="ce8" office:value-type="string" calcext:value-type="string">
            <text:p>CEREALES,OLEAGINOSAS Y FORRAJERA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1120</text:p>
          </table:table-cell>
          <table:table-cell table:style-name="ce8" office:value-type="string" calcext:value-type="string">
            <text:p>CULTIVO DE CEREALES FORRAJERO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20</text:p>
          </table:table-cell>
          <table:table-cell table:style-name="ce8" office:value-type="string" calcext:value-type="string">
            <text:p>CEREALES,OLEAGINOSAS Y FORRAJERA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1130</text:p>
          </table:table-cell>
          <table:table-cell table:style-name="ce8" office:value-type="string" calcext:value-type="string">
            <text:p>CULTIVO DE OLEAGINOSAS EXCEPTO EL DE SEMILLAS PARA SIEMBRA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09</text:p>
          </table:table-cell>
          <table:table-cell table:style-name="ce8" office:value-type="string" calcext:value-type="string">
            <text:p>VID,FRUTALES,OLIVOS Y FRUTAS NO CLASIFICADAS EN OTRA PARTE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1130</text:p>
          </table:table-cell>
          <table:table-cell table:style-name="ce8" office:value-type="string" calcext:value-type="string">
            <text:p>CULTIVO DE OLEAGINOSAS EXCEPTO EL DE SEMILLAS PARA SIEMBRA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20</text:p>
          </table:table-cell>
          <table:table-cell table:style-name="ce8" office:value-type="string" calcext:value-type="string">
            <text:p>CEREALES,OLEAGINOSAS Y FORRAJERA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1140</text:p>
          </table:table-cell>
          <table:table-cell table:style-name="ce8" office:value-type="string" calcext:value-type="string">
            <text:p>CULTIVO DE <text:s/>PASTOS FORRAJERO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20</text:p>
          </table:table-cell>
          <table:table-cell table:style-name="ce8" office:value-type="string" calcext:value-type="string">
            <text:p>CEREALES,OLEAGINOSAS Y FORRAJERA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1211</text:p>
          </table:table-cell>
          <table:table-cell table:style-name="ce8" office:value-type="string" calcext:value-type="string">
            <text:p>CULTIVO DE PAPAS Y BATATA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26</text:p>
          </table:table-cell>
          <table:table-cell table:style-name="ce8" office:value-type="string" calcext:value-type="string">
            <text:p>PAPAS Y BATATA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1212</text:p>
          </table:table-cell>
          <table:table-cell table:style-name="ce8" office:value-type="string" calcext:value-type="string">
            <text:p>CULTIVO DE MANDIOCA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25</text:p>
          </table:table-cell>
          <table:table-cell table:style-name="ce8" office:value-type="string" calcext:value-type="string">
            <text:p>LEGUMBRES Y HORTALIZA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1220</text:p>
          </table:table-cell>
          <table:table-cell table:style-name="ce8" office:value-type="string" calcext:value-type="string">
            <text:p>CULTIVO DE BULBOS, BROTES, RAÍCES Y HORTALIZAS DE FRUTO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25</text:p>
          </table:table-cell>
          <table:table-cell table:style-name="ce8" office:value-type="string" calcext:value-type="string">
            <text:p>LEGUMBRES Y HORTALIZA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1230</text:p>
          </table:table-cell>
          <table:table-cell table:style-name="ce8" office:value-type="string" calcext:value-type="string">
            <text:p>CULTIVO DE HORTALIZAS DE HOJA Y DE OTRAS HORTALIZAS FRESCA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25</text:p>
          </table:table-cell>
          <table:table-cell table:style-name="ce8" office:value-type="string" calcext:value-type="string">
            <text:p>LEGUMBRES Y HORTALIZA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1240</text:p>
          </table:table-cell>
          <table:table-cell table:style-name="ce8" office:value-type="string" calcext:value-type="string">
            <text:p>CULTIVO DE LEGUMBRE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25</text:p>
          </table:table-cell>
          <table:table-cell table:style-name="ce8" office:value-type="string" calcext:value-type="string">
            <text:p>LEGUMBRES Y HORTALIZA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1250</text:p>
          </table:table-cell>
          <table:table-cell table:style-name="ce8" office:value-type="string" calcext:value-type="string">
            <text:p>CULTIVO DE FLORES Y PLANTAS ORNAMENTALE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30</text:p>
          </table:table-cell>
          <table:table-cell table:style-name="ce8" office:value-type="string" calcext:value-type="string">
            <text:p>CULTIVO DE FLORE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1310</text:p>
          </table:table-cell>
          <table:table-cell table:style-name="ce8" office:value-type="string" calcext:value-type="string">
            <text:p>CULTIVO DE FRUTAS DE PEPITA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09</text:p>
          </table:table-cell>
          <table:table-cell table:style-name="ce8" office:value-type="string" calcext:value-type="string">
            <text:p>VID,FRUTALES,OLIVOS Y FRUTAS NO CLASIFICADAS EN OTRA PARTE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1320</text:p>
          </table:table-cell>
          <table:table-cell table:style-name="ce8" office:value-type="string" calcext:value-type="string">
            <text:p>CULTIVO DE FRUTAS DE CAROZO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09</text:p>
          </table:table-cell>
          <table:table-cell table:style-name="ce8" office:value-type="string" calcext:value-type="string">
            <text:p>VID,FRUTALES,OLIVOS Y FRUTAS NO CLASIFICADAS EN OTRA PARTE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1330</text:p>
          </table:table-cell>
          <table:table-cell table:style-name="ce8" office:value-type="string" calcext:value-type="string">
            <text:p>CULTIVO DE FRUTAS CÍTRICA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09</text:p>
          </table:table-cell>
          <table:table-cell table:style-name="ce8" office:value-type="string" calcext:value-type="string">
            <text:p>VID,FRUTALES,OLIVOS Y FRUTAS NO CLASIFICADAS EN OTRA PARTE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1340</text:p>
          </table:table-cell>
          <table:table-cell table:style-name="ce8" office:value-type="string" calcext:value-type="string">
            <text:p>CULTIVO DE NUECES Y FRUTAS SECA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09</text:p>
          </table:table-cell>
          <table:table-cell table:style-name="ce8" office:value-type="string" calcext:value-type="string">
            <text:p>VID,FRUTALES,OLIVOS Y FRUTAS NO CLASIFICADAS EN OTRA PARTE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1390</text:p>
          </table:table-cell>
          <table:table-cell table:style-name="ce8" office:value-type="string" calcext:value-type="string">
            <text:p>CULTIVO DE FRUTAS N.C.P.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09</text:p>
          </table:table-cell>
          <table:table-cell table:style-name="ce8" office:value-type="string" calcext:value-type="string">
            <text:p>VID,FRUTALES,OLIVOS Y FRUTAS NO CLASIFICADAS EN OTRA PARTE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1410</text:p>
          </table:table-cell>
          <table:table-cell table:style-name="ce8" office:value-type="string" calcext:value-type="string">
            <text:p>CULTIVO DE PLANTAS PARA LA OBTENCIÓN DE FIBRA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35</text:p>
          </table:table-cell>
          <table:table-cell table:style-name="ce8" office:value-type="string" calcext:value-type="string">
            <text:p>CULTIVO DE PLANTAS FRUTALES Y NO FRUTALE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1420</text:p>
          </table:table-cell>
          <table:table-cell table:style-name="ce8" office:value-type="string" calcext:value-type="string">
            <text:p>CULTIVO DE PLANTAS SACARÍFERA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35</text:p>
          </table:table-cell>
          <table:table-cell table:style-name="ce8" office:value-type="string" calcext:value-type="string">
            <text:p>CULTIVO DE PLANTAS FRUTALES Y NO FRUTALE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1430</text:p>
          </table:table-cell>
          <table:table-cell table:style-name="ce8" office:value-type="string" calcext:value-type="string">
            <text:p>CULTIVO DE VID PARA VINIFICAR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09</text:p>
          </table:table-cell>
          <table:table-cell table:style-name="ce8" office:value-type="string" calcext:value-type="string">
            <text:p>VID,FRUTALES,OLIVOS Y FRUTAS NO CLASIFICADAS EN OTRA PARTE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1440</text:p>
          </table:table-cell>
          <table:table-cell table:style-name="ce8" office:value-type="string" calcext:value-type="string">
            <text:p>CULTIVO DE PLANTAS PARA PREPARAR BEBIDA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09</text:p>
          </table:table-cell>
          <table:table-cell table:style-name="ce8" office:value-type="string" calcext:value-type="string">
            <text:p>VID,FRUTALES,OLIVOS Y FRUTAS NO CLASIFICADAS EN OTRA PARTE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1440</text:p>
          </table:table-cell>
          <table:table-cell table:style-name="ce8" office:value-type="string" calcext:value-type="string">
            <text:p>CULTIVO DE PLANTAS PARA PREPARAR BEBIDA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35</text:p>
          </table:table-cell>
          <table:table-cell table:style-name="ce8" office:value-type="string" calcext:value-type="string">
            <text:p>CULTIVO DE PLANTAS FRUTALES Y NO FRUTALE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1450</text:p>
          </table:table-cell>
          <table:table-cell table:style-name="ce8" office:value-type="string" calcext:value-type="string">
            <text:p>CULTIVO DE TABACO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35</text:p>
          </table:table-cell>
          <table:table-cell table:style-name="ce8" office:value-type="string" calcext:value-type="string">
            <text:p>CULTIVO DE PLANTAS FRUTALES Y NO FRUTALE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1460</text:p>
          </table:table-cell>
          <table:table-cell table:style-name="ce8" office:value-type="string" calcext:value-type="string">
            <text:p>CULTIVO DE ESPECIAS Y DE PLANTAS AROMÁTICAS Y MEDICINALE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35</text:p>
          </table:table-cell>
          <table:table-cell table:style-name="ce8" office:value-type="string" calcext:value-type="string">
            <text:p>CULTIVO DE PLANTAS FRUTALES Y NO FRUTALE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1490</text:p>
          </table:table-cell>
          <table:table-cell table:style-name="ce8" office:value-type="string" calcext:value-type="string">
            <text:p>CULTIVOS INDUSTRIALES N.C.P.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09</text:p>
          </table:table-cell>
          <table:table-cell table:style-name="ce8" office:value-type="string" calcext:value-type="string">
            <text:p>VID,FRUTALES,OLIVOS Y FRUTAS NO CLASIFICADAS EN OTRA PARTE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1490</text:p>
          </table:table-cell>
          <table:table-cell table:style-name="ce8" office:value-type="string" calcext:value-type="string">
            <text:p>CULTIVOS INDUSTRIALES N.C.P.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35</text:p>
          </table:table-cell>
          <table:table-cell table:style-name="ce8" office:value-type="string" calcext:value-type="string">
            <text:p>CULTIVO DE PLANTAS FRUTALES Y NO FRUTALE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1510</text:p>
          </table:table-cell>
          <table:table-cell table:style-name="ce8" office:value-type="string" calcext:value-type="string">
            <text:p>PRODUCCIÓN DE SEMILLA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09</text:p>
          </table:table-cell>
          <table:table-cell table:style-name="ce8" office:value-type="string" calcext:value-type="string">
            <text:p>VID,FRUTALES,OLIVOS Y FRUTAS NO CLASIFICADAS EN OTRA PARTE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1510</text:p>
          </table:table-cell>
          <table:table-cell table:style-name="ce8" office:value-type="string" calcext:value-type="string">
            <text:p>PRODUCCIÓN DE SEMILLA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20</text:p>
          </table:table-cell>
          <table:table-cell table:style-name="ce8" office:value-type="string" calcext:value-type="string">
            <text:p>CEREALES,OLEAGINOSAS Y FORRAJERA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1510</text:p>
          </table:table-cell>
          <table:table-cell table:style-name="ce8" office:value-type="string" calcext:value-type="string">
            <text:p>PRODUCCIÓN DE SEMILLA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25</text:p>
          </table:table-cell>
          <table:table-cell table:style-name="ce8" office:value-type="string" calcext:value-type="string">
            <text:p>LEGUMBRES Y HORTALIZA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1510</text:p>
          </table:table-cell>
          <table:table-cell table:style-name="ce8" office:value-type="string" calcext:value-type="string">
            <text:p>PRODUCCIÓN DE SEMILLA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26</text:p>
          </table:table-cell>
          <table:table-cell table:style-name="ce8" office:value-type="string" calcext:value-type="string">
            <text:p>PAPAS Y BATATA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1510</text:p>
          </table:table-cell>
          <table:table-cell table:style-name="ce8" office:value-type="string" calcext:value-type="string">
            <text:p>PRODUCCIÓN DE SEMILLA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30</text:p>
          </table:table-cell>
          <table:table-cell table:style-name="ce8" office:value-type="string" calcext:value-type="string">
            <text:p>CULTIVO DE FLORE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1510</text:p>
          </table:table-cell>
          <table:table-cell table:style-name="ce8" office:value-type="string" calcext:value-type="string">
            <text:p>PRODUCCIÓN DE SEMILLA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35</text:p>
          </table:table-cell>
          <table:table-cell table:style-name="ce8" office:value-type="string" calcext:value-type="string">
            <text:p>CULTIVO DE PLANTAS FRUTALES Y NO FRUTALE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1510</text:p>
          </table:table-cell>
          <table:table-cell table:style-name="ce8" office:value-type="string" calcext:value-type="string">
            <text:p>PRODUCCIÓN DE SEMILLA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40</text:p>
          </table:table-cell>
          <table:table-cell table:style-name="ce8" office:value-type="string" calcext:value-type="string">
            <text:p>OTROS CULTIVOS NO CLASIFICADOS EN OTRA PARTE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1520</text:p>
          </table:table-cell>
          <table:table-cell table:style-name="ce8" office:value-type="string" calcext:value-type="string">
            <text:p>PRODUCCIÓN DE OTRAS FORMAS DE PROPAGACIÓN DE CULTIVOS AGRÍCOLA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09</text:p>
          </table:table-cell>
          <table:table-cell table:style-name="ce8" office:value-type="string" calcext:value-type="string">
            <text:p>VID,FRUTALES,OLIVOS Y FRUTAS NO CLASIFICADAS EN OTRA PARTE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1520</text:p>
          </table:table-cell>
          <table:table-cell table:style-name="ce8" office:value-type="string" calcext:value-type="string">
            <text:p>PRODUCCIÓN DE OTRAS FORMAS DE PROPAGACIÓN DE CULTIVOS AGRÍCOLA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20</text:p>
          </table:table-cell>
          <table:table-cell table:style-name="ce8" office:value-type="string" calcext:value-type="string">
            <text:p>CEREALES,OLEAGINOSAS Y FORRAJERA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1520</text:p>
          </table:table-cell>
          <table:table-cell table:style-name="ce8" office:value-type="string" calcext:value-type="string">
            <text:p>PRODUCCIÓN DE OTRAS FORMAS DE PROPAGACIÓN DE CULTIVOS AGRÍCOLA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25</text:p>
          </table:table-cell>
          <table:table-cell table:style-name="ce8" office:value-type="string" calcext:value-type="string">
            <text:p>LEGUMBRES Y HORTALIZA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1520</text:p>
          </table:table-cell>
          <table:table-cell table:style-name="ce8" office:value-type="string" calcext:value-type="string">
            <text:p>PRODUCCIÓN DE OTRAS FORMAS DE PROPAGACIÓN DE CULTIVOS AGRÍCOLA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26</text:p>
          </table:table-cell>
          <table:table-cell table:style-name="ce8" office:value-type="string" calcext:value-type="string">
            <text:p>PAPAS Y BATATA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1520</text:p>
          </table:table-cell>
          <table:table-cell table:style-name="ce8" office:value-type="string" calcext:value-type="string">
            <text:p>PRODUCCIÓN DE OTRAS FORMAS DE PROPAGACIÓN DE CULTIVOS AGRÍCOLA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30</text:p>
          </table:table-cell>
          <table:table-cell table:style-name="ce8" office:value-type="string" calcext:value-type="string">
            <text:p>CULTIVO DE FLORE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1520</text:p>
          </table:table-cell>
          <table:table-cell table:style-name="ce8" office:value-type="string" calcext:value-type="string">
            <text:p>PRODUCCIÓN DE OTRAS FORMAS DE PROPAGACIÓN DE CULTIVOS AGRÍCOLA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35</text:p>
          </table:table-cell>
          <table:table-cell table:style-name="ce8" office:value-type="string" calcext:value-type="string">
            <text:p>CULTIVO DE PLANTAS FRUTALES Y NO FRUTALE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1520</text:p>
          </table:table-cell>
          <table:table-cell table:style-name="ce8" office:value-type="string" calcext:value-type="string">
            <text:p>PRODUCCIÓN DE OTRAS FORMAS DE PROPAGACIÓN DE CULTIVOS AGRÍCOLA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40</text:p>
          </table:table-cell>
          <table:table-cell table:style-name="ce8" office:value-type="string" calcext:value-type="string">
            <text:p>OTROS CULTIVOS NO CLASIFICADOS EN OTRA PARTE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2110</text:p>
          </table:table-cell>
          <table:table-cell table:style-name="ce8" office:value-type="string" calcext:value-type="string">
            <text:p>CRÍA DE GANADO BOVINO -EXCEPTO EN CABAÑAS Y PARA LA PRODUCCIÓN DE LECHE-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01</text:p>
          </table:table-cell>
          <table:table-cell table:style-name="ce8" office:value-type="string" calcext:value-type="string">
            <text:p>PRODUCCION GANADO BOVINO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2120</text:p>
          </table:table-cell>
          <table:table-cell table:style-name="ce8" office:value-type="string" calcext:value-type="string">
            <text:p>CRÍA DE GANADO OVINO -EXCEPTO EN CABAÑAS Y PARA LA PRODUCCIÓN DE LANA-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03</text:p>
          </table:table-cell>
          <table:table-cell table:style-name="ce8" office:value-type="string" calcext:value-type="string">
            <text:p>PRODUCCION GANADO OVINO Y SU EXPLOTACION LANERA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2130</text:p>
          </table:table-cell>
          <table:table-cell table:style-name="ce8" office:value-type="string" calcext:value-type="string">
            <text:p>CRÍA DE GANADO PORCINO -EXCEPTO EN CABAÑAS-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04</text:p>
          </table:table-cell>
          <table:table-cell table:style-name="ce8" office:value-type="string" calcext:value-type="string">
            <text:p>CRIA DE GANADO PORCINO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2140</text:p>
          </table:table-cell>
          <table:table-cell table:style-name="ce8" office:value-type="string" calcext:value-type="string">
            <text:p>CRÍA DE GANADO EQUINO -EXCEPTO EN HARAS-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08</text:p>
          </table:table-cell>
          <table:table-cell table:style-name="ce8" office:value-type="string" calcext:value-type="string">
            <text:p>CRIA Y EXPLOTACION DE ANIMALES NO CLASIFICADOS EN OTRA PARTE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2150</text:p>
          </table:table-cell>
          <table:table-cell table:style-name="ce8" office:value-type="string" calcext:value-type="string">
            <text:p>CRÍA DE GANADO CAPRINO -EXCEPTO EN CABAÑAS Y PARA LA PRODUCCIÓN DE LECHE-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08</text:p>
          </table:table-cell>
          <table:table-cell table:style-name="ce8" office:value-type="string" calcext:value-type="string">
            <text:p>CRIA Y EXPLOTACION DE ANIMALES NO CLASIFICADOS EN OTRA PARTE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2160</text:p>
          </table:table-cell>
          <table:table-cell table:style-name="ce8" office:value-type="string" calcext:value-type="string">
            <text:p>CRÍA DE GANADO EN CABAÑAS Y HARA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08</text:p>
          </table:table-cell>
          <table:table-cell table:style-name="ce8" office:value-type="string" calcext:value-type="string">
            <text:p>CRIA Y EXPLOTACION DE ANIMALES NO CLASIFICADOS EN OTRA PARTE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2160</text:p>
          </table:table-cell>
          <table:table-cell table:style-name="ce8" office:value-type="string" calcext:value-type="string">
            <text:p>CRÍA DE GANADO EN CABAÑAS Y HARA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15</text:p>
          </table:table-cell>
          <table:table-cell table:style-name="ce8" office:value-type="string" calcext:value-type="string">
            <text:p>CABAÑAS Y ANIMALES DE PEDIGREE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2170</text:p>
          </table:table-cell>
          <table:table-cell table:style-name="ce8" office:value-type="string" calcext:value-type="string">
            <text:p>PRODUCCIÓN DE LECHE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02</text:p>
          </table:table-cell>
          <table:table-cell table:style-name="ce8" office:value-type="string" calcext:value-type="string">
            <text:p>PRODUCCION DE LECHE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2180</text:p>
          </table:table-cell>
          <table:table-cell table:style-name="ce8" office:value-type="string" calcext:value-type="string">
            <text:p>PRODUCCIÓN DE LANA Y PELOS DE GANADO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03</text:p>
          </table:table-cell>
          <table:table-cell table:style-name="ce8" office:value-type="string" calcext:value-type="string">
            <text:p>PRODUCCION GANADO OVINO Y SU EXPLOTACION LANERA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2190</text:p>
          </table:table-cell>
          <table:table-cell table:style-name="ce8" office:value-type="string" calcext:value-type="string">
            <text:p>CRÍA DE GANADO N.C.P.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08</text:p>
          </table:table-cell>
          <table:table-cell table:style-name="ce8" office:value-type="string" calcext:value-type="string">
            <text:p>CRIA Y EXPLOTACION DE ANIMALES NO CLASIFICADOS EN OTRA PARTE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2210</text:p>
          </table:table-cell>
          <table:table-cell table:style-name="ce8" office:value-type="string" calcext:value-type="string">
            <text:p>CRÍA DE AVES <text:s/>DE CORRAL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06</text:p>
          </table:table-cell>
          <table:table-cell table:style-name="ce8" office:value-type="string" calcext:value-type="string">
            <text:p>CRIA DE AVES PARA PRODUCCION DE CARNES Y HUEVO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2220</text:p>
          </table:table-cell>
          <table:table-cell table:style-name="ce8" office:value-type="string" calcext:value-type="string">
            <text:p>PRODUCCIÓN DE HUEVO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06</text:p>
          </table:table-cell>
          <table:table-cell table:style-name="ce8" office:value-type="string" calcext:value-type="string">
            <text:p>CRIA DE AVES PARA PRODUCCION DE CARNES Y HUEVO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2230</text:p>
          </table:table-cell>
          <table:table-cell table:style-name="ce8" office:value-type="string" calcext:value-type="string">
            <text:p>APICULTURA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07</text:p>
          </table:table-cell>
          <table:table-cell table:style-name="ce8" office:value-type="string" calcext:value-type="string">
            <text:p>APICULTURA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2240</text:p>
          </table:table-cell>
          <table:table-cell table:style-name="ce8" office:value-type="string" calcext:value-type="string">
            <text:p>CRÍA DE ANIMALES PELÍFEROS, PILIFEROS Y PLUMÍFERO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05</text:p>
          </table:table-cell>
          <table:table-cell table:style-name="ce8" office:value-type="string" calcext:value-type="string">
            <text:p>CRIA DE ANIMALES DESTINADOS A LA PRODUCCION DE PIELE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2240</text:p>
          </table:table-cell>
          <table:table-cell table:style-name="ce8" office:value-type="string" calcext:value-type="string">
            <text:p>CRÍA DE ANIMALES PELÍFEROS, PILIFEROS Y PLUMÍFERO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08</text:p>
          </table:table-cell>
          <table:table-cell table:style-name="ce8" office:value-type="string" calcext:value-type="string">
            <text:p>CRIA Y EXPLOTACION DE ANIMALES NO CLASIFICADOS EN OTRA PARTE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2290</text:p>
          </table:table-cell>
          <table:table-cell table:style-name="ce8" office:value-type="string" calcext:value-type="string">
            <text:p>CRÍA DE ANIMALES Y OBTENCIÓN DE PRODUCTOS DE ORIGEN ANIMAL, N.C.P.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100008</text:p>
          </table:table-cell>
          <table:table-cell table:style-name="ce8" office:value-type="string" calcext:value-type="string">
            <text:p>CRIA Y EXPLOTACION DE ANIMALES NO CLASIFICADOS EN OTRA PARTE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4110</text:p>
          </table:table-cell>
          <table:table-cell table:style-name="ce8" office:value-type="string" calcext:value-type="string">
            <text:p>SERVICIOS DE MAQUINARIA AGRÍCOLA, EXCEPTO LOS DE COSECHA MECÁNIC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08</text:p>
          </table:table-cell>
          <table:table-cell table:style-name="ce8" office:value-type="string" calcext:value-type="string">
            <text:p>CONTRATISTAS RURALES (RURALES, SIEMBRA, FUMIGACION, ETC.)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4120</text:p>
          </table:table-cell>
          <table:table-cell table:style-name="ce8" office:value-type="string" calcext:value-type="string">
            <text:p>SERVICIOS DE COSECHA MECÁNIC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08</text:p>
          </table:table-cell>
          <table:table-cell table:style-name="ce8" office:value-type="string" calcext:value-type="string">
            <text:p>CONTRATISTAS RURALES (RURALES, SIEMBRA, FUMIGACION, ETC.)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4130</text:p>
          </table:table-cell>
          <table:table-cell table:style-name="ce8" office:value-type="string" calcext:value-type="string">
            <text:p>SERVICIOS DE CONTRATISTAS DE MANO DE OBRA AGRÍCOL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07</text:p>
          </table:table-cell>
          <table:table-cell table:style-name="ce8" office:value-type="string" calcext:value-type="string">
            <text:p>SECADO, LIMPIEZA, ETC. DE CEREA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4130</text:p>
          </table:table-cell>
          <table:table-cell table:style-name="ce8" office:value-type="string" calcext:value-type="string">
            <text:p>SERVICIOS DE CONTRATISTAS DE MANO DE OBRA AGRÍCOL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08</text:p>
          </table:table-cell>
          <table:table-cell table:style-name="ce8" office:value-type="string" calcext:value-type="string">
            <text:p>CONTRATISTAS RURALES (RURALES, SIEMBRA, FUMIGACION, ETC.)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4130</text:p>
          </table:table-cell>
          <table:table-cell table:style-name="ce8" office:value-type="string" calcext:value-type="string">
            <text:p>SERVICIOS DE CONTRATISTAS DE MANO DE OBRA AGRÍCOL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4190</text:p>
          </table:table-cell>
          <table:table-cell table:style-name="ce8" office:value-type="string" calcext:value-type="string">
            <text:p>SERVICIOS AGRÍCOLAS N.C.P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014210</text:p>
          </table:table-cell>
          <table:table-cell table:style-name="ce8" office:value-type="string" calcext:value-type="string">
            <text:p>INSEMINACION ARTIFICIAL Y SERVICIOS N.C.P. PARA MEJORAR LA REPRODUCCION DE LOS ANIMALES Y EL RENDIMIENTO DE SUS PRODUCT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4220</text:p>
          </table:table-cell>
          <table:table-cell table:style-name="ce8" office:value-type="string" calcext:value-type="string">
            <text:p>SERVICIOS DE CONTRATISTAS DE MANO DE OBRA PECUARI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style-name="ce34" table:number-columns-repeated="1016"/>
        </table:table-row>
        <table:table-row table:style-name="ro2">
          <table:table-cell table:style-name="ce3" office:value-type="string" calcext:value-type="string">
            <text:p>014290</text:p>
          </table:table-cell>
          <table:table-cell table:style-name="ce8" office:value-type="string" calcext:value-type="string">
            <text:p>SERVICIOS PECUARIOS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14290</text:p>
          </table:table-cell>
          <table:table-cell table:style-name="ce8" office:value-type="string" calcext:value-type="string">
            <text:p>SERVICIOS PECUARIOS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30014</text:p>
          </table:table-cell>
          <table:table-cell table:style-name="ce8" office:value-type="string" calcext:value-type="string">
            <text:p>SERVICIOS DE CABALLERIZAS Y STUDS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15010</text:p>
          </table:table-cell>
          <table:table-cell table:style-name="ce8" office:value-type="string" calcext:value-type="string">
            <text:p>CAZA <text:s/>Y REPOBLACIÓN <text:s/>DE ANIMALES DE CAZA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300001</text:p>
          </table:table-cell>
          <table:table-cell table:style-name="ce8" office:value-type="string" calcext:value-type="string">
            <text:p>CAZA ORDINARIA O MEDIANTE TRAMPAS Y REPOBLACION DE ANIMALE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" calcext:value-type="percentage">
            <text:p>1.00%</text:p>
          </table:table-cell>
          <table:table-cell table:style-name="ce34" table:number-columns-repeated="1016"/>
        </table:table-row>
        <table:table-row table:style-name="ro2">
          <table:table-cell table:style-name="ce3" office:value-type="string" calcext:value-type="string">
            <text:p>015020</text:p>
          </table:table-cell>
          <table:table-cell table:style-name="ce8" office:value-type="string" calcext:value-type="string">
            <text:p>SERVICIOS PARA LA CAZ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020110</text:p>
          </table:table-cell>
          <table:table-cell table:style-name="ce8" office:value-type="string" calcext:value-type="string">
            <text:p>PLANTACIÓN DE BOSQUE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200001</text:p>
          </table:table-cell>
          <table:table-cell table:style-name="ce8" office:value-type="string" calcext:value-type="string">
            <text:p>SILVICULTURA Y EXTRACCION DE MADERA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style-name="ce34" table:number-columns-repeated="1016"/>
        </table:table-row>
        <table:table-row table:style-name="ro1">
          <table:table-cell table:style-name="ce3" office:value-type="string" calcext:value-type="string">
            <text:p>020120</text:p>
          </table:table-cell>
          <table:table-cell table:style-name="ce8" office:value-type="string" calcext:value-type="string">
            <text:p>REPOBLACIÓN Y CONSERVACIÓN DE BOSQUES NATIVOS Y ZONAS FORESTADA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200001</text:p>
          </table:table-cell>
          <table:table-cell table:style-name="ce8" office:value-type="string" calcext:value-type="string">
            <text:p>SILVICULTURA Y EXTRACCION DE MADERA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0130</text:p>
          </table:table-cell>
          <table:table-cell table:style-name="ce8" office:value-type="string" calcext:value-type="string">
            <text:p>EXPLOTACIÓN DE VIVEROS FORESTALE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200001</text:p>
          </table:table-cell>
          <table:table-cell table:style-name="ce8" office:value-type="string" calcext:value-type="string">
            <text:p>SILVICULTURA Y EXTRACCION DE MADERA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20210</text:p>
          </table:table-cell>
          <table:table-cell table:style-name="ce8" office:value-type="string" calcext:value-type="string">
            <text:p>EXTRACCIÓN DE PRODUCTOS FORESTALES DE BOSQUES CULTIVADO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200001</text:p>
          </table:table-cell>
          <table:table-cell table:style-name="ce8" office:value-type="string" calcext:value-type="string">
            <text:p>SILVICULTURA Y EXTRACCION DE MADERA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style-name="ce34" table:number-columns-repeated="1016"/>
        </table:table-row>
        <table:table-row table:style-name="ro1">
          <table:table-cell table:style-name="ce3" office:value-type="string" calcext:value-type="string">
            <text:p>020220</text:p>
          </table:table-cell>
          <table:table-cell table:style-name="ce8" office:value-type="string" calcext:value-type="string">
            <text:p>EXTRACCIÓN DE PRODUCTOS FORESTALES DE BOSQUES NATIVO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200001</text:p>
          </table:table-cell>
          <table:table-cell table:style-name="ce8" office:value-type="string" calcext:value-type="string">
            <text:p>SILVICULTURA Y EXTRACCION DE MADERA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0310</text:p>
          </table:table-cell>
          <table:table-cell table:style-name="ce8" office:value-type="string" calcext:value-type="string">
            <text:p>SERVICIOS FORESTALES DE EXTRACCIÓN DE MADER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20390</text:p>
          </table:table-cell>
          <table:table-cell table:style-name="ce8" office:value-type="string" calcext:value-type="string">
            <text:p>SERVICIOS FORESTALES EXCEPTO LOS RELACIONADOS CON LA EXTRACCIÓN DE MADER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50110</text:p>
          </table:table-cell>
          <table:table-cell table:style-name="ce8" office:value-type="string" calcext:value-type="string">
            <text:p>PESCA MARÍTIMA, COSTERA Y DE ALTURA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400001</text:p>
          </table:table-cell>
          <table:table-cell table:style-name="ce8" office:value-type="string" calcext:value-type="string">
            <text:p>PESCA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50120</text:p>
          </table:table-cell>
          <table:table-cell table:style-name="ce8" office:value-type="string" calcext:value-type="string">
            <text:p>PESCA CONTINENTAL: FLUVIAL Y LACUSTRE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400001</text:p>
          </table:table-cell>
          <table:table-cell table:style-name="ce8" office:value-type="string" calcext:value-type="string">
            <text:p>PESCA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50130</text:p>
          </table:table-cell>
          <table:table-cell table:style-name="ce8" office:value-type="string" calcext:value-type="string">
            <text:p>RECOLECCIÓN DE PRODUCTOS MARINO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400001</text:p>
          </table:table-cell>
          <table:table-cell table:style-name="ce8" office:value-type="string" calcext:value-type="string">
            <text:p>PESCA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50200</text:p>
          </table:table-cell>
          <table:table-cell table:style-name="ce8" office:value-type="string" calcext:value-type="string">
            <text:p>EXPLOTACIÓN DE CRIADEROS DE PECES, GRANJAS PISCÍCOLAS Y OTROS FRUTOS ACUATICO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400005</text:p>
          </table:table-cell>
          <table:table-cell table:style-name="ce8" office:value-type="string" calcext:value-type="string">
            <text:p>EXPLOTACION DE FRUTOS ACUATICOS (CRIADEROS, ALGAS, ETC)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50200</text:p>
          </table:table-cell>
          <table:table-cell table:style-name="ce8" office:value-type="string" calcext:value-type="string">
            <text:p>EXPLOTACIÓN DE CRIADEROS DE PECES, GRANJAS PISCÍCOLAS Y OTROS FRUTOS ACUATICO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1400010</text:p>
          </table:table-cell>
          <table:table-cell table:style-name="ce8" office:value-type="string" calcext:value-type="string">
            <text:p>PESCA NO ESPECIFICADA EN OTRA PARTE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050300</text:p>
          </table:table-cell>
          <table:table-cell table:style-name="ce8" office:value-type="string" calcext:value-type="string">
            <text:p>SERVICIOS PARA LA PESC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style-name="ce34" table:number-columns-repeated="1016"/>
        </table:table-row>
        <table:table-row table:style-name="ro5">
          <table:table-cell table:style-name="ce3" office:value-type="string" calcext:value-type="string">
            <text:p>101000</text:p>
          </table:table-cell>
          <table:table-cell table:style-name="ce8" office:value-type="string" calcext:value-type="string">
            <text:p>EXTRACCIÓN Y AGLOMERACIÓN DE CARBÓN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2100001</text:p>
          </table:table-cell>
          <table:table-cell table:style-name="ce8" office:value-type="string" calcext:value-type="string">
            <text:p>EXPLOTACION DE MINAS DE CARBON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02000</text:p>
          </table:table-cell>
          <table:table-cell table:style-name="ce8" office:value-type="string" calcext:value-type="string">
            <text:p>EXTRACCIÓN Y AGLOMERACIÓN DE LIGNITO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2100001</text:p>
          </table:table-cell>
          <table:table-cell table:style-name="ce8" office:value-type="string" calcext:value-type="string">
            <text:p>EXPLOTACION DE MINAS DE CARBON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03000</text:p>
          </table:table-cell>
          <table:table-cell table:style-name="ce8" office:value-type="string" calcext:value-type="string">
            <text:p>EXTRACCIÓN Y AGLOMERACIÓN DE TURBA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2100001</text:p>
          </table:table-cell>
          <table:table-cell table:style-name="ce8" office:value-type="string" calcext:value-type="string">
            <text:p>EXPLOTACION DE MINAS DE CARBON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11000</text:p>
          </table:table-cell>
          <table:table-cell table:style-name="ce8" office:value-type="string" calcext:value-type="string">
            <text:p>EXTRACCIÓN DE PETRÓLEO CRUDO Y GAS NATURAL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2300001</text:p>
          </table:table-cell>
          <table:table-cell table:style-name="ce8" office:value-type="string" calcext:value-type="string">
            <text:p>EXTRACCION DE PETROLEO CRUDO Y GAS NATURAL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112000</text:p>
          </table:table-cell>
          <table:table-cell table:style-name="ce8" office:value-type="string" calcext:value-type="string">
            <text:p>ACTIVIDADES <text:s/>DE SERVICIOS RELACIONADAS CON LA EXTRACCIÓN DE PETRÓLEO Y GAS EXCEPTO LA PROSPECCION</text:p>
          </table:table-cell>
          <table:table-cell table:style-name="ce14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20000</text:p>
          </table:table-cell>
          <table:table-cell table:style-name="ce8" office:value-type="string" calcext:value-type="string">
            <text:p>EXTRACCIÓN DE MINERALES Y CONCENTRADOS DE URANIO Y TORIO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2200001</text:p>
          </table:table-cell>
          <table:table-cell table:style-name="ce8" office:value-type="string" calcext:value-type="string">
            <text:p>EXTRACCION DE MINERALES METALICO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31000</text:p>
          </table:table-cell>
          <table:table-cell table:style-name="ce8" office:value-type="string" calcext:value-type="string">
            <text:p>EXTRACCIÓN DE MINERALES DE HIERRO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2200001</text:p>
          </table:table-cell>
          <table:table-cell table:style-name="ce8" office:value-type="string" calcext:value-type="string">
            <text:p>EXTRACCION DE MINERALES METALICO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32000</text:p>
          </table:table-cell>
          <table:table-cell table:style-name="ce8" office:value-type="string" calcext:value-type="string">
            <text:p>EXTRACCIÓN DE MINERALES METALÍFEROS NO FERROSOS, EXCEPTO MINERALES DE URANIO Y TORIO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2200001</text:p>
          </table:table-cell>
          <table:table-cell table:style-name="ce8" office:value-type="string" calcext:value-type="string">
            <text:p>EXTRACCION DE MINERALES METALICO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41100</text:p>
          </table:table-cell>
          <table:table-cell table:style-name="ce8" office:value-type="string" calcext:value-type="string">
            <text:p>EXTRACCIÓN DE ROCAS ORNAMENTALE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2400001</text:p>
          </table:table-cell>
          <table:table-cell table:style-name="ce8" office:value-type="string" calcext:value-type="string">
            <text:p>EXTRACCION DE PIEDRA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41200</text:p>
          </table:table-cell>
          <table:table-cell table:style-name="ce8" office:value-type="string" calcext:value-type="string">
            <text:p>EXTRACCIÓN DE PIEDRA CALIZA Y YESO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2400001</text:p>
          </table:table-cell>
          <table:table-cell table:style-name="ce8" office:value-type="string" calcext:value-type="string">
            <text:p>EXTRACCION DE PIEDRA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41300</text:p>
          </table:table-cell>
          <table:table-cell table:style-name="ce8" office:value-type="string" calcext:value-type="string">
            <text:p>EXTRACCIÓN DE ARENAS, CANTO RODADO Y TRITURADOS PÉTREO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2400001</text:p>
          </table:table-cell>
          <table:table-cell table:style-name="ce8" office:value-type="string" calcext:value-type="string">
            <text:p>EXTRACCION DE PIEDRA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41300</text:p>
          </table:table-cell>
          <table:table-cell table:style-name="ce8" office:value-type="string" calcext:value-type="string">
            <text:p>EXTRACCIÓN DE ARENAS, CANTO RODADO Y TRITURADOS PÉTREO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2400002</text:p>
          </table:table-cell>
          <table:table-cell table:style-name="ce8" office:value-type="string" calcext:value-type="string">
            <text:p>EXTRACCION DE ARENA Y ARCILLA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41400</text:p>
          </table:table-cell>
          <table:table-cell table:style-name="ce8" office:value-type="string" calcext:value-type="string">
            <text:p>EXTRACCIÓN DE ARCILLA Y CAOLÍN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2400002</text:p>
          </table:table-cell>
          <table:table-cell table:style-name="ce8" office:value-type="string" calcext:value-type="string">
            <text:p>EXTRACCION DE ARENA Y ARCILLA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42110</text:p>
          </table:table-cell>
          <table:table-cell table:style-name="ce8" office:value-type="string" calcext:value-type="string">
            <text:p>EXTRACCIÓN DE MINERALES PARA LA FABRICACIÓN DE ABONOS EXCEPTO TURBA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2900001</text:p>
          </table:table-cell>
          <table:table-cell table:style-name="ce8" office:value-type="string" calcext:value-type="string">
            <text:p>EXTRACCION DE MINERALES PARA LA FABRICACION DE ABONOS Y ELABORACION DE PRODUCTOS QUIMICO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42120</text:p>
          </table:table-cell>
          <table:table-cell table:style-name="ce8" office:value-type="string" calcext:value-type="string">
            <text:p>EXTRACCIÓN DE MINERALES PARA LA FABRICACIÓN DE PRODUCTOS QUÍMICO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2900001</text:p>
          </table:table-cell>
          <table:table-cell table:style-name="ce8" office:value-type="string" calcext:value-type="string">
            <text:p>EXTRACCION DE MINERALES PARA LA FABRICACION DE ABONOS Y ELABORACION DE PRODUCTOS QUIMICO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42200</text:p>
          </table:table-cell>
          <table:table-cell table:style-name="ce8" office:value-type="string" calcext:value-type="string">
            <text:p>EXTRACCIÓN DE SAL EN SALINAS Y DE ROCA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2900002</text:p>
          </table:table-cell>
          <table:table-cell table:style-name="ce8" office:value-type="string" calcext:value-type="string">
            <text:p>EXTRACCION DE SAL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42900</text:p>
          </table:table-cell>
          <table:table-cell table:style-name="ce8" office:value-type="string" calcext:value-type="string">
            <text:p>EXPLOTACIÓN DE MINAS Y CANTERAS N.C.P.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2900005</text:p>
          </table:table-cell>
          <table:table-cell table:style-name="ce8" office:value-type="string" calcext:value-type="string">
            <text:p>EXTRACCION DE MINERALES NO METALICOS NO CLASIFICADOS EN OTRA PARTE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42900</text:p>
          </table:table-cell>
          <table:table-cell table:style-name="ce8" office:value-type="string" calcext:value-type="string">
            <text:p>EXPLOTACIÓN DE MINAS Y CANTERAS N.C.P.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2900006</text:p>
          </table:table-cell>
          <table:table-cell table:style-name="ce8" office:value-type="string" calcext:value-type="string">
            <text:p>EXPLOTACION DE CANTERA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42900</text:p>
          </table:table-cell>
          <table:table-cell table:style-name="ce8" office:value-type="string" calcext:value-type="string">
            <text:p>EXPLOTACIÓN DE MINAS Y CANTERAS N.C.P.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2900010</text:p>
          </table:table-cell>
          <table:table-cell table:style-name="ce8" office:value-type="string" calcext:value-type="string">
            <text:p>EXTRACCION DE MINERALES Y SU MOLIENDA NO CLASIFICADOS EN OTRA PARTE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1110</text:p>
          </table:table-cell>
          <table:table-cell table:style-name="ce8" office:value-type="string" calcext:value-type="string">
            <text:p>MATANZA DE GANADO BOVINO Y PROCESAMIENTO DE SU CARNE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01</text:p>
          </table:table-cell>
          <table:table-cell table:style-name="ce8" office:value-type="string" calcext:value-type="string">
            <text:p>FRIGORIFIC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1110</text:p>
          </table:table-cell>
          <table:table-cell table:style-name="ce8" office:value-type="string" calcext:value-type="string">
            <text:p>MATANZA DE GANADO BOVINO Y PROCESAMIENTO DE SU CARNE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02</text:p>
          </table:table-cell>
          <table:table-cell table:style-name="ce8" office:value-type="string" calcext:value-type="string">
            <text:p>FRIGORIFICOS EN LO QUE RESPECTA AL ABASTECIMIENTO DE CARN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1110</text:p>
          </table:table-cell>
          <table:table-cell table:style-name="ce8" office:value-type="string" calcext:value-type="string">
            <text:p>MATANZA DE GANADO BOVINO Y PROCESAMIENTO DE SU CARNE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05</text:p>
          </table:table-cell>
          <table:table-cell table:style-name="ce8" office:value-type="string" calcext:value-type="string">
            <text:p>FABRICACION Y REFINERIAS DE ACEITES Y GRASAS COMESTIBLES VEGETALES Y ANIMAL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1110</text:p>
          </table:table-cell>
          <table:table-cell table:style-name="ce8" office:value-type="string" calcext:value-type="string">
            <text:p>MATANZA DE GANADO BOVINO Y PROCESAMIENTO DE SU CARNE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13</text:p>
          </table:table-cell>
          <table:table-cell table:style-name="ce8" office:value-type="string" calcext:value-type="string">
            <text:p>MATADER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1110</text:p>
          </table:table-cell>
          <table:table-cell table:style-name="ce8" office:value-type="string" calcext:value-type="string">
            <text:p>MATANZA DE GANADO BOVINO Y PROCESAMIENTO DE SU CARNE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14</text:p>
          </table:table-cell>
          <table:table-cell table:style-name="ce8" office:value-type="string" calcext:value-type="string">
            <text:p>PREPARACION Y CONSERVACION DE CARN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1110</text:p>
          </table:table-cell>
          <table:table-cell table:style-name="ce8" office:value-type="string" calcext:value-type="string">
            <text:p>MATANZA DE GANADO BOVINO Y PROCESAMIENTO DE SU CARNE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900001</text:p>
          </table:table-cell>
          <table:table-cell table:style-name="ce8" office:value-type="string" calcext:value-type="string">
            <text:p>FABRICACION Y REFINERIAS DE ACEITE Y GRASAS VEGETALES Y ANIMALES, DE USO INDUSTRIAL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1120</text:p>
          </table:table-cell>
          <table:table-cell table:style-name="ce8" office:value-type="string" calcext:value-type="string">
            <text:p>PRODUCCIÓN Y PROCESAMIENTO DE CARNE DE AV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01</text:p>
          </table:table-cell>
          <table:table-cell table:style-name="ce8" office:value-type="string" calcext:value-type="string">
            <text:p>FRIGORIFIC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1120</text:p>
          </table:table-cell>
          <table:table-cell table:style-name="ce8" office:value-type="string" calcext:value-type="string">
            <text:p>PRODUCCIÓN Y PROCESAMIENTO DE CARNE DE AV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02</text:p>
          </table:table-cell>
          <table:table-cell table:style-name="ce8" office:value-type="string" calcext:value-type="string">
            <text:p>FRIGORIFICOS EN LO QUE RESPECTA AL ABASTECIMIENTO DE CARN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1120</text:p>
          </table:table-cell>
          <table:table-cell table:style-name="ce8" office:value-type="string" calcext:value-type="string">
            <text:p>PRODUCCIÓN Y PROCESAMIENTO DE CARNE DE AV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14</text:p>
          </table:table-cell>
          <table:table-cell table:style-name="ce8" office:value-type="string" calcext:value-type="string">
            <text:p>PREPARACION Y CONSERVACION DE CARN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1130</text:p>
          </table:table-cell>
          <table:table-cell table:style-name="ce8" office:value-type="string" calcext:value-type="string">
            <text:p>ELABORACIÓN DE FIAMBRES Y EMBUTID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11</text:p>
          </table:table-cell>
          <table:table-cell table:style-name="ce8" office:value-type="string" calcext:value-type="string">
            <text:p>FABRICACION DE CHACINADOS, EMBUTIDOS, FIAMBRES Y CARNES EN CONSERV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1140</text:p>
          </table:table-cell>
          <table:table-cell table:style-name="ce8" office:value-type="string" calcext:value-type="string">
            <text:p>MATANZA <text:s/>DE GANADO EXCEPTO EL BOVINO Y PROCESAMIENTO DE SU CARNE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01</text:p>
          </table:table-cell>
          <table:table-cell table:style-name="ce8" office:value-type="string" calcext:value-type="string">
            <text:p>FRIGORIFIC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1140</text:p>
          </table:table-cell>
          <table:table-cell table:style-name="ce8" office:value-type="string" calcext:value-type="string">
            <text:p>MATANZA <text:s/>DE GANADO EXCEPTO EL BOVINO Y PROCESAMIENTO DE SU CARNE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02</text:p>
          </table:table-cell>
          <table:table-cell table:style-name="ce8" office:value-type="string" calcext:value-type="string">
            <text:p>FRIGORIFICOS EN LO QUE RESPECTA AL ABASTECIMIENTO DE CARN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1140</text:p>
          </table:table-cell>
          <table:table-cell table:style-name="ce8" office:value-type="string" calcext:value-type="string">
            <text:p>MATANZA <text:s/>DE GANADO EXCEPTO EL BOVINO Y PROCESAMIENTO DE SU CARNE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13</text:p>
          </table:table-cell>
          <table:table-cell table:style-name="ce8" office:value-type="string" calcext:value-type="string">
            <text:p>MATADER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1140</text:p>
          </table:table-cell>
          <table:table-cell table:style-name="ce8" office:value-type="string" calcext:value-type="string">
            <text:p>MATANZA <text:s/>DE GANADO EXCEPTO EL BOVINO Y PROCESAMIENTO DE SU CARNE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14</text:p>
          </table:table-cell>
          <table:table-cell table:style-name="ce8" office:value-type="string" calcext:value-type="string">
            <text:p>PREPARACION Y CONSERVACION DE CARN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1140</text:p>
          </table:table-cell>
          <table:table-cell table:style-name="ce8" office:value-type="string" calcext:value-type="string">
            <text:p>MATANZA <text:s/>DE GANADO EXCEPTO EL BOVINO Y PROCESAMIENTO DE SU CARNE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900001</text:p>
          </table:table-cell>
          <table:table-cell table:style-name="ce8" office:value-type="string" calcext:value-type="string">
            <text:p>FABRICACION Y REFINERIAS DE ACEITE Y GRASAS VEGETALES Y ANIMALES, DE USO INDUSTRIAL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151190</text:p>
          </table:table-cell>
          <table:table-cell table:style-name="ce8" office:value-type="string" calcext:value-type="string">
            <text:p>MATANZA DE ANIMALES N.C.P. Y PROCESAMIENTO DE SU CARNE; ELABORACION DE SUBPRODUCTOS CARNICOS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01</text:p>
          </table:table-cell>
          <table:table-cell table:style-name="ce8" office:value-type="string" calcext:value-type="string">
            <text:p>FRIGORIFIC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151190</text:p>
          </table:table-cell>
          <table:table-cell table:style-name="ce8" office:value-type="string" calcext:value-type="string">
            <text:p>MATANZA DE ANIMALES N.C.P. Y PROCESAMIENTO DE SU CARNE; ELABORACION DE SUBPRODUCTOS CARNICOS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02</text:p>
          </table:table-cell>
          <table:table-cell table:style-name="ce8" office:value-type="string" calcext:value-type="string">
            <text:p>FRIGORIFICOS EN LO QUE RESPECTA AL ABASTECIMIENTO DE CARN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151190</text:p>
          </table:table-cell>
          <table:table-cell table:style-name="ce8" office:value-type="string" calcext:value-type="string">
            <text:p>MATANZA DE ANIMALES N.C.P. Y PROCESAMIENTO DE SU CARNE; ELABORACION DE SUBPRODUCTOS CARNICOS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13</text:p>
          </table:table-cell>
          <table:table-cell table:style-name="ce8" office:value-type="string" calcext:value-type="string">
            <text:p>MATADER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151190</text:p>
          </table:table-cell>
          <table:table-cell table:style-name="ce8" office:value-type="string" calcext:value-type="string">
            <text:p>MATANZA DE ANIMALES N.C.P. Y PROCESAMIENTO DE SU CARNE; ELABORACION DE SUBPRODUCTOS CARNICOS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14</text:p>
          </table:table-cell>
          <table:table-cell table:style-name="ce8" office:value-type="string" calcext:value-type="string">
            <text:p>PREPARACION Y CONSERVACION DE CARN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151190</text:p>
          </table:table-cell>
          <table:table-cell table:style-name="ce8" office:value-type="string" calcext:value-type="string">
            <text:p>MATANZA DE ANIMALES N.C.P. Y PROCESAMIENTO DE SU CARNE; ELABORACION DE SUBPRODUCTOS CARNICOS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900001</text:p>
          </table:table-cell>
          <table:table-cell table:style-name="ce8" office:value-type="string" calcext:value-type="string">
            <text:p>FABRICACION Y REFINERIAS DE ACEITE Y GRASAS VEGETALES Y ANIMALES, DE USO INDUSTRIAL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1200</text:p>
          </table:table-cell>
          <table:table-cell table:style-name="ce8" office:value-type="string" calcext:value-type="string">
            <text:p>ELABORACIÓN DE PESCADO Y PRODUCTOS DE PESCADO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900001</text:p>
          </table:table-cell>
          <table:table-cell table:style-name="ce8" office:value-type="string" calcext:value-type="string">
            <text:p>FABRICACION Y REFINERIAS DE ACEITE Y GRASAS VEGETALES Y ANIMALES, DE USO INDUSTRIAL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1310</text:p>
          </table:table-cell>
          <table:table-cell table:style-name="ce8" office:value-type="string" calcext:value-type="string">
            <text:p>PREPARACIÓN DE CONSERVAS DE FRUTAS, HORTALIZAS Y LEGUMBR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03</text:p>
          </table:table-cell>
          <table:table-cell table:style-name="ce8" office:value-type="string" calcext:value-type="string">
            <text:p>ENVASADO Y CONSERVACION DE FRUTAS Y LEGUMBR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1320</text:p>
          </table:table-cell>
          <table:table-cell table:style-name="ce8" office:value-type="string" calcext:value-type="string">
            <text:p>ELABORACIÓN DE JUGOS NATURALES Y SUS CONCENTRADOS, DE FRUTAS, HORTALIZAS Y LEGUMBR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25</text:p>
          </table:table-cell>
          <table:table-cell table:style-name="ce8" office:value-type="string" calcext:value-type="string">
            <text:p>INDUSTRIAS DE BEBIDAS NO ALCOHOLICAS Y AGUAS GASEOSA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1330</text:p>
          </table:table-cell>
          <table:table-cell table:style-name="ce8" office:value-type="string" calcext:value-type="string">
            <text:p>ELABORACIÓN DE PULPAS, JALEAS, DULCES Y MERMELADA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03</text:p>
          </table:table-cell>
          <table:table-cell table:style-name="ce8" office:value-type="string" calcext:value-type="string">
            <text:p>ENVASADO Y CONSERVACION DE FRUTAS Y LEGUMBR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1340</text:p>
          </table:table-cell>
          <table:table-cell table:style-name="ce8" office:value-type="string" calcext:value-type="string">
            <text:p>ELABORACIÓN DE FRUTAS, HORTALIZAS Y LEGUMBRES CONGELADA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03</text:p>
          </table:table-cell>
          <table:table-cell table:style-name="ce8" office:value-type="string" calcext:value-type="string">
            <text:p>ENVASADO Y CONSERVACION DE FRUTAS Y LEGUMBR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151390</text:p>
          </table:table-cell>
          <table:table-cell table:style-name="ce8" office:value-type="string" calcext:value-type="string">
            <text:p>ELABORACIÓN DE FRUTAS, HORTALIZAS Y LEGUMBRES DESHIDRATADASO DESECADAS; PREPARACIÓN N.C.P. DE FRUTAS, HORTALIZAS Y LEGUMBRES 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03</text:p>
          </table:table-cell>
          <table:table-cell table:style-name="ce8" office:value-type="string" calcext:value-type="string">
            <text:p>ENVASADO Y CONSERVACION DE FRUTAS Y LEGUMBR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151411</text:p>
          </table:table-cell>
          <table:table-cell table:style-name="ce8" office:value-type="string" calcext:value-type="string">
            <text:p>ELABORACION DE ACEITES Y GRASAS VEGETALES COMESTIBLES SIN REFINAR Y SUS SUBPRODUCTOS; ELABORACIN DE ACEITE VIRGEN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05</text:p>
          </table:table-cell>
          <table:table-cell table:style-name="ce8" office:value-type="string" calcext:value-type="string">
            <text:p>FABRICACION Y REFINERIAS DE ACEITES Y GRASAS COMESTIBLES VEGETALES Y ANIMAL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151412</text:p>
          </table:table-cell>
          <table:table-cell table:style-name="ce8" office:value-type="string" calcext:value-type="string">
            <text:p>ELABORACION DE ACEITES Y GRASAS VEGETALES DE USO INDUSTRIAL SIN REFINAR Y SUS SUBPRODUCTOS; ELABORACIN DE ACEITE VIRGEN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900001</text:p>
          </table:table-cell>
          <table:table-cell table:style-name="ce8" office:value-type="string" calcext:value-type="string">
            <text:p>FABRICACION Y REFINERIAS DE ACEITE Y GRASAS VEGETALES Y ANIMALES, DE USO INDUSTRIAL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1421</text:p>
          </table:table-cell>
          <table:table-cell table:style-name="ce8" office:value-type="string" calcext:value-type="string">
            <text:p>ELABORACIN DE ACEITES Y GRASAS VEGETALES COMESTIBLES REFINADA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05</text:p>
          </table:table-cell>
          <table:table-cell table:style-name="ce8" office:value-type="string" calcext:value-type="string">
            <text:p>FABRICACION Y REFINERIAS DE ACEITES Y GRASAS COMESTIBLES VEGETALES Y ANIMAL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1422</text:p>
          </table:table-cell>
          <table:table-cell table:style-name="ce8" office:value-type="string" calcext:value-type="string">
            <text:p>ELABORACIN DE ACEITES Y GRASAS VEGETALES DE USO INDUSTRIAL REFINADA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900001</text:p>
          </table:table-cell>
          <table:table-cell table:style-name="ce8" office:value-type="string" calcext:value-type="string">
            <text:p>FABRICACION Y REFINERIAS DE ACEITE Y GRASAS VEGETALES Y ANIMALES, DE USO INDUSTRIAL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1430</text:p>
          </table:table-cell>
          <table:table-cell table:style-name="ce8" office:value-type="string" calcext:value-type="string">
            <text:p>ELABORACION DE MARGARINAS Y GRASAS VEGETALES COMESTIBLES SIMILAR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05</text:p>
          </table:table-cell>
          <table:table-cell table:style-name="ce8" office:value-type="string" calcext:value-type="string">
            <text:p>FABRICACION Y REFINERIAS DE ACEITES Y GRASAS COMESTIBLES VEGETALES Y ANIMAL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2010</text:p>
          </table:table-cell>
          <table:table-cell table:style-name="ce8" office:value-type="string" calcext:value-type="string">
            <text:p>ELABORACIÓN DE LECHES Y PRODUCTOS LÁCTEOS DESHIDRATAD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10</text:p>
          </table:table-cell>
          <table:table-cell table:style-name="ce8" office:value-type="string" calcext:value-type="string">
            <text:p>HIGIENIZACION Y TRATAMIENTO DE LA LECHE <text:s/>Y ELABORACION DE SUBPRODUCTOS LACTE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2020</text:p>
          </table:table-cell>
          <table:table-cell table:style-name="ce8" office:value-type="string" calcext:value-type="string">
            <text:p>ELABORACIÓN DE QUES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10</text:p>
          </table:table-cell>
          <table:table-cell table:style-name="ce8" office:value-type="string" calcext:value-type="string">
            <text:p>HIGIENIZACION Y TRATAMIENTO DE LA LECHE <text:s/>Y ELABORACION DE SUBPRODUCTOS LACTE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style-name="ce34" table:number-columns-repeated="1016"/>
        </table:table-row>
        <table:table-row table:style-name="ro2">
          <table:table-cell table:style-name="ce3" office:value-type="string" calcext:value-type="string">
            <text:p>152030</text:p>
          </table:table-cell>
          <table:table-cell table:style-name="ce8" office:value-type="string" calcext:value-type="string">
            <text:p>ELABORACIÓN INDUSTRIAL DE HELAD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12</text:p>
          </table:table-cell>
          <table:table-cell table:style-name="ce8" office:value-type="string" calcext:value-type="string">
            <text:p>FABRICACION DE HELAD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2090</text:p>
          </table:table-cell>
          <table:table-cell table:style-name="ce8" office:value-type="string" calcext:value-type="string">
            <text:p>ELABORACIÓN DE PRODUCTOS LÁCTEOS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10</text:p>
          </table:table-cell>
          <table:table-cell table:style-name="ce8" office:value-type="string" calcext:value-type="string">
            <text:p>HIGIENIZACION Y TRATAMIENTO DE LA LECHE <text:s/>Y ELABORACION DE SUBPRODUCTOS LACTE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3110</text:p>
          </table:table-cell>
          <table:table-cell table:style-name="ce8" office:value-type="string" calcext:value-type="string">
            <text:p>MOLIENDA DE TRIGO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06</text:p>
          </table:table-cell>
          <table:table-cell table:style-name="ce8" office:value-type="string" calcext:value-type="string">
            <text:p>PRODUCTOS DE MOLINERI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3120</text:p>
          </table:table-cell>
          <table:table-cell table:style-name="ce8" office:value-type="string" calcext:value-type="string">
            <text:p>PREPARACIÓN DE ARROZ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06</text:p>
          </table:table-cell>
          <table:table-cell table:style-name="ce8" office:value-type="string" calcext:value-type="string">
            <text:p>PRODUCTOS DE MOLINERI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3130</text:p>
          </table:table-cell>
          <table:table-cell table:style-name="ce8" office:value-type="string" calcext:value-type="string">
            <text:p>PREPARACIÓN Y MOLIENDA DE LEGUMBRES Y CEREALES -EXCEPTO TRIGO-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06</text:p>
          </table:table-cell>
          <table:table-cell table:style-name="ce8" office:value-type="string" calcext:value-type="string">
            <text:p>PRODUCTOS DE MOLINERI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3200</text:p>
          </table:table-cell>
          <table:table-cell table:style-name="ce8" office:value-type="string" calcext:value-type="string">
            <text:p>ELABORACIÓN DE ALMIDONES Y PRODUCTOS DERIVADOS DEL ALMIDÓN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05</text:p>
          </table:table-cell>
          <table:table-cell table:style-name="ce8" office:value-type="string" calcext:value-type="string">
            <text:p>FABRICACION Y REFINERIAS DE ACEITES Y GRASAS COMESTIBLES VEGETALES Y ANIMAL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3200</text:p>
          </table:table-cell>
          <table:table-cell table:style-name="ce8" office:value-type="string" calcext:value-type="string">
            <text:p>ELABORACIÓN DE ALMIDONES Y PRODUCTOS DERIVADOS DEL ALMIDÓN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06</text:p>
          </table:table-cell>
          <table:table-cell table:style-name="ce8" office:value-type="string" calcext:value-type="string">
            <text:p>PRODUCTOS DE MOLINERI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3200</text:p>
          </table:table-cell>
          <table:table-cell table:style-name="ce8" office:value-type="string" calcext:value-type="string">
            <text:p>ELABORACIÓN DE ALMIDONES Y PRODUCTOS DERIVADOS DEL ALMIDÓN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20</text:p>
          </table:table-cell>
          <table:table-cell table:style-name="ce8" office:value-type="string" calcext:value-type="string">
            <text:p>ELABORACION DE PRODUCTOS ALIMENT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3300</text:p>
          </table:table-cell>
          <table:table-cell table:style-name="ce8" office:value-type="string" calcext:value-type="string">
            <text:p>ELABORACIÓN DE ALIMENTOS PREPARADOS PARA ANIMAL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21</text:p>
          </table:table-cell>
          <table:table-cell table:style-name="ce8" office:value-type="string" calcext:value-type="string">
            <text:p>ELABORACION DE ALIMENTOS PREPARADOS PARA ANIMAL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110</text:p>
          </table:table-cell>
          <table:table-cell table:style-name="ce8" office:value-type="string" calcext:value-type="string">
            <text:p>ELABORACIÓN DE GALLETITAS Y BIZCOCH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07</text:p>
          </table:table-cell>
          <table:table-cell table:style-name="ce8" office:value-type="string" calcext:value-type="string">
            <text:p>FABRICACION DE PRODUCTOS DE PANADERI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4120</text:p>
          </table:table-cell>
          <table:table-cell table:style-name="ce8" office:value-type="string" calcext:value-type="string">
            <text:p>ELABORACIÓN INDUSTRIAL DE PRODUCTOS DE PANADERÍA, EXCLUIDOGALLETITAS Y BIZCOCH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07</text:p>
          </table:table-cell>
          <table:table-cell table:style-name="ce8" office:value-type="string" calcext:value-type="string">
            <text:p>FABRICACION DE PRODUCTOS DE PANADERI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4190</text:p>
          </table:table-cell>
          <table:table-cell table:style-name="ce8" office:value-type="string" calcext:value-type="string">
            <text:p>ELABORACIÓN ARTESANAL DE PRODUCTOS DE PANADERÍA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07</text:p>
          </table:table-cell>
          <table:table-cell table:style-name="ce8" office:value-type="string" calcext:value-type="string">
            <text:p>FABRICACION DE PRODUCTOS DE PANADERI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4200</text:p>
          </table:table-cell>
          <table:table-cell table:style-name="ce8" office:value-type="string" calcext:value-type="string">
            <text:p>ELABORACIÓN DE AZÚCAR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20</text:p>
          </table:table-cell>
          <table:table-cell table:style-name="ce8" office:value-type="string" calcext:value-type="string">
            <text:p>ELABORACION DE PRODUCTOS ALIMENT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4300</text:p>
          </table:table-cell>
          <table:table-cell table:style-name="ce8" office:value-type="string" calcext:value-type="string">
            <text:p>ELABORACIÓN DE CACAO Y CHOCOLATE Y DE PRODUCTOS DE CONFITERÍA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08</text:p>
          </table:table-cell>
          <table:table-cell table:style-name="ce8" office:value-type="string" calcext:value-type="string">
            <text:p>FABRICACION DE GOLOSINAS Y OTRAS CONFITURA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410</text:p>
          </table:table-cell>
          <table:table-cell table:style-name="ce8" office:value-type="string" calcext:value-type="string">
            <text:p>ELABORACIÓN DE PASTAS ALIMENTICIAS FRESCA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09</text:p>
          </table:table-cell>
          <table:table-cell table:style-name="ce8" office:value-type="string" calcext:value-type="string">
            <text:p>ELABORACION DE PASTAS FRESCAS Y SECA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4420</text:p>
          </table:table-cell>
          <table:table-cell table:style-name="ce8" office:value-type="string" calcext:value-type="string">
            <text:p>ELABORACIÓN DE PASTAS ALIMENTICIAS SECA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09</text:p>
          </table:table-cell>
          <table:table-cell table:style-name="ce8" office:value-type="string" calcext:value-type="string">
            <text:p>ELABORACION DE PASTAS FRESCAS Y SECA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4910</text:p>
          </table:table-cell>
          <table:table-cell table:style-name="ce8" office:value-type="string" calcext:value-type="string">
            <text:p>TOSTADO, TORRADO Y MOLIENDA DE CAFÉ; ELABORACIÓN Y <text:s/>MOLIENDA DE HIERBAS AROMÁTICAS Y ESPECIA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20</text:p>
          </table:table-cell>
          <table:table-cell table:style-name="ce8" office:value-type="string" calcext:value-type="string">
            <text:p>ELABORACION DE PRODUCTOS ALIMENT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4920</text:p>
          </table:table-cell>
          <table:table-cell table:style-name="ce8" office:value-type="string" calcext:value-type="string">
            <text:p>PREPARACIÓN DE HOJAS DE TÉ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20</text:p>
          </table:table-cell>
          <table:table-cell table:style-name="ce8" office:value-type="string" calcext:value-type="string">
            <text:p>ELABORACION DE PRODUCTOS ALIMENT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4930</text:p>
          </table:table-cell>
          <table:table-cell table:style-name="ce8" office:value-type="string" calcext:value-type="string">
            <text:p>ELABORACIÓN DE YERBA MATE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20</text:p>
          </table:table-cell>
          <table:table-cell table:style-name="ce8" office:value-type="string" calcext:value-type="string">
            <text:p>ELABORACION DE PRODUCTOS ALIMENT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4990</text:p>
          </table:table-cell>
          <table:table-cell table:style-name="ce8" office:value-type="string" calcext:value-type="string">
            <text:p>ELABORACIÓN DE PRODUCTOS ALIMENTICIOS N.C.P. 8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20</text:p>
          </table:table-cell>
          <table:table-cell table:style-name="ce8" office:value-type="string" calcext:value-type="string">
            <text:p>ELABORACION DE PRODUCTOS ALIMENT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5110</text:p>
          </table:table-cell>
          <table:table-cell table:style-name="ce8" office:value-type="string" calcext:value-type="string">
            <text:p>DESTILACIÓN DE ALCOHOL ETÍLICO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22</text:p>
          </table:table-cell>
          <table:table-cell table:style-name="ce8" office:value-type="string" calcext:value-type="string">
            <text:p>DESTILACION, RECTIFICACIONY MEZCLA DE BEBIDAS ESPIRITUOSA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5120</text:p>
          </table:table-cell>
          <table:table-cell table:style-name="ce8" office:value-type="string" calcext:value-type="string">
            <text:p>DESTILACIÓN, RECTIFICACIÓN Y MEZCLA DE BEBIDAS ESPIRITOSA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22</text:p>
          </table:table-cell>
          <table:table-cell table:style-name="ce8" office:value-type="string" calcext:value-type="string">
            <text:p>DESTILACION, RECTIFICACIONY MEZCLA DE BEBIDAS ESPIRITUOSA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style-name="ce34" table:number-columns-repeated="1016"/>
        </table:table-row>
        <table:table-row table:style-name="ro2">
          <table:table-cell table:style-name="ce3" office:value-type="string" calcext:value-type="string">
            <text:p>155210</text:p>
          </table:table-cell>
          <table:table-cell table:style-name="ce8" office:value-type="string" calcext:value-type="string">
            <text:p>ELABORACIÓN DE VIN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23</text:p>
          </table:table-cell>
          <table:table-cell table:style-name="ce8" office:value-type="string" calcext:value-type="string">
            <text:p>INDUSTRIAS VINICOLA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5290</text:p>
          </table:table-cell>
          <table:table-cell table:style-name="ce8" office:value-type="string" calcext:value-type="string">
            <text:p>ELABORACIÓN DE SIDRA Y OTRAS BEBIDAS ALCOHÓLICAS FERMENTADAS <text:s/>A PARTIR DE FRUTA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23</text:p>
          </table:table-cell>
          <table:table-cell table:style-name="ce8" office:value-type="string" calcext:value-type="string">
            <text:p>INDUSTRIAS VINICOLA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5300</text:p>
          </table:table-cell>
          <table:table-cell table:style-name="ce8" office:value-type="string" calcext:value-type="string">
            <text:p>ELABORACIÓN DE CERVEZA, BEBIDAS MALTEADAS Y DE MALTA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24</text:p>
          </table:table-cell>
          <table:table-cell table:style-name="ce8" office:value-type="string" calcext:value-type="string">
            <text:p>BEBIDAS MALTEADAS Y MALT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5411</text:p>
          </table:table-cell>
          <table:table-cell table:style-name="ce8" office:value-type="string" calcext:value-type="string">
            <text:p>ELABORACION DE SODA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26</text:p>
          </table:table-cell>
          <table:table-cell table:style-name="ce8" office:value-type="string" calcext:value-type="string">
            <text:p>FABRICACION DE SOD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5412</text:p>
          </table:table-cell>
          <table:table-cell table:style-name="ce8" office:value-type="string" calcext:value-type="string">
            <text:p>EXTRACCION Y EMBOTELLAMIENTO DE AGUAS MINERALES</text:p>
          </table:table-cell>
          <table:table-cell table:style-name="ce13" office:value-type="percentage" office:value="0.01" calcext:value-type="percentage">
            <text:p>1.00%</text:p>
          </table:table-cell>
          <table:table-cell table:style-name="ce18" office:value-type="string" calcext:value-type="string">
            <text:p>2900003</text:p>
          </table:table-cell>
          <table:table-cell table:style-name="ce8" office:value-type="string" calcext:value-type="string">
            <text:p>EXTRACCION Y EMBOTELLADO DE AGUAS MINERALES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5420</text:p>
          </table:table-cell>
          <table:table-cell table:style-name="ce8" office:value-type="string" calcext:value-type="string">
            <text:p>ELABORACIÓN DE BEBIDAS GASEOSAS, EXCEPTO SODA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25</text:p>
          </table:table-cell>
          <table:table-cell table:style-name="ce8" office:value-type="string" calcext:value-type="string">
            <text:p>INDUSTRIAS DE BEBIDAS NO ALCOHOLICAS Y AGUAS GASEOSA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55491</text:p>
          </table:table-cell>
          <table:table-cell table:style-name="ce8" office:value-type="string" calcext:value-type="string">
            <text:p>ELABORACION DE JUGOS ENVASADOS PARA DILUIR Y OTRAS BEBIDAS NO ALCOHOLICA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25</text:p>
          </table:table-cell>
          <table:table-cell table:style-name="ce8" office:value-type="string" calcext:value-type="string">
            <text:p>INDUSTRIAS DE BEBIDAS NO ALCOHOLICAS Y AGUAS GASEOSA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55492</text:p>
          </table:table-cell>
          <table:table-cell table:style-name="ce8" office:value-type="string" calcext:value-type="string">
            <text:p>ELABORACION DE HIELO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900003</text:p>
          </table:table-cell>
          <table:table-cell table:style-name="ce8" office:value-type="string" calcext:value-type="string">
            <text:p>FABRICACION DE HIELO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60010</text:p>
          </table:table-cell>
          <table:table-cell table:style-name="ce8" office:value-type="string" calcext:value-type="string">
            <text:p>PREPARACIÓN DE HOJAS DE TABACO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27</text:p>
          </table:table-cell>
          <table:table-cell table:style-name="ce8" office:value-type="string" calcext:value-type="string">
            <text:p>INDUSTRIA DEL TABACO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60090</text:p>
          </table:table-cell>
          <table:table-cell table:style-name="ce8" office:value-type="string" calcext:value-type="string">
            <text:p>ELABORACIÓN DE CIGARRILLOS Y <text:s/>PRODUCTOS DE TABACO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100027</text:p>
          </table:table-cell>
          <table:table-cell table:style-name="ce8" office:value-type="string" calcext:value-type="string">
            <text:p>INDUSTRIA DEL TABACO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71110</text:p>
          </table:table-cell>
          <table:table-cell table:style-name="ce8" office:value-type="string" calcext:value-type="string">
            <text:p>PREPARACIÓN DE FIBRAS DE ORIGEN VEGETAL PARA USO TEXTIL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200001</text:p>
          </table:table-cell>
          <table:table-cell table:style-name="ce8" office:value-type="string" calcext:value-type="string">
            <text:p>HILADO, TEJIDO Y ACABADO DE TEXTILES, PLASTIFICADOS DE TELAS , TINTORERIA INDUSTRIAL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71120</text:p>
          </table:table-cell>
          <table:table-cell table:style-name="ce8" office:value-type="string" calcext:value-type="string">
            <text:p>PREPARACIÓN DE FIBRAS DE ORIGEN ANIMAL PARA USO TEXTIL, INCLUSO <text:s/>EL LAVADO DE LANA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200001</text:p>
          </table:table-cell>
          <table:table-cell table:style-name="ce8" office:value-type="string" calcext:value-type="string">
            <text:p>HILADO, TEJIDO Y ACABADO DE TEXTILES, PLASTIFICADOS DE TELAS , TINTORERIA INDUSTRIAL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71130</text:p>
          </table:table-cell>
          <table:table-cell table:style-name="ce8" office:value-type="string" calcext:value-type="string">
            <text:p>FABRICACIÓN DE HILADOS DE FIBRAS TEXTIL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200001</text:p>
          </table:table-cell>
          <table:table-cell table:style-name="ce8" office:value-type="string" calcext:value-type="string">
            <text:p>HILADO, TEJIDO Y ACABADO DE TEXTILES, PLASTIFICADOS DE TELAS , TINTORERIA INDUSTRIAL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71140</text:p>
          </table:table-cell>
          <table:table-cell table:style-name="ce8" office:value-type="string" calcext:value-type="string">
            <text:p>FABRICACIÓN DE TEJIDOS TEXTILES, INCLUSO EN HILANDERÍAS Y TEJEDURÍA INTEGRADA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200001</text:p>
          </table:table-cell>
          <table:table-cell table:style-name="ce8" office:value-type="string" calcext:value-type="string">
            <text:p>HILADO, TEJIDO Y ACABADO DE TEXTILES, PLASTIFICADOS DE TELAS , TINTORERIA INDUSTRIAL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71200</text:p>
          </table:table-cell>
          <table:table-cell table:style-name="ce8" office:value-type="string" calcext:value-type="string">
            <text:p>ACABADO DE PRODUCTOS TEXTIL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200001</text:p>
          </table:table-cell>
          <table:table-cell table:style-name="ce8" office:value-type="string" calcext:value-type="string">
            <text:p>HILADO, TEJIDO Y ACABADO DE TEXTILES, PLASTIFICADOS DE TELAS , TINTORERIA INDUSTRIAL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style-name="ce34" table:number-columns-repeated="1016"/>
        </table:table-row>
        <table:table-row table:style-name="ro1">
          <table:table-cell table:style-name="ce3" office:value-type="string" calcext:value-type="string">
            <text:p>172100</text:p>
          </table:table-cell>
          <table:table-cell table:style-name="ce8" office:value-type="string" calcext:value-type="string">
            <text:p>FABRICACIÓN DE ARTÍCULOS CONFECCIONADOS DE MATERIALES TEXTILES, EXCEPTO PRENDAS DE VESTIR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200002</text:p>
          </table:table-cell>
          <table:table-cell table:style-name="ce8" office:value-type="string" calcext:value-type="string">
            <text:p>ARTICULOS CONFECCIONADO CON MATERIALES TEXTILES, EXCEPTO PRENDAS DE VESTIR 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72100</text:p>
          </table:table-cell>
          <table:table-cell table:style-name="ce8" office:value-type="string" calcext:value-type="string">
            <text:p>FABRICACIÓN DE ARTÍCULOS CONFECCIONADOS DE MATERIALES TEXTILES, EXCEPTO PRENDAS DE VESTIR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200010</text:p>
          </table:table-cell>
          <table:table-cell table:style-name="ce8" office:value-type="string" calcext:value-type="string">
            <text:p>FABRICACION DE TEXTILES,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72200</text:p>
          </table:table-cell>
          <table:table-cell table:style-name="ce8" office:value-type="string" calcext:value-type="string">
            <text:p>FABRICACIÓN DE TAPICES Y ALFOMBRA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200004</text:p>
          </table:table-cell>
          <table:table-cell table:style-name="ce8" office:value-type="string" calcext:value-type="string">
            <text:p>FABRICA <text:s/>DE TAPICES Y ALFOMBRA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72300</text:p>
          </table:table-cell>
          <table:table-cell table:style-name="ce8" office:value-type="string" calcext:value-type="string">
            <text:p>FABRICACIÓN DE CUERDAS, CORDELES, BRAMANTES Y RED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200002</text:p>
          </table:table-cell>
          <table:table-cell table:style-name="ce8" office:value-type="string" calcext:value-type="string">
            <text:p>ARTICULOS CONFECCIONADO CON MATERIALES TEXTILES, EXCEPTO PRENDAS DE VESTIR 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72300</text:p>
          </table:table-cell>
          <table:table-cell table:style-name="ce8" office:value-type="string" calcext:value-type="string">
            <text:p>FABRICACIÓN DE CUERDAS, CORDELES, BRAMANTES Y RED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200010</text:p>
          </table:table-cell>
          <table:table-cell table:style-name="ce8" office:value-type="string" calcext:value-type="string">
            <text:p>FABRICACION DE TEXTILES,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72900</text:p>
          </table:table-cell>
          <table:table-cell table:style-name="ce8" office:value-type="string" calcext:value-type="string">
            <text:p>FABRICACIÓN DE PRODUCTOS TEXTILES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200002</text:p>
          </table:table-cell>
          <table:table-cell table:style-name="ce8" office:value-type="string" calcext:value-type="string">
            <text:p>ARTICULOS CONFECCIONADO CON MATERIALES TEXTILES, EXCEPTO PRENDAS DE VESTIR 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72900</text:p>
          </table:table-cell>
          <table:table-cell table:style-name="ce8" office:value-type="string" calcext:value-type="string">
            <text:p>FABRICACIÓN DE PRODUCTOS TEXTILES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200010</text:p>
          </table:table-cell>
          <table:table-cell table:style-name="ce8" office:value-type="string" calcext:value-type="string">
            <text:p>FABRICACION DE TEXTILES,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73010</text:p>
          </table:table-cell>
          <table:table-cell table:style-name="ce8" office:value-type="string" calcext:value-type="string">
            <text:p>FABRICACIÓN DE MEDIA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200003</text:p>
          </table:table-cell>
          <table:table-cell table:style-name="ce8" office:value-type="string" calcext:value-type="string">
            <text:p>FABRICA DE TEJIDOS DE PUNTO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73020</text:p>
          </table:table-cell>
          <table:table-cell table:style-name="ce8" office:value-type="string" calcext:value-type="string">
            <text:p>FABRICACIÓN DE SUÉTERES Y ARTÍCULOS SIMILARES DE PUNTO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200003</text:p>
          </table:table-cell>
          <table:table-cell table:style-name="ce8" office:value-type="string" calcext:value-type="string">
            <text:p>FABRICA DE TEJIDOS DE PUNTO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73090</text:p>
          </table:table-cell>
          <table:table-cell table:style-name="ce8" office:value-type="string" calcext:value-type="string">
            <text:p>FABRICACIÓN DE TEJIDOS Y ARTÍCULOS DE PUNTO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200003</text:p>
          </table:table-cell>
          <table:table-cell table:style-name="ce8" office:value-type="string" calcext:value-type="string">
            <text:p>FABRICA DE TEJIDOS DE PUNTO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81110</text:p>
          </table:table-cell>
          <table:table-cell table:style-name="ce8" office:value-type="string" calcext:value-type="string">
            <text:p>CONFECCIÓN DE ROPA INTERIOR, PRENDAS PARA DORMIR Y PARA LA PLAYA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200005</text:p>
          </table:table-cell>
          <table:table-cell table:style-name="ce8" office:value-type="string" calcext:value-type="string">
            <text:p>FABRICACION DE PRENDAS DE VESTIR ,EXCEPTO CALZAD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1" office:value-type="percentage" office:value="0.015" calcext:value-type="percentage">
            <text:p>1.50%</text:p>
          </table:table-cell>
          <table:table-cell table:style-name="ce34" table:number-columns-repeated="1016"/>
        </table:table-row>
        <table:table-row table:style-name="ro1">
          <table:table-cell table:style-name="ce3" office:value-type="string" calcext:value-type="string">
            <text:p>181120</text:p>
          </table:table-cell>
          <table:table-cell table:style-name="ce8" office:value-type="string" calcext:value-type="string">
            <text:p>CONFECCIÓN DE INDUMENTARIA DE TRABAJO, UNIFORMES Y GUARDAPOLV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200005</text:p>
          </table:table-cell>
          <table:table-cell table:style-name="ce8" office:value-type="string" calcext:value-type="string">
            <text:p>FABRICACION DE PRENDAS DE VESTIR ,EXCEPTO CALZAD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81130</text:p>
          </table:table-cell>
          <table:table-cell table:style-name="ce8" office:value-type="string" calcext:value-type="string">
            <text:p>CONFECCIÓN DE INDUMENTARIA PARA BEBÉS Y NIÑ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200005</text:p>
          </table:table-cell>
          <table:table-cell table:style-name="ce8" office:value-type="string" calcext:value-type="string">
            <text:p>FABRICACION DE PRENDAS DE VESTIR ,EXCEPTO CALZAD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1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81190</text:p>
          </table:table-cell>
          <table:table-cell table:style-name="ce8" office:value-type="string" calcext:value-type="string">
            <text:p>CONFECCIÓN DE PRENDAS DE VESTIR N.C.P., EXCEPTO PRENDAS DE PIEL Y DE CUERO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200005</text:p>
          </table:table-cell>
          <table:table-cell table:style-name="ce8" office:value-type="string" calcext:value-type="string">
            <text:p>FABRICACION DE PRENDAS DE VESTIR ,EXCEPTO CALZAD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1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81200</text:p>
          </table:table-cell>
          <table:table-cell table:style-name="ce8" office:value-type="string" calcext:value-type="string">
            <text:p>CONFECCIÓN DE PRENDAS Y ACCESORIOS DE VESTIR DE CUERO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200005</text:p>
          </table:table-cell>
          <table:table-cell table:style-name="ce8" office:value-type="string" calcext:value-type="string">
            <text:p>FABRICACION DE PRENDAS DE VESTIR ,EXCEPTO CALZAD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81200</text:p>
          </table:table-cell>
          <table:table-cell table:style-name="ce8" office:value-type="string" calcext:value-type="string">
            <text:p>CONFECCIÓN DE PRENDAS Y ACCESORIOS DE VESTIR DE CUERO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200014</text:p>
          </table:table-cell>
          <table:table-cell table:style-name="ce8" office:value-type="string" calcext:value-type="string">
            <text:p>FABRICACION DE PRENDAS DE VESTIR E INDUSTRIA DEL CUERO,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182000</text:p>
          </table:table-cell>
          <table:table-cell table:style-name="ce8" office:value-type="string" calcext:value-type="string">
            <text:p>TERMINACIÓN Y TEÑIDO DE PIELES; FABRICACIÓN DE ARTÍCULOS DE PIEL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200012</text:p>
          </table:table-cell>
          <table:table-cell table:style-name="ce8" office:value-type="string" calcext:value-type="string">
            <text:p>FABRICACION DE PRODUCTOS DE CUERO Y SUCEDANEOS DE CUERO, EXCEPTO EL CALZADO Y OTRAS PRENDAS DE VESTIR 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82000</text:p>
          </table:table-cell>
          <table:table-cell table:style-name="ce8" office:value-type="string" calcext:value-type="string">
            <text:p>TERMINACIÓN Y TEÑIDO DE PIELES; FABRICACIÓN DE ARTÍCULOS DE PIEL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900002</text:p>
          </table:table-cell>
          <table:table-cell table:style-name="ce8" office:value-type="string" calcext:value-type="string">
            <text:p>INDUSTRIA DE PREPARACION DE TEÑIDOS DE PIEL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91100</text:p>
          </table:table-cell>
          <table:table-cell table:style-name="ce8" office:value-type="string" calcext:value-type="string">
            <text:p>CURTIDO Y TERMINACIÓN DE CUER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200011</text:p>
          </table:table-cell>
          <table:table-cell table:style-name="ce8" office:value-type="string" calcext:value-type="string">
            <text:p>CURTIDURIAS Y TALLERES DE ACABAD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191200</text:p>
          </table:table-cell>
          <table:table-cell table:style-name="ce8" office:value-type="string" calcext:value-type="string">
            <text:p>FABRICACIÓN DE MALETAS, BOLSOS DE MANO Y SIMILARES, ARTÍCULOS DE TALABARTERÍA Y ARTÍCULOS DE CUERO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200012</text:p>
          </table:table-cell>
          <table:table-cell table:style-name="ce8" office:value-type="string" calcext:value-type="string">
            <text:p>FABRICACION DE PRODUCTOS DE CUERO Y SUCEDANEOS DE CUERO, EXCEPTO EL CALZADO Y OTRAS PRENDAS DE VESTIR 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92010</text:p>
          </table:table-cell>
          <table:table-cell table:style-name="ce8" office:value-type="string" calcext:value-type="string">
            <text:p>FABRICACIÓN DE CALZADO DE CUERO, EXCEPTO EL ORTOPÉDICO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200013</text:p>
          </table:table-cell>
          <table:table-cell table:style-name="ce8" office:value-type="string" calcext:value-type="string">
            <text:p>FABRICACION DE CALZADO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192020</text:p>
          </table:table-cell>
          <table:table-cell table:style-name="ce8" office:value-type="string" calcext:value-type="string">
            <text:p>FABRICACIÓN DE CALZADO DE TELA, PLÁSTICO, GOMA, CAUCHO Y OTROSMATERIALES, EXCEPTO CALZADO ORTOPÉDICO Y DE ASBESTO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200013</text:p>
          </table:table-cell>
          <table:table-cell table:style-name="ce8" office:value-type="string" calcext:value-type="string">
            <text:p>FABRICACION DE CALZADO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192030</text:p>
          </table:table-cell>
          <table:table-cell table:style-name="ce8" office:value-type="string" calcext:value-type="string">
            <text:p>FABRICACIÓN DE PARTES DE CALZADO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200013</text:p>
          </table:table-cell>
          <table:table-cell table:style-name="ce8" office:value-type="string" calcext:value-type="string">
            <text:p>FABRICACION DE CALZADO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01000</text:p>
          </table:table-cell>
          <table:table-cell table:style-name="ce8" office:value-type="string" calcext:value-type="string">
            <text:p>ASERRADO Y CEPILLADO DE MADERA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300001</text:p>
          </table:table-cell>
          <table:table-cell table:style-name="ce8" office:value-type="string" calcext:value-type="string">
            <text:p>INDUSTRIA DE LA MADERA Y PRODUCTOS DE MADERA, CORCHO Y AGLOMERADOS, EXCEPTO MUEBL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01000</text:p>
          </table:table-cell>
          <table:table-cell table:style-name="ce8" office:value-type="string" calcext:value-type="string">
            <text:p>ASERRADO Y CEPILLADO DE MADERA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300004</text:p>
          </table:table-cell>
          <table:table-cell table:style-name="ce8" office:value-type="string" calcext:value-type="string">
            <text:p>INDUSTRIA DE LA MADERA Y PRODUCTOS DE MADERA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202100</text:p>
          </table:table-cell>
          <table:table-cell table:style-name="ce8" office:value-type="string" calcext:value-type="string">
            <text:p>FABRICACIÓN DE HOJAS DE MADERA PARA ENCHAPADO; FABRICACIÓN DE TABLEROS CONTRACHAPADOS; TABLEROS LAMINADOS; TABLEROS DEPARTÍCULAS Y TABLEROS Y PANELES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300001</text:p>
          </table:table-cell>
          <table:table-cell table:style-name="ce8" office:value-type="string" calcext:value-type="string">
            <text:p>INDUSTRIA DE LA MADERA Y PRODUCTOS DE MADERA, CORCHO Y AGLOMERADOS, EXCEPTO MUEBL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202100</text:p>
          </table:table-cell>
          <table:table-cell table:style-name="ce8" office:value-type="string" calcext:value-type="string">
            <text:p>FABRICACIÓN DE HOJAS DE MADERA PARA ENCHAPADO; FABRICACIÓN DE TABLEROS CONTRACHAPADOS; TABLEROS LAMINADOS; TABLEROS DEPARTÍCULAS Y TABLEROS Y PANELES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300004</text:p>
          </table:table-cell>
          <table:table-cell table:style-name="ce8" office:value-type="string" calcext:value-type="string">
            <text:p>INDUSTRIA DE LA MADERA Y PRODUCTOS DE MADERA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02200</text:p>
          </table:table-cell>
          <table:table-cell table:style-name="ce8" office:value-type="string" calcext:value-type="string">
            <text:p>FABRICACIÓN DE PARTES Y PIEZAS DE CARPINTERÍA PARA EDIFICIOS Y CONSTRUCCION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300001</text:p>
          </table:table-cell>
          <table:table-cell table:style-name="ce8" office:value-type="string" calcext:value-type="string">
            <text:p>INDUSTRIA DE LA MADERA Y PRODUCTOS DE MADERA, CORCHO Y AGLOMERADOS, EXCEPTO MUEBL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02200</text:p>
          </table:table-cell>
          <table:table-cell table:style-name="ce8" office:value-type="string" calcext:value-type="string">
            <text:p>FABRICACIÓN DE PARTES Y PIEZAS DE CARPINTERÍA PARA EDIFICIOS Y CONSTRUCCION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300004</text:p>
          </table:table-cell>
          <table:table-cell table:style-name="ce8" office:value-type="string" calcext:value-type="string">
            <text:p>INDUSTRIA DE LA MADERA Y PRODUCTOS DE MADERA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02300</text:p>
          </table:table-cell>
          <table:table-cell table:style-name="ce8" office:value-type="string" calcext:value-type="string">
            <text:p>FABRICACIÓN DE RECIPIENTES DE MADERA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300001</text:p>
          </table:table-cell>
          <table:table-cell table:style-name="ce8" office:value-type="string" calcext:value-type="string">
            <text:p>INDUSTRIA DE LA MADERA Y PRODUCTOS DE MADERA, CORCHO Y AGLOMERADOS, EXCEPTO MUEBL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02300</text:p>
          </table:table-cell>
          <table:table-cell table:style-name="ce8" office:value-type="string" calcext:value-type="string">
            <text:p>FABRICACIÓN DE RECIPIENTES DE MADERA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300004</text:p>
          </table:table-cell>
          <table:table-cell table:style-name="ce8" office:value-type="string" calcext:value-type="string">
            <text:p>INDUSTRIA DE LA MADERA Y PRODUCTOS DE MADERA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style-name="ce34" table:number-columns-repeated="1016"/>
        </table:table-row>
        <table:table-row table:style-name="ro3">
          <table:table-cell table:style-name="ce3" office:value-type="string" calcext:value-type="string">
            <text:p>202900</text:p>
          </table:table-cell>
          <table:table-cell table:style-name="ce8" office:value-type="string" calcext:value-type="string">
            <text:p>FABRICACIÓN DE PRODUCTOS DE MADERA N.C.P.; FABRICACIÓN DE ARTÍCULOS DE CORCHO, PAJA Y MATERIALES TRENZABL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300001</text:p>
          </table:table-cell>
          <table:table-cell table:style-name="ce8" office:value-type="string" calcext:value-type="string">
            <text:p>INDUSTRIA DE LA MADERA Y PRODUCTOS DE MADERA, CORCHO Y AGLOMERADOS, EXCEPTO MUEBL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02900</text:p>
          </table:table-cell>
          <table:table-cell table:style-name="ce8" office:value-type="string" calcext:value-type="string">
            <text:p>FABRICACIÓN DE PRODUCTOS DE MADERA N.C.P.; FABRICACIÓN DE ARTÍCULOS DE CORCHO, PAJA Y MATERIALES TRENZABL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300004</text:p>
          </table:table-cell>
          <table:table-cell table:style-name="ce8" office:value-type="string" calcext:value-type="string">
            <text:p>INDUSTRIA DE LA MADERA Y PRODUCTOS DE MADERA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10100</text:p>
          </table:table-cell>
          <table:table-cell table:style-name="ce8" office:value-type="string" calcext:value-type="string">
            <text:p>FABRICACIÓN DE PASTA DE MADERA, PAPEL Y CARTÓN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400001</text:p>
          </table:table-cell>
          <table:table-cell table:style-name="ce8" office:value-type="string" calcext:value-type="string">
            <text:p>FABRICACION DE PAPEL Y PRODUCTOS DE PAPEL Y DE CARTON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10200</text:p>
          </table:table-cell>
          <table:table-cell table:style-name="ce8" office:value-type="string" calcext:value-type="string">
            <text:p>FABRICACIÓN DE PAPEL Y CARTÓN ONDULADO Y DE ENVASES DE PAPEL Y CARTÓN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400001</text:p>
          </table:table-cell>
          <table:table-cell table:style-name="ce8" office:value-type="string" calcext:value-type="string">
            <text:p>FABRICACION DE PAPEL Y PRODUCTOS DE PAPEL Y DE CARTON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10910</text:p>
          </table:table-cell>
          <table:table-cell table:style-name="ce8" office:value-type="string" calcext:value-type="string">
            <text:p>FABRICACIÓN DE ARTÍCULOS DE PAPEL Y CARTÓN DE USO DOMÉSTICO E HIGIÉNICO SANITARIO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400001</text:p>
          </table:table-cell>
          <table:table-cell table:style-name="ce8" office:value-type="string" calcext:value-type="string">
            <text:p>FABRICACION DE PAPEL Y PRODUCTOS DE PAPEL Y DE CARTON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10990</text:p>
          </table:table-cell>
          <table:table-cell table:style-name="ce8" office:value-type="string" calcext:value-type="string">
            <text:p>FABRICACIÓN DE ARTÍCULOS DE PAPEL Y CARTÓN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400001</text:p>
          </table:table-cell>
          <table:table-cell table:style-name="ce8" office:value-type="string" calcext:value-type="string">
            <text:p>FABRICACION DE PAPEL Y PRODUCTOS DE PAPEL Y DE CARTON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21100</text:p>
          </table:table-cell>
          <table:table-cell table:style-name="ce8" office:value-type="string" calcext:value-type="string">
            <text:p>EDICIÓN DE LIBROS, FOLLETOS, PARTITURAS Y OTRAS PUBLICACION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400003</text:p>
          </table:table-cell>
          <table:table-cell table:style-name="ce8" office:value-type="string" calcext:value-type="string">
            <text:p>EDITORIAL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21200</text:p>
          </table:table-cell>
          <table:table-cell table:style-name="ce8" office:value-type="string" calcext:value-type="string">
            <text:p>EDICIÓN DE PERIÓDICOS, REVISTAS Y PUBLICACIONES PERIÓDICA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400003</text:p>
          </table:table-cell>
          <table:table-cell table:style-name="ce8" office:value-type="string" calcext:value-type="string">
            <text:p>EDITORIAL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21300</text:p>
          </table:table-cell>
          <table:table-cell table:style-name="ce8" office:value-type="string" calcext:value-type="string">
            <text:p>EDICIÓN DE GRABACION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900025</text:p>
          </table:table-cell>
          <table:table-cell table:style-name="ce8" office:value-type="string" calcext:value-type="string">
            <text:p>INDUSTRIA MANUFACTURERAS, NO CLASIFICADA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221900</text:p>
          </table:table-cell>
          <table:table-cell table:style-name="ce8" office:value-type="string" calcext:value-type="string">
            <text:p>EDICIÓN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400003</text:p>
          </table:table-cell>
          <table:table-cell table:style-name="ce8" office:value-type="string" calcext:value-type="string">
            <text:p>EDITORIAL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222100</text:p>
          </table:table-cell>
          <table:table-cell table:style-name="ce8" office:value-type="string" calcext:value-type="string">
            <text:p>IMPRESIÓN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400002</text:p>
          </table:table-cell>
          <table:table-cell table:style-name="ce8" office:value-type="string" calcext:value-type="string">
            <text:p>IMPRENTA E INDUSTRIAS CONEXAS 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222200</text:p>
          </table:table-cell>
          <table:table-cell table:style-name="ce8" office:value-type="string" calcext:value-type="string">
            <text:p>SERVICIOS RELACIONADOS CON LA IMPRESIÓN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23000</text:p>
          </table:table-cell>
          <table:table-cell table:style-name="ce8" office:value-type="string" calcext:value-type="string">
            <text:p>REPRODUCCIÓN DE GRABACIONE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490010</text:p>
          </table:table-cell>
          <table:table-cell table:style-name="ce8" office:value-type="string" calcext:value-type="string">
            <text:p>SERVICIOS DE ESPARCIMIENTO Y DIVERSION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31000</text:p>
          </table:table-cell>
          <table:table-cell table:style-name="ce8" office:value-type="string" calcext:value-type="string">
            <text:p>FABRICACIÓN DE PRODUCTOS DE HORNOS DE COQUE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500022</text:p>
          </table:table-cell>
          <table:table-cell table:style-name="ce8" office:value-type="string" calcext:value-type="string">
            <text:p>FABRICACION DE PRODUCTOS DIVERSOS DERIVADOS DEL PETROLEO Y EL CARBON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232001</text:p>
          </table:table-cell>
          <table:table-cell table:style-name="ce8" office:value-type="string" calcext:value-type="string">
            <text:p>REFINACION DEL PETROLEO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500021</text:p>
          </table:table-cell>
          <table:table-cell table:style-name="ce8" office:value-type="string" calcext:value-type="string">
            <text:p>REFINERIAS DE PETROLEO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232002</text:p>
          </table:table-cell>
          <table:table-cell table:style-name="ce8" office:value-type="string" calcext:value-type="string">
            <text:p>REFINACION DEL PETROLEO- LEY 11244-</text:p>
          </table:table-cell>
          <table:table-cell table:style-name="ce13" office:value-type="percentage" office:value="0.001" calcext:value-type="percentage">
            <text:p>0.10%</text:p>
          </table:table-cell>
          <table:table-cell table:style-name="ce18" office:value-type="string" calcext:value-type="string">
            <text:p>3500021</text:p>
          </table:table-cell>
          <table:table-cell table:style-name="ce8" office:value-type="string" calcext:value-type="string">
            <text:p>REFINERIAS DE PETROLEO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table:formula="of:=+[.K218]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32003</text:p>
          </table:table-cell>
          <table:table-cell table:style-name="ce8" office:value-type="string" calcext:value-type="string">
            <text:p>FABRICACION DE PRODUCTOS <text:s/>DERIVADOS DEL PETROLEO 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500022</text:p>
          </table:table-cell>
          <table:table-cell table:style-name="ce8" office:value-type="string" calcext:value-type="string">
            <text:p>FABRICACION DE PRODUCTOS DIVERSOS DERIVADOS DEL PETROLEO Y EL CARBON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233000</text:p>
          </table:table-cell>
          <table:table-cell table:style-name="ce8" office:value-type="string" calcext:value-type="string">
            <text:p>FABRICACION DE COMBUSTIBLE NUCLEAR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/>
          <table:table-cell table:style-name="ce8"/>
          <table:table-cell table:style-name="ce21"/>
          <table:table-cell table:style-name="ce26"/>
          <table:table-cell table:style-name="ce30"/>
          <table:table-cell table:number-columns-repeated="1016"/>
        </table:table-row>
        <table:table-row table:style-name="ro1">
          <table:table-cell table:style-name="ce3" office:value-type="string" calcext:value-type="string">
            <text:p>241110</text:p>
          </table:table-cell>
          <table:table-cell table:style-name="ce8" office:value-type="string" calcext:value-type="string">
            <text:p>FABRICACIÓN DE GASES COMPRIMIDOS Y LICUADOS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500022</text:p>
          </table:table-cell>
          <table:table-cell table:style-name="ce8" office:value-type="string" calcext:value-type="string">
            <text:p>FABRICACION DE PRODUCTOS DIVERSOS DERIVADOS DEL PETROLEO Y EL CARBON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41120</text:p>
          </table:table-cell>
          <table:table-cell table:style-name="ce8" office:value-type="string" calcext:value-type="string">
            <text:p>FABRICACIÓN DE CURTIENTES NATURALES Y SINTÉTICOS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500001</text:p>
          </table:table-cell>
          <table:table-cell table:style-name="ce8" office:value-type="string" calcext:value-type="string">
            <text:p>FABRICACION DE SUSTANCIAS QUIMICAS, INDUSTRIALES BASICAS, EXCEPTO ABONOS Y PLAGUICIDA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41130</text:p>
          </table:table-cell>
          <table:table-cell table:style-name="ce8" office:value-type="string" calcext:value-type="string">
            <text:p>FABRICACIÓN DE MATERIAS COLORANTES BÁSICAS, EXCEPTO PIGMENTOS PREPARAD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500020</text:p>
          </table:table-cell>
          <table:table-cell table:style-name="ce8" office:value-type="string" calcext:value-type="string">
            <text:p>FABRICACION DE PRODUCTOS QUIMICOS,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41180</text:p>
          </table:table-cell>
          <table:table-cell table:style-name="ce8" office:value-type="string" calcext:value-type="string">
            <text:p>FABRICACIÓN DE MATERIAS QUÍMICAS INORGÁNICAS BÁSICAS,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500020</text:p>
          </table:table-cell>
          <table:table-cell table:style-name="ce8" office:value-type="string" calcext:value-type="string">
            <text:p>FABRICACION DE PRODUCTOS QUIMICOS,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41190</text:p>
          </table:table-cell>
          <table:table-cell table:style-name="ce8" office:value-type="string" calcext:value-type="string">
            <text:p>FABRICACIÓN DE MATERIAS QUÍMICAS ORGÁNICAS BÁSICAS,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500014</text:p>
          </table:table-cell>
          <table:table-cell table:style-name="ce8" office:value-type="string" calcext:value-type="string">
            <text:p>FABRICACION Y/O REFINERIAS DE ALCOHOL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41190</text:p>
          </table:table-cell>
          <table:table-cell table:style-name="ce8" office:value-type="string" calcext:value-type="string">
            <text:p>FABRICACIÓN DE MATERIAS QUÍMICAS ORGÁNICAS BÁSICAS,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500020</text:p>
          </table:table-cell>
          <table:table-cell table:style-name="ce8" office:value-type="string" calcext:value-type="string">
            <text:p>FABRICACION DE PRODUCTOS QUIMICOS,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41190</text:p>
          </table:table-cell>
          <table:table-cell table:style-name="ce8" office:value-type="string" calcext:value-type="string">
            <text:p>FABRICACIÓN DE MATERIAS QUÍMICAS ORGÁNICAS BÁSICAS,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500022</text:p>
          </table:table-cell>
          <table:table-cell table:style-name="ce8" office:value-type="string" calcext:value-type="string">
            <text:p>FABRICACION DE PRODUCTOS DIVERSOS DERIVADOS DEL PETROLEO Y EL CARBON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241200</text:p>
          </table:table-cell>
          <table:table-cell table:style-name="ce8" office:value-type="string" calcext:value-type="string">
            <text:p>FABRICACIÓN DE ABONOS Y COMPUESTOS DE NITRÓGENO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500002</text:p>
          </table:table-cell>
          <table:table-cell table:style-name="ce8" office:value-type="string" calcext:value-type="string">
            <text:p><text:s/>FABRICACION DE ABONOS Y PLAGUICIDA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241301</text:p>
          </table:table-cell>
          <table:table-cell table:style-name="ce8" office:value-type="string" calcext:value-type="string">
            <text:p>FABRICACION DE RESINAS SINTETICA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500003</text:p>
          </table:table-cell>
          <table:table-cell table:style-name="ce8" office:value-type="string" calcext:value-type="string">
            <text:p>RESINAS SINTETICA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7-01" calcext:value-type="date">
            <text:p>1-Jul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41309</text:p>
          </table:table-cell>
          <table:table-cell table:style-name="ce8" office:value-type="string" calcext:value-type="string">
            <text:p>FABRICACIÓN DE PLÁSTICOS EN FORMAS PRIMARIAS Y DE CAUCHO SINTÉTICO, EXCEPTO RESINAS SINTETICA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500010</text:p>
          </table:table-cell>
          <table:table-cell table:style-name="ce8" office:value-type="string" calcext:value-type="string">
            <text:p>FABRICACION DE PRODUCTOS PLASTICOS,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style-name="ce34" table:number-columns-repeated="1016"/>
        </table:table-row>
        <table:table-row table:style-name="ro1">
          <table:table-cell table:style-name="ce3" office:value-type="string" calcext:value-type="string">
            <text:p>242100</text:p>
          </table:table-cell>
          <table:table-cell table:style-name="ce8" office:value-type="string" calcext:value-type="string">
            <text:p>FABRICACIÓN DE PLAGUICIDAS Y <text:s/>PRODUCTOS QUÍMICOS DE USO AGROPECUARIO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500002</text:p>
          </table:table-cell>
          <table:table-cell table:style-name="ce8" office:value-type="string" calcext:value-type="string">
            <text:p><text:s/>FABRICACION DE ABONOS Y PLAGUICIDA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42200</text:p>
          </table:table-cell>
          <table:table-cell table:style-name="ce8" office:value-type="string" calcext:value-type="string">
            <text:p>FABRICACIÓN DE PINTURAS; BARNICES Y PRODUCTOS DE REVESTIMIENTOSIMILARES; TINTAS DE IMPRENTA Y MASILLAS 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500011</text:p>
          </table:table-cell>
          <table:table-cell table:style-name="ce8" office:value-type="string" calcext:value-type="string">
            <text:p>FABRICACION DE PINTURAS, BARNICES Y LACA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style-name="ce34" table:number-columns-repeated="1016"/>
        </table:table-row>
        <table:table-row table:style-name="ro1">
          <table:table-cell table:style-name="ce3" office:value-type="string" calcext:value-type="string">
            <text:p>242310</text:p>
          </table:table-cell>
          <table:table-cell table:style-name="ce8" office:value-type="string" calcext:value-type="string">
            <text:p>FABRICACIÓN DE MEDICAMENTOS DE USO HUMANO Y PRODUCTOS FARMACÉUTIC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500012</text:p>
          </table:table-cell>
          <table:table-cell table:style-name="ce8" office:value-type="string" calcext:value-type="string">
            <text:p>LABORATORIOS DE ESPECIALIDADES MEDICINALES Y FARMACEUTICA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42320</text:p>
          </table:table-cell>
          <table:table-cell table:style-name="ce8" office:value-type="string" calcext:value-type="string">
            <text:p>FABRICACIÓN DE MEDICAMENTOS DE USO VETERINARIO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500012</text:p>
          </table:table-cell>
          <table:table-cell table:style-name="ce8" office:value-type="string" calcext:value-type="string">
            <text:p>LABORATORIOS DE ESPECIALIDADES MEDICINALES Y FARMACEUTICA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42390</text:p>
          </table:table-cell>
          <table:table-cell table:style-name="ce8" office:value-type="string" calcext:value-type="string">
            <text:p>FABRICACIÓN DE PRODUCTOS DE LABORATORIO, <text:s/>SUSTANCIAS QUÍMICASMEDICINALES Y PRODUCTOS BOTÁNICOS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500012</text:p>
          </table:table-cell>
          <table:table-cell table:style-name="ce8" office:value-type="string" calcext:value-type="string">
            <text:p>LABORATORIOS DE ESPECIALIDADES MEDICINALES Y FARMACEUTICA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42410</text:p>
          </table:table-cell>
          <table:table-cell table:style-name="ce8" office:value-type="string" calcext:value-type="string">
            <text:p>FABRICACIÓN DE JABONES Y PREPARADOS PARA LIMPIAR Y PULIR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500013</text:p>
          </table:table-cell>
          <table:table-cell table:style-name="ce8" office:value-type="string" calcext:value-type="string">
            <text:p>LABORATORIOS DE JABONES, PREPARADOS DE LIMPIEZA, LAVANDINAS, DETERGENTES, PERFUMES COSMETICOS Y OTROS PRODUCTOS DE TOCADOR.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42490</text:p>
          </table:table-cell>
          <table:table-cell table:style-name="ce8" office:value-type="string" calcext:value-type="string">
            <text:p>FABRICACIÓN DE COSMÉTICOS, PERFUMES Y <text:s/>PRODUCTOS DE HIGIENE Y TOCADOR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500013</text:p>
          </table:table-cell>
          <table:table-cell table:style-name="ce8" office:value-type="string" calcext:value-type="string">
            <text:p>LABORATORIOS DE JABONES, PREPARADOS DE LIMPIEZA, LAVANDINAS, DETERGENTES, PERFUMES COSMETICOS Y OTROS PRODUCTOS DE TOCADOR.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42900</text:p>
          </table:table-cell>
          <table:table-cell table:style-name="ce8" office:value-type="string" calcext:value-type="string">
            <text:p>FABRICACIÓN DE PRODUCTOS QUÍMICOS N.C.P. 3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500020</text:p>
          </table:table-cell>
          <table:table-cell table:style-name="ce8" office:value-type="string" calcext:value-type="string">
            <text:p>FABRICACION DE PRODUCTOS QUIMICOS,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43000</text:p>
          </table:table-cell>
          <table:table-cell table:style-name="ce8" office:value-type="string" calcext:value-type="string">
            <text:p>FABRICACIÓN DE FIBRAS MANUFACTURADA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500020</text:p>
          </table:table-cell>
          <table:table-cell table:style-name="ce8" office:value-type="string" calcext:value-type="string">
            <text:p>FABRICACION DE PRODUCTOS QUIMICOS,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251110</text:p>
          </table:table-cell>
          <table:table-cell table:style-name="ce8" office:value-type="string" calcext:value-type="string">
            <text:p>FABRICACIÓN DE CUBIERTAS Y CÁMARA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500023</text:p>
          </table:table-cell>
          <table:table-cell table:style-name="ce8" office:value-type="string" calcext:value-type="string">
            <text:p>FABRICACION DE PRODUCTOS DE CAUCHO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251120</text:p>
          </table:table-cell>
          <table:table-cell table:style-name="ce8" office:value-type="string" calcext:value-type="string">
            <text:p>RECAUCHUTADO Y RENOVACIÓN DE CUBIERTA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500023</text:p>
          </table:table-cell>
          <table:table-cell table:style-name="ce8" office:value-type="string" calcext:value-type="string">
            <text:p>FABRICACION DE PRODUCTOS DE CAUCHO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251900</text:p>
          </table:table-cell>
          <table:table-cell table:style-name="ce8" office:value-type="string" calcext:value-type="string">
            <text:p>FABRICACIÓN DE <text:s/>PRODUCTOS DE CAUCHO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500023</text:p>
          </table:table-cell>
          <table:table-cell table:style-name="ce8" office:value-type="string" calcext:value-type="string">
            <text:p>FABRICACION DE PRODUCTOS DE CAUCHO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52010</text:p>
          </table:table-cell>
          <table:table-cell table:style-name="ce8" office:value-type="string" calcext:value-type="string">
            <text:p>FABRICACIÓN DE ENVASES PLÁSTIC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500010</text:p>
          </table:table-cell>
          <table:table-cell table:style-name="ce8" office:value-type="string" calcext:value-type="string">
            <text:p>FABRICACION DE PRODUCTOS PLASTICOS,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52090</text:p>
          </table:table-cell>
          <table:table-cell table:style-name="ce8" office:value-type="string" calcext:value-type="string">
            <text:p>FABRICACIÓN DE PRODUCTOS PLÁSTICOS EN FORMAS BÁSICAS Y ARTÍCULOSDE PLÁSTICO N.C.P., EXCEPTO MUEBL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500010</text:p>
          </table:table-cell>
          <table:table-cell table:style-name="ce8" office:value-type="string" calcext:value-type="string">
            <text:p>FABRICACION DE PRODUCTOS PLASTICOS,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261010</text:p>
          </table:table-cell>
          <table:table-cell table:style-name="ce8" office:value-type="string" calcext:value-type="string">
            <text:p>FABRICACIÓN DE ENVASES DE VIDRIO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600002</text:p>
          </table:table-cell>
          <table:table-cell table:style-name="ce8" office:value-type="string" calcext:value-type="string">
            <text:p>FABRICACION DE VIDRIO Y PRODUCTOS DE VIDRIO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261020</text:p>
          </table:table-cell>
          <table:table-cell table:style-name="ce8" office:value-type="string" calcext:value-type="string">
            <text:p>FABRICACIÓN Y ELABORACIÓN DE VIDRIO PLANO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600002</text:p>
          </table:table-cell>
          <table:table-cell table:style-name="ce8" office:value-type="string" calcext:value-type="string">
            <text:p>FABRICACION DE VIDRIO Y PRODUCTOS DE VIDRIO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261090</text:p>
          </table:table-cell>
          <table:table-cell table:style-name="ce8" office:value-type="string" calcext:value-type="string">
            <text:p>FABRICACIÓN DE PRODUCTOS DE VIDRIO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600002</text:p>
          </table:table-cell>
          <table:table-cell table:style-name="ce8" office:value-type="string" calcext:value-type="string">
            <text:p>FABRICACION DE VIDRIO Y PRODUCTOS DE VIDRIO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269110</text:p>
          </table:table-cell>
          <table:table-cell table:style-name="ce8" office:value-type="string" calcext:value-type="string">
            <text:p>FABRICACIÓN DE ARTÍCULOS SANITARIOS DE CERÁMICA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600001</text:p>
          </table:table-cell>
          <table:table-cell table:style-name="ce8" office:value-type="string" calcext:value-type="string">
            <text:p>FABRICACION DE OBJETOS DE LOZA, BARRO Y PORCELAN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69190</text:p>
          </table:table-cell>
          <table:table-cell table:style-name="ce8" office:value-type="string" calcext:value-type="string">
            <text:p>FABRICACIÓN DE ARTÍCULOS DE CERÁMICA NO REFRACTARIA PARA USO NO ESTRUCTURAL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600001</text:p>
          </table:table-cell>
          <table:table-cell table:style-name="ce8" office:value-type="string" calcext:value-type="string">
            <text:p>FABRICACION DE OBJETOS DE LOZA, BARRO Y PORCELAN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69200</text:p>
          </table:table-cell>
          <table:table-cell table:style-name="ce8" office:value-type="string" calcext:value-type="string">
            <text:p>FABRICACIÓN DE PRODUCTOS DE CERÁMICA REFRACTARIA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600003</text:p>
          </table:table-cell>
          <table:table-cell table:style-name="ce8" office:value-type="string" calcext:value-type="string">
            <text:p>FABRICACION DE PRODUCTOS DE ARCILLA PARA LA CONSTRUCCION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69300</text:p>
          </table:table-cell>
          <table:table-cell table:style-name="ce8" office:value-type="string" calcext:value-type="string">
            <text:p>FABRICACIÓN DE PRODUCTOS DE ARCILLA Y CERÁMICA NO REFRACTARIA PARA USO ESTRUCTURAL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600003</text:p>
          </table:table-cell>
          <table:table-cell table:style-name="ce8" office:value-type="string" calcext:value-type="string">
            <text:p>FABRICACION DE PRODUCTOS DE ARCILLA PARA LA CONSTRUCCION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69300</text:p>
          </table:table-cell>
          <table:table-cell table:style-name="ce8" office:value-type="string" calcext:value-type="string">
            <text:p>FABRICACIÓN DE PRODUCTOS DE ARCILLA Y CERÁMICA NO REFRACTARIA PARA USO ESTRUCTURAL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600006</text:p>
          </table:table-cell>
          <table:table-cell table:style-name="ce8" office:value-type="string" calcext:value-type="string">
            <text:p>FABRICA DE LADRILL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269410</text:p>
          </table:table-cell>
          <table:table-cell table:style-name="ce8" office:value-type="string" calcext:value-type="string">
            <text:p>ELABORACIÓN DE CEMENTO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600004</text:p>
          </table:table-cell>
          <table:table-cell table:style-name="ce8" office:value-type="string" calcext:value-type="string">
            <text:p>FABRICACION DE CEMENTO, CAL Y YESO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269420</text:p>
          </table:table-cell>
          <table:table-cell table:style-name="ce8" office:value-type="string" calcext:value-type="string">
            <text:p>ELABORACIÓN DE CAL Y YESO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600004</text:p>
          </table:table-cell>
          <table:table-cell table:style-name="ce8" office:value-type="string" calcext:value-type="string">
            <text:p>FABRICACION DE CEMENTO, CAL Y YESO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269510</text:p>
          </table:table-cell>
          <table:table-cell table:style-name="ce8" office:value-type="string" calcext:value-type="string">
            <text:p>FABRICACIÓN DE MOSAIC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600007</text:p>
          </table:table-cell>
          <table:table-cell table:style-name="ce8" office:value-type="string" calcext:value-type="string">
            <text:p>FABRICA DE MOSAIC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69590</text:p>
          </table:table-cell>
          <table:table-cell table:style-name="ce8" office:value-type="string" calcext:value-type="string">
            <text:p>FABRICACIÓN DE ARTÍCULOS DE CEMENTO, FIBROCEMENTO Y YESO EXCEPTO MOSAIC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600005</text:p>
          </table:table-cell>
          <table:table-cell table:style-name="ce8" office:value-type="string" calcext:value-type="string">
            <text:p>FABRICACION DE PLACAS PREMOLDEADAS PARA LA CONSTRUCCION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69590</text:p>
          </table:table-cell>
          <table:table-cell table:style-name="ce8" office:value-type="string" calcext:value-type="string">
            <text:p>FABRICACIÓN DE ARTÍCULOS DE CEMENTO, FIBROCEMENTO Y YESO EXCEPTO MOSAIC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600015</text:p>
          </table:table-cell>
          <table:table-cell table:style-name="ce8" office:value-type="string" calcext:value-type="string">
            <text:p>FABRICACION DE PRODUCTOS MINERALES NO METALICOS,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269600</text:p>
          </table:table-cell>
          <table:table-cell table:style-name="ce8" office:value-type="string" calcext:value-type="string">
            <text:p>CORTE, TALLADO Y ACABADO DE LA PIEDRA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600008</text:p>
          </table:table-cell>
          <table:table-cell table:style-name="ce8" office:value-type="string" calcext:value-type="string">
            <text:p>MARMOLERIA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69910</text:p>
          </table:table-cell>
          <table:table-cell table:style-name="ce8" office:value-type="string" calcext:value-type="string">
            <text:p>ELABORACIÓN PRIMARIA N.C.P. DE MINERALES NO METÁLIC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600015</text:p>
          </table:table-cell>
          <table:table-cell table:style-name="ce8" office:value-type="string" calcext:value-type="string">
            <text:p>FABRICACION DE PRODUCTOS MINERALES NO METALICOS,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69990</text:p>
          </table:table-cell>
          <table:table-cell table:style-name="ce8" office:value-type="string" calcext:value-type="string">
            <text:p>FABRICACIÓN DE PRODUCTOS MINERALES NO METÁLICOS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600015</text:p>
          </table:table-cell>
          <table:table-cell table:style-name="ce8" office:value-type="string" calcext:value-type="string">
            <text:p>FABRICACION DE PRODUCTOS MINERALES NO METALICOS,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71000</text:p>
          </table:table-cell>
          <table:table-cell table:style-name="ce8" office:value-type="string" calcext:value-type="string">
            <text:p>INDUSTRIAS BÁSICAS DE HIERRO Y ACERO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700001</text:p>
          </table:table-cell>
          <table:table-cell table:style-name="ce8" office:value-type="string" calcext:value-type="string">
            <text:p>INDUSTRIAS BASICAS DEL HIERRO Y EL ACERO Y SU FUNDICION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72010</text:p>
          </table:table-cell>
          <table:table-cell table:style-name="ce8" office:value-type="string" calcext:value-type="string">
            <text:p>ELABORACIÓN DE ALUMINIO PRIMARIO Y SEMIELABORADOS DE ALUMINIO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700002</text:p>
          </table:table-cell>
          <table:table-cell table:style-name="ce8" office:value-type="string" calcext:value-type="string">
            <text:p>INDUSTRIAS BASICAS DE METALES NO FERROSOS Y SU FUNDICION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72010</text:p>
          </table:table-cell>
          <table:table-cell table:style-name="ce8" office:value-type="string" calcext:value-type="string">
            <text:p>ELABORACIÓN DE ALUMINIO PRIMARIO Y SEMIELABORADOS DE ALUMINIO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0</text:p>
          </table:table-cell>
          <table:table-cell table:style-name="ce8" office:value-type="string" calcext:value-type="string">
            <text:p>FABRICACION DE PRODUCTOS METALICOS, NO CLASIFICADOS EN OTRA PARTE, EXCEPTUANDO MAQUINAS Y EQUIP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72090</text:p>
          </table:table-cell>
          <table:table-cell table:style-name="ce8" office:value-type="string" calcext:value-type="string">
            <text:p>PRODUCCIÓN DE METALES NO FERROSOS N.C.P. Y SUS SEMIELABORAD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700002</text:p>
          </table:table-cell>
          <table:table-cell table:style-name="ce8" office:value-type="string" calcext:value-type="string">
            <text:p>INDUSTRIAS BASICAS DE METALES NO FERROSOS Y SU FUNDICION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72090</text:p>
          </table:table-cell>
          <table:table-cell table:style-name="ce8" office:value-type="string" calcext:value-type="string">
            <text:p>PRODUCCIÓN DE METALES NO FERROSOS N.C.P. Y SUS SEMIELABORAD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0</text:p>
          </table:table-cell>
          <table:table-cell table:style-name="ce8" office:value-type="string" calcext:value-type="string">
            <text:p>FABRICACION DE PRODUCTOS METALICOS, NO CLASIFICADOS EN OTRA PARTE, EXCEPTUANDO MAQUINAS Y EQUIP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73100</text:p>
          </table:table-cell>
          <table:table-cell table:style-name="ce8" office:value-type="string" calcext:value-type="string">
            <text:p>FUNDICIÓN DE HIERRO Y ACERO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700001</text:p>
          </table:table-cell>
          <table:table-cell table:style-name="ce8" office:value-type="string" calcext:value-type="string">
            <text:p>INDUSTRIAS BASICAS DEL HIERRO Y EL ACERO Y SU FUNDICION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73200</text:p>
          </table:table-cell>
          <table:table-cell table:style-name="ce8" office:value-type="string" calcext:value-type="string">
            <text:p>FUNDICIÓN DE METALES NO FERROS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700002</text:p>
          </table:table-cell>
          <table:table-cell table:style-name="ce8" office:value-type="string" calcext:value-type="string">
            <text:p>INDUSTRIAS BASICAS DE METALES NO FERROSOS Y SU FUNDICION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81101</text:p>
          </table:table-cell>
          <table:table-cell table:style-name="ce8" office:value-type="string" calcext:value-type="string">
            <text:p>FABRICACIÓN DE PRODUCTOS METÁLICOS PARA USO ESTRUCTURAL YMONTAJE ESTRUCTURAL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03</text:p>
          </table:table-cell>
          <table:table-cell table:style-name="ce8" office:value-type="string" calcext:value-type="string">
            <text:p>FABRICACION DE PRODUCTOS METALICOS ESTRUCTURAL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281102</text:p>
          </table:table-cell>
          <table:table-cell table:style-name="ce8" office:value-type="string" calcext:value-type="string">
            <text:p>HERRERIA DE OBRA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04</text:p>
          </table:table-cell>
          <table:table-cell table:style-name="ce8" office:value-type="string" calcext:value-type="string">
            <text:p>HERRERIA DE OBR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81200</text:p>
          </table:table-cell>
          <table:table-cell table:style-name="ce8" office:value-type="string" calcext:value-type="string">
            <text:p>FABRICACIÓN DE TANQUES, DEPÓSITOS Y RECIPIENTES DE METAL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03</text:p>
          </table:table-cell>
          <table:table-cell table:style-name="ce8" office:value-type="string" calcext:value-type="string">
            <text:p>FABRICACION DE PRODUCTOS METALICOS ESTRUCTURAL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281300</text:p>
          </table:table-cell>
          <table:table-cell table:style-name="ce8" office:value-type="string" calcext:value-type="string">
            <text:p>FABRICACIÓN DE GENERADORES DE VAPOR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1</text:p>
          </table:table-cell>
          <table:table-cell table:style-name="ce8" office:value-type="string" calcext:value-type="string">
            <text:p>FABRICACION DE MOTORES Y TURBINA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89100</text:p>
          </table:table-cell>
          <table:table-cell table:style-name="ce8" office:value-type="string" calcext:value-type="string">
            <text:p>FORJADO, PRENSADO, ESTAMPADO Y LAMINADO DE METALES; PULVIMETALURGIA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05</text:p>
          </table:table-cell>
          <table:table-cell table:style-name="ce8" office:value-type="string" calcext:value-type="string">
            <text:p>TORNERIA , FRESADO Y MATRICERI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89100</text:p>
          </table:table-cell>
          <table:table-cell table:style-name="ce8" office:value-type="string" calcext:value-type="string">
            <text:p>FORJADO, PRENSADO, ESTAMPADO Y LAMINADO DE METALES; PULVIMETALURGIA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0</text:p>
          </table:table-cell>
          <table:table-cell table:style-name="ce8" office:value-type="string" calcext:value-type="string">
            <text:p>FABRICACION DE PRODUCTOS METALICOS, NO CLASIFICADOS EN OTRA PARTE, EXCEPTUANDO MAQUINAS Y EQUIP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89100</text:p>
          </table:table-cell>
          <table:table-cell table:style-name="ce8" office:value-type="string" calcext:value-type="string">
            <text:p>FORJADO, PRENSADO, ESTAMPADO Y LAMINADO DE METALES; PULVIMETALURGIA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900026</text:p>
          </table:table-cell>
          <table:table-cell table:style-name="ce8" office:value-type="string" calcext:value-type="string">
            <text:p>INDUSTRIALIZACION DE MATERIA PRIMA, PROPIEDAD DE TERCER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89200</text:p>
          </table:table-cell>
          <table:table-cell table:style-name="ce8" office:value-type="string" calcext:value-type="string">
            <text:p>TRATAMIENTO Y REVESTIMIENTO DE METALES; OBRAS DE INGENIERÍA MECÁNICAEN GENERAL REALIZADAS A CAMBIO DE UNA RETRIBUCIÓN O POR CONTRATA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900026</text:p>
          </table:table-cell>
          <table:table-cell table:style-name="ce8" office:value-type="string" calcext:value-type="string">
            <text:p>INDUSTRIALIZACION DE MATERIA PRIMA, PROPIEDAD DE TERCER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89300</text:p>
          </table:table-cell>
          <table:table-cell table:style-name="ce8" office:value-type="string" calcext:value-type="string">
            <text:p>FABRICACIÓN DE ARTÍCULOS DE CUCHILLERÍA, HERRAMIENTAS DE MANO YARTÍCULOS DE FERRETERÍA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01</text:p>
          </table:table-cell>
          <table:table-cell table:style-name="ce8" office:value-type="string" calcext:value-type="string">
            <text:p>FABRICACION DE ARMAS, CUCHILLERIA, HERRAMIENTAS MANUALES Y ARTICULOS GRALES. DE FERRETERI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89300</text:p>
          </table:table-cell>
          <table:table-cell table:style-name="ce8" office:value-type="string" calcext:value-type="string">
            <text:p>FABRICACIÓN DE ARTÍCULOS DE CUCHILLERÍA, HERRAMIENTAS DE MANO YARTÍCULOS DE FERRETERÍA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3</text:p>
          </table:table-cell>
          <table:table-cell table:style-name="ce8" office:value-type="string" calcext:value-type="string">
            <text:p>CONSTRUCCION DE MAQUINARIAS PARA TRABAJAR LOS METALES Y LA MADER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289910</text:p>
          </table:table-cell>
          <table:table-cell table:style-name="ce8" office:value-type="string" calcext:value-type="string">
            <text:p>FABRICACIÓN DE ENVASES METÁLICOS 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06</text:p>
          </table:table-cell>
          <table:table-cell table:style-name="ce8" office:value-type="string" calcext:value-type="string">
            <text:p>HOJALATERI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89990</text:p>
          </table:table-cell>
          <table:table-cell table:style-name="ce8" office:value-type="string" calcext:value-type="string">
            <text:p>FABRICACIÓN DE PRODUCTOS METÁLICOS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0</text:p>
          </table:table-cell>
          <table:table-cell table:style-name="ce8" office:value-type="string" calcext:value-type="string">
            <text:p>FABRICACION DE PRODUCTOS METALICOS, NO CLASIFICADOS EN OTRA PARTE, EXCEPTUANDO MAQUINAS Y EQUIP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91101</text:p>
          </table:table-cell>
          <table:table-cell table:style-name="ce8" office:value-type="string" calcext:value-type="string">
            <text:p>FABRICACIÓN DE MOTORES Y TURBINAS, EXCEPTO MOTORES PARA AERONAVES, VEHÍCULOS AUTOMOTORES Y MOTOCICLETA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1</text:p>
          </table:table-cell>
          <table:table-cell table:style-name="ce8" office:value-type="string" calcext:value-type="string">
            <text:p>FABRICACION DE MOTORES Y TURBINA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91102</text:p>
          </table:table-cell>
          <table:table-cell table:style-name="ce8" office:value-type="string" calcext:value-type="string">
            <text:p>REPARACION DE MOTORES Y TURBINAS, EXCEPTO MOTORES PARA AERONAVES, VEHÍCULOS AUTOMOTORES Y MOTOCICLET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91201</text:p>
          </table:table-cell>
          <table:table-cell table:style-name="ce8" office:value-type="string" calcext:value-type="string">
            <text:p>FABRICACIÓN DE BOMBAS; COMPRESORES; GRIFOS Y VÁLVULA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4</text:p>
          </table:table-cell>
          <table:table-cell table:style-name="ce8" office:value-type="string" calcext:value-type="string">
            <text:p>CONSTRUCCION DE MAQUINARIAS Y EQUIPOS PARA LA INDUSTRIA, EXCEPTUANDO LA MAQUINARIA PARA TRABAJAR LOS METALES Y LA MADER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style-name="ce34" table:number-columns-repeated="1016"/>
        </table:table-row>
        <table:table-row table:style-name="ro1">
          <table:table-cell table:style-name="ce3" office:value-type="string" calcext:value-type="string">
            <text:p>291202</text:p>
          </table:table-cell>
          <table:table-cell table:style-name="ce8" office:value-type="string" calcext:value-type="string">
            <text:p>REPARACIÓN DE BOMBAS; COMPRESORES; GRIFOS Y VÁLVUL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91301</text:p>
          </table:table-cell>
          <table:table-cell table:style-name="ce8" office:value-type="string" calcext:value-type="string">
            <text:p>FABRICACIÓN DE COJINETES; ENGRANAJES; TRENES DE ENGRANAJE YPIEZAS DE TRANSMISIÓN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29</text:p>
          </table:table-cell>
          <table:table-cell table:style-name="ce8" office:value-type="string" calcext:value-type="string">
            <text:p>FABRICACION DE PIEZAS DE ARMADO DE <text:s/>AUTOMOTOR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91301</text:p>
          </table:table-cell>
          <table:table-cell table:style-name="ce8" office:value-type="string" calcext:value-type="string">
            <text:p>FABRICACIÓN DE COJINETES; ENGRANAJES; TRENES DE ENGRANAJE YPIEZAS DE TRANSMISIÓN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35</text:p>
          </table:table-cell>
          <table:table-cell table:style-name="ce8" office:value-type="string" calcext:value-type="string">
            <text:p>CONSTRUCCION DE MATERIAL DE TRANSPORTE NO CLASIFICADO EN <text:s/>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91302</text:p>
          </table:table-cell>
          <table:table-cell table:style-name="ce8" office:value-type="string" calcext:value-type="string">
            <text:p>REPARACIÓN DE COJINETES; ENGRANAJES; TRENES DE ENGRANAJE YPIEZAS DE TRANSMISIÓN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91401</text:p>
          </table:table-cell>
          <table:table-cell table:style-name="ce8" office:value-type="string" calcext:value-type="string">
            <text:p>FABRICACIÓN DE HORNOS; HOGARES Y QUEMADOR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4</text:p>
          </table:table-cell>
          <table:table-cell table:style-name="ce8" office:value-type="string" calcext:value-type="string">
            <text:p>CONSTRUCCION DE MAQUINARIAS Y EQUIPOS PARA LA INDUSTRIA, EXCEPTUANDO LA MAQUINARIA PARA TRABAJAR LOS METALES Y LA MADER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291402</text:p>
          </table:table-cell>
          <table:table-cell table:style-name="ce8" office:value-type="string" calcext:value-type="string">
            <text:p>REPARACIÓN DE HORNOS; HOGARES Y QUEMADORE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91501</text:p>
          </table:table-cell>
          <table:table-cell table:style-name="ce8" office:value-type="string" calcext:value-type="string">
            <text:p>FABRICACIÓN DE EQUIPO DE ELEVACIÓN Y MANIPULACIÓN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6</text:p>
          </table:table-cell>
          <table:table-cell table:style-name="ce8" office:value-type="string" calcext:value-type="string">
            <text:p>CONSTRUCCION DE MAQUINARIAS Y EQUIPOS, NO CLASIFICADOS EN OTRA PARTE EXCEPTUANDO LA MAQUINARIA ELECTRIC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91501</text:p>
          </table:table-cell>
          <table:table-cell table:style-name="ce8" office:value-type="string" calcext:value-type="string">
            <text:p>FABRICACIÓN DE EQUIPO DE ELEVACIÓN Y MANIPULACIÓN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7</text:p>
          </table:table-cell>
          <table:table-cell table:style-name="ce8" office:value-type="string" calcext:value-type="string">
            <text:p>CONSTRUCCION DE MAQUINAS Y APARATOS INDUSTRIALES ELECTRIC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291502</text:p>
          </table:table-cell>
          <table:table-cell table:style-name="ce8" office:value-type="string" calcext:value-type="string">
            <text:p>REPARACION DE EQUIPO DE ELEVACIÓN Y MANIPULACIÓN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91901</text:p>
          </table:table-cell>
          <table:table-cell table:style-name="ce8" office:value-type="string" calcext:value-type="string">
            <text:p>FABRICACIÓN DE <text:s/>MAQUINARIA DE USO GENERAL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4</text:p>
          </table:table-cell>
          <table:table-cell table:style-name="ce8" office:value-type="string" calcext:value-type="string">
            <text:p>CONSTRUCCION DE MAQUINARIAS Y EQUIPOS PARA LA INDUSTRIA, EXCEPTUANDO LA MAQUINARIA PARA TRABAJAR LOS METALES Y LA MADER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91901</text:p>
          </table:table-cell>
          <table:table-cell table:style-name="ce8" office:value-type="string" calcext:value-type="string">
            <text:p>FABRICACIÓN DE <text:s/>MAQUINARIA DE USO GENERAL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6</text:p>
          </table:table-cell>
          <table:table-cell table:style-name="ce8" office:value-type="string" calcext:value-type="string">
            <text:p>CONSTRUCCION DE MAQUINARIAS Y EQUIPOS, NO CLASIFICADOS EN OTRA PARTE EXCEPTUANDO LA MAQUINARIA ELECTRIC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91901</text:p>
          </table:table-cell>
          <table:table-cell table:style-name="ce8" office:value-type="string" calcext:value-type="string">
            <text:p>FABRICACIÓN DE <text:s/>MAQUINARIA DE USO GENERAL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25</text:p>
          </table:table-cell>
          <table:table-cell table:style-name="ce8" office:value-type="string" calcext:value-type="string">
            <text:p>CONSTRUCCION DE APARATOS ELECTRICOS,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291902</text:p>
          </table:table-cell>
          <table:table-cell table:style-name="ce8" office:value-type="string" calcext:value-type="string">
            <text:p>REPARACIÓN DE <text:s/>MAQUINARIA DE USO GENERAL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92111</text:p>
          </table:table-cell>
          <table:table-cell table:style-name="ce8" office:value-type="string" calcext:value-type="string">
            <text:p>FABRICACIÓN DE TRACTOR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2</text:p>
          </table:table-cell>
          <table:table-cell table:style-name="ce8" office:value-type="string" calcext:value-type="string">
            <text:p>CONSTRUCCION DE MAQUINARIAS Y EQUIPOS PARA LA AGRICULTURA Y LA GANADERI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92112</text:p>
          </table:table-cell>
          <table:table-cell table:style-name="ce8" office:value-type="string" calcext:value-type="string">
            <text:p>REPARACIÓN DE TRACTORE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06</text:p>
          </table:table-cell>
          <table:table-cell table:style-name="ce8" office:value-type="string" calcext:value-type="string">
            <text:p>TALLERES DE REPARACIONES DE TRACTORES, MAQUINAS AGRICOLAS, MATERIAL FERROVIARIO, AVIONES Y EMBARCA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92191</text:p>
          </table:table-cell>
          <table:table-cell table:style-name="ce8" office:value-type="string" calcext:value-type="string">
            <text:p>FABRICACIÓN DE MAQUINARIA AGROPECUARIA Y FORESTAL, EXCEPTO TRACTOR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2</text:p>
          </table:table-cell>
          <table:table-cell table:style-name="ce8" office:value-type="string" calcext:value-type="string">
            <text:p>CONSTRUCCION DE MAQUINARIAS Y EQUIPOS PARA LA AGRICULTURA Y LA GANADERI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92192</text:p>
          </table:table-cell>
          <table:table-cell table:style-name="ce8" office:value-type="string" calcext:value-type="string">
            <text:p>REPARACIÓN DE MAQUINARIA AGROPECUARIA Y FORESTAL, EXCEPTO TRACTORE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06</text:p>
          </table:table-cell>
          <table:table-cell table:style-name="ce8" office:value-type="string" calcext:value-type="string">
            <text:p>TALLERES DE REPARACIONES DE TRACTORES, MAQUINAS AGRICOLAS, MATERIAL FERROVIARIO, AVIONES Y EMBARCA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92200</text:p>
          </table:table-cell>
          <table:table-cell table:style-name="ce8" office:value-type="string" calcext:value-type="string">
            <text:p>FABRICACIÓN DE MÁQUINAS HERRAMIENTA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3</text:p>
          </table:table-cell>
          <table:table-cell table:style-name="ce8" office:value-type="string" calcext:value-type="string">
            <text:p>CONSTRUCCION DE MAQUINARIAS PARA TRABAJAR LOS METALES Y LA MADER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92201</text:p>
          </table:table-cell>
          <table:table-cell table:style-name="ce8" office:value-type="string" calcext:value-type="string">
            <text:p>FABRICACIÓN DE MÁQUINAS HERRAMIENTA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6</text:p>
          </table:table-cell>
          <table:table-cell table:style-name="ce8" office:value-type="string" calcext:value-type="string">
            <text:p>CONSTRUCCION DE MAQUINARIAS Y EQUIPOS, NO CLASIFICADOS EN OTRA PARTE EXCEPTUANDO LA MAQUINARIA ELECTRIC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92201</text:p>
          </table:table-cell>
          <table:table-cell table:style-name="ce8" office:value-type="string" calcext:value-type="string">
            <text:p>FABRICACIÓN DE MÁQUINAS HERRAMIENTA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7</text:p>
          </table:table-cell>
          <table:table-cell table:style-name="ce8" office:value-type="string" calcext:value-type="string">
            <text:p>CONSTRUCCION DE MAQUINAS Y APARATOS INDUSTRIALES ELECTRIC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style-name="ce34" table:number-columns-repeated="1016"/>
        </table:table-row>
        <table:table-row table:style-name="ro2">
          <table:table-cell table:style-name="ce3" office:value-type="string" calcext:value-type="string">
            <text:p>292202</text:p>
          </table:table-cell>
          <table:table-cell table:style-name="ce8" office:value-type="string" calcext:value-type="string">
            <text:p>REPARACIÓN DE MÁQUINAS HERRAMIENT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92301</text:p>
          </table:table-cell>
          <table:table-cell table:style-name="ce8" office:value-type="string" calcext:value-type="string">
            <text:p>FABRICACIÓN DE MAQUINARIA METALÚRGICA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3</text:p>
          </table:table-cell>
          <table:table-cell table:style-name="ce8" office:value-type="string" calcext:value-type="string">
            <text:p>CONSTRUCCION DE MAQUINARIAS PARA TRABAJAR LOS METALES Y LA MADER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292302</text:p>
          </table:table-cell>
          <table:table-cell table:style-name="ce8" office:value-type="string" calcext:value-type="string">
            <text:p>REPARACIÓN DE MAQUINARIA METALÚRGIC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92401</text:p>
          </table:table-cell>
          <table:table-cell table:style-name="ce8" office:value-type="string" calcext:value-type="string">
            <text:p>FABRICACIÓN DE MAQUINARIA PARA LA EXPLOTACIÓN DE MINAS Y CANTERAS Y PARA OBRAS DE CONSTRUCCIÓN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4</text:p>
          </table:table-cell>
          <table:table-cell table:style-name="ce8" office:value-type="string" calcext:value-type="string">
            <text:p>CONSTRUCCION DE MAQUINARIAS Y EQUIPOS PARA LA INDUSTRIA, EXCEPTUANDO LA MAQUINARIA PARA TRABAJAR LOS METALES Y LA MADER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92401</text:p>
          </table:table-cell>
          <table:table-cell table:style-name="ce8" office:value-type="string" calcext:value-type="string">
            <text:p>FABRICACIÓN DE MAQUINARIA PARA LA EXPLOTACIÓN DE MINAS Y CANTERAS Y PARA OBRAS DE CONSTRUCCIÓN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6</text:p>
          </table:table-cell>
          <table:table-cell table:style-name="ce8" office:value-type="string" calcext:value-type="string">
            <text:p>CONSTRUCCION DE MAQUINARIAS Y EQUIPOS, NO CLASIFICADOS EN OTRA PARTE EXCEPTUANDO LA MAQUINARIA ELECTRIC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92402</text:p>
          </table:table-cell>
          <table:table-cell table:style-name="ce8" office:value-type="string" calcext:value-type="string">
            <text:p>REPARACIÓN DE MAQUINARIA PARA LA EXPLOTACIÓN DE MINAS Y CANTERAS Y PARA OBRAS DE CONSTRUCCIÓN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92501</text:p>
          </table:table-cell>
          <table:table-cell table:style-name="ce8" office:value-type="string" calcext:value-type="string">
            <text:p>FABRICACIÓN DE MAQUINARIA PARA LA ELABORACIÓN DE ALIMENTOS,BEBIDAS Y TABACO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4</text:p>
          </table:table-cell>
          <table:table-cell table:style-name="ce8" office:value-type="string" calcext:value-type="string">
            <text:p>CONSTRUCCION DE MAQUINARIAS Y EQUIPOS PARA LA INDUSTRIA, EXCEPTUANDO LA MAQUINARIA PARA TRABAJAR LOS METALES Y LA MADER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92502</text:p>
          </table:table-cell>
          <table:table-cell table:style-name="ce8" office:value-type="string" calcext:value-type="string">
            <text:p>FABRICACIÓN DE MAQUINARIA PARA LA ELABORACIÓN DE ALIMENTOS,BEBIDAS Y TABACO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92601</text:p>
          </table:table-cell>
          <table:table-cell table:style-name="ce8" office:value-type="string" calcext:value-type="string">
            <text:p>FABRICACIÓN DE MAQUINARIA PARA LA ELABORACIÓN DE PRODUCTOS TEXTILES, PRENDAS DE VESTIR Y CUER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4</text:p>
          </table:table-cell>
          <table:table-cell table:style-name="ce8" office:value-type="string" calcext:value-type="string">
            <text:p>CONSTRUCCION DE MAQUINARIAS Y EQUIPOS PARA LA INDUSTRIA, EXCEPTUANDO LA MAQUINARIA PARA TRABAJAR LOS METALES Y LA MADER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92602</text:p>
          </table:table-cell>
          <table:table-cell table:style-name="ce8" office:value-type="string" calcext:value-type="string">
            <text:p>REPARACIÓN DE MAQUINARIA PARA LA ELABORACIÓN DE PRODUCTOS TEXTILES, PRENDAS DE VESTIR Y CUER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92700</text:p>
          </table:table-cell>
          <table:table-cell table:style-name="ce8" office:value-type="string" calcext:value-type="string">
            <text:p>FABRICACIÓN DE ARMAS Y MUNICION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01</text:p>
          </table:table-cell>
          <table:table-cell table:style-name="ce8" office:value-type="string" calcext:value-type="string">
            <text:p>FABRICACION DE ARMAS, CUCHILLERIA, HERRAMIENTAS MANUALES Y ARTICULOS GRALES. DE FERRETERI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92901</text:p>
          </table:table-cell>
          <table:table-cell table:style-name="ce8" office:value-type="string" calcext:value-type="string">
            <text:p>FABRICACIÓN DE MAQUINARIA DE USO ESPECIAL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3</text:p>
          </table:table-cell>
          <table:table-cell table:style-name="ce8" office:value-type="string" calcext:value-type="string">
            <text:p>CONSTRUCCION DE MAQUINARIAS PARA TRABAJAR LOS METALES Y LA MADER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92901</text:p>
          </table:table-cell>
          <table:table-cell table:style-name="ce8" office:value-type="string" calcext:value-type="string">
            <text:p>FABRICACIÓN DE MAQUINARIA DE USO ESPECIAL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4</text:p>
          </table:table-cell>
          <table:table-cell table:style-name="ce8" office:value-type="string" calcext:value-type="string">
            <text:p>CONSTRUCCION DE MAQUINARIAS Y EQUIPOS PARA LA INDUSTRIA, EXCEPTUANDO LA MAQUINARIA PARA TRABAJAR LOS METALES Y LA MADER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92901</text:p>
          </table:table-cell>
          <table:table-cell table:style-name="ce8" office:value-type="string" calcext:value-type="string">
            <text:p>FABRICACIÓN DE MAQUINARIA DE USO ESPECIAL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6</text:p>
          </table:table-cell>
          <table:table-cell table:style-name="ce8" office:value-type="string" calcext:value-type="string">
            <text:p>CONSTRUCCION DE MAQUINARIAS Y EQUIPOS, NO CLASIFICADOS EN OTRA PARTE EXCEPTUANDO LA MAQUINARIA ELECTRIC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292902</text:p>
          </table:table-cell>
          <table:table-cell table:style-name="ce8" office:value-type="string" calcext:value-type="string">
            <text:p>REPARACIÓN DE MAQUINARIA DE USO ESPECIAL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93010</text:p>
          </table:table-cell>
          <table:table-cell table:style-name="ce8" office:value-type="string" calcext:value-type="string">
            <text:p>FABRICACIÓN DE COCINAS, CALEFONES, ESTUFAS Y CALEFACTORES NO ELÉCTRIC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0</text:p>
          </table:table-cell>
          <table:table-cell table:style-name="ce8" office:value-type="string" calcext:value-type="string">
            <text:p>FABRICACION DE PRODUCTOS METALICOS, NO CLASIFICADOS EN OTRA PARTE, EXCEPTUANDO MAQUINAS Y EQUIP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93010</text:p>
          </table:table-cell>
          <table:table-cell table:style-name="ce8" office:value-type="string" calcext:value-type="string">
            <text:p>FABRICACIÓN DE COCINAS, CALEFONES, ESTUFAS Y CALEFACTORES NO ELÉCTRIC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6</text:p>
          </table:table-cell>
          <table:table-cell table:style-name="ce8" office:value-type="string" calcext:value-type="string">
            <text:p>CONSTRUCCION DE MAQUINARIAS Y EQUIPOS, NO CLASIFICADOS EN OTRA PARTE EXCEPTUANDO LA MAQUINARIA ELECTRIC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93010</text:p>
          </table:table-cell>
          <table:table-cell table:style-name="ce8" office:value-type="string" calcext:value-type="string">
            <text:p>FABRICACIÓN DE COCINAS, CALEFONES, ESTUFAS Y CALEFACTORES NO ELÉCTRIC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9</text:p>
          </table:table-cell>
          <table:table-cell table:style-name="ce8" office:value-type="string" calcext:value-type="string">
            <text:p>CONSTRUCCION DE APARATOS Y /O ACCESORIOS ELECTRICOS DE USO DOMESTICO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93020</text:p>
          </table:table-cell>
          <table:table-cell table:style-name="ce8" office:value-type="string" calcext:value-type="string">
            <text:p>FABRICACIÓN DE HELADERAS, "FREEZERS", LAVARROPAS Y SECARROPA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9</text:p>
          </table:table-cell>
          <table:table-cell table:style-name="ce8" office:value-type="string" calcext:value-type="string">
            <text:p>CONSTRUCCION DE APARATOS Y /O ACCESORIOS ELECTRICOS DE USO DOMESTICO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93090</text:p>
          </table:table-cell>
          <table:table-cell table:style-name="ce8" office:value-type="string" calcext:value-type="string">
            <text:p>FABRICACIÓN DE APARATOS DE USO DOMÉSTICO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9</text:p>
          </table:table-cell>
          <table:table-cell table:style-name="ce8" office:value-type="string" calcext:value-type="string">
            <text:p>CONSTRUCCION DE APARATOS Y /O ACCESORIOS ELECTRICOS DE USO DOMESTICO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300000</text:p>
          </table:table-cell>
          <table:table-cell table:style-name="ce8" office:value-type="string" calcext:value-type="string">
            <text:p>FABRICACIÓN DE MAQUINARIA DE OFICINA, CONTABILIDAD E INFORMÁTICA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5</text:p>
          </table:table-cell>
          <table:table-cell table:style-name="ce8" office:value-type="string" calcext:value-type="string">
            <text:p>CONSTRUCCION DE MAQUINAS PARA OFICINA, DE CALCULOS <text:s/>Y CONTABILIDAD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311001</text:p>
          </table:table-cell>
          <table:table-cell table:style-name="ce8" office:value-type="string" calcext:value-type="string">
            <text:p>FABRICACIÓN DE MOTORES, GENERADORES Y TRANSFORMADORES ELÉCTRIC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7</text:p>
          </table:table-cell>
          <table:table-cell table:style-name="ce8" office:value-type="string" calcext:value-type="string">
            <text:p>CONSTRUCCION DE MAQUINAS Y APARATOS INDUSTRIALES ELECTRIC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311002</text:p>
          </table:table-cell>
          <table:table-cell table:style-name="ce8" office:value-type="string" calcext:value-type="string">
            <text:p>FABRICACIÓN DE MOTORES, GENERADORES Y TRANSFORMADORES ELÉCTRIC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312001</text:p>
          </table:table-cell>
          <table:table-cell table:style-name="ce8" office:value-type="string" calcext:value-type="string">
            <text:p>FABRICACIÓN DE APARATOS DE DISTRIBUCIÓN Y CONTROL DE LA ENERGÍA ELECTRICA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7</text:p>
          </table:table-cell>
          <table:table-cell table:style-name="ce8" office:value-type="string" calcext:value-type="string">
            <text:p>CONSTRUCCION DE MAQUINAS Y APARATOS INDUSTRIALES ELECTRIC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312002</text:p>
          </table:table-cell>
          <table:table-cell table:style-name="ce8" office:value-type="string" calcext:value-type="string">
            <text:p>REPARACIÓN DE APARATOS DE DISTRIBUCIÓN Y CONTROL DE LA ENERGÍA ELECTRIC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313000</text:p>
          </table:table-cell>
          <table:table-cell table:style-name="ce8" office:value-type="string" calcext:value-type="string">
            <text:p>FABRICACIÓN DE HILOS Y CABLES AISLAD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25</text:p>
          </table:table-cell>
          <table:table-cell table:style-name="ce8" office:value-type="string" calcext:value-type="string">
            <text:p>CONSTRUCCION DE APARATOS ELECTRICOS,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314000</text:p>
          </table:table-cell>
          <table:table-cell table:style-name="ce8" office:value-type="string" calcext:value-type="string">
            <text:p>FABRICACIÓN DE ACUMULADORES, PILAS Y BATERÍAS PRIMARIA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25</text:p>
          </table:table-cell>
          <table:table-cell table:style-name="ce8" office:value-type="string" calcext:value-type="string">
            <text:p>CONSTRUCCION DE APARATOS ELECTRICOS,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315000</text:p>
          </table:table-cell>
          <table:table-cell table:style-name="ce8" office:value-type="string" calcext:value-type="string">
            <text:p>FABRICACIÓN DE LAMPARAS ELÉCTRICAS Y EQUIPO DE ILUMINACIÓN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9</text:p>
          </table:table-cell>
          <table:table-cell table:style-name="ce8" office:value-type="string" calcext:value-type="string">
            <text:p>CONSTRUCCION DE APARATOS Y /O ACCESORIOS ELECTRICOS DE USO DOMESTICO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315000</text:p>
          </table:table-cell>
          <table:table-cell table:style-name="ce8" office:value-type="string" calcext:value-type="string">
            <text:p>FABRICACIÓN DE LAMPARAS ELÉCTRICAS Y EQUIPO DE ILUMINACIÓN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25</text:p>
          </table:table-cell>
          <table:table-cell table:style-name="ce8" office:value-type="string" calcext:value-type="string">
            <text:p>CONSTRUCCION DE APARATOS ELECTRICOS,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319001</text:p>
          </table:table-cell>
          <table:table-cell table:style-name="ce8" office:value-type="string" calcext:value-type="string">
            <text:p>FABRICACIÓN <text:s/>DE EQUIPO ELÉCTRICO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7</text:p>
          </table:table-cell>
          <table:table-cell table:style-name="ce8" office:value-type="string" calcext:value-type="string">
            <text:p>CONSTRUCCION DE MAQUINAS Y APARATOS INDUSTRIALES ELECTRIC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319001</text:p>
          </table:table-cell>
          <table:table-cell table:style-name="ce8" office:value-type="string" calcext:value-type="string">
            <text:p>FABRICACIÓN <text:s/>DE EQUIPO ELÉCTRICO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25</text:p>
          </table:table-cell>
          <table:table-cell table:style-name="ce8" office:value-type="string" calcext:value-type="string">
            <text:p>CONSTRUCCION DE APARATOS ELECTRICOS,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319002</text:p>
          </table:table-cell>
          <table:table-cell table:style-name="ce8" office:value-type="string" calcext:value-type="string">
            <text:p>REPARACIÓN <text:s/>DE EQUIPO ELÉCTRICO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3800029</text:p>
          </table:table-cell>
          <table:table-cell table:style-name="ce8" office:value-type="string" calcext:value-type="string">
            <text:p>FABRICACION DE PIEZAS DE ARMADO DE <text:s/>AUTOMOTOR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319002</text:p>
          </table:table-cell>
          <table:table-cell table:style-name="ce8" office:value-type="string" calcext:value-type="string">
            <text:p>REPARACIÓN <text:s/>DE EQUIPO ELÉCTRICO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321000</text:p>
          </table:table-cell>
          <table:table-cell table:style-name="ce8" office:value-type="string" calcext:value-type="string">
            <text:p>FABRICACIÓN DE TUBOS, VÁLVULAS <text:s/>Y OTROS <text:s/>COMPONENTES ELECTRÓNIC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8</text:p>
          </table:table-cell>
          <table:table-cell table:style-name="ce8" office:value-type="string" calcext:value-type="string">
            <text:p>CONSTRUCCION DE APARATOS Y EQUIPOS DE RADIO, TELEVISION Y DE COMUNICACION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322001</text:p>
          </table:table-cell>
          <table:table-cell table:style-name="ce8" office:value-type="string" calcext:value-type="string">
            <text:p>FABRICACIÓN DE TRANSMISORES DE RADIO Y TELEVISIÓN Y DE APARATOS PARA TELEFONÍA Y TELEGRAFÍA CON HIL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8</text:p>
          </table:table-cell>
          <table:table-cell table:style-name="ce8" office:value-type="string" calcext:value-type="string">
            <text:p>CONSTRUCCION DE APARATOS Y EQUIPOS DE RADIO, TELEVISION Y DE COMUNICACION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322002</text:p>
          </table:table-cell>
          <table:table-cell table:style-name="ce8" office:value-type="string" calcext:value-type="string">
            <text:p>REPARACIÓN DE TRANSMISORES DE RADIO Y TELEVISIÓN Y DE APARATOS PARA TELEFONÍA Y TELEGRAFÍA CON HIL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323000</text:p>
          </table:table-cell>
          <table:table-cell table:style-name="ce8" office:value-type="string" calcext:value-type="string">
            <text:p>FABRICACIÓN DE RECEPTORES DE RADIO Y TELEVISIÓN, APARATOS DE GRABACIÓN Y REPRODUCCIÓN DE SONIDO Y VIDEO, Y PRODUCTOS CONEX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18</text:p>
          </table:table-cell>
          <table:table-cell table:style-name="ce8" office:value-type="string" calcext:value-type="string">
            <text:p>CONSTRUCCION DE APARATOS Y EQUIPOS DE RADIO, TELEVISION Y DE COMUNICACION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331100</text:p>
          </table:table-cell>
          <table:table-cell table:style-name="ce8" office:value-type="string" calcext:value-type="string">
            <text:p>FABRICACIÓN DE EQUIPO MEDICO Y QUIRÚRGICO Y DE APARATOS ORTOPÉDIC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02</text:p>
          </table:table-cell>
          <table:table-cell table:style-name="ce8" office:value-type="string" calcext:value-type="string">
            <text:p>FABRICACION DE MUEBLES Y ACCESORIOS, PCIPALMENTE. METALIC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331100</text:p>
          </table:table-cell>
          <table:table-cell table:style-name="ce8" office:value-type="string" calcext:value-type="string">
            <text:p>FABRICACIÓN DE EQUIPO MEDICO Y QUIRÚRGICO Y DE APARATOS ORTOPÉDIC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40</text:p>
          </table:table-cell>
          <table:table-cell table:style-name="ce8" office:value-type="string" calcext:value-type="string">
            <text:p>CONSTRUCCION DE EQUIPOS PROFESIONALES Y CIENTIFICOS, INSTRUMENTOS DE MEDIDA Y CONTROL, APARATOS FOTOGRAFICOS E INSTRUMENTOS DE OPTICA Y RELOJ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331200</text:p>
          </table:table-cell>
          <table:table-cell table:style-name="ce8" office:value-type="string" calcext:value-type="string">
            <text:p>FABRICACIÓN DE INSTRUMENTOS Y APARATOS PARA MEDIR, VERIFICAR,ENSAYAR, NAVEGAR Y OTROS FINES, EXCEPTO EL EQUIPO DE CONTROL <text:s/>DEPROCESOS INDUSTRIAL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40</text:p>
          </table:table-cell>
          <table:table-cell table:style-name="ce8" office:value-type="string" calcext:value-type="string">
            <text:p>CONSTRUCCION DE EQUIPOS PROFESIONALES Y CIENTIFICOS, INSTRUMENTOS DE MEDIDA Y CONTROL, APARATOS FOTOGRAFICOS E INSTRUMENTOS DE OPTICA Y RELOJ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331300</text:p>
          </table:table-cell>
          <table:table-cell table:style-name="ce8" office:value-type="string" calcext:value-type="string">
            <text:p>FABRICACIÓN DE EQUIPO DE CONTROL DE PROCESOS INDUSTRIAL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40</text:p>
          </table:table-cell>
          <table:table-cell table:style-name="ce8" office:value-type="string" calcext:value-type="string">
            <text:p>CONSTRUCCION DE EQUIPOS PROFESIONALES Y CIENTIFICOS, INSTRUMENTOS DE MEDIDA Y CONTROL, APARATOS FOTOGRAFICOS E INSTRUMENTOS DE OPTICA Y RELOJ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332000</text:p>
          </table:table-cell>
          <table:table-cell table:style-name="ce8" office:value-type="string" calcext:value-type="string">
            <text:p>FABRICACIÓN DE INSTRUMENTOS DE ÓPTICA Y EQUIPO FOTOGRÁFICO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40</text:p>
          </table:table-cell>
          <table:table-cell table:style-name="ce8" office:value-type="string" calcext:value-type="string">
            <text:p>CONSTRUCCION DE EQUIPOS PROFESIONALES Y CIENTIFICOS, INSTRUMENTOS DE MEDIDA Y CONTROL, APARATOS FOTOGRAFICOS E INSTRUMENTOS DE OPTICA Y RELOJ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333000</text:p>
          </table:table-cell>
          <table:table-cell table:style-name="ce8" office:value-type="string" calcext:value-type="string">
            <text:p>FABRICACIÓN DE RELOJ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40</text:p>
          </table:table-cell>
          <table:table-cell table:style-name="ce8" office:value-type="string" calcext:value-type="string">
            <text:p>CONSTRUCCION DE EQUIPOS PROFESIONALES Y CIENTIFICOS, INSTRUMENTOS DE MEDIDA Y CONTROL, APARATOS FOTOGRAFICOS E INSTRUMENTOS DE OPTICA Y RELOJ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341000</text:p>
          </table:table-cell>
          <table:table-cell table:style-name="ce8" office:value-type="string" calcext:value-type="string">
            <text:p>FABRICACIÓN DE VEHÍCULOS AUTOMOTOR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28</text:p>
          </table:table-cell>
          <table:table-cell table:style-name="ce8" office:value-type="string" calcext:value-type="string">
            <text:p>FABRICACION DE VEHICULOS AUTOMOTOR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342000</text:p>
          </table:table-cell>
          <table:table-cell table:style-name="ce8" office:value-type="string" calcext:value-type="string">
            <text:p>FABRICACIÓN DE CARROCERÍAS PARA VEHÍCULOS AUTOMOTORES; FABRICACIÓN DE REMOLQUES Y SEMIRREMOLQU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29</text:p>
          </table:table-cell>
          <table:table-cell table:style-name="ce8" office:value-type="string" calcext:value-type="string">
            <text:p>FABRICACION DE PIEZAS DE ARMADO DE <text:s/>AUTOMOTOR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342000</text:p>
          </table:table-cell>
          <table:table-cell table:style-name="ce8" office:value-type="string" calcext:value-type="string">
            <text:p>FABRICACIÓN DE CARROCERÍAS PARA VEHÍCULOS AUTOMOTORES; FABRICACIÓN DE REMOLQUES Y SEMIRREMOLQU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32</text:p>
          </table:table-cell>
          <table:table-cell table:style-name="ce8" office:value-type="string" calcext:value-type="string">
            <text:p>FABRICACION DE ACOPLAD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style-name="ce34" table:number-columns-repeated="1016"/>
        </table:table-row>
        <table:table-row table:style-name="ro1">
          <table:table-cell table:style-name="ce3" office:value-type="string" calcext:value-type="string">
            <text:p>343000</text:p>
          </table:table-cell>
          <table:table-cell table:style-name="ce8" office:value-type="string" calcext:value-type="string">
            <text:p>FABRICACIÓN DE PARTES; PIEZAS Y ACCESORIOS PARA VEHÍCULOS AUTOMOTORES Y SUS MOTOR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29</text:p>
          </table:table-cell>
          <table:table-cell table:style-name="ce8" office:value-type="string" calcext:value-type="string">
            <text:p>FABRICACION DE PIEZAS DE ARMADO DE <text:s/>AUTOMOTOR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351101</text:p>
          </table:table-cell>
          <table:table-cell table:style-name="ce8" office:value-type="string" calcext:value-type="string">
            <text:p>CONSTRUCCIÓN DE BUQU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26</text:p>
          </table:table-cell>
          <table:table-cell table:style-name="ce8" office:value-type="string" calcext:value-type="string">
            <text:p>CONSTRUCCIONES NAVAL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351102</text:p>
          </table:table-cell>
          <table:table-cell table:style-name="ce8" office:value-type="string" calcext:value-type="string">
            <text:p>REPARACIÓN DE BUQUE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05</text:p>
          </table:table-cell>
          <table:table-cell table:style-name="ce8" office:value-type="string" calcext:value-type="string">
            <text:p>TALLERES DE REPARACIONES NAVA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351201</text:p>
          </table:table-cell>
          <table:table-cell table:style-name="ce8" office:value-type="string" calcext:value-type="string">
            <text:p>CONSTRUCCIÓN DE EMBARCACIONES DE RECREO Y DEPORTE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500023</text:p>
          </table:table-cell>
          <table:table-cell table:style-name="ce8" office:value-type="string" calcext:value-type="string">
            <text:p>FABRICACION DE PRODUCTOS DE CAUCHO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351201</text:p>
          </table:table-cell>
          <table:table-cell table:style-name="ce8" office:value-type="string" calcext:value-type="string">
            <text:p>CONSTRUCCIÓN DE EMBARCACIONES DE RECREO Y DEPORTE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26</text:p>
          </table:table-cell>
          <table:table-cell table:style-name="ce8" office:value-type="string" calcext:value-type="string">
            <text:p>CONSTRUCCIONES NAVAL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351202</text:p>
          </table:table-cell>
          <table:table-cell table:style-name="ce8" office:value-type="string" calcext:value-type="string">
            <text:p>CONSTRUCCIÓN Y REPARACIÓN DE EMBARCACIONES DE RECREO Y DEPORTE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06</text:p>
          </table:table-cell>
          <table:table-cell table:style-name="ce8" office:value-type="string" calcext:value-type="string">
            <text:p>TALLERES DE REPARACIONES DE TRACTORES, MAQUINAS AGRICOLAS, MATERIAL FERROVIARIO, AVIONES Y EMBARCA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352001</text:p>
          </table:table-cell>
          <table:table-cell table:style-name="ce8" office:value-type="string" calcext:value-type="string">
            <text:p>FABRICACIÓN DE LOCOMOTORAS Y DE MATERIAL RODANTE PARA FERROCARRILES Y TRANVÍA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27</text:p>
          </table:table-cell>
          <table:table-cell table:style-name="ce8" office:value-type="string" calcext:value-type="string">
            <text:p>CONSTRUCCIONES DE EQUIPOS FERROVIARI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352002</text:p>
          </table:table-cell>
          <table:table-cell table:style-name="ce8" office:value-type="string" calcext:value-type="string">
            <text:p>REPARACIÓN DE LOCOMOTORAS Y DE MATERIAL RODANTE PARA FERROCARRILES Y TRANVÍ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06</text:p>
          </table:table-cell>
          <table:table-cell table:style-name="ce8" office:value-type="string" calcext:value-type="string">
            <text:p>TALLERES DE REPARACIONES DE TRACTORES, MAQUINAS AGRICOLAS, MATERIAL FERROVIARIO, AVIONES Y EMBARCA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353001</text:p>
          </table:table-cell>
          <table:table-cell table:style-name="ce8" office:value-type="string" calcext:value-type="string">
            <text:p>FABRICACIÓN DE AERONAV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31</text:p>
          </table:table-cell>
          <table:table-cell table:style-name="ce8" office:value-type="string" calcext:value-type="string">
            <text:p>FABRICACION DE AERONAV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353002</text:p>
          </table:table-cell>
          <table:table-cell table:style-name="ce8" office:value-type="string" calcext:value-type="string">
            <text:p>FABRICACIÓN Y REPARACIÓN DE AERONAVE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06</text:p>
          </table:table-cell>
          <table:table-cell table:style-name="ce8" office:value-type="string" calcext:value-type="string">
            <text:p>TALLERES DE REPARACIONES DE TRACTORES, MAQUINAS AGRICOLAS, MATERIAL FERROVIARIO, AVIONES Y EMBARCA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359100</text:p>
          </table:table-cell>
          <table:table-cell table:style-name="ce8" office:value-type="string" calcext:value-type="string">
            <text:p>FABRICACIÓN DE MOTOCICLETA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30</text:p>
          </table:table-cell>
          <table:table-cell table:style-name="ce8" office:value-type="string" calcext:value-type="string">
            <text:p>FABRICACION DE MOTOCICLETAS, BICICLETAS, ETC., Y SUS PIEZAS ESPECIAL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359200</text:p>
          </table:table-cell>
          <table:table-cell table:style-name="ce8" office:value-type="string" calcext:value-type="string">
            <text:p>FABRICACIÓN DE BICICLETAS Y DE SILLONES DE RUEDAS ORTOPÉDIC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30</text:p>
          </table:table-cell>
          <table:table-cell table:style-name="ce8" office:value-type="string" calcext:value-type="string">
            <text:p>FABRICACION DE MOTOCICLETAS, BICICLETAS, ETC., Y SUS PIEZAS ESPECIAL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359900</text:p>
          </table:table-cell>
          <table:table-cell table:style-name="ce8" office:value-type="string" calcext:value-type="string">
            <text:p>FABRICACIÓN DE EQUIPO DE TRANSPORTE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35</text:p>
          </table:table-cell>
          <table:table-cell table:style-name="ce8" office:value-type="string" calcext:value-type="string">
            <text:p>CONSTRUCCION DE MATERIAL DE TRANSPORTE NO CLASIFICADO EN <text:s/>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4-01-01" calcext:value-type="date">
            <text:p>1-Jan-94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361010</text:p>
          </table:table-cell>
          <table:table-cell table:style-name="ce8" office:value-type="string" calcext:value-type="string">
            <text:p>FABRICACIÓN DE MUEBLES Y PARTES DE MUEBLES, PRINCIPALMENTE DE MADERA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300003</text:p>
          </table:table-cell>
          <table:table-cell table:style-name="ce8" office:value-type="string" calcext:value-type="string">
            <text:p>FABRICACION DE MUEBLES Y ACCESORIOS, EXCEPTO LOS QUE SON PRINCIPALMENTE METALIC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361020</text:p>
          </table:table-cell>
          <table:table-cell table:style-name="ce8" office:value-type="string" calcext:value-type="string">
            <text:p>FABRICACIÓN DE MUEBLES Y PARTES DE MUEBLES, EXCEPTO LOS QUE SON PRINCIPALMENTE DE MADERA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800002</text:p>
          </table:table-cell>
          <table:table-cell table:style-name="ce8" office:value-type="string" calcext:value-type="string">
            <text:p>FABRICACION DE MUEBLES Y ACCESORIOS, PCIPALMENTE. METALIC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361030</text:p>
          </table:table-cell>
          <table:table-cell table:style-name="ce8" office:value-type="string" calcext:value-type="string">
            <text:p>FABRICACIÓN DE SOMIERES Y COLCHON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900025</text:p>
          </table:table-cell>
          <table:table-cell table:style-name="ce8" office:value-type="string" calcext:value-type="string">
            <text:p>INDUSTRIA MANUFACTURERAS, NO CLASIFICADA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369100</text:p>
          </table:table-cell>
          <table:table-cell table:style-name="ce8" office:value-type="string" calcext:value-type="string">
            <text:p>FABRICACIÓN DE JOYAS Y ARTÍCULOS CONEX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900016</text:p>
          </table:table-cell>
          <table:table-cell table:style-name="ce8" office:value-type="string" calcext:value-type="string">
            <text:p>FABRICACION DE JOYAS Y ARTICULOS CONEXOS 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369200</text:p>
          </table:table-cell>
          <table:table-cell table:style-name="ce8" office:value-type="string" calcext:value-type="string">
            <text:p>FABRICACIÓN DE INSTRUMENTOS DE MÚSICA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900017</text:p>
          </table:table-cell>
          <table:table-cell table:style-name="ce8" office:value-type="string" calcext:value-type="string">
            <text:p>FABRICACION DE INSTRUMENTOS DE MUSICA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369300</text:p>
          </table:table-cell>
          <table:table-cell table:style-name="ce8" office:value-type="string" calcext:value-type="string">
            <text:p>FABRICACIÓN DE ARTÍCULOS DE DEPORTE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900025</text:p>
          </table:table-cell>
          <table:table-cell table:style-name="ce8" office:value-type="string" calcext:value-type="string">
            <text:p>INDUSTRIA MANUFACTURERAS, NO CLASIFICADA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369400</text:p>
          </table:table-cell>
          <table:table-cell table:style-name="ce8" office:value-type="string" calcext:value-type="string">
            <text:p>FABRICACIÓN DE JUEGOS Y JUGUET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500010</text:p>
          </table:table-cell>
          <table:table-cell table:style-name="ce8" office:value-type="string" calcext:value-type="string">
            <text:p>FABRICACION DE PRODUCTOS PLASTICOS,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369400</text:p>
          </table:table-cell>
          <table:table-cell table:style-name="ce8" office:value-type="string" calcext:value-type="string">
            <text:p>FABRICACIÓN DE JUEGOS Y JUGUET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900025</text:p>
          </table:table-cell>
          <table:table-cell table:style-name="ce8" office:value-type="string" calcext:value-type="string">
            <text:p>INDUSTRIA MANUFACTURERAS, NO CLASIFICADA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369910</text:p>
          </table:table-cell>
          <table:table-cell table:style-name="ce8" office:value-type="string" calcext:value-type="string">
            <text:p>FABRICACIÓN DE LÁPICES, LAPICERAS, <text:s/>BOLÍGRAFOS, SELLOS Y ARTÍCULOS SIMILARES PARA OFICINAS Y ARTISTA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900025</text:p>
          </table:table-cell>
          <table:table-cell table:style-name="ce8" office:value-type="string" calcext:value-type="string">
            <text:p>INDUSTRIA MANUFACTURERAS, NO CLASIFICADA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369921</text:p>
          </table:table-cell>
          <table:table-cell table:style-name="ce8" office:value-type="string" calcext:value-type="string">
            <text:p>FABRICACIÓN DE CEPILLOS Y PINCEL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900025</text:p>
          </table:table-cell>
          <table:table-cell table:style-name="ce8" office:value-type="string" calcext:value-type="string">
            <text:p>INDUSTRIA MANUFACTURERAS, NO CLASIFICADA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style-name="ce34" table:number-columns-repeated="1016"/>
        </table:table-row>
        <table:table-row table:style-name="ro2">
          <table:table-cell table:style-name="ce3" office:value-type="string" calcext:value-type="string">
            <text:p>369922</text:p>
          </table:table-cell>
          <table:table-cell table:style-name="ce8" office:value-type="string" calcext:value-type="string">
            <text:p>FABRICACION DE ESCOBA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300002</text:p>
          </table:table-cell>
          <table:table-cell table:style-name="ce8" office:value-type="string" calcext:value-type="string">
            <text:p>FABRICACION DE ESCOBA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1995-01-01" calcext:value-type="date">
            <text:p>1-Jan-95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369990</text:p>
          </table:table-cell>
          <table:table-cell table:style-name="ce8" office:value-type="string" calcext:value-type="string">
            <text:p>INDUSTRIAS MANUFACTURERAS N.C.P.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3900025</text:p>
          </table:table-cell>
          <table:table-cell table:style-name="ce8" office:value-type="string" calcext:value-type="string">
            <text:p>INDUSTRIA MANUFACTURERAS, NO CLASIFICADAS EN OTRA PARTE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371000</text:p>
          </table:table-cell>
          <table:table-cell table:style-name="ce9" office:value-type="string" calcext:value-type="string">
            <text:p>RECICLAMIENTO DE DESPERDICIOS Y DESECHOS METÁLIC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/>
          <table:table-cell table:style-name="ce9"/>
          <table:table-cell table:style-name="ce22"/>
          <table:table-cell table:style-name="ce27"/>
          <table:table-cell table:style-name="ce32"/>
          <table:table-cell table:number-columns-repeated="1016"/>
        </table:table-row>
        <table:table-row table:style-name="ro1">
          <table:table-cell table:style-name="ce3" office:value-type="string" calcext:value-type="string">
            <text:p>372000</text:p>
          </table:table-cell>
          <table:table-cell table:style-name="ce9" office:value-type="string" calcext:value-type="string">
            <text:p>RECICLAMIENTO DE DESPERDICIOS Y DESECHOS NO METÁLICO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/>
          <table:table-cell table:style-name="ce9"/>
          <table:table-cell table:style-name="ce22"/>
          <table:table-cell table:style-name="ce27"/>
          <table:table-cell table:style-name="ce32"/>
          <table:table-cell table:number-columns-repeated="1016"/>
        </table:table-row>
        <table:table-row table:style-name="ro1">
          <table:table-cell table:style-name="ce3" office:value-type="string" calcext:value-type="string">
            <text:p>401110</text:p>
          </table:table-cell>
          <table:table-cell table:style-name="ce8" office:value-type="string" calcext:value-type="string">
            <text:p>GENERACIÓN DE ENERGÍA TÉRMICA CONVENCIONAL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5000001</text:p>
          </table:table-cell>
          <table:table-cell table:style-name="ce8" office:value-type="string" calcext:value-type="string">
            <text:p>GENERACION, TRANSMISION Y DISTRIBUCION DE ELECTRICIDAD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401120</text:p>
          </table:table-cell>
          <table:table-cell table:style-name="ce8" office:value-type="string" calcext:value-type="string">
            <text:p>GENERACIÓN DE ENERGÍA TÉRMICA NUCLEAR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5000001</text:p>
          </table:table-cell>
          <table:table-cell table:style-name="ce8" office:value-type="string" calcext:value-type="string">
            <text:p>GENERACION, TRANSMISION Y DISTRIBUCION DE ELECTRICIDAD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401130</text:p>
          </table:table-cell>
          <table:table-cell table:style-name="ce8" office:value-type="string" calcext:value-type="string">
            <text:p>GENERACIÓN DE ENERGÍA HIDRÁULIC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5000001</text:p>
          </table:table-cell>
          <table:table-cell table:style-name="ce8" office:value-type="string" calcext:value-type="string">
            <text:p>GENERACION, TRANSMISION Y DISTRIBUCION DE ELECTRICIDAD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401190</text:p>
          </table:table-cell>
          <table:table-cell table:style-name="ce8" office:value-type="string" calcext:value-type="string">
            <text:p>GENERACIÓN DE ENERGÍA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5000001</text:p>
          </table:table-cell>
          <table:table-cell table:style-name="ce8" office:value-type="string" calcext:value-type="string">
            <text:p>GENERACION, TRANSMISION Y DISTRIBUCION DE ELECTRICIDAD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401200</text:p>
          </table:table-cell>
          <table:table-cell table:style-name="ce8" office:value-type="string" calcext:value-type="string">
            <text:p>TRANSPORTE DE ENERGÍA ELÉCTRIC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5000001</text:p>
          </table:table-cell>
          <table:table-cell table:style-name="ce8" office:value-type="string" calcext:value-type="string">
            <text:p>GENERACION, TRANSMISION Y DISTRIBUCION DE ELECTRICIDAD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401300</text:p>
          </table:table-cell>
          <table:table-cell table:style-name="ce8" office:value-type="string" calcext:value-type="string">
            <text:p>DISTRIBUCIÓN Y ADMINISTRACIÓN DE ENERGÍA ELÉCTRIC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5000001</text:p>
          </table:table-cell>
          <table:table-cell table:style-name="ce8" office:value-type="string" calcext:value-type="string">
            <text:p>GENERACION, TRANSMISION Y DISTRIBUCION DE ELECTRICIDAD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402001</text:p>
          </table:table-cell>
          <table:table-cell table:style-name="ce8" office:value-type="string" calcext:value-type="string">
            <text:p>FABRICACIÓN DE GAS Y DISTRIBUCIÓN DE COMBUSTIBLES GASEOSOS POR TUBERÍ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5000004</text:p>
          </table:table-cell>
          <table:table-cell table:style-name="ce8" office:value-type="string" calcext:value-type="string">
            <text:p>FRACCIONADORES DE GAS LICUADO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402002</text:p>
          </table:table-cell>
          <table:table-cell table:style-name="ce8" office:value-type="string" calcext:value-type="string">
            <text:p>DISTRIBUCION DE GAS NATURAL -LEY 11.244- </text:p>
          </table:table-cell>
          <table:table-cell table:style-name="ce13" office:value-type="percentage" office:value="0.034" calcext:value-type="percentage">
            <text:p>3.40%</text:p>
          </table:table-cell>
          <table:table-cell table:style-name="ce18" office:value-type="string" calcext:value-type="string">
            <text:p>5000004</text:p>
          </table:table-cell>
          <table:table-cell table:style-name="ce8" office:value-type="string" calcext:value-type="string">
            <text:p>FRACCIONADORES DE GAS LICUADO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403000</text:p>
          </table:table-cell>
          <table:table-cell table:style-name="ce8" office:value-type="string" calcext:value-type="string">
            <text:p>SUMINISTRO DE VAPOR Y AGUA CALIENTE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5000002</text:p>
          </table:table-cell>
          <table:table-cell table:style-name="ce8" office:value-type="string" calcext:value-type="string">
            <text:p>PRODUCCION Y DISTRIBUCION DE VAPOR Y AGUA CALIENTE PARA CALEFACCION, FUERZA MOTRIZ Y OTROS US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410010</text:p>
          </table:table-cell>
          <table:table-cell table:style-name="ce8" office:value-type="string" calcext:value-type="string">
            <text:p>CAPTACIÓN, DEPURACIÓN Y DISTRIBUCIÓN DE AGUA DE FUENTES SUBTERRÁNE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5000003</text:p>
          </table:table-cell>
          <table:table-cell table:style-name="ce8" office:value-type="string" calcext:value-type="string">
            <text:p>SUMINISTRO DE AGUA (CAPTACION, PURIFICACION, DISTRIBUCION)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410020</text:p>
          </table:table-cell>
          <table:table-cell table:style-name="ce8" office:value-type="string" calcext:value-type="string">
            <text:p>CAPTACIÓN, DEPURACIÓN Y DISTRIBUCIÓN DE AGUA DE FUENTES SUPERFICIALE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5000003</text:p>
          </table:table-cell>
          <table:table-cell table:style-name="ce8" office:value-type="string" calcext:value-type="string">
            <text:p>SUMINISTRO DE AGUA (CAPTACION, PURIFICACION, DISTRIBUCION)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451100</text:p>
          </table:table-cell>
          <table:table-cell table:style-name="ce8" office:value-type="string" calcext:value-type="string">
            <text:p>DEMOLICIÓN Y VOLADURA DE EDIFICIOS Y DE SUS PARTE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4000003</text:p>
          </table:table-cell>
          <table:table-cell table:style-name="ce8" office:value-type="string" calcext:value-type="string">
            <text:p>SERVICIOS PARA LA CONSTRUCCION, TALES COMO PLOMERIA, CALEFACCION Y REFRIGERACION, COLOCACION DE LADRILLOS, MARMOLES, CARPINTERIA DE MADERA Y DE OBRA, CARPINTERIA METALICA, ETC, EXCAVACIONES Y DEMOLI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451200</text:p>
          </table:table-cell>
          <table:table-cell table:style-name="ce8" office:value-type="string" calcext:value-type="string">
            <text:p>PERFORACIÓN Y SONDEO, EXCEPTO: PERFORACIÓN DE POZOS DE PETRÓLEO, DE GAS, DE MINAS E HIDRÁULICAS Y PROSPECCIÓN DE YACIMIENTOS DE PETRÓLEO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4000003</text:p>
          </table:table-cell>
          <table:table-cell table:style-name="ce8" office:value-type="string" calcext:value-type="string">
            <text:p>SERVICIOS PARA LA CONSTRUCCION, TALES COMO PLOMERIA, CALEFACCION Y REFRIGERACION, COLOCACION DE LADRILLOS, MARMOLES, CARPINTERIA DE MADERA Y DE OBRA, CARPINTERIA METALICA, ETC, EXCAVACIONES Y DEMOLI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451900</text:p>
          </table:table-cell>
          <table:table-cell table:style-name="ce8" office:value-type="string" calcext:value-type="string">
            <text:p>MOVIMIENTO DE SUELOS Y PREPARACIÓN DE TERRENOS PARA OBRAS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4000003</text:p>
          </table:table-cell>
          <table:table-cell table:style-name="ce8" office:value-type="string" calcext:value-type="string">
            <text:p>SERVICIOS PARA LA CONSTRUCCION, TALES COMO PLOMERIA, CALEFACCION Y REFRIGERACION, COLOCACION DE LADRILLOS, MARMOLES, CARPINTERIA DE MADERA Y DE OBRA, CARPINTERIA METALICA, ETC, EXCAVACIONES Y DEMOLI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452100</text:p>
          </table:table-cell>
          <table:table-cell table:style-name="ce8" office:value-type="string" calcext:value-type="string">
            <text:p>CONSTRUCCIÓN, REFORMA Y REPARACIÓN DE EDIFICIOS RESIDENCIALES</text:p>
          </table:table-cell>
          <table:table-cell table:style-name="ce13" office:value-type="percentage" office:value="0.025" calcext:value-type="percentage">
            <text:p>2.50%</text:p>
          </table:table-cell>
          <table:table-cell table:style-name="ce18" office:value-type="string" calcext:value-type="string">
            <text:p>4000002</text:p>
          </table:table-cell>
          <table:table-cell table:style-name="ce8" office:value-type="string" calcext:value-type="string">
            <text:p>CONSTRUCCION EN GENERAL, REFORMAS Y REPARACIONES DE EDIFICI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25" calcext:value-type="percentage">
            <text:p>2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452200</text:p>
          </table:table-cell>
          <table:table-cell table:style-name="ce8" office:value-type="string" calcext:value-type="string">
            <text:p>CONSTRUCCIÓN, REFORMA Y REPARACIÓN DE EDIFICIOS NO RESIDENCIALES</text:p>
          </table:table-cell>
          <table:table-cell table:style-name="ce13" office:value-type="percentage" office:value="0.025" calcext:value-type="percentage">
            <text:p>2.50%</text:p>
          </table:table-cell>
          <table:table-cell table:style-name="ce18" office:value-type="string" calcext:value-type="string">
            <text:p>4000002</text:p>
          </table:table-cell>
          <table:table-cell table:style-name="ce8" office:value-type="string" calcext:value-type="string">
            <text:p>CONSTRUCCION EN GENERAL, REFORMAS Y REPARACIONES DE EDIFICIO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25" calcext:value-type="percentage">
            <text:p>2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452310</text:p>
          </table:table-cell>
          <table:table-cell table:style-name="ce8" office:value-type="string" calcext:value-type="string">
            <text:p>CONSTRUCCIÓN, REFORMA Y REPARACIÓN DE OBRAS HIDRÁULICAS</text:p>
          </table:table-cell>
          <table:table-cell table:style-name="ce13" office:value-type="percentage" office:value="0.025" calcext:value-type="percentage">
            <text:p>2.50%</text:p>
          </table:table-cell>
          <table:table-cell table:style-name="ce18" office:value-type="string" calcext:value-type="string">
            <text:p>4000001</text:p>
          </table:table-cell>
          <table:table-cell table:style-name="ce8" office:value-type="string" calcext:value-type="string">
            <text:p>CONSTRUCCION, REFORMAS Y/O REPARACIONES DE CALLES, CARRETERAS, PUENTES, VIADUCTOS, PUERTOS, AEROPUERTOS,ETC, Y DEMAS COSTRUCCIONES PESADA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25" calcext:value-type="percentage">
            <text:p>2.50%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452390</text:p>
          </table:table-cell>
          <table:table-cell table:style-name="ce8" office:value-type="string" calcext:value-type="string">
            <text:p>CONSTRUCCIÓN, REFORMA Y REPARACIÓN DE OBRAS DE INFRAESTRUCTURADE TRANSPORTE N.C.P. EXCEPTO LOS EDIFICIOS PARA TRÁFICO Y <text:s/>COMUNICACIONES, ESTACIONES, TERMINALES Y EDIFICIOS <text:s/>ASOCIADOS</text:p>
          </table:table-cell>
          <table:table-cell table:style-name="ce13" office:value-type="percentage" office:value="0.025" calcext:value-type="percentage">
            <text:p>2.50%</text:p>
          </table:table-cell>
          <table:table-cell table:style-name="ce18" office:value-type="string" calcext:value-type="string">
            <text:p>4000001</text:p>
          </table:table-cell>
          <table:table-cell table:style-name="ce8" office:value-type="string" calcext:value-type="string">
            <text:p>CONSTRUCCION, REFORMAS Y/O REPARACIONES DE CALLES, CARRETERAS, PUENTES, VIADUCTOS, PUERTOS, AEROPUERTOS,ETC, Y DEMAS COSTRUCCIONES PESADA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25" calcext:value-type="percentage">
            <text:p>2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452400</text:p>
          </table:table-cell>
          <table:table-cell table:style-name="ce8" office:value-type="string" calcext:value-type="string">
            <text:p>CONSTRUCCIÓN, REFORMA Y REPARACIÓN DE REDES DE ELECTRICIDAD,DE GAS, DE AGUA, DE TELECOMUNICACIONES Y DE OTROS SERVICIOS</text:p>
          </table:table-cell>
          <table:table-cell table:style-name="ce13" office:value-type="percentage" office:value="0.025" calcext:value-type="percentage">
            <text:p>2.50%</text:p>
          </table:table-cell>
          <table:table-cell table:style-name="ce18" office:value-type="string" calcext:value-type="string">
            <text:p>4000001</text:p>
          </table:table-cell>
          <table:table-cell table:style-name="ce8" office:value-type="string" calcext:value-type="string">
            <text:p>CONSTRUCCION, REFORMAS Y/O REPARACIONES DE CALLES, CARRETERAS, PUENTES, VIADUCTOS, PUERTOS, AEROPUERTOS,ETC, Y DEMAS COSTRUCCIONES PESADA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25" calcext:value-type="percentage">
            <text:p>2.50%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452510</text:p>
          </table:table-cell>
          <table:table-cell table:style-name="ce8" office:value-type="string" calcext:value-type="string">
            <text:p>PERFORACIÓN DE POZOS DE AGU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4000003</text:p>
          </table:table-cell>
          <table:table-cell table:style-name="ce8" office:value-type="string" calcext:value-type="string">
            <text:p>SERVICIOS PARA LA CONSTRUCCION, TALES COMO PLOMERIA, CALEFACCION Y REFRIGERACION, COLOCACION DE LADRILLOS, MARMOLES, CARPINTERIA DE MADERA Y DE OBRA, CARPINTERIA METALICA, ETC, EXCAVACIONES Y DEMOLI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452520</text:p>
          </table:table-cell>
          <table:table-cell table:style-name="ce8" office:value-type="string" calcext:value-type="string">
            <text:p>ACTIVIDADES DE HINCADO DE PILOTES, CIMENTACIÓN Y OTROS TRABAJOSDE HORMIGÓN ARMADO 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4000003</text:p>
          </table:table-cell>
          <table:table-cell table:style-name="ce8" office:value-type="string" calcext:value-type="string">
            <text:p>SERVICIOS PARA LA CONSTRUCCION, TALES COMO PLOMERIA, CALEFACCION Y REFRIGERACION, COLOCACION DE LADRILLOS, MARMOLES, CARPINTERIA DE MADERA Y DE OBRA, CARPINTERIA METALICA, ETC, EXCAVACIONES Y DEMOLI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452591</text:p>
          </table:table-cell>
          <table:table-cell table:style-name="ce8" office:value-type="string" calcext:value-type="string">
            <text:p>ACTIVIDADES ESPECIALIZADAS DE CONSTRUCCIÓN N.C.P., EXCEPTO MONTAJES INDUSTRIALE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4000003</text:p>
          </table:table-cell>
          <table:table-cell table:style-name="ce8" office:value-type="string" calcext:value-type="string">
            <text:p>SERVICIOS PARA LA CONSTRUCCION, TALES COMO PLOMERIA, CALEFACCION Y REFRIGERACION, COLOCACION DE LADRILLOS, MARMOLES, CARPINTERIA DE MADERA Y DE OBRA, CARPINTERIA METALICA, ETC, EXCAVACIONES Y DEMOLI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452592</text:p>
          </table:table-cell>
          <table:table-cell table:style-name="ce8" office:value-type="string" calcext:value-type="string">
            <text:p>MONTAJES INDUSTRIALES</text:p>
          </table:table-cell>
          <table:table-cell table:style-name="ce13" office:value-type="percentage" office:value="0.025" calcext:value-type="percentage">
            <text:p>2.50%</text:p>
          </table:table-cell>
          <table:table-cell table:style-name="ce18" office:value-type="string" calcext:value-type="string">
            <text:p>4000004</text:p>
          </table:table-cell>
          <table:table-cell table:style-name="ce8" office:value-type="string" calcext:value-type="string">
            <text:p>MONTAJES INDUSTRIALES</text:p>
          </table:table-cell>
          <table:table-cell table:style-name="ce21" office:value-type="string" calcext:value-type="string">
            <text:p>D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25" calcext:value-type="percentage">
            <text:p>2.50%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452900</text:p>
          </table:table-cell>
          <table:table-cell table:style-name="ce8" office:value-type="string" calcext:value-type="string">
            <text:p>OBRAS DE INGENIERÍA CIVIL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4000003</text:p>
          </table:table-cell>
          <table:table-cell table:style-name="ce8" office:value-type="string" calcext:value-type="string">
            <text:p>SERVICIOS PARA LA CONSTRUCCION, TALES COMO PLOMERIA, CALEFACCION Y REFRIGERACION, COLOCACION DE LADRILLOS, MARMOLES, CARPINTERIA DE MADERA Y DE OBRA, CARPINTERIA METALICA, ETC, EXCAVACIONES Y DEMOLI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453110</text:p>
          </table:table-cell>
          <table:table-cell table:style-name="ce8" office:value-type="string" calcext:value-type="string">
            <text:p>INSTALACIÓN DE ASCENSORES, MONTACARGAS Y <text:s/>ESCALERAS MECÁNIC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4000003</text:p>
          </table:table-cell>
          <table:table-cell table:style-name="ce8" office:value-type="string" calcext:value-type="string">
            <text:p>SERVICIOS PARA LA CONSTRUCCION, TALES COMO PLOMERIA, CALEFACCION Y REFRIGERACION, COLOCACION DE LADRILLOS, MARMOLES, CARPINTERIA DE MADERA Y DE OBRA, CARPINTERIA METALICA, ETC, EXCAVACIONES Y DEMOLI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453120</text:p>
          </table:table-cell>
          <table:table-cell table:style-name="ce8" office:value-type="string" calcext:value-type="string">
            <text:p>INSTALACIÓN DE SISTEMAS DE ILUMINACIÓN, CONTROL Y SEÑALIZACIÓNELÉCTRICA PARA EL TRANSPORTE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4000003</text:p>
          </table:table-cell>
          <table:table-cell table:style-name="ce8" office:value-type="string" calcext:value-type="string">
            <text:p>SERVICIOS PARA LA CONSTRUCCION, TALES COMO PLOMERIA, CALEFACCION Y REFRIGERACION, COLOCACION DE LADRILLOS, MARMOLES, CARPINTERIA DE MADERA Y DE OBRA, CARPINTERIA METALICA, ETC, EXCAVACIONES Y DEMOLI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453190</text:p>
          </table:table-cell>
          <table:table-cell table:style-name="ce8" office:value-type="string" calcext:value-type="string">
            <text:p>EJECUCIÓN Y MANTENIMIENTO DE INSTALACIONES ELÉCTRICAS Y ELECTRÓNICAS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4000003</text:p>
          </table:table-cell>
          <table:table-cell table:style-name="ce8" office:value-type="string" calcext:value-type="string">
            <text:p>SERVICIOS PARA LA CONSTRUCCION, TALES COMO PLOMERIA, CALEFACCION Y REFRIGERACION, COLOCACION DE LADRILLOS, MARMOLES, CARPINTERIA DE MADERA Y DE OBRA, CARPINTERIA METALICA, ETC, EXCAVACIONES Y DEMOLI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453200</text:p>
          </table:table-cell>
          <table:table-cell table:style-name="ce8" office:value-type="string" calcext:value-type="string">
            <text:p>AISLAMIENTO TÉRMICO, ACÚSTICO, HÍDRICO Y ANTIVIBRATORIO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4000003</text:p>
          </table:table-cell>
          <table:table-cell table:style-name="ce8" office:value-type="string" calcext:value-type="string">
            <text:p>SERVICIOS PARA LA CONSTRUCCION, TALES COMO PLOMERIA, CALEFACCION Y REFRIGERACION, COLOCACION DE LADRILLOS, MARMOLES, CARPINTERIA DE MADERA Y DE OBRA, CARPINTERIA METALICA, ETC, EXCAVACIONES Y DEMOLI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453300</text:p>
          </table:table-cell>
          <table:table-cell table:style-name="ce8" office:value-type="string" calcext:value-type="string">
            <text:p>INSTALACIONES DE GAS, AGUA, SANITARIOS Y DE CLIMATIZACIÓN, CON SUS ARTEFACTOS CONEX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4000003</text:p>
          </table:table-cell>
          <table:table-cell table:style-name="ce8" office:value-type="string" calcext:value-type="string">
            <text:p>SERVICIOS PARA LA CONSTRUCCION, TALES COMO PLOMERIA, CALEFACCION Y REFRIGERACION, COLOCACION DE LADRILLOS, MARMOLES, CARPINTERIA DE MADERA Y DE OBRA, CARPINTERIA METALICA, ETC, EXCAVACIONES Y DEMOLI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453900</text:p>
          </table:table-cell>
          <table:table-cell table:style-name="ce8" office:value-type="string" calcext:value-type="string">
            <text:p>INSTALACIONES PARA EDIFICIOS Y OBRAS DE INGENIERÍA CIVIL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4000003</text:p>
          </table:table-cell>
          <table:table-cell table:style-name="ce8" office:value-type="string" calcext:value-type="string">
            <text:p>SERVICIOS PARA LA CONSTRUCCION, TALES COMO PLOMERIA, CALEFACCION Y REFRIGERACION, COLOCACION DE LADRILLOS, MARMOLES, CARPINTERIA DE MADERA Y DE OBRA, CARPINTERIA METALICA, ETC, EXCAVACIONES Y DEMOLI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454100</text:p>
          </table:table-cell>
          <table:table-cell table:style-name="ce8" office:value-type="string" calcext:value-type="string">
            <text:p>INSTALACIONES DE CARPINTERÍA, HERRERÍA DE OBRA Y ARTÍSTIC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4000003</text:p>
          </table:table-cell>
          <table:table-cell table:style-name="ce8" office:value-type="string" calcext:value-type="string">
            <text:p>SERVICIOS PARA LA CONSTRUCCION, TALES COMO PLOMERIA, CALEFACCION Y REFRIGERACION, COLOCACION DE LADRILLOS, MARMOLES, CARPINTERIA DE MADERA Y DE OBRA, CARPINTERIA METALICA, ETC, EXCAVACIONES Y DEMOLI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454100</text:p>
          </table:table-cell>
          <table:table-cell table:style-name="ce8" office:value-type="string" calcext:value-type="string">
            <text:p>INSTALACIONES DE CARPINTERÍA, HERRERÍA DE OBRA Y ARTÍSTIC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10006</text:p>
          </table:table-cell>
          <table:table-cell table:style-name="ce8" office:value-type="string" calcext:value-type="string">
            <text:p>TALLERES DE FUNDICION Y HERRERI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454200</text:p>
          </table:table-cell>
          <table:table-cell table:style-name="ce8" office:value-type="string" calcext:value-type="string">
            <text:p>TERMINACIÓN Y REVESTIMIENTO DE PAREDES Y PIS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4000003</text:p>
          </table:table-cell>
          <table:table-cell table:style-name="ce8" office:value-type="string" calcext:value-type="string">
            <text:p>SERVICIOS PARA LA CONSTRUCCION, TALES COMO PLOMERIA, CALEFACCION Y REFRIGERACION, COLOCACION DE LADRILLOS, MARMOLES, CARPINTERIA DE MADERA Y DE OBRA, CARPINTERIA METALICA, ETC, EXCAVACIONES Y DEMOLI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454300</text:p>
          </table:table-cell>
          <table:table-cell table:style-name="ce8" office:value-type="string" calcext:value-type="string">
            <text:p>COLOCACIÓN DE CRISTALES EN OBR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4000003</text:p>
          </table:table-cell>
          <table:table-cell table:style-name="ce8" office:value-type="string" calcext:value-type="string">
            <text:p>SERVICIOS PARA LA CONSTRUCCION, TALES COMO PLOMERIA, CALEFACCION Y REFRIGERACION, COLOCACION DE LADRILLOS, MARMOLES, CARPINTERIA DE MADERA Y DE OBRA, CARPINTERIA METALICA, ETC, EXCAVACIONES Y DEMOLI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454400</text:p>
          </table:table-cell>
          <table:table-cell table:style-name="ce8" office:value-type="string" calcext:value-type="string">
            <text:p>PINTURA Y TRABAJOS DE DECORACIÓN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4000003</text:p>
          </table:table-cell>
          <table:table-cell table:style-name="ce8" office:value-type="string" calcext:value-type="string">
            <text:p>SERVICIOS PARA LA CONSTRUCCION, TALES COMO PLOMERIA, CALEFACCION Y REFRIGERACION, COLOCACION DE LADRILLOS, MARMOLES, CARPINTERIA DE MADERA Y DE OBRA, CARPINTERIA METALICA, ETC, EXCAVACIONES Y DEMOLI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454900</text:p>
          </table:table-cell>
          <table:table-cell table:style-name="ce8" office:value-type="string" calcext:value-type="string">
            <text:p>TERMINACIÓN DE EDIFICIOS Y OBRAS DE INGENIERÍA CIVIL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4000003</text:p>
          </table:table-cell>
          <table:table-cell table:style-name="ce8" office:value-type="string" calcext:value-type="string">
            <text:p>SERVICIOS PARA LA CONSTRUCCION, TALES COMO PLOMERIA, CALEFACCION Y REFRIGERACION, COLOCACION DE LADRILLOS, MARMOLES, CARPINTERIA DE MADERA Y DE OBRA, CARPINTERIA METALICA, ETC, EXCAVACIONES Y DEMOLI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455000</text:p>
          </table:table-cell>
          <table:table-cell table:style-name="ce8" office:value-type="string" calcext:value-type="string">
            <text:p>ALQUILER DE EQUIPO DE CONSTRUCCIÓN O DEMOLICIÓN DOTADO DE OPERARI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4000003</text:p>
          </table:table-cell>
          <table:table-cell table:style-name="ce8" office:value-type="string" calcext:value-type="string">
            <text:p>SERVICIOS PARA LA CONSTRUCCION, TALES COMO PLOMERIA, CALEFACCION Y REFRIGERACION, COLOCACION DE LADRILLOS, MARMOLES, CARPINTERIA DE MADERA Y DE OBRA, CARPINTERIA METALICA, ETC, EXCAVACIONES Y DEMOLI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1111</text:p>
          </table:table-cell>
          <table:table-cell table:style-name="ce8" office:value-type="string" calcext:value-type="string">
            <text:p>VENTA DE AUTOS, CAMIONETAS Y UTILITARIOS, NUEVOS EXCEPTO EN COMISION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70001</text:p>
          </table:table-cell>
          <table:table-cell table:style-name="ce8" office:value-type="string" calcext:value-type="string">
            <text:p>COMERCIALIZACION DE AUTOMOTORES NUEVOS</text:p>
          </table:table-cell>
          <table:table-cell table:style-name="ce21" office:value-type="string" calcext:value-type="string">
            <text:p>C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1112</text:p>
          </table:table-cell>
          <table:table-cell table:style-name="ce8" office:value-type="string" calcext:value-type="string">
            <text:p>VENTA EN COMISION DE AUTOS, CAMIONETAS Y UTILITARIOS, NUEVOS</text:p>
          </table:table-cell>
          <table:table-cell table:style-name="ce13" office:value-type="percentage" office:value="0.06" calcext:value-type="percentage">
            <text:p>6.00%</text:p>
          </table:table-cell>
          <table:table-cell table:style-name="ce18" office:value-type="string" calcext:value-type="string">
            <text:p>8530102</text:p>
          </table:table-cell>
          <table:table-cell table:style-name="ce8" office:value-type="string" calcext:value-type="string">
            <text:p>COMISIONES, RAMO AUTOMOTORES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6" calcext:value-type="percentage">
            <text:p>6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1191</text:p>
          </table:table-cell>
          <table:table-cell table:style-name="ce8" office:value-type="string" calcext:value-type="string">
            <text:p>VENTA DE VEHÍCULOS AUTOMOTORES, NUEVOS N.C.P. EXCEPTO EN COMISION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70001</text:p>
          </table:table-cell>
          <table:table-cell table:style-name="ce8" office:value-type="string" calcext:value-type="string">
            <text:p>COMERCIALIZACION DE AUTOMOTORES NUEVOS</text:p>
          </table:table-cell>
          <table:table-cell table:style-name="ce21" office:value-type="string" calcext:value-type="string">
            <text:p>C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1192</text:p>
          </table:table-cell>
          <table:table-cell table:style-name="ce8" office:value-type="string" calcext:value-type="string">
            <text:p>VENTA EN COMISIONDE VEHÍCULOS AUTOMOTORES, NUEVOS N.C.P.</text:p>
          </table:table-cell>
          <table:table-cell table:style-name="ce13" office:value-type="percentage" office:value="0.06" calcext:value-type="percentage">
            <text:p>6.00%</text:p>
          </table:table-cell>
          <table:table-cell table:style-name="ce18" office:value-type="string" calcext:value-type="string">
            <text:p>8530102</text:p>
          </table:table-cell>
          <table:table-cell table:style-name="ce8" office:value-type="string" calcext:value-type="string">
            <text:p>COMISIONES, RAMO AUTOMOTORES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6" calcext:value-type="percentage">
            <text:p>6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1211</text:p>
          </table:table-cell>
          <table:table-cell table:style-name="ce8" office:value-type="string" calcext:value-type="string">
            <text:p>VENTA DE AUTOS, CAMIONETAS Y UTILITARIOS USADOS, EXCEPTO EN COMISION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70002</text:p>
          </table:table-cell>
          <table:table-cell table:style-name="ce8" office:value-type="string" calcext:value-type="string">
            <text:p>COMERCIALIZACION DE AUTOMOTORES USADOS</text:p>
          </table:table-cell>
          <table:table-cell table:style-name="ce21" office:value-type="string" calcext:value-type="string">
            <text:p>C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1211</text:p>
          </table:table-cell>
          <table:table-cell table:style-name="ce8" office:value-type="string" calcext:value-type="string">
            <text:p>VENTA DE AUTOS, CAMIONETAS Y UTILITARIOS USADOS, EXCEPTO EN COMISION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70003</text:p>
          </table:table-cell>
          <table:table-cell table:style-name="ce8" office:value-type="string" calcext:value-type="string">
            <text:p>COMERCIALIZACION DE AUTOMOTORES USADOS POR CONCESIONARIOS OFICIALES</text:p>
          </table:table-cell>
          <table:table-cell table:style-name="ce21" office:value-type="string" calcext:value-type="string">
            <text:p>C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1212</text:p>
          </table:table-cell>
          <table:table-cell table:style-name="ce8" office:value-type="string" calcext:value-type="string">
            <text:p>VENTA EN COMISION DE AUTOS, CAMIONETAS Y UTILITARIOS USADOS</text:p>
          </table:table-cell>
          <table:table-cell table:style-name="ce13" office:value-type="percentage" office:value="0.06" calcext:value-type="percentage">
            <text:p>6.00%</text:p>
          </table:table-cell>
          <table:table-cell table:style-name="ce18" office:value-type="string" calcext:value-type="string">
            <text:p>8530102</text:p>
          </table:table-cell>
          <table:table-cell table:style-name="ce8" office:value-type="string" calcext:value-type="string">
            <text:p>COMISIONES, RAMO AUTOMOTORES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6" calcext:value-type="percentage">
            <text:p>6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1291</text:p>
          </table:table-cell>
          <table:table-cell table:style-name="ce8" office:value-type="string" calcext:value-type="string">
            <text:p>VENTA DE VEHÍCULOS AUTOMOTORES USADOS N.C.P.EXCEPTO EN COMISION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70002</text:p>
          </table:table-cell>
          <table:table-cell table:style-name="ce8" office:value-type="string" calcext:value-type="string">
            <text:p>COMERCIALIZACION DE AUTOMOTORES USADOS</text:p>
          </table:table-cell>
          <table:table-cell table:style-name="ce21" office:value-type="string" calcext:value-type="string">
            <text:p>C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1291</text:p>
          </table:table-cell>
          <table:table-cell table:style-name="ce8" office:value-type="string" calcext:value-type="string">
            <text:p>VENTA DE VEHÍCULOS AUTOMOTORES USADOS N.C.P.EXCEPTO EN COMISION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70003</text:p>
          </table:table-cell>
          <table:table-cell table:style-name="ce8" office:value-type="string" calcext:value-type="string">
            <text:p>COMERCIALIZACION DE AUTOMOTORES USADOS POR CONCESIONARIOS OFICIALES</text:p>
          </table:table-cell>
          <table:table-cell table:style-name="ce21" office:value-type="string" calcext:value-type="string">
            <text:p>C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1292</text:p>
          </table:table-cell>
          <table:table-cell table:style-name="ce8" office:value-type="string" calcext:value-type="string">
            <text:p>VENTA EN COMISION DE VEHÍCULOS AUTOMOTORES USADOS N.C.P.</text:p>
          </table:table-cell>
          <table:table-cell table:style-name="ce13" office:value-type="percentage" office:value="0.06" calcext:value-type="percentage">
            <text:p>6.00%</text:p>
          </table:table-cell>
          <table:table-cell table:style-name="ce18" office:value-type="string" calcext:value-type="string">
            <text:p>8530102</text:p>
          </table:table-cell>
          <table:table-cell table:style-name="ce8" office:value-type="string" calcext:value-type="string">
            <text:p>COMISIONES, RAMO AUTOMOTORES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6" calcext:value-type="percentage">
            <text:p>6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02100</text:p>
          </table:table-cell>
          <table:table-cell table:style-name="ce8" office:value-type="string" calcext:value-type="string">
            <text:p>LAVADO AUTOMÁTICO Y MANUAL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01</text:p>
          </table:table-cell>
          <table:table-cell table:style-name="ce8" office:value-type="string" calcext:value-type="string">
            <text:p>LAVADO Y ENGRAS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02210</text:p>
          </table:table-cell>
          <table:table-cell table:style-name="ce8" office:value-type="string" calcext:value-type="string">
            <text:p>REPARACION DE CAMARAS Y CUBIERT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09</text:p>
          </table:table-cell>
          <table:table-cell table:style-name="ce8" office:value-type="string" calcext:value-type="string">
            <text:p>GOMERIAS, VULCANIZADO, RECAPADO, ETC.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2220</text:p>
          </table:table-cell>
          <table:table-cell table:style-name="ce8" office:value-type="string" calcext:value-type="string">
            <text:p>REPARACIÓN DE AMORTIGUADORES, <text:s/>ALINEACIÓN DE DIRECCIÓN Y BALANCEO DE RUED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09</text:p>
          </table:table-cell>
          <table:table-cell table:style-name="ce8" office:value-type="string" calcext:value-type="string">
            <text:p>GOMERIAS, VULCANIZADO, RECAPADO, ETC.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2220</text:p>
          </table:table-cell>
          <table:table-cell table:style-name="ce8" office:value-type="string" calcext:value-type="string">
            <text:p>REPARACIÓN DE AMORTIGUADORES, <text:s/>ALINEACIÓN DE DIRECCIÓN Y BALANCEO DE RUED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10</text:p>
          </table:table-cell>
          <table:table-cell table:style-name="ce8" office:value-type="string" calcext:value-type="string">
            <text:p>TALLERES MECANICOS DE ELECTRICIDAD, CHAPA Y PINTURA, ETC. DEL AUTOMOTOR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02300</text:p>
          </table:table-cell>
          <table:table-cell table:style-name="ce8" office:value-type="string" calcext:value-type="string">
            <text:p>INSTALACIÓN Y REPARACIÓN DE PARABRISAS, LUNETAS Y VENTANILLAS, ALARMAS, CERRADURAS, RADIOS, SISTEMAS DE CLIMATIZACIÓN AUTOMOTOR Y GRABADO DE CRISTALE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10</text:p>
          </table:table-cell>
          <table:table-cell table:style-name="ce8" office:value-type="string" calcext:value-type="string">
            <text:p>TALLERES MECANICOS DE ELECTRICIDAD, CHAPA Y PINTURA, ETC. DEL AUTOMOTOR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2400</text:p>
          </table:table-cell>
          <table:table-cell table:style-name="ce8" office:value-type="string" calcext:value-type="string">
            <text:p>TAPIZADO Y RETAPIZADO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10</text:p>
          </table:table-cell>
          <table:table-cell table:style-name="ce8" office:value-type="string" calcext:value-type="string">
            <text:p>TALLERES MECANICOS DE ELECTRICIDAD, CHAPA Y PINTURA, ETC. DEL AUTOMOTOR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2400</text:p>
          </table:table-cell>
          <table:table-cell table:style-name="ce8" office:value-type="string" calcext:value-type="string">
            <text:p>TAPIZADO Y RETAPIZADO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30020</text:p>
          </table:table-cell>
          <table:table-cell table:style-name="ce8" office:value-type="string" calcext:value-type="string">
            <text:p>SERVICIOS PERSONALES, NO CLASIFICADOS EN OTRA PARTE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2500</text:p>
          </table:table-cell>
          <table:table-cell table:style-name="ce8" office:value-type="string" calcext:value-type="string">
            <text:p>REPARACIONES ELÉCTRICAS, DEL TABLERO E INSTRUMENTAL; REPARACIÓN YRECARGA DE BATERÍ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10</text:p>
          </table:table-cell>
          <table:table-cell table:style-name="ce8" office:value-type="string" calcext:value-type="string">
            <text:p>TALLERES MECANICOS DE ELECTRICIDAD, CHAPA Y PINTURA, ETC. DEL AUTOMOTOR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2500</text:p>
          </table:table-cell>
          <table:table-cell table:style-name="ce8" office:value-type="string" calcext:value-type="string">
            <text:p>REPARACIONES ELÉCTRICAS, DEL TABLERO E INSTRUMENTAL; REPARACIÓN YRECARGA DE BATERÍ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10004</text:p>
          </table:table-cell>
          <table:table-cell table:style-name="ce8" office:value-type="string" calcext:value-type="string">
            <text:p>TALLERES MECANICOS DE ELECTRICIDAD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02600</text:p>
          </table:table-cell>
          <table:table-cell table:style-name="ce8" office:value-type="string" calcext:value-type="string">
            <text:p>REPARACIÓN Y PINTURA DE CARROCERÍAS; COLOCACIÓN Y REPARACIÓN DE GUARDABARROS Y PROTECCIONES EXTERIORE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10</text:p>
          </table:table-cell>
          <table:table-cell table:style-name="ce8" office:value-type="string" calcext:value-type="string">
            <text:p>TALLERES MECANICOS DE ELECTRICIDAD, CHAPA Y PINTURA, ETC. DEL AUTOMOTOR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style-name="ce34" table:number-columns-repeated="1016"/>
        </table:table-row>
        <table:table-row table:style-name="ro1">
          <table:table-cell table:style-name="ce3" office:value-type="string" calcext:value-type="string">
            <text:p>502910</text:p>
          </table:table-cell>
          <table:table-cell table:style-name="ce8" office:value-type="string" calcext:value-type="string">
            <text:p>INSTALACIÓN Y REPARACIÓN DE CAÑOS DE ESCAPE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10</text:p>
          </table:table-cell>
          <table:table-cell table:style-name="ce8" office:value-type="string" calcext:value-type="string">
            <text:p>TALLERES MECANICOS DE ELECTRICIDAD, CHAPA Y PINTURA, ETC. DEL AUTOMOTOR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2920</text:p>
          </table:table-cell>
          <table:table-cell table:style-name="ce8" office:value-type="string" calcext:value-type="string">
            <text:p>MANTENIMIENTO Y REPARACIÓN DE FREN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10</text:p>
          </table:table-cell>
          <table:table-cell table:style-name="ce8" office:value-type="string" calcext:value-type="string">
            <text:p>TALLERES MECANICOS DE ELECTRICIDAD, CHAPA Y PINTURA, ETC. DEL AUTOMOTOR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2990</text:p>
          </table:table-cell>
          <table:table-cell table:style-name="ce8" office:value-type="string" calcext:value-type="string">
            <text:p>MANTENIMIENTO Y REPARACIÓN DEL MOTOR N.C.P.; MECÁNICA INTEGRAL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10</text:p>
          </table:table-cell>
          <table:table-cell table:style-name="ce8" office:value-type="string" calcext:value-type="string">
            <text:p>TALLERES MECANICOS DE ELECTRICIDAD, CHAPA Y PINTURA, ETC. DEL AUTOMOTOR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3100</text:p>
          </table:table-cell>
          <table:table-cell table:style-name="ce8" office:value-type="string" calcext:value-type="string">
            <text:p>VENTA AL POR MAYOR DE PARTES, PIEZAS Y ACCESORIOS DE VEHÍCULOS <text:s/>AUTOMOTORE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90006</text:p>
          </table:table-cell>
          <table:table-cell table:style-name="ce8" office:value-type="string" calcext:value-type="string">
            <text:p>REPUESTOS Y ACCESORIOS PARA VEHICULOS AUTOMOTOR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03210</text:p>
          </table:table-cell>
          <table:table-cell table:style-name="ce8" office:value-type="string" calcext:value-type="string">
            <text:p>VENTA AL POR MENOR DE CÁMARAS Y CUBIERT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17</text:p>
          </table:table-cell>
          <table:table-cell table:style-name="ce8" office:value-type="string" calcext:value-type="string">
            <text:p>NEUMATICOS, CUBIERTAS Y CAMAR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03210</text:p>
          </table:table-cell>
          <table:table-cell table:style-name="ce8" office:value-type="string" calcext:value-type="string">
            <text:p>VENTA AL POR MENOR DE CÁMARAS Y CUBIERT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19</text:p>
          </table:table-cell>
          <table:table-cell table:style-name="ce8" office:value-type="string" calcext:value-type="string">
            <text:p>NEUMATICOS NUEVOS Y USAD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3220</text:p>
          </table:table-cell>
          <table:table-cell table:style-name="ce8" office:value-type="string" calcext:value-type="string">
            <text:p>VENTA AL POR MENOR DE BATERÍ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18</text:p>
          </table:table-cell>
          <table:table-cell table:style-name="ce8" office:value-type="string" calcext:value-type="string">
            <text:p>REPUESTOS Y ACCESORIOS PARA AUTOMOTORES, MOTOCICLETAS Y VEHICULOS SIMILAR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3290</text:p>
          </table:table-cell>
          <table:table-cell table:style-name="ce8" office:value-type="string" calcext:value-type="string">
            <text:p>VENTA AL POR MENOR DE PARTES, PIEZAS Y ACCESORIOS EXCEPTO CÁMARAS Y CUBIERTAS Y BATERÍ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18</text:p>
          </table:table-cell>
          <table:table-cell table:style-name="ce8" office:value-type="string" calcext:value-type="string">
            <text:p>REPUESTOS Y ACCESORIOS PARA AUTOMOTORES, MOTOCICLETAS Y VEHICULOS SIMILAR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4011</text:p>
          </table:table-cell>
          <table:table-cell table:style-name="ce8" office:value-type="string" calcext:value-type="string">
            <text:p>VENTA DE MOTOCICLETAS Y DE SUS PARTES, PIEZAS Y ACCESORIOS EXCEPTO EN COMISION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70004</text:p>
          </table:table-cell>
          <table:table-cell table:style-name="ce8" office:value-type="string" calcext:value-type="string">
            <text:p>COMERCIALIZACION DE MOTOCICLETAS Y VEHICULOS SIMILARES</text:p>
          </table:table-cell>
          <table:table-cell table:style-name="ce21" office:value-type="string" calcext:value-type="string">
            <text:p>C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4011</text:p>
          </table:table-cell>
          <table:table-cell table:style-name="ce8" office:value-type="string" calcext:value-type="string">
            <text:p>VENTA DE MOTOCICLETAS Y DE SUS PARTES, PIEZAS Y ACCESORIOS EXCEPTO EN COMISION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18</text:p>
          </table:table-cell>
          <table:table-cell table:style-name="ce8" office:value-type="string" calcext:value-type="string">
            <text:p>REPUESTOS Y ACCESORIOS PARA AUTOMOTORES, MOTOCICLETAS Y VEHICULOS SIMILAR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4012</text:p>
          </table:table-cell>
          <table:table-cell table:style-name="ce8" office:value-type="string" calcext:value-type="string">
            <text:p>VENTA EN COMISION DE MOTOCICLETAS Y DE SUS PARTES, PIEZAS Y ACCESORIOS</text:p>
          </table:table-cell>
          <table:table-cell table:style-name="ce13" office:value-type="percentage" office:value="0.06" calcext:value-type="percentage">
            <text:p>6.00%</text:p>
          </table:table-cell>
          <table:table-cell table:style-name="ce18" office:value-type="string" calcext:value-type="string">
            <text:p>8530102</text:p>
          </table:table-cell>
          <table:table-cell table:style-name="ce8" office:value-type="string" calcext:value-type="string">
            <text:p>COMISIONES, RAMO AUTOMOTORES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6" calcext:value-type="percentage">
            <text:p>6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4020</text:p>
          </table:table-cell>
          <table:table-cell table:style-name="ce8" office:value-type="string" calcext:value-type="string">
            <text:p>MANTENIMIENTO Y REPARACIÓN DE MOTOCICLET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10003</text:p>
          </table:table-cell>
          <table:table-cell table:style-name="ce8" office:value-type="string" calcext:value-type="string">
            <text:p>TALLERES DE REPARACIONES DE MOTOCICLETAS Y VEHICULOS A PEDAL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05001</text:p>
          </table:table-cell>
          <table:table-cell table:style-name="ce8" office:value-type="string" calcext:value-type="string">
            <text:p>VENTA AL POR MENOR DE COMBUSTIBLES LIQUIDOS Y/O SOLIDOS PARA VEHÍCULOS AUTOMOTORES Y <text:s/>MOTOCICLET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14</text:p>
          </table:table-cell>
          <table:table-cell table:style-name="ce8" office:value-type="string" calcext:value-type="string">
            <text:p>GAS ENVASADO, COMBUSTIBLES LIQUIDOS Y/O SOLIDOS</text:p>
          </table:table-cell>
          <table:table-cell table:style-name="ce21" office:value-type="string" calcext:value-type="string">
            <text:p>C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5002</text:p>
          </table:table-cell>
          <table:table-cell table:style-name="ce8" office:value-type="string" calcext:value-type="string">
            <text:p>VENTA AL POR MENOR DE COMBUSTIBLES LIQUIDOS (LEY 11.244)</text:p>
          </table:table-cell>
          <table:table-cell table:style-name="ce13" office:value-type="percentage" office:value="0.034" calcext:value-type="percentage">
            <text:p>3.40%</text:p>
          </table:table-cell>
          <table:table-cell table:style-name="ce18" office:value-type="string" calcext:value-type="string">
            <text:p>6290014</text:p>
          </table:table-cell>
          <table:table-cell table:style-name="ce8" office:value-type="string" calcext:value-type="string">
            <text:p>GAS ENVASADO, COMBUSTIBLES LIQUIDOS Y/O SOLIDOS</text:p>
          </table:table-cell>
          <table:table-cell table:style-name="ce21" office:value-type="string" calcext:value-type="string">
            <text:p>C</text:p>
          </table:table-cell>
          <table:table-cell table:style-name="ce26"/>
          <table:table-cell table:style-name="ce30" table:formula="of:=+[.K446]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5003</text:p>
          </table:table-cell>
          <table:table-cell table:style-name="ce8" office:value-type="string" calcext:value-type="string">
            <text:p>VENTA AL POR MENOR DE LUBRICANTES PARA VEHÍCULOS AUTOMOTORES Y <text:s/>MOTOCICLET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15</text:p>
          </table:table-cell>
          <table:table-cell table:style-name="ce8" office:value-type="string" calcext:value-type="string">
            <text:p>LUBRICANTES</text:p>
          </table:table-cell>
          <table:table-cell table:style-name="ce21" office:value-type="string" calcext:value-type="string">
            <text:p>C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511110</text:p>
          </table:table-cell>
          <table:table-cell table:style-name="ce8" office:value-type="string" calcext:value-type="string">
            <text:p>VENTA AL POR MAYOR EN COMISIÓN O CONSIGNACIÓN DE PRODUCTOS AGRÍCOLAS</text:p>
          </table:table-cell>
          <table:table-cell table:style-name="ce13" office:value-type="percentage" office:value="0.06" calcext:value-type="percentage">
            <text:p>6.00%</text:p>
          </table:table-cell>
          <table:table-cell table:style-name="ce18" office:value-type="string" calcext:value-type="string">
            <text:p>8530104</text:p>
          </table:table-cell>
          <table:table-cell table:style-name="ce8" office:value-type="string" calcext:value-type="string">
            <text:p>TODA ACTIVIDAD DE INTERMEDIACION QUE SE EJERZA PERCIBIENDO COMISIONES, BONIFICACIONES, PORCENTAJES U OTRA RETRIBUCIONES ANALOGAS TALES COMO CONSIGNACION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6" calcext:value-type="percentage">
            <text:p>6.00%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511120</text:p>
          </table:table-cell>
          <table:table-cell table:style-name="ce8" office:value-type="string" calcext:value-type="string">
            <text:p>VENTA AL POR MAYOR EN COMISIÓN O CONSIGNACIÓN DE PRODUCTOS PECUARIOS</text:p>
          </table:table-cell>
          <table:table-cell table:style-name="ce13" office:value-type="percentage" office:value="0.06" calcext:value-type="percentage">
            <text:p>6.00%</text:p>
          </table:table-cell>
          <table:table-cell table:style-name="ce18" office:value-type="string" calcext:value-type="string">
            <text:p>8530104</text:p>
          </table:table-cell>
          <table:table-cell table:style-name="ce8" office:value-type="string" calcext:value-type="string">
            <text:p>TODA ACTIVIDAD DE INTERMEDIACION QUE SE EJERZA PERCIBIENDO COMISIONES, BONIFICACIONES, PORCENTAJES U OTRA RETRIBUCIONES ANALOGAS TALES COMO CONSIGNACION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6" calcext:value-type="percentage">
            <text:p>6.00%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511910</text:p>
          </table:table-cell>
          <table:table-cell table:style-name="ce8" office:value-type="string" calcext:value-type="string">
            <text:p>VENTA AL POR MAYOR EN COMISIÓN O CONSIGNACIÓN DE ALIMENTOS, BEBIDAS Y TABACO</text:p>
          </table:table-cell>
          <table:table-cell table:style-name="ce13" table:formula="of:=+[.#REF!#REF!]" office:value-type="string" office:string-value="" calcext:value-type="error">
            <text:p>#REF!</text:p>
          </table:table-cell>
          <table:table-cell table:style-name="ce18" office:value-type="string" calcext:value-type="string">
            <text:p>8530104</text:p>
          </table:table-cell>
          <table:table-cell table:style-name="ce8" office:value-type="string" calcext:value-type="string">
            <text:p>TODA ACTIVIDAD DE INTERMEDIACION QUE SE EJERZA PERCIBIENDO COMISIONES, BONIFICACIONES, PORCENTAJES U OTRA RETRIBUCIONES ANALOGAS TALES COMO CONSIGNACION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6" calcext:value-type="percentage">
            <text:p>6.00%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511920</text:p>
          </table:table-cell>
          <table:table-cell table:style-name="ce8" office:value-type="string" calcext:value-type="string">
            <text:p>VENTA AL POR MAYOR EN COMISIÓN O CONSIGNACIÓN DE PRODUCTOS TEXTILES,PRENDAS DE VESTIR, CALZADO EXCEPTO EL ORTOPÉDICO, <text:s/>ARTÍCULOS DE MARROQUINERÍA, PARAGUAS Y SIMILARES Y PRODUCTOS DE CUERO N.C.P.</text:p>
          </table:table-cell>
          <table:table-cell table:style-name="ce13" table:formula="of:=+[.#REF!#REF!]" office:value-type="string" office:string-value="" calcext:value-type="error">
            <text:p>#REF!</text:p>
          </table:table-cell>
          <table:table-cell table:style-name="ce18" office:value-type="string" calcext:value-type="string">
            <text:p>8530104</text:p>
          </table:table-cell>
          <table:table-cell table:style-name="ce8" office:value-type="string" calcext:value-type="string">
            <text:p>TODA ACTIVIDAD DE INTERMEDIACION QUE SE EJERZA PERCIBIENDO COMISIONES, BONIFICACIONES, PORCENTAJES U OTRA RETRIBUCIONES ANALOGAS TALES COMO CONSIGNACION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6" calcext:value-type="percentage">
            <text:p>6.00%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511930</text:p>
          </table:table-cell>
          <table:table-cell table:style-name="ce8" office:value-type="string" calcext:value-type="string">
            <text:p>VENTA AL POR MAYOR EN COMISIÓN O CONSIGNACIÓN DE <text:s/>MADERA Y MATERIALES PARA LA CONSTRUCCIÓN</text:p>
          </table:table-cell>
          <table:table-cell table:style-name="ce13" table:formula="of:=+[.#REF!#REF!]" office:value-type="string" office:string-value="" calcext:value-type="error">
            <text:p>#REF!</text:p>
          </table:table-cell>
          <table:table-cell table:style-name="ce18" office:value-type="string" calcext:value-type="string">
            <text:p>8530104</text:p>
          </table:table-cell>
          <table:table-cell table:style-name="ce8" office:value-type="string" calcext:value-type="string">
            <text:p>TODA ACTIVIDAD DE INTERMEDIACION QUE SE EJERZA PERCIBIENDO COMISIONES, BONIFICACIONES, PORCENTAJES U OTRA RETRIBUCIONES ANALOGAS TALES COMO CONSIGNACION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6" calcext:value-type="percentage">
            <text:p>6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1940</text:p>
          </table:table-cell>
          <table:table-cell table:style-name="ce8" office:value-type="string" calcext:value-type="string">
            <text:p>VENTA AL POR MAYOR EN COMISIÓN O CONSIGNACIÓN DE ENERGÍA ELÉCTRICA, GAS Y COMBUSTIBLE</text:p>
          </table:table-cell>
          <table:table-cell table:style-name="ce13" office:value-type="percentage" office:value="0.06" calcext:value-type="percentage">
            <text:p>6.00%</text:p>
          </table:table-cell>
          <table:table-cell table:style-name="ce18"/>
          <table:table-cell table:style-name="ce8"/>
          <table:table-cell table:style-name="ce21"/>
          <table:table-cell table:style-name="ce26"/>
          <table:table-cell table:style-name="ce30"/>
          <table:table-cell table:number-columns-repeated="1016"/>
        </table:table-row>
        <table:table-row table:style-name="ro3">
          <table:table-cell table:style-name="ce3" office:value-type="string" calcext:value-type="string">
            <text:p>511950</text:p>
          </table:table-cell>
          <table:table-cell table:style-name="ce8" office:value-type="string" calcext:value-type="string">
            <text:p>VENTA AL POR MAYOR EN COMISIÓN O CONSIGNACIÓN DE MINERALES, METALES Y PRODUCTOS QUÍMICOS INDUSTRIALES</text:p>
          </table:table-cell>
          <table:table-cell table:style-name="ce13" office:value-type="percentage" office:value="0.06" calcext:value-type="percentage">
            <text:p>6.00%</text:p>
          </table:table-cell>
          <table:table-cell table:style-name="ce18"/>
          <table:table-cell table:style-name="ce8"/>
          <table:table-cell table:style-name="ce21"/>
          <table:table-cell table:style-name="ce26"/>
          <table:table-cell table:style-name="ce30"/>
          <table:table-cell table:number-columns-repeated="1016"/>
        </table:table-row>
        <table:table-row table:style-name="ro3">
          <table:table-cell table:style-name="ce3" office:value-type="string" calcext:value-type="string">
            <text:p>511960</text:p>
          </table:table-cell>
          <table:table-cell table:style-name="ce8" office:value-type="string" calcext:value-type="string">
            <text:p>VENTA AL POR MAYOR EN COMISIÓN O CONSIGNACIÓN DE <text:s/>MAQUINARIA, EQUIPO PROFESIONAL INDUSTRIAL Y COMERCIAL, EMBARCACIONES Y AERONAVES</text:p>
          </table:table-cell>
          <table:table-cell table:style-name="ce13" office:value-type="percentage" office:value="0.06" calcext:value-type="percentage">
            <text:p>6.00%</text:p>
          </table:table-cell>
          <table:table-cell table:style-name="ce18"/>
          <table:table-cell table:style-name="ce8"/>
          <table:table-cell table:style-name="ce21"/>
          <table:table-cell table:style-name="ce26"/>
          <table:table-cell table:style-name="ce30"/>
          <table:table-cell table:number-columns-repeated="1016"/>
        </table:table-row>
        <table:table-row table:style-name="ro3">
          <table:table-cell table:style-name="ce3" office:value-type="string" calcext:value-type="string">
            <text:p>511970</text:p>
          </table:table-cell>
          <table:table-cell table:style-name="ce8" office:value-type="string" calcext:value-type="string">
            <text:p>VENTA AL POR MAYOR EN COMISIÓN O CONSIGNACIÓN DE PAPEL, CARTÓN, LIBROS, REVISTAS, DIARIOS, MATERIALES DE EMBALAJE Y ARTÍCULOS DE LIBRERÍA</text:p>
          </table:table-cell>
          <table:table-cell table:style-name="ce13" office:value-type="percentage" office:value="0.06" calcext:value-type="percentage">
            <text:p>6.00%</text:p>
          </table:table-cell>
          <table:table-cell table:style-name="ce18"/>
          <table:table-cell table:style-name="ce8"/>
          <table:table-cell table:style-name="ce21"/>
          <table:table-cell table:style-name="ce26"/>
          <table:table-cell table:style-name="ce30"/>
          <table:table-cell table:number-columns-repeated="1016"/>
        </table:table-row>
        <table:table-row table:style-name="ro1">
          <table:table-cell table:style-name="ce3" office:value-type="string" calcext:value-type="string">
            <text:p>511990</text:p>
          </table:table-cell>
          <table:table-cell table:style-name="ce8" office:value-type="string" calcext:value-type="string">
            <text:p>VENTA AL POR MAYOR EN COMISIÓN O CONSIGNACIÓN DE <text:s/>MERCADERÍAS N.C.P.</text:p>
          </table:table-cell>
          <table:table-cell table:style-name="ce13" office:value-type="percentage" office:value="0.06" calcext:value-type="percentage">
            <text:p>6.00%</text:p>
          </table:table-cell>
          <table:table-cell table:style-name="ce18"/>
          <table:table-cell table:style-name="ce8"/>
          <table:table-cell table:style-name="ce21"/>
          <table:table-cell table:style-name="ce26"/>
          <table:table-cell table:style-name="ce30"/>
          <table:table-cell table:number-columns-repeated="1016"/>
        </table:table-row>
        <table:table-row table:style-name="ro1">
          <table:table-cell table:style-name="ce3" office:value-type="string" calcext:value-type="string">
            <text:p>512111</text:p>
          </table:table-cell>
          <table:table-cell table:style-name="ce8" office:value-type="string" calcext:value-type="string">
            <text:p>VENTA AL POR MAYOR DE MATERIAS PRIMAS AGRÍCOLAS Y DE LA SILVICULTURA</text:p>
          </table:table-cell>
          <table:table-cell table:style-name="ce13" table:formula="of:=+[.#REF!#REF!]" office:value-type="string" office:string-value="" calcext:value-type="error">
            <text:p>#REF!</text:p>
          </table:table-cell>
          <table:table-cell table:style-name="ce18" office:value-type="string" calcext:value-type="string">
            <text:p>6110005</text:p>
          </table:table-cell>
          <table:table-cell table:style-name="ce8" office:value-type="string" calcext:value-type="string">
            <text:p>PRODUCTOS AGROPECUARIOS FORESTALES, DE LA PESCA Y MINERIA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2111</text:p>
          </table:table-cell>
          <table:table-cell table:style-name="ce8" office:value-type="string" calcext:value-type="string">
            <text:p>VENTA AL POR MAYOR DE MATERIAS PRIMAS AGRÍCOLAS Y DE LA SILVICULTURA</text:p>
          </table:table-cell>
          <table:table-cell table:style-name="ce13" table:formula="of:=+[.#REF!#REF!]" office:value-type="string" office:string-value="" calcext:value-type="error">
            <text:p>#REF!</text:p>
          </table:table-cell>
          <table:table-cell table:style-name="ce18" office:value-type="string" calcext:value-type="string">
            <text:p>6190101</text:p>
          </table:table-cell>
          <table:table-cell table:style-name="ce8" office:value-type="string" calcext:value-type="string">
            <text:p>CEREALES, OLEAGINOSOS Y OTROS PRODUCTOS VEGETA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41" calcext:value-type="percentage">
            <text:p>4.1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2111</text:p>
          </table:table-cell>
          <table:table-cell table:style-name="ce8" office:value-type="string" calcext:value-type="string">
            <text:p>VENTA AL POR MAYOR DE MATERIAS PRIMAS AGRÍCOLAS Y DE LA SILVICULTURA</text:p>
          </table:table-cell>
          <table:table-cell table:style-name="ce13" table:formula="of:=+[.#REF!#REF!]" office:value-type="string" office:string-value="" calcext:value-type="error">
            <text:p>#REF!</text:p>
          </table:table-cell>
          <table:table-cell table:style-name="ce18" office:value-type="string" calcext:value-type="string">
            <text:p>6190102</text:p>
          </table:table-cell>
          <table:table-cell table:style-name="ce8" office:value-type="string" calcext:value-type="string">
            <text:p>COMERCIALIZACION DE FRUTOS DEL PAIS POR CUENTA PROPI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41" calcext:value-type="percentage">
            <text:p>4.1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2112</text:p>
          </table:table-cell>
          <table:table-cell table:style-name="ce8" office:value-type="string" calcext:value-type="string">
            <text:p>COOPERATIVAS -ART 149 inc.g) y h) del Codigo Fiscal T.O.1996-</text:p>
          </table:table-cell>
          <table:table-cell table:style-name="ce13" office:value-type="percentage" office:value="0.041" calcext:value-type="percentage">
            <text:p>4.10%</text:p>
          </table:table-cell>
          <table:table-cell table:style-name="ce18" office:value-type="string" calcext:value-type="string">
            <text:p>6190301</text:p>
          </table:table-cell>
          <table:table-cell table:style-name="ce8" office:value-type="string" calcext:value-type="string">
            <text:p>COOPERATIVAS O SECCIONES ESPECIFICADAS EN LOS INCISOS g) Y <text:s/>h) DEL <text:s/>ARTICULO 7º DE LA LEY 9667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41" calcext:value-type="percentage">
            <text:p>4.1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2120</text:p>
          </table:table-cell>
          <table:table-cell table:style-name="ce8" office:value-type="string" calcext:value-type="string">
            <text:p>VENTA AL POR MAYOR DE MATERIAS PRIMAS PECUARIAS INCLUSO ANIMALES VIVOS</text:p>
          </table:table-cell>
          <table:table-cell table:style-name="ce13" table:formula="of:=+[.#REF!#REF!]" office:value-type="string" office:string-value="" calcext:value-type="error">
            <text:p>#REF!</text:p>
          </table:table-cell>
          <table:table-cell table:style-name="ce18" office:value-type="string" calcext:value-type="string">
            <text:p>6190103</text:p>
          </table:table-cell>
          <table:table-cell table:style-name="ce8" office:value-type="string" calcext:value-type="string">
            <text:p>ACOPIADORES DE PRODUCTOS AGROPECUARI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41" calcext:value-type="percentage">
            <text:p>4.1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2210</text:p>
          </table:table-cell>
          <table:table-cell table:style-name="ce8" office:value-type="string" calcext:value-type="string">
            <text:p>VENTA AL POR MAYOR DE FIAMBRES, QUESOS Y PRODUCTOS LACTEO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20002</text:p>
          </table:table-cell>
          <table:table-cell table:style-name="ce8" office:value-type="string" calcext:value-type="string">
            <text:p>PRODUCTOS LACTE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12220</text:p>
          </table:table-cell>
          <table:table-cell table:style-name="ce8" office:value-type="string" calcext:value-type="string">
            <text:p>VENTA AL POR MAYOR DE CARNES ROJAS, MENUDENCIAS Y CHACINADOSFRESCOS; PRODUCTOS DE GRANJA Y DE LA CAZ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10001</text:p>
          </table:table-cell>
          <table:table-cell table:style-name="ce8" office:value-type="string" calcext:value-type="string">
            <text:p>AVES Y HUEV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12220</text:p>
          </table:table-cell>
          <table:table-cell table:style-name="ce8" office:value-type="string" calcext:value-type="string">
            <text:p>VENTA AL POR MAYOR DE CARNES ROJAS, MENUDENCIAS Y CHACINADOSFRESCOS; PRODUCTOS DE GRANJA Y DE LA CAZ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20001</text:p>
          </table:table-cell>
          <table:table-cell table:style-name="ce8" office:value-type="string" calcext:value-type="string">
            <text:p>ABASTECEDORES Y MATARIF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12230</text:p>
          </table:table-cell>
          <table:table-cell table:style-name="ce8" office:value-type="string" calcext:value-type="string">
            <text:p>VENTA AL POR MAYOR DE PESCADO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10003</text:p>
          </table:table-cell>
          <table:table-cell table:style-name="ce8" office:value-type="string" calcext:value-type="string">
            <text:p>PESCADO FRESCO O CONGELADO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2230</text:p>
          </table:table-cell>
          <table:table-cell table:style-name="ce8" office:value-type="string" calcext:value-type="string">
            <text:p>VENTA AL POR MAYOR DE PESCADO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10004</text:p>
          </table:table-cell>
          <table:table-cell table:style-name="ce8" office:value-type="string" calcext:value-type="string">
            <text:p>MARISCO Y OTROS PRODUCTOS MARINOS, EXCEPTO PESCADO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2240</text:p>
          </table:table-cell>
          <table:table-cell table:style-name="ce8" office:value-type="string" calcext:value-type="string">
            <text:p>VENTA POR MAYOR Y EMPAQUE DE FRUTAS, DE LEGUMBRES Y HORTALIZAS FRESC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10002</text:p>
          </table:table-cell>
          <table:table-cell table:style-name="ce8" office:value-type="string" calcext:value-type="string">
            <text:p>FRUTAS Y LEGUMBR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2250</text:p>
          </table:table-cell>
          <table:table-cell table:style-name="ce8" office:value-type="string" calcext:value-type="string">
            <text:p>VENTA AL POR MAYOR DE PAN, PRODUCTOS DE CONFITERÍA Y PASTAS FRESC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20010</text:p>
          </table:table-cell>
          <table:table-cell table:style-name="ce8" office:value-type="string" calcext:value-type="string">
            <text:p>COMESTIBLE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2250</text:p>
          </table:table-cell>
          <table:table-cell table:style-name="ce8" office:value-type="string" calcext:value-type="string">
            <text:p>VENTA AL POR MAYOR DE PAN, PRODUCTOS DE CONFITERÍA Y PASTAS FRESC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90010</text:p>
          </table:table-cell>
          <table:table-cell table:style-name="ce8" office:value-type="string" calcext:value-type="string">
            <text:p>OTROS COMERCIOS MAYORISTA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12260</text:p>
          </table:table-cell>
          <table:table-cell table:style-name="ce8" office:value-type="string" calcext:value-type="string">
            <text:p>VENTA AL POR MAYOR DE CHOCOLATES, GOLOSINAS Y PRODUCTOS PARA KIOSCOS Y POLIRRUBROS N.C.P. EXCEPTO CIGARRILLO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20014</text:p>
          </table:table-cell>
          <table:table-cell table:style-name="ce8" office:value-type="string" calcext:value-type="string">
            <text:p>GOLOSIN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12270</text:p>
          </table:table-cell>
          <table:table-cell table:style-name="ce8" office:value-type="string" calcext:value-type="string">
            <text:p>VENTA AL POR MAYOR DE ACEITES, AZÚCAR, CAFÉ, TE, YERBA MATE ELABORADA Y OTRAS INFUSIONES, ESPECIAS, Y CONDIMENTOS Y PRODUCTOS DE MOLINERÍ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20003</text:p>
          </table:table-cell>
          <table:table-cell table:style-name="ce8" office:value-type="string" calcext:value-type="string">
            <text:p>ACEITES COMESTIB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12270</text:p>
          </table:table-cell>
          <table:table-cell table:style-name="ce8" office:value-type="string" calcext:value-type="string">
            <text:p>VENTA AL POR MAYOR DE ACEITES, AZÚCAR, CAFÉ, TE, YERBA MATE ELABORADA Y OTRAS INFUSIONES, ESPECIAS, Y CONDIMENTOS Y PRODUCTOS DE MOLINERÍ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20004</text:p>
          </table:table-cell>
          <table:table-cell table:style-name="ce8" office:value-type="string" calcext:value-type="string">
            <text:p>PRODUCTOS DE MOLINERIA. HARINAS Y FECUL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12270</text:p>
          </table:table-cell>
          <table:table-cell table:style-name="ce8" office:value-type="string" calcext:value-type="string">
            <text:p>VENTA AL POR MAYOR DE ACEITES, AZÚCAR, CAFÉ, TE, YERBA MATE ELABORADA Y OTRAS INFUSIONES, ESPECIAS, Y CONDIMENTOS Y PRODUCTOS DE MOLINERÍ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20005</text:p>
          </table:table-cell>
          <table:table-cell table:style-name="ce8" office:value-type="string" calcext:value-type="string">
            <text:p>GRASAS COMESTIB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12270</text:p>
          </table:table-cell>
          <table:table-cell table:style-name="ce8" office:value-type="string" calcext:value-type="string">
            <text:p>VENTA AL POR MAYOR DE ACEITES, AZÚCAR, CAFÉ, TE, YERBA MATE ELABORADA Y OTRAS INFUSIONES, ESPECIAS, Y CONDIMENTOS Y PRODUCTOS DE MOLINERÍ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20010</text:p>
          </table:table-cell>
          <table:table-cell table:style-name="ce8" office:value-type="string" calcext:value-type="string">
            <text:p>COMESTIBLE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12290</text:p>
          </table:table-cell>
          <table:table-cell table:style-name="ce8" office:value-type="string" calcext:value-type="string">
            <text:p>VENTA AL POR MAYOR DE PRODUCTOS ALIMENTICIOS N.C.P.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20010</text:p>
          </table:table-cell>
          <table:table-cell table:style-name="ce8" office:value-type="string" calcext:value-type="string">
            <text:p>COMESTIBLE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12290</text:p>
          </table:table-cell>
          <table:table-cell table:style-name="ce8" office:value-type="string" calcext:value-type="string">
            <text:p>VENTA AL POR MAYOR DE PRODUCTOS ALIMENTICIOS N.C.P.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90001</text:p>
          </table:table-cell>
          <table:table-cell table:style-name="ce8" office:value-type="string" calcext:value-type="string">
            <text:p>ALIMENTO PARA ANIMALES, FORRAJ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2311</text:p>
          </table:table-cell>
          <table:table-cell table:style-name="ce8" office:value-type="string" calcext:value-type="string">
            <text:p>VENTA AL POR MAYOR DE BEBIDAS ALCOHÓLICAS, EXCEPTO VINO Y CERVEZ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20011</text:p>
          </table:table-cell>
          <table:table-cell table:style-name="ce8" office:value-type="string" calcext:value-type="string">
            <text:p>BEBIDAS ESPIRITUOS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12312</text:p>
          </table:table-cell>
          <table:table-cell table:style-name="ce8" office:value-type="string" calcext:value-type="string">
            <text:p>VENTA AL POR MAYOR DE <text:s/>VINO 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20012</text:p>
          </table:table-cell>
          <table:table-cell table:style-name="ce8" office:value-type="string" calcext:value-type="string">
            <text:p>VIN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2313</text:p>
          </table:table-cell>
          <table:table-cell table:style-name="ce8" office:value-type="string" calcext:value-type="string">
            <text:p>VENTA AL POR MAYOR DE CERVEZ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20013</text:p>
          </table:table-cell>
          <table:table-cell table:style-name="ce8" office:value-type="string" calcext:value-type="string">
            <text:p>BEBIDAS MALTEADAS <text:s/>Y MALTA, BEBIDAS NO ALCOHOLICAS Y AGUAS GASEOS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2320</text:p>
          </table:table-cell>
          <table:table-cell table:style-name="ce8" office:value-type="string" calcext:value-type="string">
            <text:p>VENTA AL POR MAYOR DE BEBIDAS NO ALCOHÓLIC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20013</text:p>
          </table:table-cell>
          <table:table-cell table:style-name="ce8" office:value-type="string" calcext:value-type="string">
            <text:p>BEBIDAS MALTEADAS <text:s/>Y MALTA, BEBIDAS NO ALCOHOLICAS Y AGUAS GASEOS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2401</text:p>
          </table:table-cell>
          <table:table-cell table:style-name="ce8" office:value-type="string" calcext:value-type="string">
            <text:p>VENTA AL POR MAYOR DE CIGARRILLOS Y PRODUCTOS DE TABACO, EXCEPTO CIGARROS</text:p>
          </table:table-cell>
          <table:table-cell table:style-name="ce13" office:value-type="percentage" office:value="0.041" calcext:value-type="percentage">
            <text:p>4.10%</text:p>
          </table:table-cell>
          <table:table-cell table:style-name="ce18" office:value-type="string" calcext:value-type="string">
            <text:p>6120101</text:p>
          </table:table-cell>
          <table:table-cell table:style-name="ce8" office:value-type="string" calcext:value-type="string">
            <text:p>TABACOS Y CIGARRILL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41" calcext:value-type="percentage">
            <text:p>4.1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12402</text:p>
          </table:table-cell>
          <table:table-cell table:style-name="ce8" office:value-type="string" calcext:value-type="string">
            <text:p>VENTA AL POR MAYOR DE CIGARROS</text:p>
          </table:table-cell>
          <table:table-cell table:style-name="ce13" office:value-type="percentage" office:value="0.041" calcext:value-type="percentage">
            <text:p>4.10%</text:p>
          </table:table-cell>
          <table:table-cell table:style-name="ce18" office:value-type="string" calcext:value-type="string">
            <text:p>6120102</text:p>
          </table:table-cell>
          <table:table-cell table:style-name="ce8" office:value-type="string" calcext:value-type="string">
            <text:p>CIGARR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41" calcext:value-type="percentage">
            <text:p>4.1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3111</text:p>
          </table:table-cell>
          <table:table-cell table:style-name="ce8" office:value-type="string" calcext:value-type="string">
            <text:p>VENTA AL POR MAYOR DE ARTICULOS DE TAPICERIA; TAPICES Y ALFOMBR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30002</text:p>
          </table:table-cell>
          <table:table-cell table:style-name="ce8" office:value-type="string" calcext:value-type="string">
            <text:p>TAPICERI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3112</text:p>
          </table:table-cell>
          <table:table-cell table:style-name="ce8" office:value-type="string" calcext:value-type="string">
            <text:p>VENTA AL POR MAYOR DE ARTICULOS DE BOLSAS NUEVAS DE ARPILLERA Y DE YUTE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30004</text:p>
          </table:table-cell>
          <table:table-cell table:style-name="ce8" office:value-type="string" calcext:value-type="string">
            <text:p>BOLSAS DE ARPILLERA, NUEVAS DE YU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3119</text:p>
          </table:table-cell>
          <table:table-cell table:style-name="ce8" office:value-type="string" calcext:value-type="string">
            <text:p>VENTA AL POR MAYOR DE PRODUCTOS TEXTILES EXCEPTO PRENDAS Y ACCESORIOS DE VESTIR N.C.P.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30001</text:p>
          </table:table-cell>
          <table:table-cell table:style-name="ce8" office:value-type="string" calcext:value-type="string">
            <text:p>Hilados tejidos de punto y articulos confeccionados en materias textiles, excepto prendas. Merceri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table:formula="of:=+[.K486]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3119</text:p>
          </table:table-cell>
          <table:table-cell table:style-name="ce8" office:value-type="string" calcext:value-type="string">
            <text:p>VENTA AL POR MAYOR DE PRODUCTOS TEXTILES EXCEPTO PRENDAS Y ACCESORIOS DE VESTIR N.C.P.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30007</text:p>
          </table:table-cell>
          <table:table-cell table:style-name="ce8" office:value-type="string" calcext:value-type="string">
            <text:p>Textiles, confecciones, cueros y piele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3120</text:p>
          </table:table-cell>
          <table:table-cell table:style-name="ce8" office:value-type="string" calcext:value-type="string">
            <text:p>VENTA AL POR MAYOR DE PRENDAS Y ACCESORIOS DE VESTIR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30003</text:p>
          </table:table-cell>
          <table:table-cell table:style-name="ce8" office:value-type="string" calcext:value-type="string">
            <text:p>PRENDAS DE VESTIR, EXCEPTO CALZADO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3130</text:p>
          </table:table-cell>
          <table:table-cell table:style-name="ce8" office:value-type="string" calcext:value-type="string">
            <text:p>VENTA AL POR MAYOR DE CALZADO EXCEPTO EL ORTOPÉDICO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30006</text:p>
          </table:table-cell>
          <table:table-cell table:style-name="ce8" office:value-type="string" calcext:value-type="string">
            <text:p>CALZADO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3140</text:p>
          </table:table-cell>
          <table:table-cell table:style-name="ce8" office:value-type="string" calcext:value-type="string">
            <text:p>VENTA AL POR MAYOR DE ARTÍCULOS DE CUEROS, PIELES, MARROQUINERÍA Y TALABARTERÍA, <text:s/>PARAGUAS Y SIMILARE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30005</text:p>
          </table:table-cell>
          <table:table-cell table:style-name="ce8" office:value-type="string" calcext:value-type="string">
            <text:p>MARROQUINERIAS Y PRODUCTOS DE CUERO, EXCEPTO CALZADO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3140</text:p>
          </table:table-cell>
          <table:table-cell table:style-name="ce8" office:value-type="string" calcext:value-type="string">
            <text:p>VENTA AL POR MAYOR DE ARTÍCULOS DE CUEROS, PIELES, MARROQUINERÍA Y TALABARTERÍA, <text:s/>PARAGUAS Y SIMILARE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30007</text:p>
          </table:table-cell>
          <table:table-cell table:style-name="ce8" office:value-type="string" calcext:value-type="string">
            <text:p>Textiles, confecciones, cueros y piele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13210</text:p>
          </table:table-cell>
          <table:table-cell table:style-name="ce8" office:value-type="string" calcext:value-type="string">
            <text:p>VENTA AL POR MAYOR DE LIBROS, REVISTAS Y DIARIO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40004</text:p>
          </table:table-cell>
          <table:table-cell table:style-name="ce8" office:value-type="string" calcext:value-type="string">
            <text:p>ARTES GRAFIC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3220</text:p>
          </table:table-cell>
          <table:table-cell table:style-name="ce8" office:value-type="string" calcext:value-type="string">
            <text:p>VENTA AL POR MAYOR DE PAPEL, CARTÓN, MATERIALES DE EMBALAJE Y ARTÍCULOS DE LIBRERÍ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40003</text:p>
          </table:table-cell>
          <table:table-cell table:style-name="ce8" office:value-type="string" calcext:value-type="string">
            <text:p>PAPEL Y PRODUCTOS DE CARTON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13311</text:p>
          </table:table-cell>
          <table:table-cell table:style-name="ce8" office:value-type="string" calcext:value-type="string">
            <text:p>VENTA AL POR MAYOR DE PRODUCTOS FARMACÉUTICOS Y <text:s/>VETERINARIOS CUANDO SUS ESTABLECIMIENTOS ESTEN UBICADOS EN LA PCIA DE BUENOS AIRES</text:p>
          </table:table-cell>
          <table:table-cell table:style-name="ce13" office:value-type="percentage" office:value="0.015" calcext:value-type="percentage">
            <text:p>1.50%</text:p>
          </table:table-cell>
          <table:table-cell table:style-name="ce18" office:value-type="string" calcext:value-type="string">
            <text:p>6150003</text:p>
          </table:table-cell>
          <table:table-cell table:style-name="ce8" office:value-type="string" calcext:value-type="string">
            <text:p>DROGUERIAS, CUANDO SUS ESTABLE. ESTEN UBICADOS EN PCIA. BUENOS AIR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13312</text:p>
          </table:table-cell>
          <table:table-cell table:style-name="ce8" office:value-type="string" calcext:value-type="string">
            <text:p>VENTA AL POR MAYOR DE PRODUCTOS FARMACÉUTICOS Y <text:s/>VETERINARIOS EXCEPTO CUANDO SUS ESTABLECIMIENTOS ESTEN UBICADOS EN LA PCIA DE BUENOS AIRE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50003</text:p>
          </table:table-cell>
          <table:table-cell table:style-name="ce8" office:value-type="string" calcext:value-type="string">
            <text:p>DROGUERI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3320</text:p>
          </table:table-cell>
          <table:table-cell table:style-name="ce8" office:value-type="string" calcext:value-type="string">
            <text:p>VENTA AL POR MAYOR DE PRODUCTOS COSMÉTICOS, DE TOCADOR Y DE PERFUMERI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90003</text:p>
          </table:table-cell>
          <table:table-cell table:style-name="ce8" office:value-type="string" calcext:value-type="string">
            <text:p>PERFUMERI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3330</text:p>
          </table:table-cell>
          <table:table-cell table:style-name="ce8" office:value-type="string" calcext:value-type="string">
            <text:p>VENTA AL POR MAYOR DE INSTRUMENTAL MEDICO Y ODONTOLÓGICO Y ARTÍCULOS ORTOPÉDICO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80004</text:p>
          </table:table-cell>
          <table:table-cell table:style-name="ce8" office:value-type="string" calcext:value-type="string">
            <text:p>EQUIPOS PROFESIONALES Y CIENTIFICOS E INSTRUMENTOS DE MEDIDAS Y DE <text:s/>CONTROL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3330</text:p>
          </table:table-cell>
          <table:table-cell table:style-name="ce8" office:value-type="string" calcext:value-type="string">
            <text:p>VENTA AL POR MAYOR DE INSTRUMENTAL MEDICO Y ODONTOLÓGICO Y ARTÍCULOS ORTOPÉDICO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90010</text:p>
          </table:table-cell>
          <table:table-cell table:style-name="ce8" office:value-type="string" calcext:value-type="string">
            <text:p>OTROS COMERCIOS MAYORISTA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3410</text:p>
          </table:table-cell>
          <table:table-cell table:style-name="ce8" office:value-type="string" calcext:value-type="string">
            <text:p>VENTA AL POR MAYOR DE ARTÍCULOS DE ÓPTICA Y DE FOTOGRAFÍ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80005</text:p>
          </table:table-cell>
          <table:table-cell table:style-name="ce8" office:value-type="string" calcext:value-type="string">
            <text:p>APARATOS FOTOGRAFICOS E INSTRUMENTOS DE OPTIC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3420</text:p>
          </table:table-cell>
          <table:table-cell table:style-name="ce8" office:value-type="string" calcext:value-type="string">
            <text:p>VENTA AL POR MAYOR DE ARTÍCULOS DE RELOJERÍA, JOYERÍA Y FANTASÍ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90007</text:p>
          </table:table-cell>
          <table:table-cell table:style-name="ce8" office:value-type="string" calcext:value-type="string">
            <text:p>JOYAS, RELOJES Y ARTICULOS CONEX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13511</text:p>
          </table:table-cell>
          <table:table-cell table:style-name="ce8" office:value-type="string" calcext:value-type="string">
            <text:p>VENTA AL POR MAYOR DE MUEBLES NO METALICOS, EXCEPTO DE OFICINA; ARTÍCULOS DE MIMBRE Y CORCHO; COLCHONES Y SOMIERE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40002</text:p>
          </table:table-cell>
          <table:table-cell table:style-name="ce8" office:value-type="string" calcext:value-type="string">
            <text:p>MUEBLES Y ACCESORIOS, EXCEPTO METALIC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3512</text:p>
          </table:table-cell>
          <table:table-cell table:style-name="ce8" office:value-type="string" calcext:value-type="string">
            <text:p>VENTA AL POR MAYOR DE MUEBLES METALICOS, EXCEPTO DE OFICIN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60004</text:p>
          </table:table-cell>
          <table:table-cell table:style-name="ce8" office:value-type="string" calcext:value-type="string">
            <text:p>MUEBLES DE ACCESORIOS METALIC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3520</text:p>
          </table:table-cell>
          <table:table-cell table:style-name="ce8" office:value-type="string" calcext:value-type="string">
            <text:p>VENTA AL POR MAYOR DE ARTÍCULOS DE ILUMINACIÓN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60006</text:p>
          </table:table-cell>
          <table:table-cell table:style-name="ce8" office:value-type="string" calcext:value-type="string">
            <text:p>ARTICULOS Y ARTEFACTOS ELECTRICOS Y/O MECANICOS DE USO DOMESTICO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13530</text:p>
          </table:table-cell>
          <table:table-cell table:style-name="ce8" office:value-type="string" calcext:value-type="string">
            <text:p>VENTA AL POR MAYOR DE ARTÍCULOS DE BAZAR Y MENAJE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60001</text:p>
          </table:table-cell>
          <table:table-cell table:style-name="ce8" office:value-type="string" calcext:value-type="string">
            <text:p>ARTICULOS DE BAZAR, LOZA, PORCELANA, ETC.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3540</text:p>
          </table:table-cell>
          <table:table-cell table:style-name="ce8" office:value-type="string" calcext:value-type="string">
            <text:p>VENTA AL POR MAYOR DE ARTEFACTOS PARA EL HOGAR, ELÉCTRICOS, A GAS, KEROSENE U OTROS COMBUSTIBLE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60006</text:p>
          </table:table-cell>
          <table:table-cell table:style-name="ce8" office:value-type="string" calcext:value-type="string">
            <text:p>ARTICULOS Y ARTEFACTOS ELECTRICOS Y/O MECANICOS DE USO DOMESTICO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3540</text:p>
          </table:table-cell>
          <table:table-cell table:style-name="ce8" office:value-type="string" calcext:value-type="string">
            <text:p>VENTA AL POR MAYOR DE ARTEFACTOS PARA EL HOGAR, ELÉCTRICOS, A GAS, KEROSENE U OTROS COMBUSTIBLE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60007</text:p>
          </table:table-cell>
          <table:table-cell table:style-name="ce8" office:value-type="string" calcext:value-type="string">
            <text:p>EQUIPOS Y APARATOS DE RADIO, TELEVISION Y COMUNICA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13550</text:p>
          </table:table-cell>
          <table:table-cell table:style-name="ce8" office:value-type="string" calcext:value-type="string">
            <text:p>VENTA AL POR MAYOR DE INSTRUMENTOS MUSICALES, EQUIPOS DE SONIDO, CASETES DE AUDIO Y VIDEO, Y DISCOS DE AUDIO Y VIDEO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90002</text:p>
          </table:table-cell>
          <table:table-cell table:style-name="ce8" office:value-type="string" calcext:value-type="string">
            <text:p>INSTRUMENTOS MUSICALES, DISCOS, ETC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3910</text:p>
          </table:table-cell>
          <table:table-cell table:style-name="ce8" office:value-type="string" calcext:value-type="string">
            <text:p>VENTA AL POR MAYOR DE MATERIALES Y PRODUCTOS DE LIMPIEZ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90010</text:p>
          </table:table-cell>
          <table:table-cell table:style-name="ce8" office:value-type="string" calcext:value-type="string">
            <text:p>OTROS COMERCIOS MAYORISTA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3920</text:p>
          </table:table-cell>
          <table:table-cell table:style-name="ce8" office:value-type="string" calcext:value-type="string">
            <text:p>VENTA AL POR MAYOR DE JUGUETE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90010</text:p>
          </table:table-cell>
          <table:table-cell table:style-name="ce8" office:value-type="string" calcext:value-type="string">
            <text:p>OTROS COMERCIOS MAYORISTA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3930</text:p>
          </table:table-cell>
          <table:table-cell table:style-name="ce8" office:value-type="string" calcext:value-type="string">
            <text:p>VENTA AL POR MAYOR DE BICICLETAS Y RODADOS SIMILARE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80006</text:p>
          </table:table-cell>
          <table:table-cell table:style-name="ce8" office:value-type="string" calcext:value-type="string">
            <text:p>VEHICULOS, MAQUINARIAS Y APARATOS NO CLASIFICADOS EN OTRA PARTE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3930</text:p>
          </table:table-cell>
          <table:table-cell table:style-name="ce8" office:value-type="string" calcext:value-type="string">
            <text:p>VENTA AL POR MAYOR DE BICICLETAS Y RODADOS SIMILARE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90010</text:p>
          </table:table-cell>
          <table:table-cell table:style-name="ce8" office:value-type="string" calcext:value-type="string">
            <text:p>OTROS COMERCIOS MAYORISTA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13941</text:p>
          </table:table-cell>
          <table:table-cell table:style-name="ce8" office:value-type="string" calcext:value-type="string">
            <text:p>VENTA AL POR MAYOR DE ARMAS Y MUNICIONE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90005</text:p>
          </table:table-cell>
          <table:table-cell table:style-name="ce8" office:value-type="string" calcext:value-type="string">
            <text:p>ARMAS, POLVORA, EXPLOSIVOS, ETC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3949</text:p>
          </table:table-cell>
          <table:table-cell table:style-name="ce8" office:value-type="string" calcext:value-type="string">
            <text:p>VENTA AL POR MAYOR DE ARTÍCULOS DE ESPARCIMIENTO Y DEPORTES, EXCEPTO ARMAS Y MUNICIONE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90010</text:p>
          </table:table-cell>
          <table:table-cell table:style-name="ce8" office:value-type="string" calcext:value-type="string">
            <text:p>OTROS COMERCIOS MAYORISTA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13950</text:p>
          </table:table-cell>
          <table:table-cell table:style-name="ce8" office:value-type="string" calcext:value-type="string">
            <text:p>VENTA AL POR MAYOR DE PAPELES PARA PARED, REVESTIMIENTO PARA PISOS DE GOMA, PLÁSTICO Y TEXTILES, <text:s/>Y ARTÍCULOS SIMILARES PARA LA DECORACIÓN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60008</text:p>
          </table:table-cell>
          <table:table-cell table:style-name="ce8" office:value-type="string" calcext:value-type="string">
            <text:p>ARTICULOS PARA EL HOGAR Y DE MATERIALES DE CONSTRUCCION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3990</text:p>
          </table:table-cell>
          <table:table-cell table:style-name="ce8" office:value-type="string" calcext:value-type="string">
            <text:p>VENTA AL POR MAYOR ARTÍCULOS DE USO DOMÉSTICO Y/O PERSONAL N.C.P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60006</text:p>
          </table:table-cell>
          <table:table-cell table:style-name="ce8" office:value-type="string" calcext:value-type="string">
            <text:p>ARTICULOS Y ARTEFACTOS ELECTRICOS Y/O MECANICOS DE USO DOMESTICO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3990</text:p>
          </table:table-cell>
          <table:table-cell table:style-name="ce8" office:value-type="string" calcext:value-type="string">
            <text:p>VENTA AL POR MAYOR ARTÍCULOS DE USO DOMÉSTICO Y/O PERSONAL N.C.P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60008</text:p>
          </table:table-cell>
          <table:table-cell table:style-name="ce8" office:value-type="string" calcext:value-type="string">
            <text:p>ARTICULOS PARA EL HOGAR Y DE MATERIALES DE CONSTRUCCION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4110</text:p>
          </table:table-cell>
          <table:table-cell table:style-name="ce8" office:value-type="string" calcext:value-type="string">
            <text:p>VENTA AL POR MAYOR DE COMBUSTIBLES Y LUBRICANTES PARA AUTOMOTORE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90004</text:p>
          </table:table-cell>
          <table:table-cell table:style-name="ce8" office:value-type="string" calcext:value-type="string">
            <text:p>COMBUSTIBLES LIQUIDOS, SOLIDOS Y GASEOS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14191</text:p>
          </table:table-cell>
          <table:table-cell table:style-name="ce8" office:value-type="string" calcext:value-type="string">
            <text:p>VENTA AL POR MAYOR DE COMBUSTIBLES Y LUBRICANTES -EXCEPTO PARA AUTOMOTORES, GAS EN GARRAFAS Y FRACCIONADORES DE GAS LICUADO- LEÑA Y CARBÓN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90004</text:p>
          </table:table-cell>
          <table:table-cell table:style-name="ce8" office:value-type="string" calcext:value-type="string">
            <text:p>COMBUSTIBLES LIQUIDOS, SOLIDOS Y GASEOS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14192</text:p>
          </table:table-cell>
          <table:table-cell table:style-name="ce8" office:value-type="string" calcext:value-type="string">
            <text:p>FRACCIONADORES DE GAS LICUADO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5000004</text:p>
          </table:table-cell>
          <table:table-cell table:style-name="ce8" office:value-type="string" calcext:value-type="string">
            <text:p>FRACCIONADORES DE GAS LICUADO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14201</text:p>
          </table:table-cell>
          <table:table-cell table:style-name="ce8" office:value-type="string" calcext:value-type="string">
            <text:p>VENTA AL POR MAYOR DE DE HIERRO Y ACERO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70001</text:p>
          </table:table-cell>
          <table:table-cell table:style-name="ce8" office:value-type="string" calcext:value-type="string">
            <text:p>PRODUCTO DE HIERRO Y ACERO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4202</text:p>
          </table:table-cell>
          <table:table-cell table:style-name="ce8" office:value-type="string" calcext:value-type="string">
            <text:p>VENTA AL POR MAYOR DE METALES Y MINERALES METALÍFEROS NO FERROSO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70002</text:p>
          </table:table-cell>
          <table:table-cell table:style-name="ce8" office:value-type="string" calcext:value-type="string">
            <text:p>PRODUCTO DE METALES NO FERROS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14310</text:p>
          </table:table-cell>
          <table:table-cell table:style-name="ce8" office:value-type="string" calcext:value-type="string">
            <text:p>VENTA AL POR MAYOR DE ABERTUR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40001</text:p>
          </table:table-cell>
          <table:table-cell table:style-name="ce8" office:value-type="string" calcext:value-type="string">
            <text:p>MADERA Y PRODUCTOS DE MADERA, EXCEPTO MUEB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4310</text:p>
          </table:table-cell>
          <table:table-cell table:style-name="ce8" office:value-type="string" calcext:value-type="string">
            <text:p>VENTA AL POR MAYOR DE ABERTUR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60008</text:p>
          </table:table-cell>
          <table:table-cell table:style-name="ce8" office:value-type="string" calcext:value-type="string">
            <text:p>ARTICULOS PARA EL HOGAR Y DE MATERIALES DE CONSTRUCCION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4320</text:p>
          </table:table-cell>
          <table:table-cell table:style-name="ce8" office:value-type="string" calcext:value-type="string">
            <text:p>VENTA AL POR MAYOR DE PRODUCTOS DE MADERA EXCEPTO MUEBLE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40001</text:p>
          </table:table-cell>
          <table:table-cell table:style-name="ce8" office:value-type="string" calcext:value-type="string">
            <text:p>MADERA Y PRODUCTOS DE MADERA, EXCEPTO MUEB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4330</text:p>
          </table:table-cell>
          <table:table-cell table:style-name="ce8" office:value-type="string" calcext:value-type="string">
            <text:p>VENTA AL POR MAYOR DE ARTÍCULOS DE FERRETERÍ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60005</text:p>
          </table:table-cell>
          <table:table-cell table:style-name="ce8" office:value-type="string" calcext:value-type="string">
            <text:p>ARTICULOS DE FERRETERIAS, CUCHILLERIAS Y HERRAMIENT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4340</text:p>
          </table:table-cell>
          <table:table-cell table:style-name="ce8" office:value-type="string" calcext:value-type="string">
            <text:p>VENTA AL POR MAYOR DE PINTURAS Y PRODUCTOS CONEXO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50002</text:p>
          </table:table-cell>
          <table:table-cell table:style-name="ce8" office:value-type="string" calcext:value-type="string">
            <text:p>MATERIAS PLASTICAS, PINTURAS, LACAS, ETC.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14350</text:p>
          </table:table-cell>
          <table:table-cell table:style-name="ce8" office:value-type="string" calcext:value-type="string">
            <text:p>VENTA AL POR MAYOR DE CRISTALES Y ESPEJO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60002</text:p>
          </table:table-cell>
          <table:table-cell table:style-name="ce8" office:value-type="string" calcext:value-type="string">
            <text:p>CRISTALERIAS Y VIDRIERI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4390</text:p>
          </table:table-cell>
          <table:table-cell table:style-name="ce8" office:value-type="string" calcext:value-type="string">
            <text:p>VENTA AL POR MAYOR DE ARTÍCULOS PARA LA CONSTRUCCIÓN N.C.P.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60003</text:p>
          </table:table-cell>
          <table:table-cell table:style-name="ce8" office:value-type="string" calcext:value-type="string">
            <text:p>MATERIALES DE CONSTRUCCION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4390</text:p>
          </table:table-cell>
          <table:table-cell table:style-name="ce8" office:value-type="string" calcext:value-type="string">
            <text:p>VENTA AL POR MAYOR DE ARTÍCULOS PARA LA CONSTRUCCIÓN N.C.P.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60008</text:p>
          </table:table-cell>
          <table:table-cell table:style-name="ce8" office:value-type="string" calcext:value-type="string">
            <text:p>ARTICULOS PARA EL HOGAR Y DE MATERIALES DE CONSTRUCCION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4910</text:p>
          </table:table-cell>
          <table:table-cell table:style-name="ce9" office:value-type="string" calcext:value-type="string">
            <text:p>VENTA AL POR MAYOR DE PRODUCTOS INTERMEDIOS N.C.P., DESPERDICIOS Y DESECHOS TEXTILE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/>
          <table:table-cell table:style-name="ce9"/>
          <table:table-cell table:style-name="ce22"/>
          <table:table-cell table:style-name="ce27"/>
          <table:table-cell table:style-name="ce32"/>
          <table:table-cell table:number-columns-repeated="1016"/>
        </table:table-row>
        <table:table-row table:style-name="ro1">
          <table:table-cell table:style-name="ce3" office:value-type="string" calcext:value-type="string">
            <text:p>514920</text:p>
          </table:table-cell>
          <table:table-cell table:style-name="ce9" office:value-type="string" calcext:value-type="string">
            <text:p>VENTA AL POR MAYOR DE PRODUCTOS INTERMEDIOS N.C.P., DESPERDICIOS Y DESECHOS DE PAPEL Y CARTÓN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/>
          <table:table-cell table:style-name="ce9"/>
          <table:table-cell table:style-name="ce22"/>
          <table:table-cell table:style-name="ce27"/>
          <table:table-cell table:style-name="ce32"/>
          <table:table-cell table:number-columns-repeated="1016"/>
        </table:table-row>
        <table:table-row table:style-name="ro1">
          <table:table-cell table:style-name="ce3" office:value-type="string" calcext:value-type="string">
            <text:p>514931</text:p>
          </table:table-cell>
          <table:table-cell table:style-name="ce8" office:value-type="string" calcext:value-type="string">
            <text:p>VENTA AL POR MAYOR DE SUSTANCIAS QUIMICAS INDUSTRIALE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50001</text:p>
          </table:table-cell>
          <table:table-cell table:style-name="ce8" office:value-type="string" calcext:value-type="string">
            <text:p>SUSTANCIAS QUIMICAS INDUSTRIA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14932</text:p>
          </table:table-cell>
          <table:table-cell table:style-name="ce8" office:value-type="string" calcext:value-type="string">
            <text:p>VENTA AL POR MAYOR DE PRODUCTOS DE CAUCHO Y GOM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50004</text:p>
          </table:table-cell>
          <table:table-cell table:style-name="ce8" office:value-type="string" calcext:value-type="string">
            <text:p>PRODUCTOS DE CAUCHO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4933</text:p>
          </table:table-cell>
          <table:table-cell table:style-name="ce8" office:value-type="string" calcext:value-type="string">
            <text:p>VENTA AL POR MAYOR DE PRODUCTOS QUIMICOS DERIVADOS DEL PETROLEO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50005</text:p>
          </table:table-cell>
          <table:table-cell table:style-name="ce8" office:value-type="string" calcext:value-type="string">
            <text:p>PRODUCTOS QUIMICOS DERIVADOS DEL PETROLEO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14939</text:p>
          </table:table-cell>
          <table:table-cell table:style-name="ce8" office:value-type="string" calcext:value-type="string">
            <text:p>VENTA AL POR MAYOR DE PRODUCTOS INTERMEDIOS, DESPERDICIOS Y DESECHOS DE VIDRIO, <text:s/>DE PLÁSTICO, DE CAUCHO Y GOMA, Y QUÍMICOS N.C.P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/>
          <table:table-cell table:style-name="ce8"/>
          <table:table-cell table:style-name="ce21"/>
          <table:table-cell table:style-name="ce26"/>
          <table:table-cell table:style-name="ce30"/>
          <table:table-cell table:number-columns-repeated="1016"/>
        </table:table-row>
        <table:table-row table:style-name="ro1">
          <table:table-cell table:style-name="ce3" office:value-type="string" calcext:value-type="string">
            <text:p>514940</text:p>
          </table:table-cell>
          <table:table-cell table:style-name="ce8" office:value-type="string" calcext:value-type="string">
            <text:p>VENTA AL POR MAYOR DE PRODUCTOS INTERMEDIOS N.C.P., DESPERDICIOS Y DESECHOS METÁLICO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70001</text:p>
          </table:table-cell>
          <table:table-cell table:style-name="ce8" office:value-type="string" calcext:value-type="string">
            <text:p>PRODUCTO DE HIERRO Y ACERO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4940</text:p>
          </table:table-cell>
          <table:table-cell table:style-name="ce8" office:value-type="string" calcext:value-type="string">
            <text:p>VENTA AL POR MAYOR DE PRODUCTOS INTERMEDIOS N.C.P., DESPERDICIOS Y DESECHOS METÁLICO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70002</text:p>
          </table:table-cell>
          <table:table-cell table:style-name="ce8" office:value-type="string" calcext:value-type="string">
            <text:p>PRODUCTO DE METALES NO FERROS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4990</text:p>
          </table:table-cell>
          <table:table-cell table:style-name="ce8" office:value-type="string" calcext:value-type="string">
            <text:p>VENTA AL POR MAYOR DE PRODUCTOS INTERMEDIOS, DESPERDICIOS Y DESECHOS N.C.P.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50005</text:p>
          </table:table-cell>
          <table:table-cell table:style-name="ce8" office:value-type="string" calcext:value-type="string">
            <text:p>PRODUCTOS QUIMICOS DERIVADOS DEL PETROLEO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515110</text:p>
          </table:table-cell>
          <table:table-cell table:style-name="ce8" office:value-type="string" calcext:value-type="string">
            <text:p>VENTA AL POR MAYOR DE MÁQUINAS, EQUIPOS E IMPLEMENTOS DE USO EN LOS SECTORES AGROPECUARIO, JARDINERÍA, SILVICULTURA, PESCA Y CAZ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80002</text:p>
          </table:table-cell>
          <table:table-cell table:style-name="ce8" office:value-type="string" calcext:value-type="string">
            <text:p>MAQUINAS AGRICOLAS, TRACTORES Y SUS REPUESTOS, NUEVOS Y USAD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15120</text:p>
          </table:table-cell>
          <table:table-cell table:style-name="ce8" office:value-type="string" calcext:value-type="string">
            <text:p>VENTA AL POR MAYOR DE MÁQUINAS, EQUIPOS E IMPLEMENTOS DE USO ENLA ELABORACIÓN DE ALIMENTOS, BEBIDAS Y TABACO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80001</text:p>
          </table:table-cell>
          <table:table-cell table:style-name="ce8" office:value-type="string" calcext:value-type="string">
            <text:p>MOTORES, MAQUINARIAS Y EQUIPOS, MAQUINAS Y APARATOS INDUSTRIALES ELECTRICOS, CON EXCEPCION DE LA MAQUINARIA AGRICOL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515130</text:p>
          </table:table-cell>
          <table:table-cell table:style-name="ce8" office:value-type="string" calcext:value-type="string">
            <text:p>VENTA AL POR MAYOR DE MÁQUINAS, EQUIPOS E INSTRUMENTOS DE USO EN LA FABRICACIÓN DE TEXTILES, PRENDAS Y ACCESORIOS DE VESTIR, CALZADO, ARTÍCULOS DE CUERO Y MARROQUINERÍ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80001</text:p>
          </table:table-cell>
          <table:table-cell table:style-name="ce8" office:value-type="string" calcext:value-type="string">
            <text:p>MOTORES, MAQUINARIAS Y EQUIPOS, MAQUINAS Y APARATOS INDUSTRIALES ELECTRICOS, CON EXCEPCION DE LA MAQUINARIA AGRICOL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15140</text:p>
          </table:table-cell>
          <table:table-cell table:style-name="ce8" office:value-type="string" calcext:value-type="string">
            <text:p>VENTA AL POR MAYOR DE MÁQUINAS, EQUIPOS E IMPLEMENTOS DE USO EN IMPRENTAS, ARTES GRÁFICAS Y ACTIVIDADES CONEX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80001</text:p>
          </table:table-cell>
          <table:table-cell table:style-name="ce8" office:value-type="string" calcext:value-type="string">
            <text:p>MOTORES, MAQUINARIAS Y EQUIPOS, MAQUINAS Y APARATOS INDUSTRIALES ELECTRICOS, CON EXCEPCION DE LA MAQUINARIA AGRICOL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15150</text:p>
          </table:table-cell>
          <table:table-cell table:style-name="ce8" office:value-type="string" calcext:value-type="string">
            <text:p>VENTA AL POR MAYOR DE MÁQUINAS, EQUIPOS E IMPLEMENTOS DE USO MEDICO Y PARAMÉDICO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80001</text:p>
          </table:table-cell>
          <table:table-cell table:style-name="ce8" office:value-type="string" calcext:value-type="string">
            <text:p>MOTORES, MAQUINARIAS Y EQUIPOS, MAQUINAS Y APARATOS INDUSTRIALES ELECTRICOS, CON EXCEPCION DE LA MAQUINARIA AGRICOL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5150</text:p>
          </table:table-cell>
          <table:table-cell table:style-name="ce8" office:value-type="string" calcext:value-type="string">
            <text:p>VENTA AL POR MAYOR DE MÁQUINAS, EQUIPOS E IMPLEMENTOS DE USO MEDICO Y PARAMÉDICO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80004</text:p>
          </table:table-cell>
          <table:table-cell table:style-name="ce8" office:value-type="string" calcext:value-type="string">
            <text:p>EQUIPOS PROFESIONALES Y CIENTIFICOS E INSTRUMENTOS DE MEDIDAS Y DE <text:s/>CONTROL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style-name="ce34" table:number-columns-repeated="1016"/>
        </table:table-row>
        <table:table-row table:style-name="ro3">
          <table:table-cell table:style-name="ce3" office:value-type="string" calcext:value-type="string">
            <text:p>515160</text:p>
          </table:table-cell>
          <table:table-cell table:style-name="ce8" office:value-type="string" calcext:value-type="string">
            <text:p>VENTA AL POR MAYOR DE MÁQUINAS, EQUIPOS E IMPLEMENTOS DE USO EN LA INDUSTRIA DEL PLÁSTICO Y EL CAUCHO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80001</text:p>
          </table:table-cell>
          <table:table-cell table:style-name="ce8" office:value-type="string" calcext:value-type="string">
            <text:p>MOTORES, MAQUINARIAS Y EQUIPOS, MAQUINAS Y APARATOS INDUSTRIALES ELECTRICOS, CON EXCEPCION DE LA MAQUINARIA AGRICOL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15190</text:p>
          </table:table-cell>
          <table:table-cell table:style-name="ce8" office:value-type="string" calcext:value-type="string">
            <text:p>VENTA AL POR MAYOR DE MÁQUINAS, EQUIPOS E IMPLEMENTOS DE USO ESPECIAL N.C.P.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80001</text:p>
          </table:table-cell>
          <table:table-cell table:style-name="ce8" office:value-type="string" calcext:value-type="string">
            <text:p>MOTORES, MAQUINARIAS Y EQUIPOS, MAQUINAS Y APARATOS INDUSTRIALES ELECTRICOS, CON EXCEPCION DE LA MAQUINARIA AGRICOL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5190</text:p>
          </table:table-cell>
          <table:table-cell table:style-name="ce8" office:value-type="string" calcext:value-type="string">
            <text:p>VENTA AL POR MAYOR DE MÁQUINAS, EQUIPOS E IMPLEMENTOS DE USO ESPECIAL N.C.P.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80006</text:p>
          </table:table-cell>
          <table:table-cell table:style-name="ce8" office:value-type="string" calcext:value-type="string">
            <text:p>VEHICULOS, MAQUINARIAS Y APARATOS NO CLASIFICADOS EN OTRA PARTE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5200</text:p>
          </table:table-cell>
          <table:table-cell table:style-name="ce8" office:value-type="string" calcext:value-type="string">
            <text:p>VENTA AL POR MAYOR DE MÁQUINAS - HERRAMIENTA DE USO GENERAL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60005</text:p>
          </table:table-cell>
          <table:table-cell table:style-name="ce8" office:value-type="string" calcext:value-type="string">
            <text:p>ARTICULOS DE FERRETERIAS, CUCHILLERIAS Y HERRAMIENT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15200</text:p>
          </table:table-cell>
          <table:table-cell table:style-name="ce8" office:value-type="string" calcext:value-type="string">
            <text:p>VENTA AL POR MAYOR DE MÁQUINAS - HERRAMIENTA DE USO GENERAL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80001</text:p>
          </table:table-cell>
          <table:table-cell table:style-name="ce8" office:value-type="string" calcext:value-type="string">
            <text:p>MOTORES, MAQUINARIAS Y EQUIPOS, MAQUINAS Y APARATOS INDUSTRIALES ELECTRICOS, CON EXCEPCION DE LA MAQUINARIA AGRICOL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5200</text:p>
          </table:table-cell>
          <table:table-cell table:style-name="ce8" office:value-type="string" calcext:value-type="string">
            <text:p>VENTA AL POR MAYOR DE MÁQUINAS - HERRAMIENTA DE USO GENERAL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80002</text:p>
          </table:table-cell>
          <table:table-cell table:style-name="ce8" office:value-type="string" calcext:value-type="string">
            <text:p>MAQUINAS AGRICOLAS, TRACTORES Y SUS REPUESTOS, NUEVOS Y USAD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15300</text:p>
          </table:table-cell>
          <table:table-cell table:style-name="ce8" office:value-type="string" calcext:value-type="string">
            <text:p>VENTA AL POR MAYOR DE VEHÍCULOS, EQUIPOS Y MÁQUINAS PARA EL TRANSPORTE FERROVIARIO, AÉREO Y DE NAVEGACIÓN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80006</text:p>
          </table:table-cell>
          <table:table-cell table:style-name="ce8" office:value-type="string" calcext:value-type="string">
            <text:p>VEHICULOS, MAQUINARIAS Y APARATOS NO CLASIFICADOS EN OTRA PARTE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5411</text:p>
          </table:table-cell>
          <table:table-cell table:style-name="ce8" office:value-type="string" calcext:value-type="string">
            <text:p>VENTA AL POR MAYOR DE MUEBLES <text:s/>NO METALICOS E INSTALACIONES PARA OFICINA 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40002</text:p>
          </table:table-cell>
          <table:table-cell table:style-name="ce8" office:value-type="string" calcext:value-type="string">
            <text:p>MUEBLES Y ACCESORIOS, EXCEPTO METALIC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5412</text:p>
          </table:table-cell>
          <table:table-cell table:style-name="ce8" office:value-type="string" calcext:value-type="string">
            <text:p>VENTA AL POR MAYOR DE MUEBLES METALICOS E INSTALACIONES PARA OFICIN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60004</text:p>
          </table:table-cell>
          <table:table-cell table:style-name="ce8" office:value-type="string" calcext:value-type="string">
            <text:p>MUEBLES DE ACCESORIOS METALIC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15421</text:p>
          </table:table-cell>
          <table:table-cell table:style-name="ce8" office:value-type="string" calcext:value-type="string">
            <text:p>VENTA AL POR MAYOR DE MUEBLES NO METALICOS E INSTALACIONES PARA LA INDUSTRIA, EL COMERCIO Y LOS SERVICIOS N.C.P.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40002</text:p>
          </table:table-cell>
          <table:table-cell table:style-name="ce8" office:value-type="string" calcext:value-type="string">
            <text:p>MUEBLES Y ACCESORIOS, EXCEPTO METALIC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15422</text:p>
          </table:table-cell>
          <table:table-cell table:style-name="ce8" office:value-type="string" calcext:value-type="string">
            <text:p>VENTA AL POR MAYOR DE MUEBLES METALICOS E INSTALACIONES PARA LA INDUSTRIA, EL COMERCIO Y LOS SERVICIOS N.C.P.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60004</text:p>
          </table:table-cell>
          <table:table-cell table:style-name="ce8" office:value-type="string" calcext:value-type="string">
            <text:p>MUEBLES DE ACCESORIOS METALIC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5910</text:p>
          </table:table-cell>
          <table:table-cell table:style-name="ce8" office:value-type="string" calcext:value-type="string">
            <text:p>VENTA AL POR MAYOR DE EQUIPO PROFESIONAL Y CIENTÍFICO E INSTRUMENTOS DE MEDIDA Y DE CONTROL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80004</text:p>
          </table:table-cell>
          <table:table-cell table:style-name="ce8" office:value-type="string" calcext:value-type="string">
            <text:p>EQUIPOS PROFESIONALES Y CIENTIFICOS E INSTRUMENTOS DE MEDIDAS Y DE <text:s/>CONTROL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5921</text:p>
          </table:table-cell>
          <table:table-cell table:style-name="ce8" office:value-type="string" calcext:value-type="string">
            <text:p>VENTA AL POR MAYOR DE EQUIPOS Y APARATOS DE RADIO, TELEVISION Y COMUNICACIONE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60007</text:p>
          </table:table-cell>
          <table:table-cell table:style-name="ce8" office:value-type="string" calcext:value-type="string">
            <text:p>EQUIPOS Y APARATOS DE RADIO, TELEVISION Y COMUNICA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5922</text:p>
          </table:table-cell>
          <table:table-cell table:style-name="ce8" office:value-type="string" calcext:value-type="string">
            <text:p>VENTA AL POR MAYOR DE MAQUINAS DE OFICINAS, CALCULO Y CONTABILIDAD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80003</text:p>
          </table:table-cell>
          <table:table-cell table:style-name="ce8" office:value-type="string" calcext:value-type="string">
            <text:p>MAQUINAS DE OFICINAS, CALCULO Y CONTABILIDAD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515929</text:p>
          </table:table-cell>
          <table:table-cell table:style-name="ce8" office:value-type="string" calcext:value-type="string">
            <text:p>VENTA AL POR MAYOR DE EQUIPOS INFORMÁTICOS Y MÁQUINAS ELECTRÓNICAS DE ESCRIBIR Y CALCULAR ; VENTA AL POR MAYOR DE MÁQUINAS Y EQUIPOS DECOMUNICACIONES, CONTROL Y SEGURIDAD N.C.P.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/>
          <table:table-cell table:style-name="ce8"/>
          <table:table-cell table:style-name="ce21"/>
          <table:table-cell table:style-name="ce26"/>
          <table:table-cell table:style-name="ce30"/>
          <table:table-cell table:number-columns-repeated="1016"/>
        </table:table-row>
        <table:table-row table:style-name="ro1">
          <table:table-cell table:style-name="ce3" office:value-type="string" calcext:value-type="string">
            <text:p>515990</text:p>
          </table:table-cell>
          <table:table-cell table:style-name="ce8" office:value-type="string" calcext:value-type="string">
            <text:p>VENTA AL POR MAYOR DE MÁQUINAS, EQUIPO Y MATERIALES CONEXOS N.C.P.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80003</text:p>
          </table:table-cell>
          <table:table-cell table:style-name="ce8" office:value-type="string" calcext:value-type="string">
            <text:p>MAQUINAS DE OFICINAS, CALCULO Y CONTABILIDAD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5990</text:p>
          </table:table-cell>
          <table:table-cell table:style-name="ce8" office:value-type="string" calcext:value-type="string">
            <text:p>VENTA AL POR MAYOR DE MÁQUINAS, EQUIPO Y MATERIALES CONEXOS N.C.P.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80006</text:p>
          </table:table-cell>
          <table:table-cell table:style-name="ce8" office:value-type="string" calcext:value-type="string">
            <text:p>VEHICULOS, MAQUINARIAS Y APARATOS NO CLASIFICADOS EN OTRA PARTE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19000</text:p>
          </table:table-cell>
          <table:table-cell table:style-name="ce8" office:value-type="string" calcext:value-type="string">
            <text:p>VENTA AL POR MAYOR DE MERCANCÍAS N.C.P.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190010</text:p>
          </table:table-cell>
          <table:table-cell table:style-name="ce8" office:value-type="string" calcext:value-type="string">
            <text:p>OTROS COMERCIOS MAYORISTA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1110</text:p>
          </table:table-cell>
          <table:table-cell table:style-name="ce8" office:value-type="string" calcext:value-type="string">
            <text:p>VENTA AL POR MENOR EN HIPERMERCADOS CON PREDOMINIO DE PRODUCTOS ALIMENTICIOS Y BEBID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10013</text:p>
          </table:table-cell>
          <table:table-cell table:style-name="ce8" office:value-type="string" calcext:value-type="string">
            <text:p>SUPERMERCAD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1120</text:p>
          </table:table-cell>
          <table:table-cell table:style-name="ce8" office:value-type="string" calcext:value-type="string">
            <text:p>VENTA AL POR MENOR EN SUPERMERCADOS CON PREDOMINIO DE PRODUCTOSALIMENTICIOS Y BEBID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10013</text:p>
          </table:table-cell>
          <table:table-cell table:style-name="ce8" office:value-type="string" calcext:value-type="string">
            <text:p>SUPERMERCAD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1130</text:p>
          </table:table-cell>
          <table:table-cell table:style-name="ce8" office:value-type="string" calcext:value-type="string">
            <text:p>VENTA AL POR MENOR EN MINIMERCADOS CON PREDOMINIO DE PRODUCTOS ALIMENTICIOS Y BEBID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10010</text:p>
          </table:table-cell>
          <table:table-cell table:style-name="ce8" office:value-type="string" calcext:value-type="string">
            <text:p>MERCADOS Y MERCADIT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21191</text:p>
          </table:table-cell>
          <table:table-cell table:style-name="ce8" office:value-type="string" calcext:value-type="string">
            <text:p>VENTA AL POR MENOR DE TABACO, CIGARROS Y CIGARRILLOS EN KIOSCOS POLIRRUBROS Y COMERCIOS NO ESPECIALIZADOS</text:p>
          </table:table-cell>
          <table:table-cell table:style-name="ce13" office:value-type="percentage" office:value="0.041" calcext:value-type="percentage">
            <text:p>4.10%</text:p>
          </table:table-cell>
          <table:table-cell table:style-name="ce18" office:value-type="string" calcext:value-type="string">
            <text:p>6290000</text:p>
          </table:table-cell>
          <table:table-cell table:style-name="ce8" office:value-type="string" calcext:value-type="string">
            <text:p>KIOSCO. TABACOS, CIGARROS Y CIGARRILL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41" calcext:value-type="percentage">
            <text:p>4.1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21192</text:p>
          </table:table-cell>
          <table:table-cell table:style-name="ce8" office:value-type="string" calcext:value-type="string">
            <text:p>VENTA AL POR MENOR DE ARTICULOS VARIOS, EXCEPTO TABACOS, CIGARROS Y CIGARRILLOS, EN KIOSCOS POLIRRUBROS Y COMERCIOS NO ESPECIALIZADO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01</text:p>
          </table:table-cell>
          <table:table-cell table:style-name="ce8" office:value-type="string" calcext:value-type="string">
            <text:p>KIOSCO. ARTICULOS VARIOS (EXCEPTO TABACOS, CIGARROS Y CIGARRILL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1200</text:p>
          </table:table-cell>
          <table:table-cell table:style-name="ce8" office:value-type="string" calcext:value-type="string">
            <text:p>VENTA AL POR MENOR EXCEPTO LA ESPECIALIZADA, SIN PREDOMINIO DE PRODUCTOS ALIMENTICIOS Y BEBID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80001</text:p>
          </table:table-cell>
          <table:table-cell table:style-name="ce8" office:value-type="string" calcext:value-type="string">
            <text:p>RAMOS GENERA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1200</text:p>
          </table:table-cell>
          <table:table-cell table:style-name="ce8" office:value-type="string" calcext:value-type="string">
            <text:p>VENTA AL POR MENOR EXCEPTO LA ESPECIALIZADA, SIN PREDOMINIO DE PRODUCTOS ALIMENTICIOS Y BEBID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11</text:p>
          </table:table-cell>
          <table:table-cell table:style-name="ce8" office:value-type="string" calcext:value-type="string">
            <text:p>IMPLEMENTOS DE GRANJA Y JARDIN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22111</text:p>
          </table:table-cell>
          <table:table-cell table:style-name="ce8" office:value-type="string" calcext:value-type="string">
            <text:p>VENTA AL POR MENOR PRODUCTOS LACTEO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10002</text:p>
          </table:table-cell>
          <table:table-cell table:style-name="ce8" office:value-type="string" calcext:value-type="string">
            <text:p>LECHERIAS Y PRODUCTOS LACTE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2112</text:p>
          </table:table-cell>
          <table:table-cell table:style-name="ce8" office:value-type="string" calcext:value-type="string">
            <text:p>VENTA AL POR MENOR DE FIAMBRES Y PRODUCTOS DE ROTISERI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10007</text:p>
          </table:table-cell>
          <table:table-cell table:style-name="ce8" office:value-type="string" calcext:value-type="string">
            <text:p>ROTISERIAS Y FIAMBRERI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2120</text:p>
          </table:table-cell>
          <table:table-cell table:style-name="ce8" office:value-type="string" calcext:value-type="string">
            <text:p>VENTA AL POR MENOR DE PRODUCTOS DE ALMACÉN Y DIETÉTIC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10006</text:p>
          </table:table-cell>
          <table:table-cell table:style-name="ce8" office:value-type="string" calcext:value-type="string">
            <text:p>ALMACEN DE COMESTIBLES, DESPENS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2210</text:p>
          </table:table-cell>
          <table:table-cell table:style-name="ce8" office:value-type="string" calcext:value-type="string">
            <text:p>VENTA AL POR MENOR DE CARNES ROJAS, MENUDENCIAS Y CHACINADOS FRESCO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10001</text:p>
          </table:table-cell>
          <table:table-cell table:style-name="ce8" office:value-type="string" calcext:value-type="string">
            <text:p>CARNICERI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22220</text:p>
          </table:table-cell>
          <table:table-cell table:style-name="ce8" office:value-type="string" calcext:value-type="string">
            <text:p>VENTA AL POR MENOR DE HUEVOS, CARNE DE AVES Y <text:s/>PRODUCTOS DEGRANJA Y DE LA CAZA N.C.P.GRANJA Y DE LA CAZA N.C.P.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10015</text:p>
          </table:table-cell>
          <table:table-cell table:style-name="ce8" office:value-type="string" calcext:value-type="string">
            <text:p>AVES Y HUEV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22220</text:p>
          </table:table-cell>
          <table:table-cell table:style-name="ce8" office:value-type="string" calcext:value-type="string">
            <text:p>VENTA AL POR MENOR DE HUEVOS, CARNE DE AVES Y <text:s/>PRODUCTOS DEGRANJA Y DE LA CAZA N.C.P.GRANJA Y DE LA CAZA N.C.P.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10020</text:p>
          </table:table-cell>
          <table:table-cell table:style-name="ce8" office:value-type="string" calcext:value-type="string">
            <text:p>ALIMENTOS Y BEBIDA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2300</text:p>
          </table:table-cell>
          <table:table-cell table:style-name="ce8" office:value-type="string" calcext:value-type="string">
            <text:p>VENTA AL POR MENOR DE FRUTAS, LEGUMBRES Y HORTALIZAS FRESC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10004</text:p>
          </table:table-cell>
          <table:table-cell table:style-name="ce8" office:value-type="string" calcext:value-type="string">
            <text:p>VERDULERIAS Y FRUTERI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22411</text:p>
          </table:table-cell>
          <table:table-cell table:style-name="ce8" office:value-type="string" calcext:value-type="string">
            <text:p>VENTA AL POR MENOR DE PAN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10005</text:p>
          </table:table-cell>
          <table:table-cell table:style-name="ce8" office:value-type="string" calcext:value-type="string">
            <text:p>PANADERI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22411</text:p>
          </table:table-cell>
          <table:table-cell table:style-name="ce8" office:value-type="string" calcext:value-type="string">
            <text:p>VENTA AL POR MENOR DE PAN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10008</text:p>
          </table:table-cell>
          <table:table-cell table:style-name="ce8" office:value-type="string" calcext:value-type="string">
            <text:p>DESPACHO DE PAN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2412</text:p>
          </table:table-cell>
          <table:table-cell table:style-name="ce8" office:value-type="string" calcext:value-type="string">
            <text:p>VENTA AL POR MENOR DE PRODUCTOS DE PANADERÍA, EXCEPTO PAN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10009</text:p>
          </table:table-cell>
          <table:table-cell table:style-name="ce8" office:value-type="string" calcext:value-type="string">
            <text:p>OTROS PRODUCTOS DE PANADERI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22421</text:p>
          </table:table-cell>
          <table:table-cell table:style-name="ce8" office:value-type="string" calcext:value-type="string">
            <text:p>VENTA AL POR MENOR DE GOLOSIN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10011</text:p>
          </table:table-cell>
          <table:table-cell table:style-name="ce8" office:value-type="string" calcext:value-type="string">
            <text:p>GOLOSIN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2422</text:p>
          </table:table-cell>
          <table:table-cell table:style-name="ce8" office:value-type="string" calcext:value-type="string">
            <text:p>VENTA AL POR MENOR DE BOMBONES Y DEMÁS PRODUCTOS DE <text:s/>CONFITERI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26</text:p>
          </table:table-cell>
          <table:table-cell table:style-name="ce8" office:value-type="string" calcext:value-type="string">
            <text:p>BOMBONES Y CONFITUR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22501</text:p>
          </table:table-cell>
          <table:table-cell table:style-name="ce8" office:value-type="string" calcext:value-type="string">
            <text:p>VENTA AL POR MENOR DE VINO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10014</text:p>
          </table:table-cell>
          <table:table-cell table:style-name="ce8" office:value-type="string" calcext:value-type="string">
            <text:p>VINERI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22502</text:p>
          </table:table-cell>
          <table:table-cell table:style-name="ce8" office:value-type="string" calcext:value-type="string">
            <text:p>VENTA AL POR MENOR DE BEBIDAS, EXCEPTO VINO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10020</text:p>
          </table:table-cell>
          <table:table-cell table:style-name="ce8" office:value-type="string" calcext:value-type="string">
            <text:p>ALIMENTOS Y BEBIDA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2910</text:p>
          </table:table-cell>
          <table:table-cell table:style-name="ce8" office:value-type="string" calcext:value-type="string">
            <text:p>VENTA AL POR MENOR DE PESCADOS Y PRODUCTOS DE LA PESC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10003</text:p>
          </table:table-cell>
          <table:table-cell table:style-name="ce8" office:value-type="string" calcext:value-type="string">
            <text:p>PESCADERI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2991</text:p>
          </table:table-cell>
          <table:table-cell table:style-name="ce8" office:value-type="string" calcext:value-type="string">
            <text:p>VENTA AL POR MENOR DE PRODUCTOS ALIMENTICIOS N.C.P EN COMERCIOS ESPECIALIZADO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10020</text:p>
          </table:table-cell>
          <table:table-cell table:style-name="ce8" office:value-type="string" calcext:value-type="string">
            <text:p>ALIMENTOS Y BEBIDA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2992</text:p>
          </table:table-cell>
          <table:table-cell table:style-name="ce8" office:value-type="string" calcext:value-type="string">
            <text:p>VENTA AL POR MENOR <text:s/>TABACO, CIGARROS Y CIGARRILLOS, EN COMERCIOS ESPECIALIZADOS</text:p>
          </table:table-cell>
          <table:table-cell table:style-name="ce13" office:value-type="percentage" office:value="0.041" calcext:value-type="percentage">
            <text:p>4.10%</text:p>
          </table:table-cell>
          <table:table-cell table:style-name="ce18" office:value-type="string" calcext:value-type="string">
            <text:p>6210101</text:p>
          </table:table-cell>
          <table:table-cell table:style-name="ce8" office:value-type="string" calcext:value-type="string">
            <text:p>TABACO Y CIGARRILL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41" calcext:value-type="percentage">
            <text:p>4.1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2992</text:p>
          </table:table-cell>
          <table:table-cell table:style-name="ce8" office:value-type="string" calcext:value-type="string">
            <text:p>VENTA AL POR MENOR <text:s/>TABACO, CIGARROS Y CIGARRILLOS, EN COMERCIOS ESPECIALIZADOS</text:p>
          </table:table-cell>
          <table:table-cell table:style-name="ce13" office:value-type="percentage" office:value="0.041" calcext:value-type="percentage">
            <text:p>4.10%</text:p>
          </table:table-cell>
          <table:table-cell table:style-name="ce18" office:value-type="string" calcext:value-type="string">
            <text:p>6210102</text:p>
          </table:table-cell>
          <table:table-cell table:style-name="ce8" office:value-type="string" calcext:value-type="string">
            <text:p>CIGARR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41" calcext:value-type="percentage">
            <text:p>4.1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110</text:p>
          </table:table-cell>
          <table:table-cell table:style-name="ce8" office:value-type="string" calcext:value-type="string">
            <text:p>VENTA AL POR MENOR DE PRODUCTOS FARMACÉUTICOS Y DE HERBORISTERÍ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50001</text:p>
          </table:table-cell>
          <table:table-cell table:style-name="ce8" office:value-type="string" calcext:value-type="string">
            <text:p>FARMACI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121</text:p>
          </table:table-cell>
          <table:table-cell table:style-name="ce8" office:value-type="string" calcext:value-type="string">
            <text:p>VENTA AL POR MENOR DE PRODUCTOS COSMÉTICOS Y DE PERFUMERI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50002</text:p>
          </table:table-cell>
          <table:table-cell table:style-name="ce8" office:value-type="string" calcext:value-type="string">
            <text:p>PERFUMERI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122</text:p>
          </table:table-cell>
          <table:table-cell table:style-name="ce8" office:value-type="string" calcext:value-type="string">
            <text:p>VENTA AL POR MENOR DE PRODUCTOS COSMETICOS Y <text:s/>DE TOCADOR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50003</text:p>
          </table:table-cell>
          <table:table-cell table:style-name="ce8" office:value-type="string" calcext:value-type="string">
            <text:p>ARTICULOS DE TOCADOR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130</text:p>
          </table:table-cell>
          <table:table-cell table:style-name="ce8" office:value-type="string" calcext:value-type="string">
            <text:p>VENTA AL POR MENOR DE INSTRUMENTAL MEDICO Y ODONTOLÓGICO Y ARTICULOS ORTOPEDICO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22</text:p>
          </table:table-cell>
          <table:table-cell table:style-name="ce8" office:value-type="string" calcext:value-type="string">
            <text:p>EQUIPO PROFESIONAL Y CIENTIFICO E INSTRUMENTOS DE MEDIDA Y CONTROL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23210</text:p>
          </table:table-cell>
          <table:table-cell table:style-name="ce8" office:value-type="string" calcext:value-type="string">
            <text:p>VENTA AL POR MENOR DE HILADOS, TEJIDOS Y ARTÍCULOS DE MERCERÍ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20001</text:p>
          </table:table-cell>
          <table:table-cell table:style-name="ce8" office:value-type="string" calcext:value-type="string">
            <text:p>PRODUCTOS TEXTILES, ARTICULOS CONFECCIONADOS CON MATERIALES TEXTILES. TIENDAS MERCERIAS Y BOTONERI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23220</text:p>
          </table:table-cell>
          <table:table-cell table:style-name="ce8" office:value-type="string" calcext:value-type="string">
            <text:p>VENTA AL POR MENOR DE CONFECCIONES PARA EL HOGAR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20001</text:p>
          </table:table-cell>
          <table:table-cell table:style-name="ce8" office:value-type="string" calcext:value-type="string">
            <text:p>PRODUCTOS TEXTILES, ARTICULOS CONFECCIONADOS CON MATERIALES TEXTILES. TIENDAS MERCERIAS Y BOTONERI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23290</text:p>
          </table:table-cell>
          <table:table-cell table:style-name="ce8" office:value-type="string" calcext:value-type="string">
            <text:p>VENTA AL POR MENOR DE ARTÍCULOS TEXTILES N.C.P. EXCEPTO PRENDAS DE VESTIR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20001</text:p>
          </table:table-cell>
          <table:table-cell table:style-name="ce8" office:value-type="string" calcext:value-type="string">
            <text:p>PRODUCTOS TEXTILES, ARTICULOS CONFECCIONADOS CON MATERIALES TEXTILES. TIENDAS MERCERIAS Y BOTONERI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style-name="ce34" table:number-columns-repeated="1016"/>
        </table:table-row>
        <table:table-row table:style-name="ro1">
          <table:table-cell table:style-name="ce3" office:value-type="string" calcext:value-type="string">
            <text:p>523290</text:p>
          </table:table-cell>
          <table:table-cell table:style-name="ce8" office:value-type="string" calcext:value-type="string">
            <text:p>VENTA AL POR MENOR DE ARTÍCULOS TEXTILES N.C.P. EXCEPTO PRENDAS DE VESTIR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05</text:p>
          </table:table-cell>
          <table:table-cell table:style-name="ce8" office:value-type="string" calcext:value-type="string">
            <text:p>BOLSAS DE ARPILLERAS, NUEVAS DE YU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310</text:p>
          </table:table-cell>
          <table:table-cell table:style-name="ce8" office:value-type="string" calcext:value-type="string">
            <text:p>VENTA AL POR MENOR DE ROPA INTERIOR, MEDIAS, PRENDAS PARA DORMIR Y <text:s/>PARA LA PLAY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20002</text:p>
          </table:table-cell>
          <table:table-cell table:style-name="ce8" office:value-type="string" calcext:value-type="string">
            <text:p>PRENDAS DE VESTIR. BOUTIQU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320</text:p>
          </table:table-cell>
          <table:table-cell table:style-name="ce8" office:value-type="string" calcext:value-type="string">
            <text:p>VENTA AL POR MENOR DE INDUMENTARIA DE TRABAJO, UNIFORMES Y <text:s/>GUARDAPOLVO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20002</text:p>
          </table:table-cell>
          <table:table-cell table:style-name="ce8" office:value-type="string" calcext:value-type="string">
            <text:p>PRENDAS DE VESTIR. BOUTIQU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320</text:p>
          </table:table-cell>
          <table:table-cell table:style-name="ce8" office:value-type="string" calcext:value-type="string">
            <text:p>VENTA AL POR MENOR DE INDUMENTARIA DE TRABAJO, UNIFORMES Y <text:s/>GUARDAPOLVO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20002</text:p>
          </table:table-cell>
          <table:table-cell table:style-name="ce8" office:value-type="string" calcext:value-type="string">
            <text:p>PRENDAS DE VESTIR. BOUTIQU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330</text:p>
          </table:table-cell>
          <table:table-cell table:style-name="ce8" office:value-type="string" calcext:value-type="string">
            <text:p>VENTA AL POR MENOR DE INDUMENTARIA PARA BEBES Y NIÑO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20002</text:p>
          </table:table-cell>
          <table:table-cell table:style-name="ce8" office:value-type="string" calcext:value-type="string">
            <text:p>PRENDAS DE VESTIR. BOUTIQU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23390</text:p>
          </table:table-cell>
          <table:table-cell table:style-name="ce8" office:value-type="string" calcext:value-type="string">
            <text:p>VENTA AL POR MENOR DE PRENDAS Y ACCESORIOS DE VESTIR N.C.P. EXCEPTO CALZADO, ARTICULOS DE MARROQUINERIA, PARAGUAS Y SIMILARE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20002</text:p>
          </table:table-cell>
          <table:table-cell table:style-name="ce8" office:value-type="string" calcext:value-type="string">
            <text:p>PRENDAS DE VESTIR. BOUTIQU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23390</text:p>
          </table:table-cell>
          <table:table-cell table:style-name="ce8" office:value-type="string" calcext:value-type="string">
            <text:p>VENTA AL POR MENOR DE PRENDAS Y ACCESORIOS DE VESTIR N.C.P. EXCEPTO CALZADO, ARTICULOS DE MARROQUINERIA, PARAGUAS Y SIMILARE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20005</text:p>
          </table:table-cell>
          <table:table-cell table:style-name="ce8" office:value-type="string" calcext:value-type="string">
            <text:p>VENTA DE INDUMENTARIA NO CLASIFICADA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410</text:p>
          </table:table-cell>
          <table:table-cell table:style-name="ce8" office:value-type="string" calcext:value-type="string">
            <text:p>VENTA AL POR MENOR DE ARTÍCULOS REGIONALES Y DE TALABARTERÍ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20003</text:p>
          </table:table-cell>
          <table:table-cell table:style-name="ce8" office:value-type="string" calcext:value-type="string">
            <text:p>MARROQUINERIAS, PRODUCTOS DE CUERO, CARTER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420</text:p>
          </table:table-cell>
          <table:table-cell table:style-name="ce8" office:value-type="string" calcext:value-type="string">
            <text:p>VENTA AL POR MENOR DE CALZADO EXCEPTO EL ORTOPÉDICO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20004</text:p>
          </table:table-cell>
          <table:table-cell table:style-name="ce8" office:value-type="string" calcext:value-type="string">
            <text:p>ZAPATERIAS Y ZAPATILLERI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490</text:p>
          </table:table-cell>
          <table:table-cell table:style-name="ce8" office:value-type="string" calcext:value-type="string">
            <text:p>VENTA AL POR MENOR DE ARTÍCULOS DE MARROQUINERÍA, PARAGUAS Y <text:s/>SIMILARES N.C.P.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20003</text:p>
          </table:table-cell>
          <table:table-cell table:style-name="ce8" office:value-type="string" calcext:value-type="string">
            <text:p>MARROQUINERIAS, PRODUCTOS DE CUERO, CARTER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23510</text:p>
          </table:table-cell>
          <table:table-cell table:style-name="ce8" office:value-type="string" calcext:value-type="string">
            <text:p>VENTA AL POR MENOR DE MUEBLES EXCEPTO PARA LA OFICINA, LA INDUSTRIA, EL COMERCIO Y LOS SERVICIOS; ARTÍCULOS DE MIMBRE Y CORCHO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30001</text:p>
          </table:table-cell>
          <table:table-cell table:style-name="ce8" office:value-type="string" calcext:value-type="string">
            <text:p>MUEBLERI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520</text:p>
          </table:table-cell>
          <table:table-cell table:style-name="ce8" office:value-type="string" calcext:value-type="string">
            <text:p>VENTA AL POR MENOR DE COLCHONES Y SOMIERE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30008</text:p>
          </table:table-cell>
          <table:table-cell table:style-name="ce8" office:value-type="string" calcext:value-type="string">
            <text:p>ARTICULOS PARA EL HOGAR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23530</text:p>
          </table:table-cell>
          <table:table-cell table:style-name="ce8" office:value-type="string" calcext:value-type="string">
            <text:p>VENTA AL POR MENOR DE ARTÍCULOS DE ILUMINACIÓN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20</text:p>
          </table:table-cell>
          <table:table-cell table:style-name="ce8" office:value-type="string" calcext:value-type="string">
            <text:p>APARATOS Y ARTEFACTOS ELECTRICOS Y/O MECANICOS, MAQUINAS Y MOTORES, INCLUIDOS REPUESTOS Y ACCESORIOS, EXCEPTO MAQUINARIAS AGRICOL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23540</text:p>
          </table:table-cell>
          <table:table-cell table:style-name="ce8" office:value-type="string" calcext:value-type="string">
            <text:p>VENTA AL POR MENOR DE ARTÍCULOS DE BAZAR Y MENAJE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30004</text:p>
          </table:table-cell>
          <table:table-cell table:style-name="ce8" office:value-type="string" calcext:value-type="string">
            <text:p>ARTICULOS DE GOMA Y DE PLASTICO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23540</text:p>
          </table:table-cell>
          <table:table-cell table:style-name="ce8" office:value-type="string" calcext:value-type="string">
            <text:p>VENTA AL POR MENOR DE ARTÍCULOS DE BAZAR Y MENAJE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30005</text:p>
          </table:table-cell>
          <table:table-cell table:style-name="ce8" office:value-type="string" calcext:value-type="string">
            <text:p>BAZARES, LOZA, PORCELANA, VIDRIO, JUGUETES, ETC.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540</text:p>
          </table:table-cell>
          <table:table-cell table:style-name="ce8" office:value-type="string" calcext:value-type="string">
            <text:p>VENTA AL POR MENOR DE ARTÍCULOS DE BAZAR Y MENAJE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30006</text:p>
          </table:table-cell>
          <table:table-cell table:style-name="ce8" office:value-type="string" calcext:value-type="string">
            <text:p>ARTICULOS PARA EL HOGAR, CRISTALERIA, CERAMICA, ALFARERIA, ANTIGÜEDADES Y CUADR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23550</text:p>
          </table:table-cell>
          <table:table-cell table:style-name="ce8" office:value-type="string" calcext:value-type="string">
            <text:p>VENTA AL POR MENOR DE ARTEFACTOS <text:s/>PARA EL HOGAR, ELÉCTRICOS, A GAS, A KEROSENE U OTROS COMBUSTIBLE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30006</text:p>
          </table:table-cell>
          <table:table-cell table:style-name="ce8" office:value-type="string" calcext:value-type="string">
            <text:p>ARTICULOS PARA EL HOGAR, CRISTALERIA, CERAMICA, ALFARERIA, ANTIGÜEDADES Y CUADR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23550</text:p>
          </table:table-cell>
          <table:table-cell table:style-name="ce8" office:value-type="string" calcext:value-type="string">
            <text:p>VENTA AL POR MENOR DE ARTEFACTOS <text:s/>PARA EL HOGAR, ELÉCTRICOS, A GAS, A KEROSENE U OTROS COMBUSTIBLE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30008</text:p>
          </table:table-cell>
          <table:table-cell table:style-name="ce8" office:value-type="string" calcext:value-type="string">
            <text:p>ARTICULOS PARA EL HOGAR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23560</text:p>
          </table:table-cell>
          <table:table-cell table:style-name="ce8" office:value-type="string" calcext:value-type="string">
            <text:p>VENTA AL POR MENOR DE INSTRUMENTOS MUSICALES, EQUIPOS DE SONIDO,CASETES DE AUDIO Y VIDEO, DISCOS DE AUDIO Y VIDEO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30003</text:p>
          </table:table-cell>
          <table:table-cell table:style-name="ce8" office:value-type="string" calcext:value-type="string">
            <text:p>CASAS DE MUSICA, INSTRUMENTOS MUSICALES, DISCOS, ETC.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590</text:p>
          </table:table-cell>
          <table:table-cell table:style-name="ce8" office:value-type="string" calcext:value-type="string">
            <text:p>VENTA AL POR MENOR DE ARTÍCULOS PARA EL HOGAR N.C.P.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30008</text:p>
          </table:table-cell>
          <table:table-cell table:style-name="ce8" office:value-type="string" calcext:value-type="string">
            <text:p>ARTICULOS PARA EL HOGAR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23610</text:p>
          </table:table-cell>
          <table:table-cell table:style-name="ce8" office:value-type="string" calcext:value-type="string">
            <text:p>VENTA AL POR MENOR DE ABERTUR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10</text:p>
          </table:table-cell>
          <table:table-cell table:style-name="ce8" office:value-type="string" calcext:value-type="string">
            <text:p>MATERIALES DE CONSTRUCCION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620</text:p>
          </table:table-cell>
          <table:table-cell table:style-name="ce8" office:value-type="string" calcext:value-type="string">
            <text:p>VENTA AL POR MENOR DE MADERAS Y ARTÍCULOS DE MADERA <text:s/>Y CORCHO EXCEPTO MUEBLE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10</text:p>
          </table:table-cell>
          <table:table-cell table:style-name="ce8" office:value-type="string" calcext:value-type="string">
            <text:p>MATERIALES DE CONSTRUCCION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23630</text:p>
          </table:table-cell>
          <table:table-cell table:style-name="ce8" office:value-type="string" calcext:value-type="string">
            <text:p>VENTA AL POR MENOR DE ARTÍCULOS DE FERRETERÍ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60001</text:p>
          </table:table-cell>
          <table:table-cell table:style-name="ce8" office:value-type="string" calcext:value-type="string">
            <text:p>FERRETERIAS, BULONERIAS Y PINTURERI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23630</text:p>
          </table:table-cell>
          <table:table-cell table:style-name="ce8" office:value-type="string" calcext:value-type="string">
            <text:p>VENTA AL POR MENOR DE ARTÍCULOS DE FERRETERÍ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11</text:p>
          </table:table-cell>
          <table:table-cell table:style-name="ce8" office:value-type="string" calcext:value-type="string">
            <text:p>IMPLEMENTOS DE GRANJA Y JARDIN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630</text:p>
          </table:table-cell>
          <table:table-cell table:style-name="ce8" office:value-type="string" calcext:value-type="string">
            <text:p>VENTA AL POR MENOR DE ARTÍCULOS DE FERRETERÍ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21</text:p>
          </table:table-cell>
          <table:table-cell table:style-name="ce8" office:value-type="string" calcext:value-type="string">
            <text:p>MAQUINARIA AGRICOLA, TRACTORES, SUS REPUESTOS Y ACCESORIOS, NUEVOS Y USAD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630</text:p>
          </table:table-cell>
          <table:table-cell table:style-name="ce8" office:value-type="string" calcext:value-type="string">
            <text:p>VENTA AL POR MENOR DE ARTÍCULOS DE FERRETERÍ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36</text:p>
          </table:table-cell>
          <table:table-cell table:style-name="ce8" office:value-type="string" calcext:value-type="string">
            <text:p>INSUMOS PARA EL AGRO (TORNIQUETES, ALAMBRES, REJAS PARA ARADOS, POSTES, ETC)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640</text:p>
          </table:table-cell>
          <table:table-cell table:style-name="ce8" office:value-type="string" calcext:value-type="string">
            <text:p>VENTA AL POR MENOR DE PINTURAS Y PRODUCTOS CONEXO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60001</text:p>
          </table:table-cell>
          <table:table-cell table:style-name="ce8" office:value-type="string" calcext:value-type="string">
            <text:p>FERRETERIAS, BULONERIAS Y PINTURERI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650</text:p>
          </table:table-cell>
          <table:table-cell table:style-name="ce8" office:value-type="string" calcext:value-type="string">
            <text:p>VENTA AL POR MENOR DE ARTÍCULOS PARA PLOMERÍA E INSTALACIÓN DE G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60001</text:p>
          </table:table-cell>
          <table:table-cell table:style-name="ce8" office:value-type="string" calcext:value-type="string">
            <text:p>FERRETERIAS, BULONERIAS Y PINTURERI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650</text:p>
          </table:table-cell>
          <table:table-cell table:style-name="ce8" office:value-type="string" calcext:value-type="string">
            <text:p>VENTA AL POR MENOR DE ARTÍCULOS PARA PLOMERÍA E INSTALACIÓN DE G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10</text:p>
          </table:table-cell>
          <table:table-cell table:style-name="ce8" office:value-type="string" calcext:value-type="string">
            <text:p>MATERIALES DE CONSTRUCCION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660</text:p>
          </table:table-cell>
          <table:table-cell table:style-name="ce8" office:value-type="string" calcext:value-type="string">
            <text:p>VENTA AL POR MENOR DE CRISTALES, ESPEJOS, MAMPARAS Y CERRAMIENTO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13</text:p>
          </table:table-cell>
          <table:table-cell table:style-name="ce8" office:value-type="string" calcext:value-type="string">
            <text:p>CRISTALERIAS Y <text:s/>VIDRIERI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23670</text:p>
          </table:table-cell>
          <table:table-cell table:style-name="ce8" office:value-type="string" calcext:value-type="string">
            <text:p>VENTA AL POR MENOR DE PAPELES PARA PARED, REVESTIMIENTOS PARA PISOS Y ARTÍCULOS SIMILARES PARA LA DECORACIÓN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30008</text:p>
          </table:table-cell>
          <table:table-cell table:style-name="ce8" office:value-type="string" calcext:value-type="string">
            <text:p>ARTICULOS PARA EL HOGAR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690</text:p>
          </table:table-cell>
          <table:table-cell table:style-name="ce8" office:value-type="string" calcext:value-type="string">
            <text:p>VENTA AL POR MENOR DE MATERIALES DE CONSTRUCCIÓN N.C.P.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10</text:p>
          </table:table-cell>
          <table:table-cell table:style-name="ce8" office:value-type="string" calcext:value-type="string">
            <text:p>MATERIALES DE CONSTRUCCION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710</text:p>
          </table:table-cell>
          <table:table-cell table:style-name="ce8" office:value-type="string" calcext:value-type="string">
            <text:p>VENTA AL POR MENOR DE ARTÍCULOS DE ÓPTICA Y FOTOGRAFÍ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23</text:p>
          </table:table-cell>
          <table:table-cell table:style-name="ce8" office:value-type="string" calcext:value-type="string">
            <text:p>OPTICAS Y APARATOS FOTOGRAFIC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720</text:p>
          </table:table-cell>
          <table:table-cell table:style-name="ce8" office:value-type="string" calcext:value-type="string">
            <text:p>VENTA AL POR MENOR DE ARTÍCULOS DE RELOJERÍA, JOYERÍA Y FANTASÍ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24</text:p>
          </table:table-cell>
          <table:table-cell table:style-name="ce8" office:value-type="string" calcext:value-type="string">
            <text:p>JOYERIAS Y RELOJERI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style-name="ce34" table:number-columns-repeated="1016"/>
        </table:table-row>
        <table:table-row table:style-name="ro2">
          <table:table-cell table:style-name="ce3" office:value-type="string" calcext:value-type="string">
            <text:p>523810</text:p>
          </table:table-cell>
          <table:table-cell table:style-name="ce8" office:value-type="string" calcext:value-type="string">
            <text:p>VENTA AL POR MENOR DE LIBROS Y PUBLICACIONE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40002</text:p>
          </table:table-cell>
          <table:table-cell table:style-name="ce8" office:value-type="string" calcext:value-type="string">
            <text:p>VENTA DE LIBR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23820</text:p>
          </table:table-cell>
          <table:table-cell table:style-name="ce8" office:value-type="string" calcext:value-type="string">
            <text:p>VENTA AL POR MENOR DE DIARIOS Y REVIST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40004</text:p>
          </table:table-cell>
          <table:table-cell table:style-name="ce8" office:value-type="string" calcext:value-type="string">
            <text:p>DIARIOS, PERIODICOS Y REVIST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830</text:p>
          </table:table-cell>
          <table:table-cell table:style-name="ce8" office:value-type="string" calcext:value-type="string">
            <text:p>VENTA AL POR MENOR DE PAPEL, CARTÓN, MATERIALES DE EMBALAJE Y ARTICULOS DE LIBRERÍ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40001</text:p>
          </table:table-cell>
          <table:table-cell table:style-name="ce8" office:value-type="string" calcext:value-type="string">
            <text:p>PAPELERI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830</text:p>
          </table:table-cell>
          <table:table-cell table:style-name="ce8" office:value-type="string" calcext:value-type="string">
            <text:p>VENTA AL POR MENOR DE PAPEL, CARTÓN, MATERIALES DE EMBALAJE Y ARTICULOS DE LIBRERÍ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40010</text:p>
          </table:table-cell>
          <table:table-cell table:style-name="ce8" office:value-type="string" calcext:value-type="string">
            <text:p>ARTICULOS PARA OFICINAS Y ESCOLARE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523911</text:p>
          </table:table-cell>
          <table:table-cell table:style-name="ce8" office:value-type="string" calcext:value-type="string">
            <text:p>VENTA AL POR MENOR DE FLORES Y <text:s/>PLANT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02</text:p>
          </table:table-cell>
          <table:table-cell table:style-name="ce8" office:value-type="string" calcext:value-type="string">
            <text:p>FLORERI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style-name="ce34" table:number-columns-repeated="1016"/>
        </table:table-row>
        <table:table-row table:style-name="ro2">
          <table:table-cell table:style-name="ce3" office:value-type="string" calcext:value-type="string">
            <text:p>523912</text:p>
          </table:table-cell>
          <table:table-cell table:style-name="ce8" office:value-type="string" calcext:value-type="string">
            <text:p>VENTA AL POR MENOR DE SEMILL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03</text:p>
          </table:table-cell>
          <table:table-cell table:style-name="ce8" office:value-type="string" calcext:value-type="string">
            <text:p>SEMILLERIAS Y FORRAJERI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23913</text:p>
          </table:table-cell>
          <table:table-cell table:style-name="ce8" office:value-type="string" calcext:value-type="string">
            <text:p>VENTA AL POR MENOR DE <text:s/>ABONOS Y FERTILIZANTE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12</text:p>
          </table:table-cell>
          <table:table-cell table:style-name="ce8" office:value-type="string" calcext:value-type="string">
            <text:p>VETERINARIAS, ABONOS Y PLAGUICID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919</text:p>
          </table:table-cell>
          <table:table-cell table:style-name="ce8" office:value-type="string" calcext:value-type="string">
            <text:p>VENTA AL POR MENOR DE <text:s/>OTROS PRODUCTOS DE VIVERO N.C.P.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35</text:p>
          </table:table-cell>
          <table:table-cell table:style-name="ce8" office:value-type="string" calcext:value-type="string">
            <text:p>VIVER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920</text:p>
          </table:table-cell>
          <table:table-cell table:style-name="ce8" office:value-type="string" calcext:value-type="string">
            <text:p>VENTA AL POR MENOR DE MATERIALES Y PRODUCTOS DE LIMPIEZ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30007</text:p>
          </table:table-cell>
          <table:table-cell table:style-name="ce8" office:value-type="string" calcext:value-type="string">
            <text:p>ARTICULOS DE LIMPIEZ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930</text:p>
          </table:table-cell>
          <table:table-cell table:style-name="ce8" office:value-type="string" calcext:value-type="string">
            <text:p>VENTA AL POR MENOR DE JUGUETES Y ARTÍCULOS DE COTILLÓN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30005</text:p>
          </table:table-cell>
          <table:table-cell table:style-name="ce8" office:value-type="string" calcext:value-type="string">
            <text:p>BAZARES, LOZA, PORCELANA, VIDRIO, JUGUETES, ETC.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style-name="ce34" table:number-columns-repeated="1016"/>
        </table:table-row>
        <table:table-row table:style-name="ro1">
          <table:table-cell table:style-name="ce3" office:value-type="string" calcext:value-type="string">
            <text:p>523941</text:p>
          </table:table-cell>
          <table:table-cell table:style-name="ce8" office:value-type="string" calcext:value-type="string">
            <text:p>VENTA AL POR MENOR DE ARTÍCULOS DE DEPORTE, CAMPING, PLAYA Y ESPARCIMIENTO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09</text:p>
          </table:table-cell>
          <table:table-cell table:style-name="ce8" office:value-type="string" calcext:value-type="string">
            <text:p>ARTICULO DE DEPORTE, CAMPING, PLAYA, ETC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942</text:p>
          </table:table-cell>
          <table:table-cell table:style-name="ce8" office:value-type="string" calcext:value-type="string">
            <text:p>VENTA AL POR MENOR DE ARMAS Y ARTICULOS DE CAZ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08</text:p>
          </table:table-cell>
          <table:table-cell table:style-name="ce8" office:value-type="string" calcext:value-type="string">
            <text:p>ARMAS, POLVORA, EXPLOSIVOS Y ARTICULOS DE CAZA Y PESC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23943</text:p>
          </table:table-cell>
          <table:table-cell table:style-name="ce8" office:value-type="string" calcext:value-type="string">
            <text:p>VENTA AL POR MENOR <text:s/>DE TRICICLOS Y BICICLET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07</text:p>
          </table:table-cell>
          <table:table-cell table:style-name="ce8" office:value-type="string" calcext:value-type="string">
            <text:p>TRICICLOS Y BICICLET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944</text:p>
          </table:table-cell>
          <table:table-cell table:style-name="ce8" office:value-type="string" calcext:value-type="string">
            <text:p>VENTA AL POR MENOR DE LANCHAS Y EMBARCACIONES DEPORTIV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70005</text:p>
          </table:table-cell>
          <table:table-cell table:style-name="ce8" office:value-type="string" calcext:value-type="string">
            <text:p>COMERCIALIZACION DE LANCHAS Y EMBARCACIONES</text:p>
          </table:table-cell>
          <table:table-cell table:style-name="ce21" office:value-type="string" calcext:value-type="string">
            <text:p>C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944</text:p>
          </table:table-cell>
          <table:table-cell table:style-name="ce8" office:value-type="string" calcext:value-type="string">
            <text:p>VENTA AL POR MENOR DE LANCHAS Y EMBARCACIONES DEPORTIV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31</text:p>
          </table:table-cell>
          <table:table-cell table:style-name="ce8" office:value-type="string" calcext:value-type="string">
            <text:p>REPUESTOS Y ACCESORIOS NAUTIC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945</text:p>
          </table:table-cell>
          <table:table-cell table:style-name="ce8" office:value-type="string" calcext:value-type="string">
            <text:p>VENTA AL POR MENOR DE EQUIPO E INDUMENTARIA DEPORTIV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20005</text:p>
          </table:table-cell>
          <table:table-cell table:style-name="ce8" office:value-type="string" calcext:value-type="string">
            <text:p>VENTA DE INDUMENTARIA NO CLASIFICADA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950</text:p>
          </table:table-cell>
          <table:table-cell table:style-name="ce8" office:value-type="string" calcext:value-type="string">
            <text:p>VENTA AL POR MENOR DE MÁQUINAS Y EQUIPOS PARA OFICINA Y SUS COMPONENTES Y REPUESTO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40003</text:p>
          </table:table-cell>
          <table:table-cell table:style-name="ce8" office:value-type="string" calcext:value-type="string">
            <text:p>MAQUINAS PARA OFICINAS, CALCULO Y CONTABILIDAD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950</text:p>
          </table:table-cell>
          <table:table-cell table:style-name="ce8" office:value-type="string" calcext:value-type="string">
            <text:p>VENTA AL POR MENOR DE MÁQUINAS Y EQUIPOS PARA OFICINA Y SUS COMPONENTES Y REPUESTO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40010</text:p>
          </table:table-cell>
          <table:table-cell table:style-name="ce8" office:value-type="string" calcext:value-type="string">
            <text:p>ARTICULOS PARA OFICINAS Y ESCOLARE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23950</text:p>
          </table:table-cell>
          <table:table-cell table:style-name="ce8" office:value-type="string" calcext:value-type="string">
            <text:p>VENTA AL POR MENOR DE MÁQUINAS Y EQUIPOS PARA OFICINA Y SUS COMPONENTES Y REPUESTO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20</text:p>
          </table:table-cell>
          <table:table-cell table:style-name="ce8" office:value-type="string" calcext:value-type="string">
            <text:p>APARATOS Y ARTEFACTOS ELECTRICOS Y/O MECANICOS, MAQUINAS Y MOTORES, INCLUIDOS REPUESTOS Y ACCESORIOS, EXCEPTO MAQUINARIAS AGRICOL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960</text:p>
          </table:table-cell>
          <table:table-cell table:style-name="ce8" office:value-type="string" calcext:value-type="string">
            <text:p>VENTA AL POR MENOR DE FUEL OIL, GAS EN GARRAFAS, CARBÓN Y LEÑ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14</text:p>
          </table:table-cell>
          <table:table-cell table:style-name="ce8" office:value-type="string" calcext:value-type="string">
            <text:p>GAS ENVASADO, COMBUSTIBLES LIQUIDOS Y/O SOLIDOS</text:p>
          </table:table-cell>
          <table:table-cell table:style-name="ce21" office:value-type="string" calcext:value-type="string">
            <text:p>C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960</text:p>
          </table:table-cell>
          <table:table-cell table:style-name="ce8" office:value-type="string" calcext:value-type="string">
            <text:p>VENTA AL POR MENOR DE FUEL OIL, GAS EN GARRAFAS, CARBÓN Y LEÑA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16</text:p>
          </table:table-cell>
          <table:table-cell table:style-name="ce8" office:value-type="string" calcext:value-type="string">
            <text:p>CARBONERIAS Y OTROS COMBUSTIBLES</text:p>
          </table:table-cell>
          <table:table-cell table:style-name="ce21" office:value-type="string" calcext:value-type="string">
            <text:p>C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970</text:p>
          </table:table-cell>
          <table:table-cell table:style-name="ce8" office:value-type="string" calcext:value-type="string">
            <text:p>VENTA AL POR MENOR DE PRODUCTOS VETERINARIOS Y ANIMALES DOMÉSTICO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12</text:p>
          </table:table-cell>
          <table:table-cell table:style-name="ce8" office:value-type="string" calcext:value-type="string">
            <text:p>VETERINARIAS, ABONOS Y PLAGUICID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990</text:p>
          </table:table-cell>
          <table:table-cell table:style-name="ce8" office:value-type="string" calcext:value-type="string">
            <text:p>VENTA AL POR MENOR DE ARTÍCULOS DE COLECCIÓN, OBRAS DE ARTE, Y <text:s/>ARTICULOS NUEVOS N.C.P.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30006</text:p>
          </table:table-cell>
          <table:table-cell table:style-name="ce8" office:value-type="string" calcext:value-type="string">
            <text:p>ARTICULOS PARA EL HOGAR, CRISTALERIA, CERAMICA, ALFARERIA, ANTIGÜEDADES Y CUADR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3990</text:p>
          </table:table-cell>
          <table:table-cell table:style-name="ce8" office:value-type="string" calcext:value-type="string">
            <text:p>VENTA AL POR MENOR DE ARTÍCULOS DE COLECCIÓN, OBRAS DE ARTE, Y <text:s/>ARTICULOS NUEVOS N.C.P.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06</text:p>
          </table:table-cell>
          <table:table-cell table:style-name="ce8" office:value-type="string" calcext:value-type="string">
            <text:p>SANTERI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24100</text:p>
          </table:table-cell>
          <table:table-cell table:style-name="ce8" office:value-type="string" calcext:value-type="string">
            <text:p>VENTA AL POR MENOR DE MUEBLES USADO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30002</text:p>
          </table:table-cell>
          <table:table-cell table:style-name="ce8" office:value-type="string" calcext:value-type="string">
            <text:p>MUEBLES, UTILES Y ARTICULOS USAD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4200</text:p>
          </table:table-cell>
          <table:table-cell table:style-name="ce8" office:value-type="string" calcext:value-type="string">
            <text:p>VENTA AL POR MENOR DE LIBROS, REVISTAS Y SIMILARES USADO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40002</text:p>
          </table:table-cell>
          <table:table-cell table:style-name="ce8" office:value-type="string" calcext:value-type="string">
            <text:p>VENTA DE LIBR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4200</text:p>
          </table:table-cell>
          <table:table-cell table:style-name="ce8" office:value-type="string" calcext:value-type="string">
            <text:p>VENTA AL POR MENOR DE LIBROS, REVISTAS Y SIMILARES USADO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40004</text:p>
          </table:table-cell>
          <table:table-cell table:style-name="ce8" office:value-type="string" calcext:value-type="string">
            <text:p>DIARIOS, PERIODICOS Y REVIST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4910</text:p>
          </table:table-cell>
          <table:table-cell table:style-name="ce8" office:value-type="string" calcext:value-type="string">
            <text:p>VENTA AL POR MENOR DE ANTIGÜEDADE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30006</text:p>
          </table:table-cell>
          <table:table-cell table:style-name="ce8" office:value-type="string" calcext:value-type="string">
            <text:p>ARTICULOS PARA EL HOGAR, CRISTALERIA, CERAMICA, ALFARERIA, ANTIGÜEDADES Y CUADR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4990</text:p>
          </table:table-cell>
          <table:table-cell table:style-name="ce8" office:value-type="string" calcext:value-type="string">
            <text:p>VENTA AL POR MENOR DE ARTÍCULOS USADOS N.C.P. EXCLUIDOS AUTOMOTORES Y MOTOCICLETA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30002</text:p>
          </table:table-cell>
          <table:table-cell table:style-name="ce8" office:value-type="string" calcext:value-type="string">
            <text:p>MUEBLES, UTILES Y ARTICULOS USAD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5100</text:p>
          </table:table-cell>
          <table:table-cell table:style-name="ce9" office:value-type="string" calcext:value-type="string">
            <text:p>VENTA AL POR MENOR POR CORREO, TELEVISIÓN, INTERNET Y OTROS MEDIOS DE COMUNICACIÓN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/>
          <table:table-cell table:style-name="ce9"/>
          <table:table-cell table:style-name="ce22"/>
          <table:table-cell table:style-name="ce27"/>
          <table:table-cell table:style-name="ce30"/>
          <table:table-cell table:number-columns-repeated="1016"/>
        </table:table-row>
        <table:table-row table:style-name="ro1">
          <table:table-cell table:style-name="ce3" office:value-type="string" calcext:value-type="string">
            <text:p>525200</text:p>
          </table:table-cell>
          <table:table-cell table:style-name="ce8" office:value-type="string" calcext:value-type="string">
            <text:p>VENTA AL POR MENOR EN PUESTOS MÓVILE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10012</text:p>
          </table:table-cell>
          <table:table-cell table:style-name="ce8" office:value-type="string" calcext:value-type="string">
            <text:p>VERDULERIAS, FRUTERIAS Y VENDEDORES DE PESCADO SIN LOCALES HABILITAD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5900</text:p>
          </table:table-cell>
          <table:table-cell table:style-name="ce9" office:value-type="string" calcext:value-type="string">
            <text:p>VENTA AL POR MENOR NO REALIZADA EN ESTABLECIMIENTOS <text:s/>N.C.P.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/>
          <table:table-cell table:style-name="ce9"/>
          <table:table-cell table:style-name="ce22"/>
          <table:table-cell table:style-name="ce27"/>
          <table:table-cell table:style-name="ce32"/>
          <table:table-cell table:number-columns-repeated="1016"/>
        </table:table-row>
        <table:table-row table:style-name="ro1">
          <table:table-cell table:style-name="ce3" office:value-type="string" calcext:value-type="string">
            <text:p>526100</text:p>
          </table:table-cell>
          <table:table-cell table:style-name="ce8" office:value-type="string" calcext:value-type="string">
            <text:p>REPARACIÓN DE CALZADO Y ARTÍCULOS DE MARROQUINERÍ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10001</text:p>
          </table:table-cell>
          <table:table-cell table:style-name="ce8" office:value-type="string" calcext:value-type="string">
            <text:p>TALLERES DE CALZADO Y OTROS ARTICULOS DE CUERO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6200</text:p>
          </table:table-cell>
          <table:table-cell table:style-name="ce8" office:value-type="string" calcext:value-type="string">
            <text:p>REPARACIÓN DE ARTÍCULOS ELÉCTRICOS DE USO DOMÉSTICO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10002</text:p>
          </table:table-cell>
          <table:table-cell table:style-name="ce8" office:value-type="string" calcext:value-type="string">
            <text:p>TALLERES DE REPARACIONES DE ARTEFACTOS ELECTRICOS Y ELECTRONICOS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6900</text:p>
          </table:table-cell>
          <table:table-cell table:style-name="ce8" office:value-type="string" calcext:value-type="string">
            <text:p>REPARACIÓN DE EFECTOS PERSONALES Y ENSERES DOMÉSTICOS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6290004</text:p>
          </table:table-cell>
          <table:table-cell table:style-name="ce8" office:value-type="string" calcext:value-type="string">
            <text:p>TAPICERI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6900</text:p>
          </table:table-cell>
          <table:table-cell table:style-name="ce8" office:value-type="string" calcext:value-type="string">
            <text:p>REPARACIÓN DE EFECTOS PERSONALES Y ENSERES DOMÉSTICOS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10005</text:p>
          </table:table-cell>
          <table:table-cell table:style-name="ce8" office:value-type="string" calcext:value-type="string">
            <text:p>TALLERES DE REPARACION DE MAQUINAS DE ESCRIBIR, CALCULAR, CONTABILIDAD Y EQUIPOS COMPUTADORES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26900</text:p>
          </table:table-cell>
          <table:table-cell table:style-name="ce8" office:value-type="string" calcext:value-type="string">
            <text:p>REPARACIÓN DE EFECTOS PERSONALES Y ENSERES DOMÉSTICOS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10010</text:p>
          </table:table-cell>
          <table:table-cell table:style-name="ce8" office:value-type="string" calcext:value-type="string">
            <text:p>OTROS SERVICIOS DE REPARACIONES, NO CLASIFICADOS EN OTRA PARTE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51100</text:p>
          </table:table-cell>
          <table:table-cell table:style-name="ce8" office:value-type="string" calcext:value-type="string">
            <text:p>SERVICIOS DE ALOJAMIENTO EN CAMPING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6320001</text:p>
          </table:table-cell>
          <table:table-cell table:style-name="ce8" office:value-type="string" calcext:value-type="string">
            <text:p>HOTELES, RESIDENCIALES, HOSPEDAJES, CAMPAMENTOS Y OTROS LUGARES DE ALOJAMIENTO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51210</text:p>
          </table:table-cell>
          <table:table-cell table:style-name="ce8" office:value-type="string" calcext:value-type="string">
            <text:p>SERVICIOS DE ALOJAMIENTO POR HORA</text:p>
          </table:table-cell>
          <table:table-cell table:style-name="ce13" office:value-type="percentage" office:value="0.12" calcext:value-type="percentage">
            <text:p>12.00%</text:p>
          </table:table-cell>
          <table:table-cell table:style-name="ce18" office:value-type="string" calcext:value-type="string">
            <text:p>6320101</text:p>
          </table:table-cell>
          <table:table-cell table:style-name="ce8" office:value-type="string" calcext:value-type="string">
            <text:p>HOTELES ALOJAMIENTO Y ALBERGUES POR HOR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12" calcext:value-type="percentage">
            <text:p>12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51220</text:p>
          </table:table-cell>
          <table:table-cell table:style-name="ce8" office:value-type="string" calcext:value-type="string">
            <text:p>SERVICIOS DE ALOJAMIENTO EN HOTELES, PENSIONES Y OTRAS RESIDENCIASDE HOSPEDAJE TEMPORAL, EXCEPTO POR <text:s/>HOR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6320001</text:p>
          </table:table-cell>
          <table:table-cell table:style-name="ce8" office:value-type="string" calcext:value-type="string">
            <text:p>HOTELES, RESIDENCIALES, HOSPEDAJES, CAMPAMENTOS Y OTROS LUGARES DE ALOJAMIENTO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52111</text:p>
          </table:table-cell>
          <table:table-cell table:style-name="ce8" office:value-type="string" calcext:value-type="string">
            <text:p>SERVICIOS DE EXPENDIO DE COMIDAS Y BEBIDAS EN RESTAURANTES Y RECREOS 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6310001</text:p>
          </table:table-cell>
          <table:table-cell table:style-name="ce8" office:value-type="string" calcext:value-type="string">
            <text:p>RESTAURANTES Y RECRE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52112</text:p>
          </table:table-cell>
          <table:table-cell table:style-name="ce8" office:value-type="string" calcext:value-type="string">
            <text:p>SERVICIOS DE EXPENDIO DE COMIDAS Y BEBIDAS EN BARES Y CAFETERIAS Y PIZERIAS 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6310004</text:p>
          </table:table-cell>
          <table:table-cell table:style-name="ce8" office:value-type="string" calcext:value-type="string">
            <text:p>BARES, CAFETERIAS Y PIZZERI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52113</text:p>
          </table:table-cell>
          <table:table-cell table:style-name="ce8" office:value-type="string" calcext:value-type="string">
            <text:p>SERVICIOS DE DESPACHO DE BEBIDAS 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6310002</text:p>
          </table:table-cell>
          <table:table-cell table:style-name="ce8" office:value-type="string" calcext:value-type="string">
            <text:p>DESPACHOS DE BEBID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52114</text:p>
          </table:table-cell>
          <table:table-cell table:style-name="ce8" office:value-type="string" calcext:value-type="string">
            <text:p>SERVICIOS DE EXPENDIO DE COMIDAS Y BEBIDAS EN <text:s/>BARES <text:s/>LACTEOS 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6310003</text:p>
          </table:table-cell>
          <table:table-cell table:style-name="ce8" office:value-type="string" calcext:value-type="string">
            <text:p>BARES LACTE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52115</text:p>
          </table:table-cell>
          <table:table-cell table:style-name="ce8" office:value-type="string" calcext:value-type="string">
            <text:p>SERVICIOS DE EXPENDIO DE COMIDAS Y BEBIDAS EN CONFITERIAS Y ESTABLECIMIENTOS SIMILARES SIN ESPECTACUL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6310005</text:p>
          </table:table-cell>
          <table:table-cell table:style-name="ce8" office:value-type="string" calcext:value-type="string">
            <text:p>CONFITERIAS Y ESTABLECIMIENTOS SIMILARES SIN ESPECTACUL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52116</text:p>
          </table:table-cell>
          <table:table-cell table:style-name="ce8" office:value-type="string" calcext:value-type="string">
            <text:p>SERVICIOS DE EXPENDIO DE COMIDAS Y BEBIDAS EN SALONES DE TE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6310006</text:p>
          </table:table-cell>
          <table:table-cell table:style-name="ce8" office:value-type="string" calcext:value-type="string">
            <text:p>SALONES DE 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552119</text:p>
          </table:table-cell>
          <table:table-cell table:style-name="ce8" office:value-type="string" calcext:value-type="string">
            <text:p>SERVICIOS DE EXPENDIO DE COMIDAS Y BEBIDAS EN ESTABLECIMIENTOS QUE EXPIDAN BEBIDAS Y COMIDAS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6310010</text:p>
          </table:table-cell>
          <table:table-cell table:style-name="ce8" office:value-type="string" calcext:value-type="string">
            <text:p>ESTABLECIMIENTOS QUE EXPIDAN BEBIDAS Y COMIDA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52120</text:p>
          </table:table-cell>
          <table:table-cell table:style-name="ce8" office:value-type="string" calcext:value-type="string">
            <text:p>SERVICIOS DE EXPENDIO DE HELADOS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90025</text:p>
          </table:table-cell>
          <table:table-cell table:style-name="ce8" office:value-type="string" calcext:value-type="string">
            <text:p>HELADERI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552210</text:p>
          </table:table-cell>
          <table:table-cell table:style-name="ce9" office:value-type="string" calcext:value-type="string">
            <text:p>PROVISIÓN DE COMIDAS PREPARADAS PARA EMPRES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/>
          <table:table-cell table:style-name="ce9"/>
          <table:table-cell table:style-name="ce22"/>
          <table:table-cell table:style-name="ce27"/>
          <table:table-cell table:style-name="ce32"/>
          <table:table-cell table:number-columns-repeated="1016"/>
        </table:table-row>
        <table:table-row table:style-name="ro2">
          <table:table-cell table:style-name="ce3" office:value-type="string" calcext:value-type="string">
            <text:p>552290</text:p>
          </table:table-cell>
          <table:table-cell table:style-name="ce8" office:value-type="string" calcext:value-type="string">
            <text:p>PREPARACIÓN Y VENTA DE COMIDAS PARA LLEVAR N.C.P.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8" office:value-type="string" calcext:value-type="string">
            <text:p>6210007</text:p>
          </table:table-cell>
          <table:table-cell table:style-name="ce8" office:value-type="string" calcext:value-type="string">
            <text:p>ROTISERIAS Y FIAMBRERI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01100</text:p>
          </table:table-cell>
          <table:table-cell table:style-name="ce8" office:value-type="string" calcext:value-type="string">
            <text:p>SERVICIO DE TRANSPORTE FERROVIARIO DE CARG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10003</text:p>
          </table:table-cell>
          <table:table-cell table:style-name="ce8" office:value-type="string" calcext:value-type="string">
            <text:p>TRANSPORTE DE CARG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01210</text:p>
          </table:table-cell>
          <table:table-cell table:style-name="ce8" office:value-type="string" calcext:value-type="string">
            <text:p>SERVICIO DE TRANSPORTE FERROVIARIO URBANO Y SUBURBANO DE PASAJER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10002</text:p>
          </table:table-cell>
          <table:table-cell table:style-name="ce8" office:value-type="string" calcext:value-type="string">
            <text:p>TRANSPORTE DE PASAJER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01220</text:p>
          </table:table-cell>
          <table:table-cell table:style-name="ce8" office:value-type="string" calcext:value-type="string">
            <text:p>SERVICIO DE TRANSPORTE FERROVIARIO INTERURBANO DE PASAJER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10002</text:p>
          </table:table-cell>
          <table:table-cell table:style-name="ce8" office:value-type="string" calcext:value-type="string">
            <text:p>TRANSPORTE DE PASAJER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02110</text:p>
          </table:table-cell>
          <table:table-cell table:style-name="ce8" office:value-type="string" calcext:value-type="string">
            <text:p>SERVICIOS DE MUDANZ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07</text:p>
          </table:table-cell>
          <table:table-cell table:style-name="ce8" office:value-type="string" calcext:value-type="string">
            <text:p>SERVICIOS RELACIONADOS CON EL TRANSPORTE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02120</text:p>
          </table:table-cell>
          <table:table-cell table:style-name="ce8" office:value-type="string" calcext:value-type="string">
            <text:p>SERVICIOS DE TRANSPORTE DE MERCADERÍAS A GRANEL, INCLUIDO EL TRANSPORTE POR CAMION CISTERN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10003</text:p>
          </table:table-cell>
          <table:table-cell table:style-name="ce8" office:value-type="string" calcext:value-type="string">
            <text:p>TRANSPORTE DE CARG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02130</text:p>
          </table:table-cell>
          <table:table-cell table:style-name="ce8" office:value-type="string" calcext:value-type="string">
            <text:p>SERVICIOS DE TRANSPORTE DE ANIMALE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10003</text:p>
          </table:table-cell>
          <table:table-cell table:style-name="ce8" office:value-type="string" calcext:value-type="string">
            <text:p>TRANSPORTE DE CARG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02180</text:p>
          </table:table-cell>
          <table:table-cell table:style-name="ce8" office:value-type="string" calcext:value-type="string">
            <text:p>SERVICIO DE TRANSPORTE URBANO DE CARGA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10003</text:p>
          </table:table-cell>
          <table:table-cell table:style-name="ce8" office:value-type="string" calcext:value-type="string">
            <text:p>TRANSPORTE DE CARG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02190</text:p>
          </table:table-cell>
          <table:table-cell table:style-name="ce8" office:value-type="string" calcext:value-type="string">
            <text:p>TRANSPORTE AUTOMOTOR DE CARGAS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10003</text:p>
          </table:table-cell>
          <table:table-cell table:style-name="ce8" office:value-type="string" calcext:value-type="string">
            <text:p>TRANSPORTE DE CARG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02210</text:p>
          </table:table-cell>
          <table:table-cell table:style-name="ce8" office:value-type="string" calcext:value-type="string">
            <text:p>SERVICIO DE TRANSPORTE AUTOMOTOR URBANO REGULAR DE PASAJER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10002</text:p>
          </table:table-cell>
          <table:table-cell table:style-name="ce8" office:value-type="string" calcext:value-type="string">
            <text:p>TRANSPORTE DE PASAJER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602220</text:p>
          </table:table-cell>
          <table:table-cell table:style-name="ce8" office:value-type="string" calcext:value-type="string">
            <text:p>SERVICIO DE TRANSPORTE AUTOMOTOR <text:s/>DE PASAJEROS MEDIANTE TAXIS YREMISES; ALQUILER DE AUTOS CON CHOFER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10001</text:p>
          </table:table-cell>
          <table:table-cell table:style-name="ce8" office:value-type="string" calcext:value-type="string">
            <text:p>TAXIS Y REMIS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602220</text:p>
          </table:table-cell>
          <table:table-cell table:style-name="ce8" office:value-type="string" calcext:value-type="string">
            <text:p>SERVICIO DE TRANSPORTE AUTOMOTOR <text:s/>DE PASAJEROS MEDIANTE TAXIS YREMISES; ALQUILER DE AUTOS CON CHOFER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10002</text:p>
          </table:table-cell>
          <table:table-cell table:style-name="ce8" office:value-type="string" calcext:value-type="string">
            <text:p>TRANSPORTE DE PASAJER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602220</text:p>
          </table:table-cell>
          <table:table-cell table:style-name="ce8" office:value-type="string" calcext:value-type="string">
            <text:p>SERVICIO DE TRANSPORTE AUTOMOTOR <text:s/>DE PASAJEROS MEDIANTE TAXIS YREMISES; ALQUILER DE AUTOS CON CHOFER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10005</text:p>
          </table:table-cell>
          <table:table-cell table:style-name="ce8" office:value-type="string" calcext:value-type="string">
            <text:p>AGENCIAS DE REMIS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02230</text:p>
          </table:table-cell>
          <table:table-cell table:style-name="ce8" office:value-type="string" calcext:value-type="string">
            <text:p>SERVICIO DE TRANSPORTE ESCOLAR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10004</text:p>
          </table:table-cell>
          <table:table-cell table:style-name="ce8" office:value-type="string" calcext:value-type="string">
            <text:p>TRANSPORTE ESCOLAR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602240</text:p>
          </table:table-cell>
          <table:table-cell table:style-name="ce8" office:value-type="string" calcext:value-type="string">
            <text:p>SERVICIO DE TRANSPORTE AUTOMOTOR URBANO DE OFERTA LIBRE PASAJEROS EXCEPTO MEDIANTE TAXIS Y REMISES, ALQUILER DE AUTOS CON <text:s/>DE CHOFER Y <text:s/>TRANSPORTE ESCOLAR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10002</text:p>
          </table:table-cell>
          <table:table-cell table:style-name="ce8" office:value-type="string" calcext:value-type="string">
            <text:p>TRANSPORTE DE PASAJER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02250</text:p>
          </table:table-cell>
          <table:table-cell table:style-name="ce8" office:value-type="string" calcext:value-type="string">
            <text:p>SERVICIO DE TRANSPORTE AUTOMOTOR INTERURBANO DE PASAJER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10002</text:p>
          </table:table-cell>
          <table:table-cell table:style-name="ce8" office:value-type="string" calcext:value-type="string">
            <text:p>TRANSPORTE DE PASAJER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02260</text:p>
          </table:table-cell>
          <table:table-cell table:style-name="ce8" office:value-type="string" calcext:value-type="string">
            <text:p>SERVICIO DE TRANSPORTE AUTOMOTOR DE PASAJEROS PARA EL TURISMO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10002</text:p>
          </table:table-cell>
          <table:table-cell table:style-name="ce8" office:value-type="string" calcext:value-type="string">
            <text:p>TRANSPORTE DE PASAJER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02290</text:p>
          </table:table-cell>
          <table:table-cell table:style-name="ce8" office:value-type="string" calcext:value-type="string">
            <text:p>SERVICIO DE TRANSPORTE AUTOMOTOR DE PASAJEROS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10002</text:p>
          </table:table-cell>
          <table:table-cell table:style-name="ce8" office:value-type="string" calcext:value-type="string">
            <text:p>TRANSPORTE DE PASAJER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03100</text:p>
          </table:table-cell>
          <table:table-cell table:style-name="ce8" office:value-type="string" calcext:value-type="string">
            <text:p>SERVICIO DE TRANSPORTE POR OLEODUCTOS Y POLIDUCT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10003</text:p>
          </table:table-cell>
          <table:table-cell table:style-name="ce8" office:value-type="string" calcext:value-type="string">
            <text:p>TRANSPORTE DE CARG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03200</text:p>
          </table:table-cell>
          <table:table-cell table:style-name="ce8" office:value-type="string" calcext:value-type="string">
            <text:p>SERVICIO DE TRANSPORTE POR GASODUCT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10003</text:p>
          </table:table-cell>
          <table:table-cell table:style-name="ce8" office:value-type="string" calcext:value-type="string">
            <text:p>TRANSPORTE DE CARG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11100</text:p>
          </table:table-cell>
          <table:table-cell table:style-name="ce8" office:value-type="string" calcext:value-type="string">
            <text:p>SERVICIO DE TRANSPORTE MARÍTIMO DE CARG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20001</text:p>
          </table:table-cell>
          <table:table-cell table:style-name="ce8" office:value-type="string" calcext:value-type="string">
            <text:p>TRANSPORTE POR AGU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11200</text:p>
          </table:table-cell>
          <table:table-cell table:style-name="ce8" office:value-type="string" calcext:value-type="string">
            <text:p>SERVICIO DE TRANSPORTE MARÍTIMO DE PASAJER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20001</text:p>
          </table:table-cell>
          <table:table-cell table:style-name="ce8" office:value-type="string" calcext:value-type="string">
            <text:p>TRANSPORTE POR AGU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12100</text:p>
          </table:table-cell>
          <table:table-cell table:style-name="ce8" office:value-type="string" calcext:value-type="string">
            <text:p>SERVICIO DE TRANSPORTE FLUVIAL DE CARG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20001</text:p>
          </table:table-cell>
          <table:table-cell table:style-name="ce8" office:value-type="string" calcext:value-type="string">
            <text:p>TRANSPORTE POR AGU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12200</text:p>
          </table:table-cell>
          <table:table-cell table:style-name="ce8" office:value-type="string" calcext:value-type="string">
            <text:p>SERVICIO DE TRANSPORTE FLUVIAL DE PASAJER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20001</text:p>
          </table:table-cell>
          <table:table-cell table:style-name="ce8" office:value-type="string" calcext:value-type="string">
            <text:p>TRANSPORTE POR AGU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621000</text:p>
          </table:table-cell>
          <table:table-cell table:style-name="ce8" office:value-type="string" calcext:value-type="string">
            <text:p>SERVICIO DE TRANSPORTE AÉREO DE CARG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30001</text:p>
          </table:table-cell>
          <table:table-cell table:style-name="ce8" office:value-type="string" calcext:value-type="string">
            <text:p>TRANSPORTE AEREO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style-name="ce34" table:number-columns-repeated="1016"/>
        </table:table-row>
        <table:table-row table:style-name="ro2">
          <table:table-cell table:style-name="ce3" office:value-type="string" calcext:value-type="string">
            <text:p>622000</text:p>
          </table:table-cell>
          <table:table-cell table:style-name="ce8" office:value-type="string" calcext:value-type="string">
            <text:p>SERVICIO DE TRANSPORTE AÉREO DE PASAJER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30001</text:p>
          </table:table-cell>
          <table:table-cell table:style-name="ce8" office:value-type="string" calcext:value-type="string">
            <text:p>TRANSPORTE AEREO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31000</text:p>
          </table:table-cell>
          <table:table-cell table:style-name="ce8" office:value-type="string" calcext:value-type="string">
            <text:p>SERVICIOS DE MANIPULACIÓN DE CARG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07</text:p>
          </table:table-cell>
          <table:table-cell table:style-name="ce8" office:value-type="string" calcext:value-type="string">
            <text:p>SERVICIOS RELACIONADOS CON EL TRANSPORTE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32000</text:p>
          </table:table-cell>
          <table:table-cell table:style-name="ce8" office:value-type="string" calcext:value-type="string">
            <text:p>SERVICIOS DE ALMACENAMIENTO Y DEPÓSITO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200001</text:p>
          </table:table-cell>
          <table:table-cell table:style-name="ce8" office:value-type="string" calcext:value-type="string">
            <text:p>LOCALES PARA ACONDICIONAMIENTO, DEPOSITO Y ALMACENAJE DE MERCADERIAS O MUEBLES DE TERCER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32000</text:p>
          </table:table-cell>
          <table:table-cell table:style-name="ce8" office:value-type="string" calcext:value-type="string">
            <text:p>SERVICIOS DE ALMACENAMIENTO Y DEPÓSITO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40002</text:p>
          </table:table-cell>
          <table:table-cell table:style-name="ce8" office:value-type="string" calcext:value-type="string">
            <text:p>ALQUILER DE CAMARAS FRI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33110</text:p>
          </table:table-cell>
          <table:table-cell table:style-name="ce8" office:value-type="string" calcext:value-type="string">
            <text:p>SERVICIOS EXPLOTACIÓN DE INFRAESTRUCTURA; PEAJES Y OTROS DERECH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07</text:p>
          </table:table-cell>
          <table:table-cell table:style-name="ce8" office:value-type="string" calcext:value-type="string">
            <text:p>SERVICIOS RELACIONADOS CON EL TRANSPORTE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33120</text:p>
          </table:table-cell>
          <table:table-cell table:style-name="ce8" office:value-type="string" calcext:value-type="string">
            <text:p>SERVICIOS <text:s/>PRESTADOS POR PLAYAS DE ESTACIONAMIENTO Y GARAJE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02</text:p>
          </table:table-cell>
          <table:table-cell table:style-name="ce8" office:value-type="string" calcext:value-type="string">
            <text:p>GARAGES Y PLAYAS DE ESTACIONAMIENTO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633191</text:p>
          </table:table-cell>
          <table:table-cell table:style-name="ce8" office:value-type="string" calcext:value-type="string">
            <text:p>TALLERES DE REPARACIONES DE TRACTORES, MAQUINAS AGRICOLAS Y MATERIAL FERROVIARIO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06</text:p>
          </table:table-cell>
          <table:table-cell table:style-name="ce8" office:value-type="string" calcext:value-type="string">
            <text:p>TALLERES DE REPARACIONES DE TRACTORES, MAQUINAS AGRICOLAS, MATERIAL FERROVIARIO, AVIONES Y EMBARCA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33192</text:p>
          </table:table-cell>
          <table:table-cell table:style-name="ce8" office:value-type="string" calcext:value-type="string">
            <text:p>REMOLQUES DE AUTOMOTORE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08</text:p>
          </table:table-cell>
          <table:table-cell table:style-name="ce8" office:value-type="string" calcext:value-type="string">
            <text:p>REMOLQUES DE AUTOMOTOR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33199</text:p>
          </table:table-cell>
          <table:table-cell table:style-name="ce8" office:value-type="string" calcext:value-type="string">
            <text:p>SERVICIOS COMPLEMENTARIOS PARA EL TRANSPORTE TERRESTRE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07</text:p>
          </table:table-cell>
          <table:table-cell table:style-name="ce8" office:value-type="string" calcext:value-type="string">
            <text:p>SERVICIOS RELACIONADOS CON EL TRANSPORTE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33210</text:p>
          </table:table-cell>
          <table:table-cell table:style-name="ce8" office:value-type="string" calcext:value-type="string">
            <text:p>SERVICIOS DE EXPLOTACIÓN DE INFRAESTRUCTURA; DERECHOS DE PUERTO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07</text:p>
          </table:table-cell>
          <table:table-cell table:style-name="ce8" office:value-type="string" calcext:value-type="string">
            <text:p>SERVICIOS RELACIONADOS CON EL TRANSPORTE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33220</text:p>
          </table:table-cell>
          <table:table-cell table:style-name="ce8" office:value-type="string" calcext:value-type="string">
            <text:p>SERVICIOS DE GUARDERÍAS NÁUTIC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03</text:p>
          </table:table-cell>
          <table:table-cell table:style-name="ce8" office:value-type="string" calcext:value-type="string">
            <text:p>HANGARES Y GUARDERIAS DE LANCH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33230</text:p>
          </table:table-cell>
          <table:table-cell table:style-name="ce8" office:value-type="string" calcext:value-type="string">
            <text:p>SERVICIOS PARA LA NAVEGACIÓN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07</text:p>
          </table:table-cell>
          <table:table-cell table:style-name="ce8" office:value-type="string" calcext:value-type="string">
            <text:p>SERVICIOS RELACIONADOS CON EL TRANSPORTE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633291</text:p>
          </table:table-cell>
          <table:table-cell table:style-name="ce8" office:value-type="string" calcext:value-type="string">
            <text:p>TALLERES DE REPARACIONES DE EMBARCACIONE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06</text:p>
          </table:table-cell>
          <table:table-cell table:style-name="ce8" office:value-type="string" calcext:value-type="string">
            <text:p>TALLERES DE REPARACIONES DE TRACTORES, MAQUINAS AGRICOLAS, MATERIAL FERROVIARIO, AVIONES Y EMBARCA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33299</text:p>
          </table:table-cell>
          <table:table-cell table:style-name="ce8" office:value-type="string" calcext:value-type="string">
            <text:p>SERVICIOS COMPLEMENTARIOS PARA EL TRANSPORTE POR AGUA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07</text:p>
          </table:table-cell>
          <table:table-cell table:style-name="ce8" office:value-type="string" calcext:value-type="string">
            <text:p>SERVICIOS RELACIONADOS CON EL TRANSPORTE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33310</text:p>
          </table:table-cell>
          <table:table-cell table:style-name="ce8" office:value-type="string" calcext:value-type="string">
            <text:p>SERVICIOS DE HANGARES, ESTACIONAMIENTO Y REMOLQUE DE AERONAVE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07</text:p>
          </table:table-cell>
          <table:table-cell table:style-name="ce8" office:value-type="string" calcext:value-type="string">
            <text:p>SERVICIOS RELACIONADOS CON EL TRANSPORTE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633320</text:p>
          </table:table-cell>
          <table:table-cell table:style-name="ce8" office:value-type="string" calcext:value-type="string">
            <text:p>SERVICIOS PARA LA AERONAVEGACIÓN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07</text:p>
          </table:table-cell>
          <table:table-cell table:style-name="ce8" office:value-type="string" calcext:value-type="string">
            <text:p>SERVICIOS RELACIONADOS CON EL TRANSPORTE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633391</text:p>
          </table:table-cell>
          <table:table-cell table:style-name="ce8" office:value-type="string" calcext:value-type="string">
            <text:p>TALLERES DE REPARACIONES DE <text:s/>AVIONES 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06</text:p>
          </table:table-cell>
          <table:table-cell table:style-name="ce8" office:value-type="string" calcext:value-type="string">
            <text:p>TALLERES DE REPARACIONES DE TRACTORES, MAQUINAS AGRICOLAS, MATERIAL FERROVIARIO, AVIONES Y EMBARCA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633399</text:p>
          </table:table-cell>
          <table:table-cell table:style-name="ce8" office:value-type="string" calcext:value-type="string">
            <text:p>SERVICIOS COMPLEMENTARIOS PARA EL TRANSPORTE AÉREO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40007</text:p>
          </table:table-cell>
          <table:table-cell table:style-name="ce8" office:value-type="string" calcext:value-type="string">
            <text:p>SERVICIOS RELACIONADOS CON EL TRANSPORTE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634100</text:p>
          </table:table-cell>
          <table:table-cell table:style-name="ce8" office:value-type="string" calcext:value-type="string">
            <text:p>SERVICIOS MAYORISTAS DE AGENCIAS DE VIAJES</text:p>
          </table:table-cell>
          <table:table-cell table:style-name="ce13" office:value-type="percentage" office:value="0.06" calcext:value-type="percentage">
            <text:p>6.00%</text:p>
          </table:table-cell>
          <table:table-cell table:style-name="ce18" office:value-type="string" calcext:value-type="string">
            <text:p>7140101</text:p>
          </table:table-cell>
          <table:table-cell table:style-name="ce8" office:value-type="string" calcext:value-type="string">
            <text:p>AGENCIAS DE TURISMO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6" calcext:value-type="percentage">
            <text:p>6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34100</text:p>
          </table:table-cell>
          <table:table-cell table:style-name="ce8" office:value-type="string" calcext:value-type="string">
            <text:p>SERVICIOS MAYORISTAS DE AGENCIAS DE VIAJES</text:p>
          </table:table-cell>
          <table:table-cell table:style-name="ce13" office:value-type="percentage" office:value="0.06" calcext:value-type="percentage">
            <text:p>6.00%</text:p>
          </table:table-cell>
          <table:table-cell table:style-name="ce18" office:value-type="string" calcext:value-type="string">
            <text:p>7140102</text:p>
          </table:table-cell>
          <table:table-cell table:style-name="ce8" office:value-type="string" calcext:value-type="string">
            <text:p>EMPRESAS DE TURISMO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6" calcext:value-type="percentage">
            <text:p>6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34200</text:p>
          </table:table-cell>
          <table:table-cell table:style-name="ce8" office:value-type="string" calcext:value-type="string">
            <text:p>SERVICIOS MINORISTAS DE AGENCIAS DE VIAJES</text:p>
          </table:table-cell>
          <table:table-cell table:style-name="ce13" office:value-type="percentage" office:value="0.06" calcext:value-type="percentage">
            <text:p>6.00%</text:p>
          </table:table-cell>
          <table:table-cell table:style-name="ce18" office:value-type="string" calcext:value-type="string">
            <text:p>7140101</text:p>
          </table:table-cell>
          <table:table-cell table:style-name="ce8" office:value-type="string" calcext:value-type="string">
            <text:p>AGENCIAS DE TURISMO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6" calcext:value-type="percentage">
            <text:p>6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34200</text:p>
          </table:table-cell>
          <table:table-cell table:style-name="ce8" office:value-type="string" calcext:value-type="string">
            <text:p>SERVICIOS MINORISTAS DE AGENCIAS DE VIAJES</text:p>
          </table:table-cell>
          <table:table-cell table:style-name="ce13" office:value-type="percentage" office:value="0.06" calcext:value-type="percentage">
            <text:p>6.00%</text:p>
          </table:table-cell>
          <table:table-cell table:style-name="ce18" office:value-type="string" calcext:value-type="string">
            <text:p>7140102</text:p>
          </table:table-cell>
          <table:table-cell table:style-name="ce8" office:value-type="string" calcext:value-type="string">
            <text:p>EMPRESAS DE TURISMO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6" calcext:value-type="percentage">
            <text:p>6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34300</text:p>
          </table:table-cell>
          <table:table-cell table:style-name="ce8" office:value-type="string" calcext:value-type="string">
            <text:p>SERVICIOS COMPLEMENTARIOS DE APOYO TURÍSTICO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35000</text:p>
          </table:table-cell>
          <table:table-cell table:style-name="ce9" office:value-type="string" calcext:value-type="string">
            <text:p>SERVICIOS DE GESTIÓN Y LOGÍSTICA PARA EL TRANSPORTE DE MERCADERÍ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/>
          <table:table-cell table:style-name="ce9"/>
          <table:table-cell table:style-name="ce22"/>
          <table:table-cell table:style-name="ce27"/>
          <table:table-cell table:style-name="ce32"/>
          <table:table-cell table:number-columns-repeated="1016"/>
        </table:table-row>
        <table:table-row table:style-name="ro2">
          <table:table-cell table:style-name="ce3" office:value-type="string" calcext:value-type="string">
            <text:p>641000</text:p>
          </table:table-cell>
          <table:table-cell table:style-name="ce8" office:value-type="string" calcext:value-type="string">
            <text:p>SERVICIOS DE CORRE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300001</text:p>
          </table:table-cell>
          <table:table-cell table:style-name="ce8" office:value-type="string" calcext:value-type="string">
            <text:p>COMUNICA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41000</text:p>
          </table:table-cell>
          <table:table-cell table:style-name="ce8" office:value-type="string" calcext:value-type="string">
            <text:p>SERVICIOS DE CORRE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641000</text:p>
          </table:table-cell>
          <table:table-cell table:style-name="ce8" office:value-type="string" calcext:value-type="string">
            <text:p>SERVICIOS DE CORREOS</text:p>
          </table:table-cell>
          <table:table-cell table:style-name="ce13" office:value-type="percentage" office:value="0.06" calcext:value-type="percentage">
            <text:p>6.00%</text:p>
          </table:table-cell>
          <table:table-cell table:style-name="ce18" office:value-type="string" calcext:value-type="string">
            <text:p>8530104</text:p>
          </table:table-cell>
          <table:table-cell table:style-name="ce8" office:value-type="string" calcext:value-type="string">
            <text:p>TODA ACTIVIDAD DE INTERMEDIACION QUE SE EJERZA PERCIBIENDO COMISIONES, BONIFICACIONES, PORCENTAJES U OTRA RETRIBUCIONES ANALOGAS TALES COMO CONSIGNACION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6" calcext:value-type="percentage">
            <text:p>6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42010</text:p>
          </table:table-cell>
          <table:table-cell table:style-name="ce8" office:value-type="string" calcext:value-type="string">
            <text:p>SERVICIOS DE TRANSMISIÓN DE RADIO Y TELEVISIÓN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300001</text:p>
          </table:table-cell>
          <table:table-cell table:style-name="ce8" office:value-type="string" calcext:value-type="string">
            <text:p>COMUNICA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642010</text:p>
          </table:table-cell>
          <table:table-cell table:style-name="ce8" office:value-type="string" calcext:value-type="string">
            <text:p>SERVICIOS DE TRANSMISIÓN DE RADIO Y TELEVISIÓN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410004</text:p>
          </table:table-cell>
          <table:table-cell table:style-name="ce8" office:value-type="string" calcext:value-type="string">
            <text:p>EMISIONES DE RADIO Y TELEVISION. MUSICA FUNCIONAL. CIRCUITOS CERRADOS Y ABIERTOS. ESTACIONES RETRANSMISOR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42020</text:p>
          </table:table-cell>
          <table:table-cell table:style-name="ce8" office:value-type="string" calcext:value-type="string">
            <text:p>SERVICIOS DE COMUNICACIÓN POR MEDIO DE TELÉFONO, TELÉGRAFO Y TELEX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300001</text:p>
          </table:table-cell>
          <table:table-cell table:style-name="ce8" office:value-type="string" calcext:value-type="string">
            <text:p>COMUNICA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42090</text:p>
          </table:table-cell>
          <table:table-cell table:style-name="ce8" office:value-type="string" calcext:value-type="string">
            <text:p>SERVICIOS DE TRANSMISIÓN N.C.P. DE SONIDO, IMÁGENES, DATOS U OTRA <text:s/>INFORMACION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300001</text:p>
          </table:table-cell>
          <table:table-cell table:style-name="ce8" office:value-type="string" calcext:value-type="string">
            <text:p>COMUNICAC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51100</text:p>
          </table:table-cell>
          <table:table-cell table:style-name="ce9" office:value-type="string" calcext:value-type="string">
            <text:p>SERVICIOS DE LA BANCA CENTRAL</text:p>
          </table:table-cell>
          <table:table-cell table:style-name="ce13" office:value-type="string" calcext:value-type="string">
            <text:p>EXENTO</text:p>
          </table:table-cell>
          <table:table-cell table:style-name="ce18"/>
          <table:table-cell table:style-name="ce9"/>
          <table:table-cell table:style-name="ce22"/>
          <table:table-cell table:style-name="ce27"/>
          <table:table-cell table:style-name="ce32"/>
          <table:table-cell table:number-columns-repeated="1016"/>
        </table:table-row>
        <table:table-row table:style-name="ro2">
          <table:table-cell table:style-name="ce3" office:value-type="string" calcext:value-type="string">
            <text:p>652110</text:p>
          </table:table-cell>
          <table:table-cell table:style-name="ce8" office:value-type="string" calcext:value-type="string">
            <text:p>SERVICIOS DE LA BANCA MAYORISTA</text:p>
          </table:table-cell>
          <table:table-cell table:style-name="ce13" office:value-type="percentage" office:value="0.025" calcext:value-type="percentage">
            <text:p>2.50%</text:p>
          </table:table-cell>
          <table:table-cell table:style-name="ce18" office:value-type="string" calcext:value-type="string">
            <text:p>9100101</text:p>
          </table:table-cell>
          <table:table-cell table:style-name="ce8" office:value-type="string" calcext:value-type="string">
            <text:p>BANCOS 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25" calcext:value-type="percentage">
            <text:p>2.50%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652110</text:p>
          </table:table-cell>
          <table:table-cell table:style-name="ce8" office:value-type="string" calcext:value-type="string">
            <text:p>SERVICIOS DE LA BANCA MAYORISTA</text:p>
          </table:table-cell>
          <table:table-cell table:style-name="ce13" office:value-type="percentage" office:value="0.025" calcext:value-type="percentage">
            <text:p>2.50%</text:p>
          </table:table-cell>
          <table:table-cell table:style-name="ce18" office:value-type="string" calcext:value-type="string">
            <text:p>9100104</text:p>
          </table:table-cell>
          <table:table-cell table:style-name="ce8" office:value-type="string" calcext:value-type="string">
            <text:p>PRESTAMO DE DINERO, DESCUENTO DE DOCUMENTOS DE TERCEROS Y DEMAS OPERACIONES EFECTUADAS POR BANCOS Y OTRAS INSTIT. FINANCIERAS NO CLASIF.EN OTRA PARTE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25" calcext:value-type="percentage">
            <text:p>2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52120</text:p>
          </table:table-cell>
          <table:table-cell table:style-name="ce8" office:value-type="string" calcext:value-type="string">
            <text:p>SERVICIOS DE LA BANCA DE INVERSIÓN</text:p>
          </table:table-cell>
          <table:table-cell table:style-name="ce13" office:value-type="percentage" office:value="0.025" calcext:value-type="percentage">
            <text:p>2.50%</text:p>
          </table:table-cell>
          <table:table-cell table:style-name="ce18" office:value-type="string" calcext:value-type="string">
            <text:p>9100101</text:p>
          </table:table-cell>
          <table:table-cell table:style-name="ce8" office:value-type="string" calcext:value-type="string">
            <text:p>BANCOS 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25" calcext:value-type="percentage">
            <text:p>2.50%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652120</text:p>
          </table:table-cell>
          <table:table-cell table:style-name="ce8" office:value-type="string" calcext:value-type="string">
            <text:p>SERVICIOS DE LA BANCA DE INVERSIÓN</text:p>
          </table:table-cell>
          <table:table-cell table:style-name="ce13" office:value-type="percentage" office:value="0.025" calcext:value-type="percentage">
            <text:p>2.50%</text:p>
          </table:table-cell>
          <table:table-cell table:style-name="ce18" office:value-type="string" calcext:value-type="string">
            <text:p>9100104</text:p>
          </table:table-cell>
          <table:table-cell table:style-name="ce8" office:value-type="string" calcext:value-type="string">
            <text:p>PRESTAMO DE DINERO, DESCUENTO DE DOCUMENTOS DE TERCEROS Y DEMAS OPERACIONES EFECTUADAS POR BANCOS Y OTRAS INSTIT. FINANCIERAS NO CLASIF.EN OTRA PARTE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25" calcext:value-type="percentage">
            <text:p>2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52130</text:p>
          </table:table-cell>
          <table:table-cell table:style-name="ce8" office:value-type="string" calcext:value-type="string">
            <text:p>SERVICIOS DE LA BANCA MINORISTA</text:p>
          </table:table-cell>
          <table:table-cell table:style-name="ce13" office:value-type="percentage" office:value="0.025" calcext:value-type="percentage">
            <text:p>2.50%</text:p>
          </table:table-cell>
          <table:table-cell table:style-name="ce18" office:value-type="string" calcext:value-type="string">
            <text:p>9100101</text:p>
          </table:table-cell>
          <table:table-cell table:style-name="ce8" office:value-type="string" calcext:value-type="string">
            <text:p>BANCOS 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25" calcext:value-type="percentage">
            <text:p>2.50%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652130</text:p>
          </table:table-cell>
          <table:table-cell table:style-name="ce8" office:value-type="string" calcext:value-type="string">
            <text:p>SERVICIOS DE LA BANCA MINORISTA</text:p>
          </table:table-cell>
          <table:table-cell table:style-name="ce13" office:value-type="percentage" office:value="0.025" calcext:value-type="percentage">
            <text:p>2.50%</text:p>
          </table:table-cell>
          <table:table-cell table:style-name="ce18" office:value-type="string" calcext:value-type="string">
            <text:p>9100104</text:p>
          </table:table-cell>
          <table:table-cell table:style-name="ce8" office:value-type="string" calcext:value-type="string">
            <text:p>PRESTAMO DE DINERO, DESCUENTO DE DOCUMENTOS DE TERCEROS Y DEMAS OPERACIONES EFECTUADAS POR BANCOS Y OTRAS INSTIT. FINANCIERAS NO CLASIF.EN OTRA PARTE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25" calcext:value-type="percentage">
            <text:p>2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52200</text:p>
          </table:table-cell>
          <table:table-cell table:style-name="ce8" office:value-type="string" calcext:value-type="string">
            <text:p>SERVICIOS DE LAS ENTIDADES FINANCIERAS NO BANCARIAS</text:p>
          </table:table-cell>
          <table:table-cell table:style-name="ce13" office:value-type="percentage" office:value="0.025" calcext:value-type="percentage">
            <text:p>2.50%</text:p>
          </table:table-cell>
          <table:table-cell table:style-name="ce18" office:value-type="string" calcext:value-type="string">
            <text:p>9100102</text:p>
          </table:table-cell>
          <table:table-cell table:style-name="ce8" office:value-type="string" calcext:value-type="string">
            <text:p>INSTITUCIONES FINANCIERAS AUTORIZADAS POR B.C.R.A. 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25" calcext:value-type="percentage">
            <text:p>2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52200</text:p>
          </table:table-cell>
          <table:table-cell table:style-name="ce8" office:value-type="string" calcext:value-type="string">
            <text:p>SERVICIOS DE LAS ENTIDADES FINANCIERAS NO BANCARIAS</text:p>
          </table:table-cell>
          <table:table-cell table:style-name="ce13" office:value-type="percentage" office:value="0.025" calcext:value-type="percentage">
            <text:p>2.50%</text:p>
          </table:table-cell>
          <table:table-cell table:style-name="ce18" office:value-type="string" calcext:value-type="string">
            <text:p>9100103</text:p>
          </table:table-cell>
          <table:table-cell table:style-name="ce8" office:value-type="string" calcext:value-type="string">
            <text:p>AGENCIAS FINANCIERAS 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25" calcext:value-type="percentage">
            <text:p>2.50%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652200</text:p>
          </table:table-cell>
          <table:table-cell table:style-name="ce8" office:value-type="string" calcext:value-type="string">
            <text:p>SERVICIOS DE LAS ENTIDADES FINANCIERAS NO BANCARIAS</text:p>
          </table:table-cell>
          <table:table-cell table:style-name="ce13" office:value-type="percentage" office:value="0.025" calcext:value-type="percentage">
            <text:p>2.50%</text:p>
          </table:table-cell>
          <table:table-cell table:style-name="ce18" office:value-type="string" calcext:value-type="string">
            <text:p>9100104</text:p>
          </table:table-cell>
          <table:table-cell table:style-name="ce8" office:value-type="string" calcext:value-type="string">
            <text:p>PRESTAMO DE DINERO, DESCUENTO DE DOCUMENTOS DE TERCEROS Y DEMAS OPERACIONES EFECTUADAS POR BANCOS Y OTRAS INSTIT. FINANCIERAS NO CLASIF.EN OTRA PARTE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25" calcext:value-type="percentage">
            <text:p>2.50%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659810</text:p>
          </table:table-cell>
          <table:table-cell table:style-name="ce8" office:value-type="string" calcext:value-type="string">
            <text:p>SERVICIOS DE CREDITOS PARA FINANCIAR OTRAS ACTIVIDADES ECONOMICAS</text:p>
          </table:table-cell>
          <table:table-cell table:style-name="ce13" office:value-type="percentage" office:value="0.025" calcext:value-type="percentage">
            <text:p>2.50%</text:p>
          </table:table-cell>
          <table:table-cell table:style-name="ce18" office:value-type="string" calcext:value-type="string">
            <text:p>9100104</text:p>
          </table:table-cell>
          <table:table-cell table:style-name="ce8" office:value-type="string" calcext:value-type="string">
            <text:p>PRESTAMO DE DINERO, DESCUENTO DE DOCUMENTOS DE TERCEROS Y DEMAS OPERACIONES EFECTUADAS POR BANCOS Y OTRAS INSTIT. FINANCIERAS NO CLASIF.EN OTRA PARTE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25" calcext:value-type="percentage">
            <text:p>2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59891</text:p>
          </table:table-cell>
          <table:table-cell table:style-name="ce8" office:value-type="string" calcext:value-type="string">
            <text:p>SOCIEDADES DE AHORRO Y PRESTAMO</text:p>
          </table:table-cell>
          <table:table-cell table:style-name="ce13" office:value-type="percentage" office:value="0.025" calcext:value-type="percentage">
            <text:p>2.50%</text:p>
          </table:table-cell>
          <table:table-cell table:style-name="ce18" office:value-type="string" calcext:value-type="string">
            <text:p>9100201</text:p>
          </table:table-cell>
          <table:table-cell table:style-name="ce8" office:value-type="string" calcext:value-type="string">
            <text:p>SOCIEDADES DE AHORRO Y PRESTAMO PARA LA VIVIENDA 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25" calcext:value-type="percentage">
            <text:p>2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59891</text:p>
          </table:table-cell>
          <table:table-cell table:style-name="ce8" office:value-type="string" calcext:value-type="string">
            <text:p>SOCIEDADES DE AHORRO Y PRESTAMO</text:p>
          </table:table-cell>
          <table:table-cell table:style-name="ce13" office:value-type="percentage" office:value="0.025" calcext:value-type="percentage">
            <text:p>2.50%</text:p>
          </table:table-cell>
          <table:table-cell table:style-name="ce18" office:value-type="string" calcext:value-type="string">
            <text:p>9100202</text:p>
          </table:table-cell>
          <table:table-cell table:style-name="ce8" office:value-type="string" calcext:value-type="string">
            <text:p>SOCIEDADES DE AHORRO Y PRESTAMO PARA LA COMPRA DE AUTOMOTORES 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25" calcext:value-type="percentage">
            <text:p>2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59892</text:p>
          </table:table-cell>
          <table:table-cell table:style-name="ce8" office:value-type="string" calcext:value-type="string">
            <text:p>SERVICIOS DE CRÉDITO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9100301</text:p>
          </table:table-cell>
          <table:table-cell table:style-name="ce8" office:value-type="string" calcext:value-type="string">
            <text:p>PRESTAMOS CON GARANTIA HIPOTECARIAS </text:p>
          </table:table-cell>
          <table:table-cell table:style-name="ce21" office:value-type="string" calcext:value-type="string">
            <text:p>C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59892</text:p>
          </table:table-cell>
          <table:table-cell table:style-name="ce8" office:value-type="string" calcext:value-type="string">
            <text:p>SERVICIOS DE CRÉDITO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9100302</text:p>
          </table:table-cell>
          <table:table-cell table:style-name="ce8" office:value-type="string" calcext:value-type="string">
            <text:p>PRESTAMOS CON O SIN GARANTIA PRENDARIA </text:p>
          </table:table-cell>
          <table:table-cell table:style-name="ce21" office:value-type="string" calcext:value-type="string">
            <text:p>C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59892</text:p>
          </table:table-cell>
          <table:table-cell table:style-name="ce8" office:value-type="string" calcext:value-type="string">
            <text:p>SERVICIOS DE CRÉDITO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9100303</text:p>
          </table:table-cell>
          <table:table-cell table:style-name="ce8" office:value-type="string" calcext:value-type="string">
            <text:p>DESCUENTOS DE DOCUMENTOS DE TERCEROS</text:p>
          </table:table-cell>
          <table:table-cell table:style-name="ce21" office:value-type="string" calcext:value-type="string">
            <text:p>C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59910</text:p>
          </table:table-cell>
          <table:table-cell table:style-name="ce8" office:value-type="string" calcext:value-type="string">
            <text:p>SERVICIOS DE AGENTES DE MERCADO ABIERTO "PUROS"</text:p>
          </table:table-cell>
          <table:table-cell table:style-name="ce13" office:value-type="percentage" office:value="0.025" calcext:value-type="percentage">
            <text:p>2.50%</text:p>
          </table:table-cell>
          <table:table-cell table:style-name="ce18" office:value-type="string" calcext:value-type="string">
            <text:p>9100601</text:p>
          </table:table-cell>
          <table:table-cell table:style-name="ce8" office:value-type="string" calcext:value-type="string">
            <text:p>CASAS DE CAMBIO Y OPERACIONES CON DIVISAS ( EXCLUIDOS LOS BANCOS )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25" calcext:value-type="percentage">
            <text:p>2.50%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659920</text:p>
          </table:table-cell>
          <table:table-cell table:style-name="ce8" office:value-type="string" calcext:value-type="string">
            <text:p>SERVICIOS DE ENTIDADES DE TARJETA DE COMPRA Y/O CRÉDITO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9100501</text:p>
          </table:table-cell>
          <table:table-cell table:style-name="ce8" office:value-type="string" calcext:value-type="string">
            <text:p>EMPRESAS O PERSONAS DEDICADAS A LA NEGOCIACION DE ORDENES DE COMPRA </text:p>
          </table:table-cell>
          <table:table-cell table:style-name="ce21" office:value-type="string" calcext:value-type="string">
            <text:p>C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59920</text:p>
          </table:table-cell>
          <table:table-cell table:style-name="ce8" office:value-type="string" calcext:value-type="string">
            <text:p>SERVICIOS DE ENTIDADES DE TARJETA DE COMPRA Y/O CRÉDITO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9100502</text:p>
          </table:table-cell>
          <table:table-cell table:style-name="ce8" office:value-type="string" calcext:value-type="string">
            <text:p>OTROS SERVICIOS FINANCIEROS </text:p>
          </table:table-cell>
          <table:table-cell table:style-name="ce21" office:value-type="string" calcext:value-type="string">
            <text:p>C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59990</text:p>
          </table:table-cell>
          <table:table-cell table:style-name="ce8" office:value-type="string" calcext:value-type="string">
            <text:p>SERVICIOS DE FINANCIACIÓN Y ACTIVIDADES FINANCIERAS N.C.P.</text:p>
          </table:table-cell>
          <table:table-cell table:style-name="ce13" office:value-type="percentage" office:value="0.025" calcext:value-type="percentage">
            <text:p>2.50%</text:p>
          </table:table-cell>
          <table:table-cell table:style-name="ce18" office:value-type="string" calcext:value-type="string">
            <text:p>9100203</text:p>
          </table:table-cell>
          <table:table-cell table:style-name="ce8" office:value-type="string" calcext:value-type="string">
            <text:p>COMPAÑIAS QUE EMITAN O COLOQUEN TITULOS SORTEABLES 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25" calcext:value-type="percentage">
            <text:p>2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59990</text:p>
          </table:table-cell>
          <table:table-cell table:style-name="ce8" office:value-type="string" calcext:value-type="string">
            <text:p>SERVICIOS DE FINANCIACIÓN Y ACTIVIDADES FINANCIERAS N.C.P.</text:p>
          </table:table-cell>
          <table:table-cell table:style-name="ce13" office:value-type="percentage" office:value="0.025" calcext:value-type="percentage">
            <text:p>2.50%</text:p>
          </table:table-cell>
          <table:table-cell table:style-name="ce18" office:value-type="string" calcext:value-type="string">
            <text:p>9100204</text:p>
          </table:table-cell>
          <table:table-cell table:style-name="ce8" office:value-type="string" calcext:value-type="string">
            <text:p>COMPAÑIAS DE CAPITALIZACION Y AHORRO 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25" calcext:value-type="percentage">
            <text:p>2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61110</text:p>
          </table:table-cell>
          <table:table-cell table:style-name="ce8" office:value-type="string" calcext:value-type="string">
            <text:p>SERVICIOS DE SEGUROS DE SALUD</text:p>
          </table:table-cell>
          <table:table-cell table:style-name="ce13" office:value-type="percentage" office:value="0.025" calcext:value-type="percentage">
            <text:p>2.50%</text:p>
          </table:table-cell>
          <table:table-cell table:style-name="ce18" office:value-type="string" calcext:value-type="string">
            <text:p>9200001</text:p>
          </table:table-cell>
          <table:table-cell table:style-name="ce8" office:value-type="string" calcext:value-type="string">
            <text:p>SEGUROS 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25" calcext:value-type="percentage">
            <text:p>2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61120</text:p>
          </table:table-cell>
          <table:table-cell table:style-name="ce8" office:value-type="string" calcext:value-type="string">
            <text:p>SERVICIOS DE SEGUROS DE VIDA</text:p>
          </table:table-cell>
          <table:table-cell table:style-name="ce13" office:value-type="percentage" office:value="0.025" calcext:value-type="percentage">
            <text:p>2.50%</text:p>
          </table:table-cell>
          <table:table-cell table:style-name="ce18" office:value-type="string" calcext:value-type="string">
            <text:p>9200001</text:p>
          </table:table-cell>
          <table:table-cell table:style-name="ce8" office:value-type="string" calcext:value-type="string">
            <text:p>SEGUROS 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25" calcext:value-type="percentage">
            <text:p>2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61130</text:p>
          </table:table-cell>
          <table:table-cell table:style-name="ce8" office:value-type="string" calcext:value-type="string">
            <text:p>SERVICIO DE SEGUROS A LAS PERSONAS EXCEPTO LOS DE SALUD Y DE VIDA</text:p>
          </table:table-cell>
          <table:table-cell table:style-name="ce13" office:value-type="percentage" office:value="0.025" calcext:value-type="percentage">
            <text:p>2.50%</text:p>
          </table:table-cell>
          <table:table-cell table:style-name="ce18" office:value-type="string" calcext:value-type="string">
            <text:p>9200001</text:p>
          </table:table-cell>
          <table:table-cell table:style-name="ce8" office:value-type="string" calcext:value-type="string">
            <text:p>SEGUROS 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25" calcext:value-type="percentage">
            <text:p>2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61210</text:p>
          </table:table-cell>
          <table:table-cell table:style-name="ce8" office:value-type="string" calcext:value-type="string">
            <text:p>SERVICIOS DE ASEGURADORAS DE RIESGO DE TRABAJO (ART)</text:p>
          </table:table-cell>
          <table:table-cell table:style-name="ce13" office:value-type="percentage" office:value="0.025" calcext:value-type="percentage">
            <text:p>2.50%</text:p>
          </table:table-cell>
          <table:table-cell table:style-name="ce18" office:value-type="string" calcext:value-type="string">
            <text:p>9200001</text:p>
          </table:table-cell>
          <table:table-cell table:style-name="ce8" office:value-type="string" calcext:value-type="string">
            <text:p>SEGUROS 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25" calcext:value-type="percentage">
            <text:p>2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61220</text:p>
          </table:table-cell>
          <table:table-cell table:style-name="ce8" office:value-type="string" calcext:value-type="string">
            <text:p>SERVICIOS DE SEGUROS PATRIMONIALES EXCEPTO LOS DE LAS ASEGURADORAS DE RIESGO DE TRABAJO</text:p>
          </table:table-cell>
          <table:table-cell table:style-name="ce13" office:value-type="percentage" office:value="0.025" calcext:value-type="percentage">
            <text:p>2.50%</text:p>
          </table:table-cell>
          <table:table-cell table:style-name="ce18" office:value-type="string" calcext:value-type="string">
            <text:p>9200001</text:p>
          </table:table-cell>
          <table:table-cell table:style-name="ce8" office:value-type="string" calcext:value-type="string">
            <text:p>SEGUROS 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25" calcext:value-type="percentage">
            <text:p>2.50%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661300</text:p>
          </table:table-cell>
          <table:table-cell table:style-name="ce8" office:value-type="string" calcext:value-type="string">
            <text:p>REASEGUROS</text:p>
          </table:table-cell>
          <table:table-cell table:style-name="ce13" office:value-type="percentage" office:value="0.025" calcext:value-type="percentage">
            <text:p>2.50%</text:p>
          </table:table-cell>
          <table:table-cell table:style-name="ce18" office:value-type="string" calcext:value-type="string">
            <text:p>9200001</text:p>
          </table:table-cell>
          <table:table-cell table:style-name="ce8" office:value-type="string" calcext:value-type="string">
            <text:p>SEGUROS 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25" calcext:value-type="percentage">
            <text:p>2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62000</text:p>
          </table:table-cell>
          <table:table-cell table:style-name="ce8" office:value-type="string" calcext:value-type="string">
            <text:p>ADMINISTRACIÓN DE FONDOS DE JUBILACIONES Y PENSIONES (AFJP)</text:p>
          </table:table-cell>
          <table:table-cell table:style-name="ce13" office:value-type="percentage" office:value="0.025" calcext:value-type="percentage">
            <text:p>2.50%</text:p>
          </table:table-cell>
          <table:table-cell table:style-name="ce18" office:value-type="string" calcext:value-type="string">
            <text:p>9100204</text:p>
          </table:table-cell>
          <table:table-cell table:style-name="ce8" office:value-type="string" calcext:value-type="string">
            <text:p>COMPAÑIAS DE CAPITALIZACION Y AHORRO 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25" calcext:value-type="percentage">
            <text:p>2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71110</text:p>
          </table:table-cell>
          <table:table-cell table:style-name="ce8" office:value-type="string" calcext:value-type="string">
            <text:p>SERVICIOS DE MERCADOS Y CAJAS DE VALORE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9100502</text:p>
          </table:table-cell>
          <table:table-cell table:style-name="ce8" office:value-type="string" calcext:value-type="string">
            <text:p>OTROS SERVICIOS FINANCIEROS </text:p>
          </table:table-cell>
          <table:table-cell table:style-name="ce21" office:value-type="string" calcext:value-type="string">
            <text:p>C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71120</text:p>
          </table:table-cell>
          <table:table-cell table:style-name="ce8" office:value-type="string" calcext:value-type="string">
            <text:p>SERVICIOS DE MERCADOS A TÉRMINO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/>
          <table:table-cell table:style-name="ce8"/>
          <table:table-cell table:style-name="ce21"/>
          <table:table-cell table:style-name="ce26"/>
          <table:table-cell table:style-name="ce30"/>
          <table:table-cell table:number-columns-repeated="1016"/>
        </table:table-row>
        <table:table-row table:style-name="ro2">
          <table:table-cell table:style-name="ce3" office:value-type="string" calcext:value-type="string">
            <text:p>671130</text:p>
          </table:table-cell>
          <table:table-cell table:style-name="ce8" office:value-type="string" calcext:value-type="string">
            <text:p>SERVICIOS DE BOLSAS DE COMERCIO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9100502</text:p>
          </table:table-cell>
          <table:table-cell table:style-name="ce8" office:value-type="string" calcext:value-type="string">
            <text:p>OTROS SERVICIOS FINANCIEROS </text:p>
          </table:table-cell>
          <table:table-cell table:style-name="ce21" office:value-type="string" calcext:value-type="string">
            <text:p>C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671200</text:p>
          </table:table-cell>
          <table:table-cell table:style-name="ce8" office:value-type="string" calcext:value-type="string">
            <text:p>SERVICIOS BURSÁTILES DE MEDIACIÓN O POR CUENTA DE TERCEROS</text:p>
          </table:table-cell>
          <table:table-cell table:style-name="ce13" office:value-type="percentage" office:value="0.06" calcext:value-type="percentage">
            <text:p>6.00%</text:p>
          </table:table-cell>
          <table:table-cell table:style-name="ce18" office:value-type="string" calcext:value-type="string">
            <text:p>8530104</text:p>
          </table:table-cell>
          <table:table-cell table:style-name="ce8" office:value-type="string" calcext:value-type="string">
            <text:p>TODA ACTIVIDAD DE INTERMEDIACION QUE SE EJERZA PERCIBIENDO COMISIONES, BONIFICACIONES, PORCENTAJES U OTRA RETRIBUCIONES ANALOGAS TALES COMO CONSIGNACION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6" calcext:value-type="percentage">
            <text:p>6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71910</text:p>
          </table:table-cell>
          <table:table-cell table:style-name="ce8" office:value-type="string" calcext:value-type="string">
            <text:p>SERVICIOS DE CASAS Y AGENCIAS DE CAMBIO</text:p>
          </table:table-cell>
          <table:table-cell table:style-name="ce13" office:value-type="percentage" office:value="0.025" calcext:value-type="percentage">
            <text:p>2.50%</text:p>
          </table:table-cell>
          <table:table-cell table:style-name="ce18" office:value-type="string" calcext:value-type="string">
            <text:p>9100601</text:p>
          </table:table-cell>
          <table:table-cell table:style-name="ce8" office:value-type="string" calcext:value-type="string">
            <text:p>CASAS DE CAMBIO Y OPERACIONES CON DIVISAS ( EXCLUIDOS LOS BANCOS )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date" office:date-value="2000-01-01" calcext:value-type="date">
            <text:p>1-Jan-00</text:p>
          </table:table-cell>
          <table:table-cell table:style-name="ce30" office:value-type="percentage" office:value="0.025" calcext:value-type="percentage">
            <text:p>2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671920</text:p>
          </table:table-cell>
          <table:table-cell table:style-name="ce9" office:value-type="string" calcext:value-type="string">
            <text:p>SERVICIOS DE SOCIEDADES CALIFICADORAS DE RIESG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/>
          <table:table-cell table:style-name="ce9"/>
          <table:table-cell table:style-name="ce22"/>
          <table:table-cell table:style-name="ce27"/>
          <table:table-cell table:style-name="ce32"/>
          <table:table-cell table:number-columns-repeated="1016"/>
        </table:table-row>
        <table:table-row table:style-name="ro6">
          <table:table-cell table:style-name="ce3" office:value-type="string" calcext:value-type="string">
            <text:p>671990</text:p>
          </table:table-cell>
          <table:table-cell table:style-name="ce8" office:value-type="string" calcext:value-type="string">
            <text:p>SERVICIOS AUXILIARES A LA INTERMEDIACION FINANCIERA N.C.P., EXCEPTOA LOS SERVICIOS DE SEGUROS Y DE ADMINISTRACIÓN DE FONDOS DE JUBILACIONES Y PENSIONE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9100502</text:p>
          </table:table-cell>
          <table:table-cell table:style-name="ce8" office:value-type="string" calcext:value-type="string">
            <text:p>OTROS SERVICIOS FINANCIEROS </text:p>
          </table:table-cell>
          <table:table-cell table:style-name="ce21" office:value-type="string" calcext:value-type="string">
            <text:p>C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672110</text:p>
          </table:table-cell>
          <table:table-cell table:style-name="ce8" office:value-type="string" calcext:value-type="string">
            <text:p>SERVICIOS DE PRODUCTORES Y ASESORES DE SEGUROS</text:p>
          </table:table-cell>
          <table:table-cell table:style-name="ce13" office:value-type="percentage" office:value="0.06" calcext:value-type="percentage">
            <text:p>6.00%</text:p>
          </table:table-cell>
          <table:table-cell table:style-name="ce18" office:value-type="string" calcext:value-type="string">
            <text:p>8530104</text:p>
          </table:table-cell>
          <table:table-cell table:style-name="ce8" office:value-type="string" calcext:value-type="string">
            <text:p>TODA ACTIVIDAD DE INTERMEDIACION QUE SE EJERZA PERCIBIENDO COMISIONES, BONIFICACIONES, PORCENTAJES U OTRA RETRIBUCIONES ANALOGAS TALES COMO CONSIGNACION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6" calcext:value-type="percentage">
            <text:p>6.00%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672191</text:p>
          </table:table-cell>
          <table:table-cell table:style-name="ce8" office:value-type="string" calcext:value-type="string">
            <text:p>SERVICIOS DE CORREDORES Y AGENCIAS DE SEGURO</text:p>
          </table:table-cell>
          <table:table-cell table:style-name="ce13" office:value-type="percentage" office:value="0.06" calcext:value-type="percentage">
            <text:p>6.00%</text:p>
          </table:table-cell>
          <table:table-cell table:style-name="ce18" office:value-type="string" calcext:value-type="string">
            <text:p>8530104</text:p>
          </table:table-cell>
          <table:table-cell table:style-name="ce8" office:value-type="string" calcext:value-type="string">
            <text:p>TODA ACTIVIDAD DE INTERMEDIACION QUE SE EJERZA PERCIBIENDO COMISIONES, BONIFICACIONES, PORCENTAJES U OTRA RETRIBUCIONES ANALOGAS TALES COMO CONSIGNACION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6" calcext:value-type="percentage">
            <text:p>6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72192</text:p>
          </table:table-cell>
          <table:table-cell table:style-name="ce8" office:value-type="string" calcext:value-type="string">
            <text:p>OTROS SERVICIOS AUXILIARES A LOS SERVICIOS DE SEGUROS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72200</text:p>
          </table:table-cell>
          <table:table-cell table:style-name="ce8" office:value-type="string" calcext:value-type="string">
            <text:p>SERVICIOS AUXILIARES A LA ADMINISTRACIÓN DE FONDOS DE JUBILACIONES Y <text:s/>PENSIONE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/>
          <table:table-cell table:style-name="ce8"/>
          <table:table-cell table:style-name="ce21"/>
          <table:table-cell table:style-name="ce26"/>
          <table:table-cell table:style-name="ce30"/>
          <table:table-cell table:number-columns-repeated="1016"/>
        </table:table-row>
        <table:table-row table:style-name="ro3">
          <table:table-cell table:style-name="ce3" office:value-type="string" calcext:value-type="string">
            <text:p>701010</text:p>
          </table:table-cell>
          <table:table-cell table:style-name="ce8" office:value-type="string" calcext:value-type="string">
            <text:p>SERVICIOS DE ALQUILER Y EXPLOTACIÓN DE INMUEBLES PARA FIESTAS,CONVENCIONES Y OTROS EVENTOS SIMILARE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30004</text:p>
          </table:table-cell>
          <table:table-cell table:style-name="ce8" office:value-type="string" calcext:value-type="string">
            <text:p>SALONES DESTINADOS A ALQUILER PARA FIESTAS Y REUNION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01090</text:p>
          </table:table-cell>
          <table:table-cell table:style-name="ce8" office:value-type="string" calcext:value-type="string">
            <text:p>SERVICIOS INMOBILIARIOS REALIZADOS POR CUENTA PROPIA, CON BIENES PROPIOS O ARRENDADOS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9300001</text:p>
          </table:table-cell>
          <table:table-cell table:style-name="ce8" office:value-type="string" calcext:value-type="string">
            <text:p>LOCACION DE BIENES INMUEBLES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702000</text:p>
          </table:table-cell>
          <table:table-cell table:style-name="ce8" office:value-type="string" calcext:value-type="string">
            <text:p>SERVICIOS INMOBILIARIOS REALIZADOS A CAMBIO DE UNA RETRIBUCIÓN O POR CONTRATA</text:p>
          </table:table-cell>
          <table:table-cell table:style-name="ce13" office:value-type="percentage" office:value="0.06" calcext:value-type="percentage">
            <text:p>6.00%</text:p>
          </table:table-cell>
          <table:table-cell table:style-name="ce18" office:value-type="string" calcext:value-type="string">
            <text:p>8530101</text:p>
          </table:table-cell>
          <table:table-cell table:style-name="ce8" office:value-type="string" calcext:value-type="string">
            <text:p>REMATES, ADMINISTRACION DE INMUEBLES , INTERMEDIACION EN LA NEGOCIACION DE INMUEBLES O COLOCACION DE DINERO EN HIPOTECAS, LOTEOS, AGENCIAS COMERCIALES, CONCIGNACIONES, COMISIONES Y OTRAS ACTIVIDADES DE INTERMEDIACION.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6" calcext:value-type="percentage">
            <text:p>6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02000</text:p>
          </table:table-cell>
          <table:table-cell table:style-name="ce8" office:value-type="string" calcext:value-type="string">
            <text:p>SERVICIOS INMOBILIARIOS REALIZADOS A CAMBIO DE UNA RETRIBUCIÓN O POR CONTRATA</text:p>
          </table:table-cell>
          <table:table-cell table:style-name="ce13" office:value-type="percentage" office:value="0.06" calcext:value-type="percentage">
            <text:p>6.00%</text:p>
          </table:table-cell>
          <table:table-cell table:style-name="ce18" office:value-type="string" calcext:value-type="string">
            <text:p>8530103</text:p>
          </table:table-cell>
          <table:table-cell table:style-name="ce8" office:value-type="string" calcext:value-type="string">
            <text:p>MARTILLEROS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6" calcext:value-type="percentage">
            <text:p>6.00%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702000</text:p>
          </table:table-cell>
          <table:table-cell table:style-name="ce8" office:value-type="string" calcext:value-type="string">
            <text:p>SERVICIOS INMOBILIARIOS REALIZADOS A CAMBIO DE UNA RETRIBUCIÓN O POR CONTRATA</text:p>
          </table:table-cell>
          <table:table-cell table:style-name="ce13" office:value-type="percentage" office:value="0.06" calcext:value-type="percentage">
            <text:p>6.00%</text:p>
          </table:table-cell>
          <table:table-cell table:style-name="ce18" office:value-type="string" calcext:value-type="string">
            <text:p>8530104</text:p>
          </table:table-cell>
          <table:table-cell table:style-name="ce8" office:value-type="string" calcext:value-type="string">
            <text:p>TODA ACTIVIDAD DE INTERMEDIACION QUE SE EJERZA PERCIBIENDO COMISIONES, BONIFICACIONES, PORCENTAJES U OTRA RETRIBUCIONES ANALOGAS TALES COMO CONSIGNACION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6" calcext:value-type="percentage">
            <text:p>6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11100</text:p>
          </table:table-cell>
          <table:table-cell table:style-name="ce8" office:value-type="string" calcext:value-type="string">
            <text:p>ALQUILER DE EQUIPO DE TRANSPORTE PARA VÍA TERRESTRE, SIN OPERARI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40004</text:p>
          </table:table-cell>
          <table:table-cell table:style-name="ce8" office:value-type="string" calcext:value-type="string">
            <text:p>ALQUILER DE BIENES MUEB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11200</text:p>
          </table:table-cell>
          <table:table-cell table:style-name="ce8" office:value-type="string" calcext:value-type="string">
            <text:p>ALQUILER DE EQUIPO DE TRANSPORTE PARA VÍA ACUÁTICA, SIN OPERARIOS NI TRIPULACION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40004</text:p>
          </table:table-cell>
          <table:table-cell table:style-name="ce8" office:value-type="string" calcext:value-type="string">
            <text:p>ALQUILER DE BIENES MUEB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11300</text:p>
          </table:table-cell>
          <table:table-cell table:style-name="ce8" office:value-type="string" calcext:value-type="string">
            <text:p>ALQUILER DE EQUIPO DE TRANSPORTE PARA VÍA AÉREA, SIN OPERARIOS NI TRIPULACION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40004</text:p>
          </table:table-cell>
          <table:table-cell table:style-name="ce8" office:value-type="string" calcext:value-type="string">
            <text:p>ALQUILER DE BIENES MUEB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12100</text:p>
          </table:table-cell>
          <table:table-cell table:style-name="ce8" office:value-type="string" calcext:value-type="string">
            <text:p>ALQUILER DE MAQUINARIA Y EQUIPO AGROPECUARIO, SIN OPERARI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40001</text:p>
          </table:table-cell>
          <table:table-cell table:style-name="ce8" office:value-type="string" calcext:value-type="string">
            <text:p>ALQUILER Y ARRENDAMIENTO DE MAQUINARIAS Y EQUIP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12200</text:p>
          </table:table-cell>
          <table:table-cell table:style-name="ce8" office:value-type="string" calcext:value-type="string">
            <text:p>ALQUILER DE MAQUINARIA Y EQUIPO DE CONSTRUCCIÓN E INGENIERÍA CIVIL, SIN OPERARI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40001</text:p>
          </table:table-cell>
          <table:table-cell table:style-name="ce8" office:value-type="string" calcext:value-type="string">
            <text:p>ALQUILER Y ARRENDAMIENTO DE MAQUINARIAS Y EQUIP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12300</text:p>
          </table:table-cell>
          <table:table-cell table:style-name="ce8" office:value-type="string" calcext:value-type="string">
            <text:p>ALQUILER DE MAQUINARIA Y EQUIPO DE OFICINA, INCLUSO COMPUTADOR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40001</text:p>
          </table:table-cell>
          <table:table-cell table:style-name="ce8" office:value-type="string" calcext:value-type="string">
            <text:p>ALQUILER Y ARRENDAMIENTO DE MAQUINARIAS Y EQUIP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712900</text:p>
          </table:table-cell>
          <table:table-cell table:style-name="ce8" office:value-type="string" calcext:value-type="string">
            <text:p>ALQUILER DE MAQUINARIA Y EQUIPO N.C.P., SIN PERSONAL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40001</text:p>
          </table:table-cell>
          <table:table-cell table:style-name="ce8" office:value-type="string" calcext:value-type="string">
            <text:p>ALQUILER Y ARRENDAMIENTO DE MAQUINARIAS Y EQUIP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712900</text:p>
          </table:table-cell>
          <table:table-cell table:style-name="ce8" office:value-type="string" calcext:value-type="string">
            <text:p>ALQUILER DE MAQUINARIA Y EQUIPO N.C.P., SIN PERSONAL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40003</text:p>
          </table:table-cell>
          <table:table-cell table:style-name="ce8" office:value-type="string" calcext:value-type="string">
            <text:p>ALQUILER DE EQUIPOS PROFESIONALES Y CIENTIFIC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style-name="ce34" table:number-columns-repeated="1016"/>
        </table:table-row>
        <table:table-row table:style-name="ro1">
          <table:table-cell table:style-name="ce3" office:value-type="string" calcext:value-type="string">
            <text:p>713000</text:p>
          </table:table-cell>
          <table:table-cell table:style-name="ce8" office:value-type="string" calcext:value-type="string">
            <text:p>ALQUILER DE EFECTOS PERSONALES Y ENSERES DOMÉSTICOS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40004</text:p>
          </table:table-cell>
          <table:table-cell table:style-name="ce8" office:value-type="string" calcext:value-type="string">
            <text:p>ALQUILER DE BIENES MUEB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721000</text:p>
          </table:table-cell>
          <table:table-cell table:style-name="ce8" office:value-type="string" calcext:value-type="string">
            <text:p>SERVICIOS DE CONSULTORES EN EQUIPO DE INFORMÁTIC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10001</text:p>
          </table:table-cell>
          <table:table-cell table:style-name="ce8" office:value-type="string" calcext:value-type="string">
            <text:p>SERVICIOS DE ELABORACION DE DATOS Y TABULACION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22000</text:p>
          </table:table-cell>
          <table:table-cell table:style-name="ce8" office:value-type="string" calcext:value-type="string">
            <text:p>SERVICIOS DE CONSULTORES EN INFORMÁTICA Y SUMINISTROS DE PROGRAMAS DE INFORMÁTIC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10001</text:p>
          </table:table-cell>
          <table:table-cell table:style-name="ce8" office:value-type="string" calcext:value-type="string">
            <text:p>SERVICIOS DE ELABORACION DE DATOS Y TABULACION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22000</text:p>
          </table:table-cell>
          <table:table-cell table:style-name="ce8" office:value-type="string" calcext:value-type="string">
            <text:p>SERVICIOS DE CONSULTORES EN INFORMÁTICA Y SUMINISTROS DE PROGRAMAS DE INFORMÁTIC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04</text:p>
          </table:table-cell>
          <table:table-cell table:style-name="ce8" office:value-type="string" calcext:value-type="string">
            <text:p>OTRAS PROFESIONES NO LIBERA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22000</text:p>
          </table:table-cell>
          <table:table-cell table:style-name="ce8" office:value-type="string" calcext:value-type="string">
            <text:p>SERVICIOS DE CONSULTORES EN INFORMÁTICA Y SUMINISTROS DE PROGRAMAS DE INFORMÁTIC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05</text:p>
          </table:table-cell>
          <table:table-cell table:style-name="ce8" office:value-type="string" calcext:value-type="string">
            <text:p>PROFESIONES LIBERALES ORGANIZADAS EN FORMA DE EMPRES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style-name="ce34" table:number-columns-repeated="1016"/>
        </table:table-row>
        <table:table-row table:style-name="ro4">
          <table:table-cell table:style-name="ce3" office:value-type="string" calcext:value-type="string">
            <text:p>723000</text:p>
          </table:table-cell>
          <table:table-cell table:style-name="ce8" office:value-type="string" calcext:value-type="string">
            <text:p>PROCESAMIENTO DE DAT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10001</text:p>
          </table:table-cell>
          <table:table-cell table:style-name="ce8" office:value-type="string" calcext:value-type="string">
            <text:p>SERVICIOS DE ELABORACION DE DATOS Y TABULACION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style-name="ce34" table:number-columns-repeated="1016"/>
        </table:table-row>
        <table:table-row table:style-name="ro4">
          <table:table-cell table:style-name="ce3" office:value-type="string" calcext:value-type="string">
            <text:p>724000</text:p>
          </table:table-cell>
          <table:table-cell table:style-name="ce8" office:value-type="string" calcext:value-type="string">
            <text:p>SERVICIOS RELACIONADOS CON BASES DE DAT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10001</text:p>
          </table:table-cell>
          <table:table-cell table:style-name="ce8" office:value-type="string" calcext:value-type="string">
            <text:p>SERVICIOS DE ELABORACION DE DATOS Y TABULACION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style-name="ce34" table:number-columns-repeated="1016"/>
        </table:table-row>
        <table:table-row table:style-name="ro1">
          <table:table-cell table:style-name="ce3" office:value-type="string" calcext:value-type="string">
            <text:p>725000</text:p>
          </table:table-cell>
          <table:table-cell table:style-name="ce8" office:value-type="string" calcext:value-type="string">
            <text:p>MANTENIMIENTO Y REPARACIÓN DE MAQUINARIA DE OFICINA, CONTABILIDAD E INFORMATIC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style-name="ce34" table:number-columns-repeated="1016"/>
        </table:table-row>
        <table:table-row table:style-name="ro1">
          <table:table-cell table:style-name="ce3" office:value-type="string" calcext:value-type="string">
            <text:p>725000</text:p>
          </table:table-cell>
          <table:table-cell table:style-name="ce8" office:value-type="string" calcext:value-type="string">
            <text:p>MANTENIMIENTO Y REPARACIÓN DE MAQUINARIA DE OFICINA, CONTABILIDAD E INFORMATIC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10005</text:p>
          </table:table-cell>
          <table:table-cell table:style-name="ce8" office:value-type="string" calcext:value-type="string">
            <text:p>TALLERES DE REPARACION DE MAQUINAS DE ESCRIBIR, CALCULAR, CONTABILIDAD Y EQUIPOS COMPUTADORES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729000</text:p>
          </table:table-cell>
          <table:table-cell table:style-name="ce8" office:value-type="string" calcext:value-type="string">
            <text:p>ACTIVIDADES DE INFORMÁTICA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10001</text:p>
          </table:table-cell>
          <table:table-cell table:style-name="ce8" office:value-type="string" calcext:value-type="string">
            <text:p>SERVICIOS DE ELABORACION DE DATOS Y TABULACION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31100</text:p>
          </table:table-cell>
          <table:table-cell table:style-name="ce8" office:value-type="string" calcext:value-type="string">
            <text:p>INVESTIGACIÓN <text:s/>Y DESARROLLO EXPERIMENTAL EN EL CAMPO DE LA INGENIERÍA Y LA TECNOLOGÍ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20001</text:p>
          </table:table-cell>
          <table:table-cell table:style-name="ce8" office:value-type="string" calcext:value-type="string">
            <text:p>INSTITUTO DE INVESTIGACION CIENTIFIC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31200</text:p>
          </table:table-cell>
          <table:table-cell table:style-name="ce8" office:value-type="string" calcext:value-type="string">
            <text:p>INVESTIGACIÓN <text:s/>Y DESARROLLO EXPERIMENTAL EN EL CAMPO DE LAS CIENCIAS MÉDIC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20001</text:p>
          </table:table-cell>
          <table:table-cell table:style-name="ce8" office:value-type="string" calcext:value-type="string">
            <text:p>INSTITUTO DE INVESTIGACION CIENTIFIC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31300</text:p>
          </table:table-cell>
          <table:table-cell table:style-name="ce8" office:value-type="string" calcext:value-type="string">
            <text:p>INVESTIGACIÓN <text:s/>Y DESARROLLO EXPERIMENTAL EN EL CAMPO DE LAS CIENCIAS AGROPECUARI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20001</text:p>
          </table:table-cell>
          <table:table-cell table:style-name="ce8" office:value-type="string" calcext:value-type="string">
            <text:p>INSTITUTO DE INVESTIGACION CIENTIFIC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31900</text:p>
          </table:table-cell>
          <table:table-cell table:style-name="ce8" office:value-type="string" calcext:value-type="string">
            <text:p>INVESTIGACIÓN Y DESARROLLO EXPERIMENTAL EN EL CAMPO DE LAS CIENCIAS EXACTAS Y NATURALES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20001</text:p>
          </table:table-cell>
          <table:table-cell table:style-name="ce8" office:value-type="string" calcext:value-type="string">
            <text:p>INSTITUTO DE INVESTIGACION CIENTIFIC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32100</text:p>
          </table:table-cell>
          <table:table-cell table:style-name="ce8" office:value-type="string" calcext:value-type="string">
            <text:p>INVESTIGACIÓN <text:s/>Y DESARROLLO EXPERIMENTAL EN EL CAMPO DE LAS CIENCIAS SOCIALE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20001</text:p>
          </table:table-cell>
          <table:table-cell table:style-name="ce8" office:value-type="string" calcext:value-type="string">
            <text:p>INSTITUTO DE INVESTIGACION CIENTIFIC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32200</text:p>
          </table:table-cell>
          <table:table-cell table:style-name="ce8" office:value-type="string" calcext:value-type="string">
            <text:p>INVESTIGACIÓN <text:s/>Y DESARROLLO EXPERIMENTAL EN EL CAMPO DE LAS CIENCIAS HUMAN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20001</text:p>
          </table:table-cell>
          <table:table-cell table:style-name="ce8" office:value-type="string" calcext:value-type="string">
            <text:p>INSTITUTO DE INVESTIGACION CIENTIFIC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41101</text:p>
          </table:table-cell>
          <table:table-cell table:style-name="ce8" office:value-type="string" calcext:value-type="string">
            <text:p>SERVICIOS JURÍDICOS BRINDADOS POR ABOGADOS Y PROCURADORE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20001</text:p>
          </table:table-cell>
          <table:table-cell table:style-name="ce8" office:value-type="string" calcext:value-type="string">
            <text:p>ABOGADOS Y PROCURADOR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741102</text:p>
          </table:table-cell>
          <table:table-cell table:style-name="ce8" office:value-type="string" calcext:value-type="string">
            <text:p>SERVICIOS JURÍDICOS BRINDADOS POR ESCRIBANOS 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20002</text:p>
          </table:table-cell>
          <table:table-cell table:style-name="ce8" office:value-type="string" calcext:value-type="string">
            <text:p>ESCRIBAN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741109</text:p>
          </table:table-cell>
          <table:table-cell table:style-name="ce8" office:value-type="string" calcext:value-type="string">
            <text:p>OTROS SERVICIOS JURÍDICOS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04</text:p>
          </table:table-cell>
          <table:table-cell table:style-name="ce8" office:value-type="string" calcext:value-type="string">
            <text:p>OTRAS PROFESIONES NO LIBERA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41109</text:p>
          </table:table-cell>
          <table:table-cell table:style-name="ce8" office:value-type="string" calcext:value-type="string">
            <text:p>OTROS SERVICIOS JURÍDICOS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05</text:p>
          </table:table-cell>
          <table:table-cell table:style-name="ce8" office:value-type="string" calcext:value-type="string">
            <text:p>PROFESIONES LIBERALES ORGANIZADAS EN FORMA DE EMPRES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41201</text:p>
          </table:table-cell>
          <table:table-cell table:style-name="ce8" office:value-type="string" calcext:value-type="string">
            <text:p>SERVICIOS DE CONTABILIDAD Y TENEDURÍA DE LIBROS, AUDITORÍA Y ASESORÍA FISCAL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30002</text:p>
          </table:table-cell>
          <table:table-cell table:style-name="ce8" office:value-type="string" calcext:value-type="string">
            <text:p>SERVICIOS DE CONTABILIDAD, AUDITORIA Y TENEDURIA DE LIBR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41202</text:p>
          </table:table-cell>
          <table:table-cell table:style-name="ce8" office:value-type="string" calcext:value-type="string">
            <text:p>SERVICIOS BRINDADOS POR CONTADORES Y PROFESIONALES DE CIENCIAS ECONOMIC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30001</text:p>
          </table:table-cell>
          <table:table-cell table:style-name="ce8" office:value-type="string" calcext:value-type="string">
            <text:p>CONTADORES Y PROFESIONALES DE CIENCIAS ECONOMIC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41203</text:p>
          </table:table-cell>
          <table:table-cell table:style-name="ce8" office:value-type="string" calcext:value-type="string">
            <text:p>OTROS SERVICIOS DE CONTABILIDAD Y TENEDURÍA DE LIBROS, AUDITORÍA Y ASESORÍA FISCAL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04</text:p>
          </table:table-cell>
          <table:table-cell table:style-name="ce8" office:value-type="string" calcext:value-type="string">
            <text:p>OTRAS PROFESIONES NO LIBERA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41203</text:p>
          </table:table-cell>
          <table:table-cell table:style-name="ce8" office:value-type="string" calcext:value-type="string">
            <text:p>OTROS SERVICIOS DE CONTABILIDAD Y TENEDURÍA DE LIBROS, AUDITORÍA Y ASESORÍA FISCAL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05</text:p>
          </table:table-cell>
          <table:table-cell table:style-name="ce8" office:value-type="string" calcext:value-type="string">
            <text:p>PROFESIONES LIBERALES ORGANIZADAS EN FORMA DE EMPRES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41300</text:p>
          </table:table-cell>
          <table:table-cell table:style-name="ce8" office:value-type="string" calcext:value-type="string">
            <text:p>ESTUDIO DE MERCADO, REALIZACIÓN DE ENCUESTAS DE OPINIÓN PÚBLIC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04</text:p>
          </table:table-cell>
          <table:table-cell table:style-name="ce8" office:value-type="string" calcext:value-type="string">
            <text:p>OTRAS PROFESIONES NO LIBERA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41300</text:p>
          </table:table-cell>
          <table:table-cell table:style-name="ce8" office:value-type="string" calcext:value-type="string">
            <text:p>ESTUDIO DE MERCADO, REALIZACIÓN DE ENCUESTAS DE OPINIÓN PÚBLIC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05</text:p>
          </table:table-cell>
          <table:table-cell table:style-name="ce8" office:value-type="string" calcext:value-type="string">
            <text:p>PROFESIONES LIBERALES ORGANIZADAS EN FORMA DE EMPRES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41300</text:p>
          </table:table-cell>
          <table:table-cell table:style-name="ce8" office:value-type="string" calcext:value-type="string">
            <text:p>ESTUDIO DE MERCADO, REALIZACIÓN DE ENCUESTAS DE OPINIÓN PÚBLIC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41400</text:p>
          </table:table-cell>
          <table:table-cell table:style-name="ce8" office:value-type="string" calcext:value-type="string">
            <text:p>SERVICIOS DE ASESORAMIENTO, DIRECCIÓN Y GESTIÓN EMPRESARIAL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04</text:p>
          </table:table-cell>
          <table:table-cell table:style-name="ce8" office:value-type="string" calcext:value-type="string">
            <text:p>OTRAS PROFESIONES NO LIBERA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41400</text:p>
          </table:table-cell>
          <table:table-cell table:style-name="ce8" office:value-type="string" calcext:value-type="string">
            <text:p>SERVICIOS DE ASESORAMIENTO, DIRECCIÓN Y GESTIÓN EMPRESARIAL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05</text:p>
          </table:table-cell>
          <table:table-cell table:style-name="ce8" office:value-type="string" calcext:value-type="string">
            <text:p>PROFESIONES LIBERALES ORGANIZADAS EN FORMA DE EMPRES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41400</text:p>
          </table:table-cell>
          <table:table-cell table:style-name="ce8" office:value-type="string" calcext:value-type="string">
            <text:p>SERVICIOS DE ASESORAMIENTO, DIRECCIÓN Y GESTIÓN EMPRESARIAL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42101</text:p>
          </table:table-cell>
          <table:table-cell table:style-name="ce8" office:value-type="string" calcext:value-type="string">
            <text:p>SERVICIOS DE ARQUITECTURA E INGENIERÍA Y SERVICIOS CONEXOS DE ASESORAMIENTO TÉCNICO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02</text:p>
          </table:table-cell>
          <table:table-cell table:style-name="ce8" office:value-type="string" calcext:value-type="string">
            <text:p>SERVICIOS DE INGENIERIA Y ARQUITECTONIC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742102</text:p>
          </table:table-cell>
          <table:table-cell table:style-name="ce8" office:value-type="string" calcext:value-type="string">
            <text:p>SERVICIOS DE ARQUITECTURA E INGENIERÍA Y SERVICIOS CONEXOS DE ASESORAMIENTO TÉCNICO BRINDADO POR INGENIEROS Y AGRIMENSORE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01</text:p>
          </table:table-cell>
          <table:table-cell table:style-name="ce8" office:value-type="string" calcext:value-type="string">
            <text:p>INGENIEROS Y AGRIMENSOR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742103</text:p>
          </table:table-cell>
          <table:table-cell table:style-name="ce8" office:value-type="string" calcext:value-type="string">
            <text:p>SERVICIOS DE ARQUITECTURA E INGENIERÍA Y SERVICIOS CONEXOS DE ASESORAMIENTO TÉCNICO BRINDADO POR MAYORES DE OBRA, CONSTRUCTORE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03</text:p>
          </table:table-cell>
          <table:table-cell table:style-name="ce8" office:value-type="string" calcext:value-type="string">
            <text:p>PROFESIONALES NO UNIVERSITARIOS: MAESTROS MAYORES DE OBRA, CONSTRUCTOR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42109</text:p>
          </table:table-cell>
          <table:table-cell table:style-name="ce8" office:value-type="string" calcext:value-type="string">
            <text:p>OTROS SERVICIOS DE ARQUITECTURA E INGENIERÍA Y SERVICIOS CONEXOS DE ASESORAMIENTO TÉCNICO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04</text:p>
          </table:table-cell>
          <table:table-cell table:style-name="ce8" office:value-type="string" calcext:value-type="string">
            <text:p>OTRAS PROFESIONES NO LIBERA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42109</text:p>
          </table:table-cell>
          <table:table-cell table:style-name="ce8" office:value-type="string" calcext:value-type="string">
            <text:p>OTROS SERVICIOS DE ARQUITECTURA E INGENIERÍA Y SERVICIOS CONEXOS DE ASESORAMIENTO TÉCNICO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05</text:p>
          </table:table-cell>
          <table:table-cell table:style-name="ce8" office:value-type="string" calcext:value-type="string">
            <text:p>PROFESIONES LIBERALES ORGANIZADAS EN FORMA DE EMPRES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742200</text:p>
          </table:table-cell>
          <table:table-cell table:style-name="ce8" office:value-type="string" calcext:value-type="string">
            <text:p>ENSAYOS Y ANÁLISIS TÉCNIC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90001</text:p>
          </table:table-cell>
          <table:table-cell table:style-name="ce8" office:value-type="string" calcext:value-type="string">
            <text:p>OTROS SERVICIOS SOCIALES CONEX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742200</text:p>
          </table:table-cell>
          <table:table-cell table:style-name="ce8" office:value-type="string" calcext:value-type="string">
            <text:p>ENSAYOS Y ANÁLISIS TÉCNIC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02</text:p>
          </table:table-cell>
          <table:table-cell table:style-name="ce8" office:value-type="string" calcext:value-type="string">
            <text:p>SERVICIOS DE INGENIERIA Y ARQUITECTONIC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42200</text:p>
          </table:table-cell>
          <table:table-cell table:style-name="ce8" office:value-type="string" calcext:value-type="string">
            <text:p>ENSAYOS Y ANÁLISIS TÉCNIC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03</text:p>
          </table:table-cell>
          <table:table-cell table:style-name="ce8" office:value-type="string" calcext:value-type="string">
            <text:p>PROFESIONALES NO UNIVERSITARIOS: MAESTROS MAYORES DE OBRA, CONSTRUCTOR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742200</text:p>
          </table:table-cell>
          <table:table-cell table:style-name="ce8" office:value-type="string" calcext:value-type="string">
            <text:p>ENSAYOS Y ANÁLISIS TÉCNIC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04</text:p>
          </table:table-cell>
          <table:table-cell table:style-name="ce8" office:value-type="string" calcext:value-type="string">
            <text:p>OTRAS PROFESIONES NO LIBERA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42200</text:p>
          </table:table-cell>
          <table:table-cell table:style-name="ce8" office:value-type="string" calcext:value-type="string">
            <text:p>ENSAYOS Y ANÁLISIS TÉCNIC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05</text:p>
          </table:table-cell>
          <table:table-cell table:style-name="ce8" office:value-type="string" calcext:value-type="string">
            <text:p>PROFESIONES LIBERALES ORGANIZADAS EN FORMA DE EMPRES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743000</text:p>
          </table:table-cell>
          <table:table-cell table:style-name="ce8" office:value-type="string" calcext:value-type="string">
            <text:p>SERVICIOS DE PUBLICIDAD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04</text:p>
          </table:table-cell>
          <table:table-cell table:style-name="ce8" office:value-type="string" calcext:value-type="string">
            <text:p>OTRAS PROFESIONES NO LIBERA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743000</text:p>
          </table:table-cell>
          <table:table-cell table:style-name="ce8" office:value-type="string" calcext:value-type="string">
            <text:p>SERVICIOS DE PUBLICIDAD</text:p>
          </table:table-cell>
          <table:table-cell table:style-name="ce13" office:value-type="percentage" office:value="0.06" calcext:value-type="percentage">
            <text:p>6.00%</text:p>
          </table:table-cell>
          <table:table-cell table:style-name="ce18" office:value-type="string" calcext:value-type="string">
            <text:p>8390101</text:p>
          </table:table-cell>
          <table:table-cell table:style-name="ce8" office:value-type="string" calcext:value-type="string">
            <text:p>EMPRESAS DE PUBLICIDAD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6" calcext:value-type="percentage">
            <text:p>6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743000</text:p>
          </table:table-cell>
          <table:table-cell table:style-name="ce8" office:value-type="string" calcext:value-type="string">
            <text:p>SERVICIOS DE PUBLICIDAD</text:p>
          </table:table-cell>
          <table:table-cell table:style-name="ce13" office:value-type="percentage" office:value="0.06" calcext:value-type="percentage">
            <text:p>6.00%</text:p>
          </table:table-cell>
          <table:table-cell table:style-name="ce18" office:value-type="string" calcext:value-type="string">
            <text:p>8390102</text:p>
          </table:table-cell>
          <table:table-cell table:style-name="ce8" office:value-type="string" calcext:value-type="string">
            <text:p>AGENCIA DE PUBLICIDAD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6" calcext:value-type="percentage">
            <text:p>6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749100</text:p>
          </table:table-cell>
          <table:table-cell table:style-name="ce8" office:value-type="string" calcext:value-type="string">
            <text:p>OBTENCIÓN Y DOTACIÓN DE PERSONAL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04</text:p>
          </table:table-cell>
          <table:table-cell table:style-name="ce8" office:value-type="string" calcext:value-type="string">
            <text:p>OTRAS PROFESIONES NO LIBERA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49100</text:p>
          </table:table-cell>
          <table:table-cell table:style-name="ce8" office:value-type="string" calcext:value-type="string">
            <text:p>OBTENCIÓN Y DOTACIÓN DE PERSONAL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05</text:p>
          </table:table-cell>
          <table:table-cell table:style-name="ce8" office:value-type="string" calcext:value-type="string">
            <text:p>PROFESIONES LIBERALES ORGANIZADAS EN FORMA DE EMPRES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749100</text:p>
          </table:table-cell>
          <table:table-cell table:style-name="ce8" office:value-type="string" calcext:value-type="string">
            <text:p>OBTENCIÓN Y DOTACIÓN DE PERSONAL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49210</text:p>
          </table:table-cell>
          <table:table-cell table:style-name="ce8" office:value-type="string" calcext:value-type="string">
            <text:p>SERVICIOS DE TRANSPORTE DE CAUDALES Y OBJETOS DE VALOR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7110003</text:p>
          </table:table-cell>
          <table:table-cell table:style-name="ce8" office:value-type="string" calcext:value-type="string">
            <text:p>TRANSPORTE DE CARG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49210</text:p>
          </table:table-cell>
          <table:table-cell table:style-name="ce8" office:value-type="string" calcext:value-type="string">
            <text:p>SERVICIOS DE TRANSPORTE DE CAUDALES Y OBJETOS DE VALOR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49290</text:p>
          </table:table-cell>
          <table:table-cell table:style-name="ce8" office:value-type="string" calcext:value-type="string">
            <text:p>SERVICIOS DE INVESTIGACIÓN Y SEGURIDAD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03</text:p>
          </table:table-cell>
          <table:table-cell table:style-name="ce8" office:value-type="string" calcext:value-type="string">
            <text:p>PROFESIONALES NO UNIVERSITARIOS: MAESTROS MAYORES DE OBRA, CONSTRUCTOR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749290</text:p>
          </table:table-cell>
          <table:table-cell table:style-name="ce8" office:value-type="string" calcext:value-type="string">
            <text:p>SERVICIOS DE INVESTIGACIÓN Y SEGURIDAD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749300</text:p>
          </table:table-cell>
          <table:table-cell table:style-name="ce8" office:value-type="string" calcext:value-type="string">
            <text:p>SERVICIOS DE LIMPIEZA DE EDIFICI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10007</text:p>
          </table:table-cell>
          <table:table-cell table:style-name="ce8" office:value-type="string" calcext:value-type="string">
            <text:p>SERVICIOS DE MANTENIMIENTO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49400</text:p>
          </table:table-cell>
          <table:table-cell table:style-name="ce8" office:value-type="string" calcext:value-type="string">
            <text:p>SERVICIOS DE FOTOGRAFÍ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30013</text:p>
          </table:table-cell>
          <table:table-cell table:style-name="ce8" office:value-type="string" calcext:value-type="string">
            <text:p>ESTUDIOS FOTOGRAFICOS, INCLUIDA LA FOTOGRAFIA COMERCIAL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749400</text:p>
          </table:table-cell>
          <table:table-cell table:style-name="ce8" office:value-type="string" calcext:value-type="string">
            <text:p>SERVICIOS DE FOTOGRAFÍ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30016</text:p>
          </table:table-cell>
          <table:table-cell table:style-name="ce8" office:value-type="string" calcext:value-type="string">
            <text:p>FOTOGRAFOS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749500</text:p>
          </table:table-cell>
          <table:table-cell table:style-name="ce8" office:value-type="string" calcext:value-type="string">
            <text:p>SERVICIOS DE ENVASE Y EMPAQUE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749600</text:p>
          </table:table-cell>
          <table:table-cell table:style-name="ce8" office:value-type="string" calcext:value-type="string">
            <text:p>SERVICIOS DE IMPRESIÓN HELIOGRÁFICA, FOTOCOPIA Y OTRAS FORMAS DE REPRODUCCIONE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30003</text:p>
          </table:table-cell>
          <table:table-cell table:style-name="ce8" office:value-type="string" calcext:value-type="string">
            <text:p>FOTOCOPIAS Y COPIAS DE PLANOS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749900</text:p>
          </table:table-cell>
          <table:table-cell table:style-name="ce8" office:value-type="string" calcext:value-type="string">
            <text:p>SERVICIOS EMPRESARIALES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749900</text:p>
          </table:table-cell>
          <table:table-cell table:style-name="ce8" office:value-type="string" calcext:value-type="string">
            <text:p>SERVICIOS EMPRESARIALES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30002</text:p>
          </table:table-cell>
          <table:table-cell table:style-name="ce8" office:value-type="string" calcext:value-type="string">
            <text:p>GESTORES ADMINISTRATIV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751100</text:p>
          </table:table-cell>
          <table:table-cell table:style-name="ce8" office:value-type="string" calcext:value-type="string">
            <text:p>SERVICIOS GENERALES DE LA ADMINISTRACIÓN PÚBLICA</text:p>
          </table:table-cell>
          <table:table-cell table:style-name="ce13" office:value-type="string" calcext:value-type="string">
            <text:p>EXENTO</text:p>
          </table:table-cell>
          <table:table-cell table:style-name="ce18"/>
          <table:table-cell table:style-name="ce8"/>
          <table:table-cell table:style-name="ce21"/>
          <table:table-cell table:style-name="ce26"/>
          <table:table-cell table:style-name="ce30"/>
          <table:table-cell table:number-columns-repeated="1016"/>
        </table:table-row>
        <table:table-row table:style-name="ro6">
          <table:table-cell table:style-name="ce3" office:value-type="string" calcext:value-type="string">
            <text:p>751200</text:p>
          </table:table-cell>
          <table:table-cell table:style-name="ce9" office:value-type="string" calcext:value-type="string">
            <text:p>SERVICIOS PARA LA REGULACIÓN DE LAS ACTIVIDADES SANITARIAS, EDUCATIVAS, CULTURALES, Y RESTANTES SERVICIOS SOCIALES, EXCEPTOSEGURIDAD SOCIAL OBLIGATORIA</text:p>
          </table:table-cell>
          <table:table-cell table:style-name="ce13" office:value-type="string" calcext:value-type="string">
            <text:p>EXENTO</text:p>
          </table:table-cell>
          <table:table-cell table:style-name="ce18"/>
          <table:table-cell table:style-name="ce9"/>
          <table:table-cell table:style-name="ce22"/>
          <table:table-cell table:style-name="ce27"/>
          <table:table-cell table:style-name="ce32"/>
          <table:table-cell table:number-columns-repeated="1016"/>
        </table:table-row>
        <table:table-row table:style-name="ro1">
          <table:table-cell table:style-name="ce3" office:value-type="string" calcext:value-type="string">
            <text:p>751300</text:p>
          </table:table-cell>
          <table:table-cell table:style-name="ce9" office:value-type="string" calcext:value-type="string">
            <text:p>SERVICIOS PARA LA REGULACIÓN DE LA ACTIVIDAD ECONÓMICA</text:p>
          </table:table-cell>
          <table:table-cell table:style-name="ce13" office:value-type="string" calcext:value-type="string">
            <text:p>EXENTO</text:p>
          </table:table-cell>
          <table:table-cell table:style-name="ce18"/>
          <table:table-cell table:style-name="ce9"/>
          <table:table-cell table:style-name="ce22"/>
          <table:table-cell table:style-name="ce27"/>
          <table:table-cell table:style-name="ce32"/>
          <table:table-cell table:style-name="ce34" table:number-columns-repeated="1016"/>
        </table:table-row>
        <table:table-row table:style-name="ro1">
          <table:table-cell table:style-name="ce3" office:value-type="string" calcext:value-type="string">
            <text:p>751900</text:p>
          </table:table-cell>
          <table:table-cell table:style-name="ce9" office:value-type="string" calcext:value-type="string">
            <text:p>SERVICIOS AUXILIARES PARA LOS SERVICIOS GENERALES DE LA ADMINISTRACIÓN PÚBLICA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/>
          <table:table-cell table:style-name="ce9"/>
          <table:table-cell table:style-name="ce22"/>
          <table:table-cell table:style-name="ce27"/>
          <table:table-cell table:style-name="ce32"/>
          <table:table-cell table:number-columns-repeated="1016"/>
        </table:table-row>
        <table:table-row table:style-name="ro2">
          <table:table-cell table:style-name="ce3" office:value-type="string" calcext:value-type="string">
            <text:p>752100</text:p>
          </table:table-cell>
          <table:table-cell table:style-name="ce9" office:value-type="string" calcext:value-type="string">
            <text:p>SERVICIOS DE ASUNTOS EXTERIORES</text:p>
          </table:table-cell>
          <table:table-cell table:style-name="ce13" office:value-type="string" calcext:value-type="string">
            <text:p>EXENTO</text:p>
          </table:table-cell>
          <table:table-cell table:style-name="ce18"/>
          <table:table-cell table:style-name="ce9"/>
          <table:table-cell table:style-name="ce22"/>
          <table:table-cell table:style-name="ce27"/>
          <table:table-cell table:style-name="ce32"/>
          <table:table-cell table:number-columns-repeated="1016"/>
        </table:table-row>
        <table:table-row table:style-name="ro2">
          <table:table-cell table:style-name="ce3" office:value-type="string" calcext:value-type="string">
            <text:p>752200</text:p>
          </table:table-cell>
          <table:table-cell table:style-name="ce9" office:value-type="string" calcext:value-type="string">
            <text:p>SERVICIOS DE DEFENSA</text:p>
          </table:table-cell>
          <table:table-cell table:style-name="ce13" office:value-type="string" calcext:value-type="string">
            <text:p>EXENTO</text:p>
          </table:table-cell>
          <table:table-cell table:style-name="ce18"/>
          <table:table-cell table:style-name="ce9"/>
          <table:table-cell table:style-name="ce22"/>
          <table:table-cell table:style-name="ce27"/>
          <table:table-cell table:style-name="ce32"/>
          <table:table-cell table:number-columns-repeated="1016"/>
        </table:table-row>
        <table:table-row table:style-name="ro2">
          <table:table-cell table:style-name="ce3" office:value-type="string" calcext:value-type="string">
            <text:p>752300</text:p>
          </table:table-cell>
          <table:table-cell table:style-name="ce9" office:value-type="string" calcext:value-type="string">
            <text:p>SERVICIOS DE JUSTICIA</text:p>
          </table:table-cell>
          <table:table-cell table:style-name="ce13" office:value-type="string" calcext:value-type="string">
            <text:p>EXENTO</text:p>
          </table:table-cell>
          <table:table-cell table:style-name="ce18"/>
          <table:table-cell table:style-name="ce9"/>
          <table:table-cell table:style-name="ce22"/>
          <table:table-cell table:style-name="ce27"/>
          <table:table-cell table:style-name="ce32"/>
          <table:table-cell table:number-columns-repeated="1016"/>
        </table:table-row>
        <table:table-row table:style-name="ro2">
          <table:table-cell table:style-name="ce3" office:value-type="string" calcext:value-type="string">
            <text:p>752400</text:p>
          </table:table-cell>
          <table:table-cell table:style-name="ce9" office:value-type="string" calcext:value-type="string">
            <text:p>SERVICIOS PARA EL ORDEN PÚBLICO Y LA SEGURIDAD</text:p>
          </table:table-cell>
          <table:table-cell table:style-name="ce13" office:value-type="string" calcext:value-type="string">
            <text:p>EXENTO</text:p>
          </table:table-cell>
          <table:table-cell table:style-name="ce18"/>
          <table:table-cell table:style-name="ce9"/>
          <table:table-cell table:style-name="ce22"/>
          <table:table-cell table:style-name="ce27"/>
          <table:table-cell table:style-name="ce32"/>
          <table:table-cell table:number-columns-repeated="1016"/>
        </table:table-row>
        <table:table-row table:style-name="ro2">
          <table:table-cell table:style-name="ce3" office:value-type="string" calcext:value-type="string">
            <text:p>752500</text:p>
          </table:table-cell>
          <table:table-cell table:style-name="ce9" office:value-type="string" calcext:value-type="string">
            <text:p>SERVICIOS DE PROTECCIÓN CIVIL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/>
          <table:table-cell table:style-name="ce9"/>
          <table:table-cell table:style-name="ce22"/>
          <table:table-cell table:style-name="ce27"/>
          <table:table-cell table:style-name="ce32"/>
          <table:table-cell table:number-columns-repeated="1016"/>
        </table:table-row>
        <table:table-row table:style-name="ro2">
          <table:table-cell table:style-name="ce3" office:value-type="string" calcext:value-type="string">
            <text:p>753000</text:p>
          </table:table-cell>
          <table:table-cell table:style-name="ce9" office:value-type="string" calcext:value-type="string">
            <text:p>SERVICIOS DE LA SEGURIDAD SOCIAL OBLIGATORI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/>
          <table:table-cell table:style-name="ce9"/>
          <table:table-cell table:style-name="ce22"/>
          <table:table-cell table:style-name="ce27"/>
          <table:table-cell table:style-name="ce32"/>
          <table:table-cell table:number-columns-repeated="1016"/>
        </table:table-row>
        <table:table-row table:style-name="ro1">
          <table:table-cell table:style-name="ce3" office:value-type="string" calcext:value-type="string">
            <text:p>801000</text:p>
          </table:table-cell>
          <table:table-cell table:style-name="ce8" office:value-type="string" calcext:value-type="string">
            <text:p>ENSEÑANZA INICIAL Y PRIMARI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10001</text:p>
          </table:table-cell>
          <table:table-cell table:style-name="ce8" office:value-type="string" calcext:value-type="string">
            <text:p>INSTRUCCION PUBLICA. UNIVERSIDADES, COLEGIOS, ESCUELAS, JARDINES DE INFANCIA, ETC.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02100</text:p>
          </table:table-cell>
          <table:table-cell table:style-name="ce8" office:value-type="string" calcext:value-type="string">
            <text:p>ENSEÑANZA SECUNDARIA DE FORMACIÓN GENERAL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10001</text:p>
          </table:table-cell>
          <table:table-cell table:style-name="ce8" office:value-type="string" calcext:value-type="string">
            <text:p>INSTRUCCION PUBLICA. UNIVERSIDADES, COLEGIOS, ESCUELAS, JARDINES DE INFANCIA, ETC.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02200</text:p>
          </table:table-cell>
          <table:table-cell table:style-name="ce8" office:value-type="string" calcext:value-type="string">
            <text:p>ENSEÑANZA SECUNDARIA DE FORMACIÓN TÉCNICA Y PROFESIONAL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10001</text:p>
          </table:table-cell>
          <table:table-cell table:style-name="ce8" office:value-type="string" calcext:value-type="string">
            <text:p>INSTRUCCION PUBLICA. UNIVERSIDADES, COLEGIOS, ESCUELAS, JARDINES DE INFANCIA, ETC.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03100</text:p>
          </table:table-cell>
          <table:table-cell table:style-name="ce8" office:value-type="string" calcext:value-type="string">
            <text:p>ENSEÑANZA <text:s/>TERCIARI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10001</text:p>
          </table:table-cell>
          <table:table-cell table:style-name="ce8" office:value-type="string" calcext:value-type="string">
            <text:p>INSTRUCCION PUBLICA. UNIVERSIDADES, COLEGIOS, ESCUELAS, JARDINES DE INFANCIA, ETC.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03200</text:p>
          </table:table-cell>
          <table:table-cell table:style-name="ce8" office:value-type="string" calcext:value-type="string">
            <text:p>ENSEÑANZA UNIVERSITARIA EXCEPTO FORMACIÓN DE POSTGRAD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10001</text:p>
          </table:table-cell>
          <table:table-cell table:style-name="ce8" office:value-type="string" calcext:value-type="string">
            <text:p>INSTRUCCION PUBLICA. UNIVERSIDADES, COLEGIOS, ESCUELAS, JARDINES DE INFANCIA, ETC.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03300</text:p>
          </table:table-cell>
          <table:table-cell table:style-name="ce8" office:value-type="string" calcext:value-type="string">
            <text:p>FORMACIÓN DE POSTGRADO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10001</text:p>
          </table:table-cell>
          <table:table-cell table:style-name="ce8" office:value-type="string" calcext:value-type="string">
            <text:p>INSTRUCCION PUBLICA. UNIVERSIDADES, COLEGIOS, ESCUELAS, JARDINES DE INFANCIA, ETC.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09000</text:p>
          </table:table-cell>
          <table:table-cell table:style-name="ce8" office:value-type="string" calcext:value-type="string">
            <text:p>ENSEÑANZA PARA ADULTOS Y SERVICIOS DE ENSEÑANZA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10001</text:p>
          </table:table-cell>
          <table:table-cell table:style-name="ce8" office:value-type="string" calcext:value-type="string">
            <text:p>INSTRUCCION PUBLICA. UNIVERSIDADES, COLEGIOS, ESCUELAS, JARDINES DE INFANCIA, ETC.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09000</text:p>
          </table:table-cell>
          <table:table-cell table:style-name="ce8" office:value-type="string" calcext:value-type="string">
            <text:p>ENSEÑANZA PARA ADULTOS Y SERVICIOS DE ENSEÑANZA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10002</text:p>
          </table:table-cell>
          <table:table-cell table:style-name="ce8" office:value-type="string" calcext:value-type="string">
            <text:p>OTROS ESTABLECIMIENTOS DE INSTRUCCION PUBLIC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851110</text:p>
          </table:table-cell>
          <table:table-cell table:style-name="ce8" office:value-type="string" calcext:value-type="string">
            <text:p>SERVICIOS HOSPITALARI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30005</text:p>
          </table:table-cell>
          <table:table-cell table:style-name="ce8" office:value-type="string" calcext:value-type="string">
            <text:p>CLINICAS Y SANATORI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851110</text:p>
          </table:table-cell>
          <table:table-cell table:style-name="ce8" office:value-type="string" calcext:value-type="string">
            <text:p>SERVICIOS HOSPITALARI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30006</text:p>
          </table:table-cell>
          <table:table-cell table:style-name="ce8" office:value-type="string" calcext:value-type="string">
            <text:p>HOSPITA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851120</text:p>
          </table:table-cell>
          <table:table-cell table:style-name="ce8" office:value-type="string" calcext:value-type="string">
            <text:p>SERVICIOS DE HOSPITAL DE DÍ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30005</text:p>
          </table:table-cell>
          <table:table-cell table:style-name="ce8" office:value-type="string" calcext:value-type="string">
            <text:p>CLINICAS Y SANATORI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851120</text:p>
          </table:table-cell>
          <table:table-cell table:style-name="ce8" office:value-type="string" calcext:value-type="string">
            <text:p>SERVICIOS DE HOSPITAL DE DÍ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30006</text:p>
          </table:table-cell>
          <table:table-cell table:style-name="ce8" office:value-type="string" calcext:value-type="string">
            <text:p>HOSPITA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851190</text:p>
          </table:table-cell>
          <table:table-cell table:style-name="ce8" office:value-type="string" calcext:value-type="string">
            <text:p>SERVICIOS DE INTERNACIÓN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30005</text:p>
          </table:table-cell>
          <table:table-cell table:style-name="ce8" office:value-type="string" calcext:value-type="string">
            <text:p>CLINICAS Y SANATORI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851190</text:p>
          </table:table-cell>
          <table:table-cell table:style-name="ce8" office:value-type="string" calcext:value-type="string">
            <text:p>SERVICIOS DE INTERNACIÓN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30006</text:p>
          </table:table-cell>
          <table:table-cell table:style-name="ce8" office:value-type="string" calcext:value-type="string">
            <text:p>HOSPITA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style-name="ce34" table:number-columns-repeated="1016"/>
        </table:table-row>
        <table:table-row table:style-name="ro2">
          <table:table-cell table:style-name="ce3" office:value-type="string" calcext:value-type="string">
            <text:p>851210</text:p>
          </table:table-cell>
          <table:table-cell table:style-name="ce8" office:value-type="string" calcext:value-type="string">
            <text:p>SERVICIOS DE <text:s/>ATENCIÓN MÉDICA 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30001</text:p>
          </table:table-cell>
          <table:table-cell table:style-name="ce8" office:value-type="string" calcext:value-type="string">
            <text:p>MEDIC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851210</text:p>
          </table:table-cell>
          <table:table-cell table:style-name="ce8" office:value-type="string" calcext:value-type="string">
            <text:p>SERVICIOS DE <text:s/>ATENCIÓN MÉDICA 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30003</text:p>
          </table:table-cell>
          <table:table-cell table:style-name="ce8" office:value-type="string" calcext:value-type="string">
            <text:p>SERVICIOS MEDICOS Y ODONTOLOGIC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851210</text:p>
          </table:table-cell>
          <table:table-cell table:style-name="ce8" office:value-type="string" calcext:value-type="string">
            <text:p>SERVICIOS DE <text:s/>ATENCIÓN MÉDICA 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30008</text:p>
          </table:table-cell>
          <table:table-cell table:style-name="ce8" office:value-type="string" calcext:value-type="string">
            <text:p>OFTANMOLOG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51210</text:p>
          </table:table-cell>
          <table:table-cell table:style-name="ce8" office:value-type="string" calcext:value-type="string">
            <text:p>SERVICIOS DE <text:s/>ATENCIÓN MÉDICA 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30015</text:p>
          </table:table-cell>
          <table:table-cell table:style-name="ce8" office:value-type="string" calcext:value-type="string">
            <text:p>OTRAS PROFESIONES LIBERALES RELACIONADAS CON LA MEDICINA Y LA ODONTOLOGI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851220</text:p>
          </table:table-cell>
          <table:table-cell table:style-name="ce8" office:value-type="string" calcext:value-type="string">
            <text:p>SERVICIOS DE ATENCIÓN DOMICILIARIA PROGRAMADA 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30001</text:p>
          </table:table-cell>
          <table:table-cell table:style-name="ce8" office:value-type="string" calcext:value-type="string">
            <text:p>MEDIC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851220</text:p>
          </table:table-cell>
          <table:table-cell table:style-name="ce8" office:value-type="string" calcext:value-type="string">
            <text:p>SERVICIOS DE ATENCIÓN DOMICILIARIA PROGRAMADA 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30003</text:p>
          </table:table-cell>
          <table:table-cell table:style-name="ce8" office:value-type="string" calcext:value-type="string">
            <text:p>SERVICIOS MEDICOS Y ODONTOLOGIC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51220</text:p>
          </table:table-cell>
          <table:table-cell table:style-name="ce8" office:value-type="string" calcext:value-type="string">
            <text:p>SERVICIOS DE ATENCIÓN DOMICILIARIA PROGRAMADA 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30015</text:p>
          </table:table-cell>
          <table:table-cell table:style-name="ce8" office:value-type="string" calcext:value-type="string">
            <text:p>OTRAS PROFESIONES LIBERALES RELACIONADAS CON LA MEDICINA Y LA ODONTOLOGI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851300</text:p>
          </table:table-cell>
          <table:table-cell table:style-name="ce8" office:value-type="string" calcext:value-type="string">
            <text:p>SERVICIOS ODONTOLÓGICOS 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30002</text:p>
          </table:table-cell>
          <table:table-cell table:style-name="ce8" office:value-type="string" calcext:value-type="string">
            <text:p>ODONTOLOG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851300</text:p>
          </table:table-cell>
          <table:table-cell table:style-name="ce8" office:value-type="string" calcext:value-type="string">
            <text:p>SERVICIOS ODONTOLÓGICOS 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30003</text:p>
          </table:table-cell>
          <table:table-cell table:style-name="ce8" office:value-type="string" calcext:value-type="string">
            <text:p>SERVICIOS MEDICOS Y ODONTOLOGIC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51401</text:p>
          </table:table-cell>
          <table:table-cell table:style-name="ce8" office:value-type="string" calcext:value-type="string">
            <text:p>SERVICIOS DE DIAGNOSTICO BRINDADOS POR LABORATORIOS DE ANALISIS CLINIC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30004</text:p>
          </table:table-cell>
          <table:table-cell table:style-name="ce8" office:value-type="string" calcext:value-type="string">
            <text:p>LABORATORIOS DE ANALISIS CLINIC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51402</text:p>
          </table:table-cell>
          <table:table-cell table:style-name="ce8" office:value-type="string" calcext:value-type="string">
            <text:p>SERVICIOS DE DIAGNOSTICO BRINDADOS POR BIOQUIMIC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30009</text:p>
          </table:table-cell>
          <table:table-cell table:style-name="ce8" office:value-type="string" calcext:value-type="string">
            <text:p>BIOQUIMIC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851500</text:p>
          </table:table-cell>
          <table:table-cell table:style-name="ce8" office:value-type="string" calcext:value-type="string">
            <text:p>SERVICIOS DE TRATAMIENTO 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30003</text:p>
          </table:table-cell>
          <table:table-cell table:style-name="ce8" office:value-type="string" calcext:value-type="string">
            <text:p>SERVICIOS MEDICOS Y ODONTOLOGIC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851500</text:p>
          </table:table-cell>
          <table:table-cell table:style-name="ce8" office:value-type="string" calcext:value-type="string">
            <text:p>SERVICIOS DE TRATAMIENTO 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30005</text:p>
          </table:table-cell>
          <table:table-cell table:style-name="ce8" office:value-type="string" calcext:value-type="string">
            <text:p>CLINICAS Y SANATORI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851500</text:p>
          </table:table-cell>
          <table:table-cell table:style-name="ce8" office:value-type="string" calcext:value-type="string">
            <text:p>SERVICIOS DE TRATAMIENTO 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30006</text:p>
          </table:table-cell>
          <table:table-cell table:style-name="ce8" office:value-type="string" calcext:value-type="string">
            <text:p>HOSPITA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51500</text:p>
          </table:table-cell>
          <table:table-cell table:style-name="ce8" office:value-type="string" calcext:value-type="string">
            <text:p>SERVICIOS DE TRATAMIENTO 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30015</text:p>
          </table:table-cell>
          <table:table-cell table:style-name="ce8" office:value-type="string" calcext:value-type="string">
            <text:p>OTRAS PROFESIONES LIBERALES RELACIONADAS CON LA MEDICINA Y LA ODONTOLOGI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851600</text:p>
          </table:table-cell>
          <table:table-cell table:style-name="ce8" office:value-type="string" calcext:value-type="string">
            <text:p>SERVICIOS DE EMERGENCIAS Y TRASLAD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30003</text:p>
          </table:table-cell>
          <table:table-cell table:style-name="ce8" office:value-type="string" calcext:value-type="string">
            <text:p>SERVICIOS MEDICOS Y ODONTOLOGIC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851600</text:p>
          </table:table-cell>
          <table:table-cell table:style-name="ce8" office:value-type="string" calcext:value-type="string">
            <text:p>SERVICIOS DE EMERGENCIAS Y TRASLAD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30005</text:p>
          </table:table-cell>
          <table:table-cell table:style-name="ce8" office:value-type="string" calcext:value-type="string">
            <text:p>CLINICAS Y SANATORI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851600</text:p>
          </table:table-cell>
          <table:table-cell table:style-name="ce8" office:value-type="string" calcext:value-type="string">
            <text:p>SERVICIOS DE EMERGENCIAS Y TRASLAD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30006</text:p>
          </table:table-cell>
          <table:table-cell table:style-name="ce8" office:value-type="string" calcext:value-type="string">
            <text:p>HOSPITA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851600</text:p>
          </table:table-cell>
          <table:table-cell table:style-name="ce8" office:value-type="string" calcext:value-type="string">
            <text:p>SERVICIOS DE EMERGENCIAS Y TRASLAD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90001</text:p>
          </table:table-cell>
          <table:table-cell table:style-name="ce8" office:value-type="string" calcext:value-type="string">
            <text:p>OTROS SERVICIOS SOCIALES CONEX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851900</text:p>
          </table:table-cell>
          <table:table-cell table:style-name="ce8" office:value-type="string" calcext:value-type="string">
            <text:p>SERVICIOS RELACIONADOS CON LA SALUD HUMANA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30003</text:p>
          </table:table-cell>
          <table:table-cell table:style-name="ce8" office:value-type="string" calcext:value-type="string">
            <text:p>SERVICIOS MEDICOS Y ODONTOLOGIC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51900</text:p>
          </table:table-cell>
          <table:table-cell table:style-name="ce8" office:value-type="string" calcext:value-type="string">
            <text:p>SERVICIOS RELACIONADOS CON LA SALUD HUMANA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30015</text:p>
          </table:table-cell>
          <table:table-cell table:style-name="ce8" office:value-type="string" calcext:value-type="string">
            <text:p>OTRAS PROFESIONES LIBERALES RELACIONADAS CON LA MEDICINA Y LA ODONTOLOGI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851900</text:p>
          </table:table-cell>
          <table:table-cell table:style-name="ce8" office:value-type="string" calcext:value-type="string">
            <text:p>SERVICIOS RELACIONADOS CON LA SALUD HUMANA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90001</text:p>
          </table:table-cell>
          <table:table-cell table:style-name="ce8" office:value-type="string" calcext:value-type="string">
            <text:p>OTROS SERVICIOS SOCIALES CONEX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52001</text:p>
          </table:table-cell>
          <table:table-cell table:style-name="ce8" office:value-type="string" calcext:value-type="string">
            <text:p>SERVICIOS VETERINARIOS BRINDADOS <text:s/>POR VETERINARI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30001</text:p>
          </table:table-cell>
          <table:table-cell table:style-name="ce8" office:value-type="string" calcext:value-type="string">
            <text:p>VETERINARI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852002</text:p>
          </table:table-cell>
          <table:table-cell table:style-name="ce8" office:value-type="string" calcext:value-type="string">
            <text:p>SERVICIOS VETERINARIOS BRINDADOS EN VETERINARI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30005</text:p>
          </table:table-cell>
          <table:table-cell table:style-name="ce8" office:value-type="string" calcext:value-type="string">
            <text:p>SERVICIOS DE VETERINARIAS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853110</text:p>
          </table:table-cell>
          <table:table-cell table:style-name="ce8" office:value-type="string" calcext:value-type="string">
            <text:p>SERVICIOS DE ATENCIÓN A ANCIANOS CON ALOJAMIENTO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40002</text:p>
          </table:table-cell>
          <table:table-cell table:style-name="ce8" office:value-type="string" calcext:value-type="string">
            <text:p>PENSIONADO GERIATRICO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853120</text:p>
          </table:table-cell>
          <table:table-cell table:style-name="ce8" office:value-type="string" calcext:value-type="string">
            <text:p>SERVICIOS DE ATENCIÓN A PERSONAS MINUSVÁLIDAS CON ALOJAMIENTO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40010</text:p>
          </table:table-cell>
          <table:table-cell table:style-name="ce8" office:value-type="string" calcext:value-type="string">
            <text:p>SERVICIOS SOCIALE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853130</text:p>
          </table:table-cell>
          <table:table-cell table:style-name="ce8" office:value-type="string" calcext:value-type="string">
            <text:p>SERVICIOS DE ATENCIÓN A MENORES CON ALOJAMIENTO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40001</text:p>
          </table:table-cell>
          <table:table-cell table:style-name="ce8" office:value-type="string" calcext:value-type="string">
            <text:p>GUARDERIAS DE NIÑ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853140</text:p>
          </table:table-cell>
          <table:table-cell table:style-name="ce8" office:value-type="string" calcext:value-type="string">
            <text:p>SERVICIOS DE ATENCIÓN A MUJERES CON ALOJAMIENTO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40010</text:p>
          </table:table-cell>
          <table:table-cell table:style-name="ce8" office:value-type="string" calcext:value-type="string">
            <text:p>SERVICIOS SOCIALE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853190</text:p>
          </table:table-cell>
          <table:table-cell table:style-name="ce8" office:value-type="string" calcext:value-type="string">
            <text:p>SERVICIOS SOCIALES CON ALOJAMIENTO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40010</text:p>
          </table:table-cell>
          <table:table-cell table:style-name="ce8" office:value-type="string" calcext:value-type="string">
            <text:p>SERVICIOS SOCIALE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853200</text:p>
          </table:table-cell>
          <table:table-cell table:style-name="ce8" office:value-type="string" calcext:value-type="string">
            <text:p>SERVICIOS SOCIALES SIN ALOJAMIENTO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40010</text:p>
          </table:table-cell>
          <table:table-cell table:style-name="ce8" office:value-type="string" calcext:value-type="string">
            <text:p>SERVICIOS SOCIALE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00010</text:p>
          </table:table-cell>
          <table:table-cell table:style-name="ce9" office:value-type="string" calcext:value-type="string">
            <text:p>RECOLECCIÓN, REDUCCIÓN Y ELIMINACIÓN DE DESPERDICI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/>
          <table:table-cell table:style-name="ce9"/>
          <table:table-cell table:style-name="ce22"/>
          <table:table-cell table:style-name="ce27"/>
          <table:table-cell table:style-name="ce32"/>
          <table:table-cell table:number-columns-repeated="1016"/>
        </table:table-row>
        <table:table-row table:style-name="ro1">
          <table:table-cell table:style-name="ce3" office:value-type="string" calcext:value-type="string">
            <text:p>900020</text:p>
          </table:table-cell>
          <table:table-cell table:style-name="ce9" office:value-type="string" calcext:value-type="string">
            <text:p>SERVICIOS DE DEPURACIÓN DE AGUAS RESIDUALES, ALCANTARILLADO Y CLOAC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/>
          <table:table-cell table:style-name="ce9"/>
          <table:table-cell table:style-name="ce22"/>
          <table:table-cell table:style-name="ce27"/>
          <table:table-cell table:style-name="ce32"/>
          <table:table-cell table:number-columns-repeated="1016"/>
        </table:table-row>
        <table:table-row table:style-name="ro2">
          <table:table-cell table:style-name="ce3" office:value-type="string" calcext:value-type="string">
            <text:p>900090</text:p>
          </table:table-cell>
          <table:table-cell table:style-name="ce8" office:value-type="string" calcext:value-type="string">
            <text:p>SERVICIOS DE SANEAMIENTO PÚBLICO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90001</text:p>
          </table:table-cell>
          <table:table-cell table:style-name="ce8" office:value-type="string" calcext:value-type="string">
            <text:p>OTROS SERVICIOS SOCIALES CONEX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11100</text:p>
          </table:table-cell>
          <table:table-cell table:style-name="ce8" office:value-type="string" calcext:value-type="string">
            <text:p>SERVICIOS DE FEDERACIONES DE ASOCIACIONES, CÁMARAS, GREMIOS YORGANIZACIONES SIMILARE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50001</text:p>
          </table:table-cell>
          <table:table-cell table:style-name="ce8" office:value-type="string" calcext:value-type="string">
            <text:p>ASOCIACIONES COMERCIALES, PROFESIONALES Y LABORA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911200</text:p>
          </table:table-cell>
          <table:table-cell table:style-name="ce8" office:value-type="string" calcext:value-type="string">
            <text:p>SERVICIOS DE ASOCIACIONES DE ESPECIALISTAS EN DISCIPLINAS CIENTÍFICAS, PRÁCTICAS PROFESIONALES Y ESFERAS TÉCNIC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50001</text:p>
          </table:table-cell>
          <table:table-cell table:style-name="ce8" office:value-type="string" calcext:value-type="string">
            <text:p>ASOCIACIONES COMERCIALES, PROFESIONALES Y LABORA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12000</text:p>
          </table:table-cell>
          <table:table-cell table:style-name="ce8" office:value-type="string" calcext:value-type="string">
            <text:p>SERVICIOS DE SINDICAT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50001</text:p>
          </table:table-cell>
          <table:table-cell table:style-name="ce8" office:value-type="string" calcext:value-type="string">
            <text:p>ASOCIACIONES COMERCIALES, PROFESIONALES Y LABORA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919100</text:p>
          </table:table-cell>
          <table:table-cell table:style-name="ce8" office:value-type="string" calcext:value-type="string">
            <text:p>SERVICIOS DE ORGANIZACIONES RELIGIOS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90001</text:p>
          </table:table-cell>
          <table:table-cell table:style-name="ce8" office:value-type="string" calcext:value-type="string">
            <text:p>OTROS SERVICIOS SOCIALES CONEX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919200</text:p>
          </table:table-cell>
          <table:table-cell table:style-name="ce8" office:value-type="string" calcext:value-type="string">
            <text:p>SERVICIOS DE ORGANIZACIONES POLÍTIC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90001</text:p>
          </table:table-cell>
          <table:table-cell table:style-name="ce8" office:value-type="string" calcext:value-type="string">
            <text:p>OTROS SERVICIOS SOCIALES CONEX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19900</text:p>
          </table:table-cell>
          <table:table-cell table:style-name="ce8" office:value-type="string" calcext:value-type="string">
            <text:p>SERVICIOS DE ASOCIACIONES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250001</text:p>
          </table:table-cell>
          <table:table-cell table:style-name="ce8" office:value-type="string" calcext:value-type="string">
            <text:p>ASOCIACIONES COMERCIALES, PROFESIONALES Y LABORA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921110</text:p>
          </table:table-cell>
          <table:table-cell table:style-name="ce8" office:value-type="string" calcext:value-type="string">
            <text:p>PRODUCCIÓN DE FILMES Y VIDEOCINT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410001</text:p>
          </table:table-cell>
          <table:table-cell table:style-name="ce8" office:value-type="string" calcext:value-type="string">
            <text:p>PRODUCCION DE PELICULAS CINEMATOGRAFIC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21120</text:p>
          </table:table-cell>
          <table:table-cell table:style-name="ce8" office:value-type="string" calcext:value-type="string">
            <text:p>DISTRIBUCIÓN DE FILMES Y VIDEOCINT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410003</text:p>
          </table:table-cell>
          <table:table-cell table:style-name="ce8" office:value-type="string" calcext:value-type="string">
            <text:p>DISTRIBUCION Y ALQUILER DE PELICULAS CINEMATOGRAFIC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921200</text:p>
          </table:table-cell>
          <table:table-cell table:style-name="ce8" office:value-type="string" calcext:value-type="string">
            <text:p>EXHIBICIÓN DE FILMES Y VIDEOCINT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410002</text:p>
          </table:table-cell>
          <table:table-cell table:style-name="ce8" office:value-type="string" calcext:value-type="string">
            <text:p>EXHIBICION DE PELICULAS CINEMATOGRAFIC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921300</text:p>
          </table:table-cell>
          <table:table-cell table:style-name="ce8" office:value-type="string" calcext:value-type="string">
            <text:p>SERVICIOS DE RADIO Y TELEVISIÓN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410004</text:p>
          </table:table-cell>
          <table:table-cell table:style-name="ce8" office:value-type="string" calcext:value-type="string">
            <text:p>EMISIONES DE RADIO Y TELEVISION. MUSICA FUNCIONAL. CIRCUITOS CERRADOS Y ABIERTOS. ESTACIONES RETRANSMISORA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21410</text:p>
          </table:table-cell>
          <table:table-cell table:style-name="ce8" office:value-type="string" calcext:value-type="string">
            <text:p>PRODUCCION DE ESPECTACULOS TEATRALES Y MUSICALE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490010</text:p>
          </table:table-cell>
          <table:table-cell table:style-name="ce8" office:value-type="string" calcext:value-type="string">
            <text:p>SERVICIOS DE ESPARCIMIENTO Y DIVERSION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921420</text:p>
          </table:table-cell>
          <table:table-cell table:style-name="ce8" office:value-type="string" calcext:value-type="string">
            <text:p>COMPOSICIÓN Y REPRESENTACIÓN DE OBRAS TEATRALES, MUSICALES Y ARTISTIC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420001</text:p>
          </table:table-cell>
          <table:table-cell table:style-name="ce8" office:value-type="string" calcext:value-type="string">
            <text:p>AUTORES, COMPOSITORES, CONJUNTOS ORQUESTALES Y OTROS ARTISTAS INDEPENDIENTES, M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21430</text:p>
          </table:table-cell>
          <table:table-cell table:style-name="ce8" office:value-type="string" calcext:value-type="string">
            <text:p>SERVICIOS CONEXOS A LA PRODUCCIÓN DE ESPECTÁCULOS TEATRALES Y MUSICALES Y ARTÍSTIC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490010</text:p>
          </table:table-cell>
          <table:table-cell table:style-name="ce8" office:value-type="string" calcext:value-type="string">
            <text:p>SERVICIOS DE ESPARCIMIENTO Y DIVERSION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21911</text:p>
          </table:table-cell>
          <table:table-cell table:style-name="ce8" office:value-type="string" calcext:value-type="string">
            <text:p>SERVICIOS DE CONFITERIAS Y ESTABLECIMIENTOS SIMILARES CON ESPECTACULO</text:p>
          </table:table-cell>
          <table:table-cell table:style-name="ce13" office:value-type="percentage" office:value="0.12" calcext:value-type="percentage">
            <text:p>12.00%</text:p>
          </table:table-cell>
          <table:table-cell table:style-name="ce18" office:value-type="string" calcext:value-type="string">
            <text:p>8490101</text:p>
          </table:table-cell>
          <table:table-cell table:style-name="ce8" office:value-type="string" calcext:value-type="string">
            <text:p>CONFITERIA Y ESTABLECIMIENTOS SIMILARES CON ESPECTACULO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12" calcext:value-type="percentage">
            <text:p>12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921912</text:p>
          </table:table-cell>
          <table:table-cell table:style-name="ce8" office:value-type="string" calcext:value-type="string">
            <text:p>SERVICIOS DE CABARETS</text:p>
          </table:table-cell>
          <table:table-cell table:style-name="ce13" office:value-type="percentage" office:value="0.12" calcext:value-type="percentage">
            <text:p>12.00%</text:p>
          </table:table-cell>
          <table:table-cell table:style-name="ce18" office:value-type="string" calcext:value-type="string">
            <text:p>8490102</text:p>
          </table:table-cell>
          <table:table-cell table:style-name="ce8" office:value-type="string" calcext:value-type="string">
            <text:p>CABARET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12" calcext:value-type="percentage">
            <text:p>12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921913</text:p>
          </table:table-cell>
          <table:table-cell table:style-name="ce8" office:value-type="string" calcext:value-type="string">
            <text:p>SERVICIOS DE SALONES Y PISTAS DE BAILE</text:p>
          </table:table-cell>
          <table:table-cell table:style-name="ce13" office:value-type="percentage" office:value="0.12" calcext:value-type="percentage">
            <text:p>12.00%</text:p>
          </table:table-cell>
          <table:table-cell table:style-name="ce18" office:value-type="string" calcext:value-type="string">
            <text:p>8490103</text:p>
          </table:table-cell>
          <table:table-cell table:style-name="ce8" office:value-type="string" calcext:value-type="string">
            <text:p>SALONES Y PISTAS PARA BAI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12" calcext:value-type="percentage">
            <text:p>12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921913</text:p>
          </table:table-cell>
          <table:table-cell table:style-name="ce8" office:value-type="string" calcext:value-type="string">
            <text:p>SERVICIOS DE SALONES Y PISTAS DE BAILE</text:p>
          </table:table-cell>
          <table:table-cell table:style-name="ce13" office:value-type="percentage" office:value="0.12" calcext:value-type="percentage">
            <text:p>12.00%</text:p>
          </table:table-cell>
          <table:table-cell table:style-name="ce18" office:value-type="string" calcext:value-type="string">
            <text:p>8490201</text:p>
          </table:table-cell>
          <table:table-cell table:style-name="ce8" office:value-type="string" calcext:value-type="string">
            <text:p>SALONES Y PISTAS PARA BAIL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12" calcext:value-type="percentage">
            <text:p>12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921914</text:p>
          </table:table-cell>
          <table:table-cell table:style-name="ce8" office:value-type="string" calcext:value-type="string">
            <text:p>SERVICIOS DE BOITES Y CONFITERIAS BAILABLES</text:p>
          </table:table-cell>
          <table:table-cell table:style-name="ce13" office:value-type="percentage" office:value="0.12" calcext:value-type="percentage">
            <text:p>12.00%</text:p>
          </table:table-cell>
          <table:table-cell table:style-name="ce18" office:value-type="string" calcext:value-type="string">
            <text:p>8490104</text:p>
          </table:table-cell>
          <table:table-cell table:style-name="ce8" office:value-type="string" calcext:value-type="string">
            <text:p>BOITES Y CONFITERIAS BAILAB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12" calcext:value-type="percentage">
            <text:p>12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921914</text:p>
          </table:table-cell>
          <table:table-cell table:style-name="ce8" office:value-type="string" calcext:value-type="string">
            <text:p>SERVICIOS DE BOITES Y CONFITERIAS BAILABLES</text:p>
          </table:table-cell>
          <table:table-cell table:style-name="ce13" office:value-type="percentage" office:value="0.12" calcext:value-type="percentage">
            <text:p>12.00%</text:p>
          </table:table-cell>
          <table:table-cell table:style-name="ce18" office:value-type="string" calcext:value-type="string">
            <text:p>8490202</text:p>
          </table:table-cell>
          <table:table-cell table:style-name="ce8" office:value-type="string" calcext:value-type="string">
            <text:p>CONFITERIAS BAILABLE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12" calcext:value-type="percentage">
            <text:p>12.0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921919</text:p>
          </table:table-cell>
          <table:table-cell table:style-name="ce8" office:value-type="string" calcext:value-type="string">
            <text:p>OTROS SERVICIOS DE SALONES DE BAILE, DISCOTECAS Y SIMILARES, N.C.P.</text:p>
          </table:table-cell>
          <table:table-cell table:style-name="ce13" office:value-type="percentage" office:value="0.12" calcext:value-type="percentage">
            <text:p>12.00%</text:p>
          </table:table-cell>
          <table:table-cell table:style-name="ce18" office:value-type="string" calcext:value-type="string">
            <text:p>8490105</text:p>
          </table:table-cell>
          <table:table-cell table:style-name="ce8" office:value-type="string" calcext:value-type="string">
            <text:p>DANCING", "CAFES CONCERTS", "NIGHT CLUBES" Y ESTABLECIMIENTOS DE ANALOGAS CARATERISTICAS, CUALQUIERA SEA LA DENOMINACION UTILIZAD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12" calcext:value-type="percentage">
            <text:p>12.0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921991</text:p>
          </table:table-cell>
          <table:table-cell table:style-name="ce8" office:value-type="string" calcext:value-type="string">
            <text:p>CIRCOS 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490002</text:p>
          </table:table-cell>
          <table:table-cell table:style-name="ce8" office:value-type="string" calcext:value-type="string">
            <text:p>CIRCOS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21999</text:p>
          </table:table-cell>
          <table:table-cell table:style-name="ce8" office:value-type="string" calcext:value-type="string">
            <text:p>OTROS SERVICIOS DE ESPECTÁCULOS ARTÍSTICOS Y DE DIVERSIÓN <text:s/>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490010</text:p>
          </table:table-cell>
          <table:table-cell table:style-name="ce8" office:value-type="string" calcext:value-type="string">
            <text:p>SERVICIOS DE ESPARCIMIENTO Y DIVERSION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22000</text:p>
          </table:table-cell>
          <table:table-cell table:style-name="ce8" office:value-type="string" calcext:value-type="string">
            <text:p>SERVICIOS DE AGENCIAS DE NOTICIAS Y SERVICIOS DE INFORMACIÓN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390010</text:p>
          </table:table-cell>
          <table:table-cell table:style-name="ce8" office:value-type="string" calcext:value-type="string">
            <text:p>SERVICIOS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23100</text:p>
          </table:table-cell>
          <table:table-cell table:style-name="ce8" office:value-type="string" calcext:value-type="string">
            <text:p>SERVICIOS DE BIBLIOTECAS Y ARCHIV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420002</text:p>
          </table:table-cell>
          <table:table-cell table:style-name="ce8" office:value-type="string" calcext:value-type="string">
            <text:p>BIBLIOTECAS, JARDINES BOTANICOS Y ZOOLOGICOS, MUSEOS Y OTROS SERVICIOS CUTURALES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style-name="ce34" table:number-columns-repeated="1016"/>
        </table:table-row>
        <table:table-row table:style-name="ro1">
          <table:table-cell table:style-name="ce3" office:value-type="string" calcext:value-type="string">
            <text:p>923200</text:p>
          </table:table-cell>
          <table:table-cell table:style-name="ce8" office:value-type="string" calcext:value-type="string">
            <text:p>SERVICIOS DE MUSEOS Y PRESERVACIÓN DE LUGARES Y EDIFICIOS HISTÓRIC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420002</text:p>
          </table:table-cell>
          <table:table-cell table:style-name="ce8" office:value-type="string" calcext:value-type="string">
            <text:p>BIBLIOTECAS, JARDINES BOTANICOS Y ZOOLOGICOS, MUSEOS Y OTROS SERVICIOS CUTURALES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23300</text:p>
          </table:table-cell>
          <table:table-cell table:style-name="ce8" office:value-type="string" calcext:value-type="string">
            <text:p>SERVICIOS DE JARDINES BOTÁNICOS, ZOOLÓGICOS Y DE PARQUES NACIONALE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420002</text:p>
          </table:table-cell>
          <table:table-cell table:style-name="ce8" office:value-type="string" calcext:value-type="string">
            <text:p>BIBLIOTECAS, JARDINES BOTANICOS Y ZOOLOGICOS, MUSEOS Y OTROS SERVICIOS CUTURALES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924110</text:p>
          </table:table-cell>
          <table:table-cell table:style-name="ce8" office:value-type="string" calcext:value-type="string">
            <text:p>SERVICIOS DE ORGANIZACIÓN , DIRECCIÓN <text:s/>Y GESTIÓN DE PRÁCTICAS DEPORTIVAS Y EXPLOTACIÓN DE LAS INSTALACIONE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490003</text:p>
          </table:table-cell>
          <table:table-cell table:style-name="ce8" office:value-type="string" calcext:value-type="string">
            <text:p>BALNEARIOS, PILETAS Y NATATORIOS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924110</text:p>
          </table:table-cell>
          <table:table-cell table:style-name="ce8" office:value-type="string" calcext:value-type="string">
            <text:p>SERVICIOS DE ORGANIZACIÓN , DIRECCIÓN <text:s/>Y GESTIÓN DE PRÁCTICAS DEPORTIVAS Y EXPLOTACIÓN DE LAS INSTALACIONE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490010</text:p>
          </table:table-cell>
          <table:table-cell table:style-name="ce8" office:value-type="string" calcext:value-type="string">
            <text:p>SERVICIOS DE ESPARCIMIENTO Y DIVERSION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24120</text:p>
          </table:table-cell>
          <table:table-cell table:style-name="ce8" office:value-type="string" calcext:value-type="string">
            <text:p>PROMOCIÓN Y PRODUCCIÓN DE ESPECTÁCULOS DEPORTIV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490010</text:p>
          </table:table-cell>
          <table:table-cell table:style-name="ce8" office:value-type="string" calcext:value-type="string">
            <text:p>SERVICIOS DE ESPARCIMIENTO Y DIVERSION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24130</text:p>
          </table:table-cell>
          <table:table-cell table:style-name="ce8" office:value-type="string" calcext:value-type="string">
            <text:p>SERVICIOS PRESTADOS POR PROFESIONALES Y TÉCNICOS, PARA LA REALIZACIÓN DE PRÁCTICAS DEPORTIV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30020</text:p>
          </table:table-cell>
          <table:table-cell table:style-name="ce8" office:value-type="string" calcext:value-type="string">
            <text:p>SERVICIOS PERSONALES, NO CLASIFICADOS EN OTRA PARTE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24910</text:p>
          </table:table-cell>
          <table:table-cell table:style-name="ce8" office:value-type="string" calcext:value-type="string">
            <text:p>SERVICIOS DE ESPARCIMIENTO RELACIONADAS CON JUEGOS DE AZAR Y APUESTAS</text:p>
          </table:table-cell>
          <table:table-cell table:style-name="ce13" office:value-type="percentage" office:value="0.06" calcext:value-type="percentage">
            <text:p>6.00%</text:p>
          </table:table-cell>
          <table:table-cell table:style-name="ce18" office:value-type="string" calcext:value-type="string">
            <text:p>6190201</text:p>
          </table:table-cell>
          <table:table-cell table:style-name="ce8" office:value-type="string" calcext:value-type="string">
            <text:p>VENTA DE BILLETES DE LOTERIA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6" calcext:value-type="percentage">
            <text:p>6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24910</text:p>
          </table:table-cell>
          <table:table-cell table:style-name="ce8" office:value-type="string" calcext:value-type="string">
            <text:p>SERVICIOS DE ESPARCIMIENTO RELACIONADAS CON JUEGOS DE AZAR Y APUESTAS</text:p>
          </table:table-cell>
          <table:table-cell table:style-name="ce13" office:value-type="percentage" office:value="0.06" calcext:value-type="percentage">
            <text:p>6.00%</text:p>
          </table:table-cell>
          <table:table-cell table:style-name="ce18" office:value-type="string" calcext:value-type="string">
            <text:p>6190202</text:p>
          </table:table-cell>
          <table:table-cell table:style-name="ce8" office:value-type="string" calcext:value-type="string">
            <text:p>JUEGOS DE AZAR AUTORIZAD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6" calcext:value-type="percentage">
            <text:p>6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24920</text:p>
          </table:table-cell>
          <table:table-cell table:style-name="ce8" office:value-type="string" calcext:value-type="string">
            <text:p>SERVICIOS DE SALONES DE JUEG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490010</text:p>
          </table:table-cell>
          <table:table-cell table:style-name="ce8" office:value-type="string" calcext:value-type="string">
            <text:p>SERVICIOS DE ESPARCIMIENTO Y DIVERSION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924991</text:p>
          </table:table-cell>
          <table:table-cell table:style-name="ce8" office:value-type="string" calcext:value-type="string">
            <text:p>CALESITAS 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490001</text:p>
          </table:table-cell>
          <table:table-cell table:style-name="ce8" office:value-type="string" calcext:value-type="string">
            <text:p>CALESITAS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24999</text:p>
          </table:table-cell>
          <table:table-cell table:style-name="ce8" office:value-type="string" calcext:value-type="string">
            <text:p>OTROS SERVICIOS DE ENTRETENIMIENTO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490010</text:p>
          </table:table-cell>
          <table:table-cell table:style-name="ce8" office:value-type="string" calcext:value-type="string">
            <text:p>SERVICIOS DE ESPARCIMIENTO Y DIVERSION NO CLASIFICADOS EN OTRA PARTE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930101</text:p>
          </table:table-cell>
          <table:table-cell table:style-name="ce8" office:value-type="string" calcext:value-type="string">
            <text:p>LAVADO Y LIMPIEZA DE ARTÍCULOS DE TELA, CUERO Y/O DE PIEL, INCLUSOLA LIMPIEZA EN SECO EN TINTORERIAS Y LAVANDERIA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20001</text:p>
          </table:table-cell>
          <table:table-cell table:style-name="ce8" office:value-type="string" calcext:value-type="string">
            <text:p>TINTORERIAS Y LAVANDERIAS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930109</text:p>
          </table:table-cell>
          <table:table-cell table:style-name="ce8" office:value-type="string" calcext:value-type="string">
            <text:p>LAVADO Y LIMPIEZA DE ARTÍCULOS DE TELA, CUERO Y/O DE PIEL, INCLUSOLA LIMPIEZA EN SECO EN OTROS ESTABLECIMIENTOS DE LIMPIEZA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20002</text:p>
          </table:table-cell>
          <table:table-cell table:style-name="ce8" office:value-type="string" calcext:value-type="string">
            <text:p>ESTABLECIMIENTOS DE LIMPIEZA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930201</text:p>
          </table:table-cell>
          <table:table-cell table:style-name="ce8" office:value-type="string" calcext:value-type="string">
            <text:p>SERVICIOS DE PELUQUERÍ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30011</text:p>
          </table:table-cell>
          <table:table-cell table:style-name="ce8" office:value-type="string" calcext:value-type="string">
            <text:p>PELUQUERIAS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930202</text:p>
          </table:table-cell>
          <table:table-cell table:style-name="ce8" office:value-type="string" calcext:value-type="string">
            <text:p>SERVICIOS DE TRATAMIENTOS DE BELLEZ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30006</text:p>
          </table:table-cell>
          <table:table-cell table:style-name="ce8" office:value-type="string" calcext:value-type="string">
            <text:p>PEDICUR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930202</text:p>
          </table:table-cell>
          <table:table-cell table:style-name="ce8" office:value-type="string" calcext:value-type="string">
            <text:p>SERVICIOS DE TRATAMIENTOS DE BELLEZA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30012</text:p>
          </table:table-cell>
          <table:table-cell table:style-name="ce8" office:value-type="string" calcext:value-type="string">
            <text:p>SALONES DE BELLEZA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30203</text:p>
          </table:table-cell>
          <table:table-cell table:style-name="ce8" office:value-type="string" calcext:value-type="string">
            <text:p>SERVICIOS DE PELUQUERIAS Y TRATAMIENTOS DE BELLEZA ATENDIDAS EN FORMA UNIPERSONAL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30006</text:p>
          </table:table-cell>
          <table:table-cell table:style-name="ce8" office:value-type="string" calcext:value-type="string">
            <text:p>PEDICUR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30203</text:p>
          </table:table-cell>
          <table:table-cell table:style-name="ce8" office:value-type="string" calcext:value-type="string">
            <text:p>SERVICIOS DE PELUQUERIAS Y TRATAMIENTOS DE BELLEZA ATENDIDAS EN FORMA UNIPERSONAL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30015</text:p>
          </table:table-cell>
          <table:table-cell table:style-name="ce8" office:value-type="string" calcext:value-type="string">
            <text:p>PELUQUERIAS ATENDIDAS EN FORMA UNIPERSONAL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930300</text:p>
          </table:table-cell>
          <table:table-cell table:style-name="ce8" office:value-type="string" calcext:value-type="string">
            <text:p>POMPAS FUNEBRES Y SERVICIOS CONEX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30007</text:p>
          </table:table-cell>
          <table:table-cell table:style-name="ce8" office:value-type="string" calcext:value-type="string">
            <text:p>SERVICIOS FUNERARI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30910</text:p>
          </table:table-cell>
          <table:table-cell table:style-name="ce8" office:value-type="string" calcext:value-type="string">
            <text:p>SERVICIOS PARA EL MANTENIMIENTO FÍSICO-CORPORAL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30020</text:p>
          </table:table-cell>
          <table:table-cell table:style-name="ce8" office:value-type="string" calcext:value-type="string">
            <text:p>SERVICIOS PERSONALES, NO CLASIFICADOS EN OTRA PARTE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930990</text:p>
          </table:table-cell>
          <table:table-cell table:style-name="ce8" office:value-type="string" calcext:value-type="string">
            <text:p>SERVICIOS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30008</text:p>
          </table:table-cell>
          <table:table-cell table:style-name="ce8" office:value-type="string" calcext:value-type="string">
            <text:p>TALABARTERIAS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930990</text:p>
          </table:table-cell>
          <table:table-cell table:style-name="ce8" office:value-type="string" calcext:value-type="string">
            <text:p>SERVICIOS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30009</text:p>
          </table:table-cell>
          <table:table-cell table:style-name="ce8" office:value-type="string" calcext:value-type="string">
            <text:p>COLCHONEROS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930990</text:p>
          </table:table-cell>
          <table:table-cell table:style-name="ce8" office:value-type="string" calcext:value-type="string">
            <text:p>SERVICIOS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30010</text:p>
          </table:table-cell>
          <table:table-cell table:style-name="ce8" office:value-type="string" calcext:value-type="string">
            <text:p>ACTIVIDAD ARTESANAL EJERCIDA EN FORMA UNIPERSONAL CON MIEMBROS DE LA FLIA., CON AYUDANTE O CON APRENDIZ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style-name="ce34" table:number-columns-repeated="1016"/>
        </table:table-row>
        <table:table-row table:style-name="ro2">
          <table:table-cell table:style-name="ce3" office:value-type="string" calcext:value-type="string">
            <text:p>930990</text:p>
          </table:table-cell>
          <table:table-cell table:style-name="ce8" office:value-type="string" calcext:value-type="string">
            <text:p>SERVICIOS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30014</text:p>
          </table:table-cell>
          <table:table-cell table:style-name="ce8" office:value-type="string" calcext:value-type="string">
            <text:p>SERVICIOS DE CABALLERIZAS Y STUDS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30990</text:p>
          </table:table-cell>
          <table:table-cell table:style-name="ce8" office:value-type="string" calcext:value-type="string">
            <text:p>SERVICIOS N.C.P.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30020</text:p>
          </table:table-cell>
          <table:table-cell table:style-name="ce8" office:value-type="string" calcext:value-type="string">
            <text:p>SERVICIOS PERSONALES, NO CLASIFICADOS EN OTRA PARTE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950000</text:p>
          </table:table-cell>
          <table:table-cell table:style-name="ce8" office:value-type="string" calcext:value-type="string">
            <text:p>SERVICIOS DE HOGARES PRIVADOS QUE CONTRATAN SERVICIOS DOMESTICOS</text:p>
          </table:table-cell>
          <table:table-cell table:style-name="ce13" office:value-type="percentage" office:value="0.035" calcext:value-type="percentage">
            <text:p>3.50%</text:p>
          </table:table-cell>
          <table:table-cell table:style-name="ce18" office:value-type="string" calcext:value-type="string">
            <text:p>8530020</text:p>
          </table:table-cell>
          <table:table-cell table:style-name="ce8" office:value-type="string" calcext:value-type="string">
            <text:p>SERVICIOS PERSONALES, NO CLASIFICADOS EN OTRA PARTE </text:p>
          </table:table-cell>
          <table:table-cell table:style-name="ce21" office:value-type="string" calcext:value-type="string">
            <text:p>D</text:p>
          </table:table-cell>
          <table:table-cell table:style-name="ce26"/>
          <table:table-cell table:style-name="ce30" office:value-type="percentage" office:value="0.035" calcext:value-type="percentage">
            <text:p>3.50%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990000</text:p>
          </table:table-cell>
          <table:table-cell table:style-name="ce10" office:value-type="string" calcext:value-type="string">
            <text:p>SERVICIOS DE ORGANIZACIONES Y ÓRGANOS EXTRATERRITORIALES</text:p>
          </table:table-cell>
          <table:table-cell table:style-name="ce15" office:value-type="string" calcext:value-type="string">
            <text:p>EXENTO</text:p>
          </table:table-cell>
          <table:table-cell table:style-name="ce19"/>
          <table:table-cell table:style-name="ce10"/>
          <table:table-cell table:style-name="ce23"/>
          <table:table-cell table:style-name="ce28"/>
          <table:table-cell table:style-name="ce33"/>
          <table:table-cell table:number-columns-repeated="1016"/>
        </table:table-row>
        <table:table-row table:style-name="ro2" table:number-rows-repeated="104762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por LCA'.$A$1" table:cell-range-address="$'por LCA'.$A$2:.$H$950" table:range-usable-as="print-range"/>
          <table:named-range table:name="Excel_BuiltIn_Print_Titles" table:base-cell-address="$'por LCA'.$A$1" table:cell-range-address="$'por LCA'.$A$1:.$AMJ$1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5P0" style:volatile="true">
      <number:text> N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N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N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 N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N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N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0P0" style:volatile="true">
      <number:text>N$</number:text>
      <number:number number:decimal-places="0" number:min-integer-digits="1" number:grouping="true"/>
      <number:text> </number:text>
    </number:number-style>
    <number:number-style style:name="N120">
      <number:text>(N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N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N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N$</number:text>
      <number:number number:decimal-places="2" number:min-integer-digits="1" number:grouping="true"/>
      <number:text> </number:text>
    </number:number-style>
    <number:number-style style:name="N122">
      <number:text>(N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N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N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number number:decimal-places="0" number:min-integer-digits="1" number:grouping="true"/>
      <number:text> Pts</number:text>
    </number:number-style>
    <number:number-style style:name="N132">
      <number:text>-</number:text>
      <number:number number:decimal-places="0" number:min-integer-digits="1" number:grouping="true"/>
      <number:text> Pts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Pts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Pts</number:text>
    </number:number-style>
    <number:number-style style:name="N134">
      <number:text>-</number:text>
      <number:number number:decimal-places="2" number:min-integer-digits="1" number:grouping="true"/>
      <number:text> Pts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Pts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35P0"/>
    </number:number-style>
    <number:number-style style:name="N136P0" style:volatile="true">
      <number:text> </number:text>
      <loext:fill-character> </loext:fill-character>
      <number:number number:decimal-places="0" number:min-integer-digits="1" number:grouping="true"/>
      <number:text> Pts </number:text>
    </number:number-style>
    <number:number-style style:name="N136P1" style:volatile="true">
      <number:text>-</number:text>
      <loext:fill-character> </loext:fill-character>
      <number:number number:decimal-places="0" number:min-integer-digits="1" number:grouping="true"/>
      <number:text> Pts </number:text>
    </number:number-style>
    <number:number-style style:name="N136P2" style:volatile="true">
      <number:text> </number:text>
      <loext:fill-character> </loext:fill-character>
      <number:text>- Pts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loext:fill-character> </loext:fill-character>
      <number:number number:decimal-places="0" number:min-integer-digits="1" number:grouping="true"/>
      <number:text>       </number:text>
    </number:number-style>
    <number:number-style style:name="N137P1" style:volatile="true">
      <number:text>-</number:text>
      <loext:fill-character> </loext:fill-character>
      <number:number number:decimal-places="0" number:min-integer-digits="1" number:grouping="true"/>
      <number:text>       </number:text>
    </number:number-style>
    <number:number-style style:name="N137P2" style:volatile="true">
      <number:text> </number:text>
      <loext:fill-character> </loext:fill-character>
      <number:text>- 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loext:fill-character> </loext:fill-character>
      <number:number number:decimal-places="2" number:min-integer-digits="1" number:grouping="true"/>
      <number:text> Pts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Pts </number:text>
    </number:number-style>
    <number:number-style style:name="N138P2" style:volatile="true">
      <number:text> </number:text>
      <loext:fill-character> </loext:fill-character>
      <number:text>-</number:text>
      <number:number number:decimal-places="0" number:min-integer-digits="0"/>
      <number:text> Pts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2" number:min-integer-digits="1" number:grouping="true"/>
      <number:text>       </number:text>
    </number:number-style>
    <number:number-style style:name="N139P1" style:volatile="true">
      <number:text>-</number:text>
      <loext:fill-character> </loext:fill-character>
      <number:number number:decimal-places="2" number:min-integer-digits="1" number:grouping="true"/>
      <number:text>       </number:text>
    </number:number-style>
    <number:number-style style:name="N139P2" style:volatile="true">
      <number:text> </number:text>
      <loext:fill-character> </loext:fill-character>
      <number:text>-</number:text>
      <number:number number:decimal-places="0" number:min-integer-digits="0"/>
      <number:text>  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</number:number-style>
    <number:number-style style:name="N142">
      <number:text>-$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style:text-properties fo:color="#ff0000"/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$ </number:text>
      <number:number number:decimal-places="0" number:min-integer-digits="1" number:grouping="true"/>
    </number:number-style>
    <number:number-style style:name="N148">
      <number:text>$ -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$ </number:text>
      <number:number number:decimal-places="0" number:min-integer-digits="1" number:grouping="true"/>
    </number:number-style>
    <number:number-style style:name="N149">
      <style:text-properties fo:color="#ff0000"/>
      <number:text>$ 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$ </number:text>
      <number:number number:decimal-places="2" number:min-integer-digits="1" number:grouping="true"/>
    </number:number-style>
    <number:number-style style:name="N150">
      <number:text>$ -</number:text>
      <number:number number:decimal-places="2" number:min-integer-digits="1" number:grouping="true"/>
      <style:map style:condition="value()&gt;=0" style:apply-style-name="N150P0"/>
    </number:number-style>
    <number:number-style style:name="N151P0" style:volatile="true">
      <number:text>$ </number:text>
      <number:number number:decimal-places="2" number:min-integer-digits="1" number:grouping="true"/>
    </number:number-style>
    <number:number-style style:name="N151">
      <style:text-properties fo:color="#ff0000"/>
      <number:text>$ -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52P1" style:volatile="true">
      <number:text> $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$ </number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53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53P2" style:volatile="true">
      <number:text> </number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54P1" style:volatile="true">
      <number:text> $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55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5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$</number:text>
      <number:number number:decimal-places="0" number:min-integer-digits="1" number:grouping="true"/>
      <number:text> </number:text>
    </number:number-style>
    <number:number-style style:name="N156">
      <number:text>($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integer-digits="1" number:grouping="true"/>
      <number:text> </number:text>
    </number:number-style>
    <number:number-style style:name="N158">
      <number:text>($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0" number:min-integer-digits="1" number:grouping="true"/>
      <number:text> Pta</number:text>
    </number:number-style>
    <number:number-style style:name="N162">
      <number:text>-</number:text>
      <number:number number:decimal-places="0" number:min-integer-digits="1" number:grouping="true"/>
      <number:text> Pta</number:text>
      <style:map style:condition="value()&gt;=0" style:apply-style-name="N162P0"/>
    </number:number-style>
    <number:number-style style:name="N163P0" style:volatile="true">
      <number:number number:decimal-places="0" number:min-integer-digits="1" number:grouping="true"/>
      <number:text> Pta</number:text>
    </number:number-style>
    <number:number-style style:name="N163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Pta</number:text>
    </number:number-style>
    <number:number-style style:name="N164">
      <number:text>-</number:text>
      <number:number number:decimal-places="2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5P0"/>
    </number:number-style>
    <number:number-style style:name="N166P0" style:volatile="true">
      <number:text> </number:text>
      <loext:fill-character> </loext:fill-character>
      <number:number number:decimal-places="0" number:min-integer-digits="1" number:grouping="true"/>
      <number:text> Pta </number:text>
    </number:number-style>
    <number:number-style style:name="N166P1" style:volatile="true">
      <number:text>-</number:text>
      <loext:fill-character> </loext:fill-character>
      <number:number number:decimal-places="0" number:min-integer-digits="1" number:grouping="true"/>
      <number:text> Pta </number:text>
    </number:number-style>
    <number:number-style style:name="N166P2" style:volatile="true">
      <number:text> </number:text>
      <loext:fill-character> </loext:fill-character>
      <number:text>- Pta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 </number:text>
      <loext:fill-character> </loext:fill-character>
      <number:number number:decimal-places="0" number:min-integer-digits="1" number:grouping="true"/>
      <number:text>       </number:text>
    </number:number-style>
    <number:number-style style:name="N167P1" style:volatile="true">
      <number:text>-</number:text>
      <loext:fill-character> </loext:fill-character>
      <number:number number:decimal-places="0" number:min-integer-digits="1" number:grouping="true"/>
      <number:text>       </number:text>
    </number:number-style>
    <number:number-style style:name="N167P2" style:volatile="true">
      <number:text> </number:text>
      <loext:fill-character> </loext:fill-character>
      <number:text>-      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loext:fill-character> </loext:fill-character>
      <number:number number:decimal-places="2" number:min-integer-digits="1" number:grouping="true"/>
      <number:text> Pta </number:text>
    </number:number-style>
    <number:number-style style:name="N168P1" style:volatile="true">
      <number:text>-</number:text>
      <loext:fill-character> </loext:fill-character>
      <number:number number:decimal-places="2" number:min-integer-digits="1" number:grouping="true"/>
      <number:text> Pta </number:text>
    </number:number-style>
    <number:number-style style:name="N168P2" style:volatile="true">
      <number:text> </number:text>
      <loext:fill-character> </loext:fill-character>
      <number:text>-</number:text>
      <number:number number:decimal-places="0" number:min-integer-digits="0"/>
      <number:text> Pta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loext:fill-character> </loext:fill-character>
      <number:number number:decimal-places="2" number:min-integer-digits="1" number:grouping="true"/>
      <number:text>       </number:text>
    </number:number-style>
    <number:number-style style:name="N169P1" style:volatile="true">
      <number:text>-</number:text>
      <loext:fill-character> </loext:fill-character>
      <number:number number:decimal-places="2" number:min-integer-digits="1" number:grouping="true"/>
      <number:text>       </number:text>
    </number:number-style>
    <number:number-style style:name="N169P2" style:volatile="true">
      <number:text> </number:text>
      <loext:fill-character> </loext:fill-character>
      <number:text>-</number:text>
      <number:number number:decimal-places="0" number:min-integer-digits="0"/>
      <number:text>      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 </number:text>
      <loext:fill-character> </loext:fill-character>
      <number:number number:decimal-places="0" number:min-integer-digits="1" number:grouping="true"/>
      <number:text>       </number:text>
    </number:number-style>
    <number:number-style style:name="N170P1" style:volatile="true">
      <number:text>-</number:text>
      <loext:fill-character> </loext:fill-character>
      <number:number number:decimal-places="0" number:min-integer-digits="1" number:grouping="true"/>
      <number:text>       </number:text>
    </number:number-style>
    <number:number-style style:name="N170P2" style:volatile="true">
      <number:text> </number:text>
      <loext:fill-character> </loext:fill-character>
      <number:text>-      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 </number:text>
      <loext:fill-character> </loext:fill-character>
      <number:number number:decimal-places="2" number:min-integer-digits="1" number:grouping="true"/>
      <number:text>       </number:text>
    </number:number-style>
    <number:number-style style:name="N171P1" style:volatile="true">
      <number:text>-</number:text>
      <loext:fill-character> </loext:fill-character>
      <number:number number:decimal-places="2" number:min-integer-digits="1" number:grouping="true"/>
      <number:text>       </number:text>
    </number:number-style>
    <number:number-style style:name="N171P2" style:volatile="true">
      <number:text> </number:text>
      <loext:fill-character> </loext:fill-character>
      <number:text>-</number:text>
      <number:number number:decimal-places="0" number:min-integer-digits="0"/>
      <number:text>      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percentage-style style:name="N172">
      <number:number number:decimal-places="1" number:min-integer-digits="1"/>
      <number:text>%</number:text>
    </number:percentage-style>
    <number:number-style style:name="N173">
      <number:number number:decimal-places="0" number:min-integer-digits="6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oneda_20__5b_0_5d__5f_cambiosector" style:display-name="Moneda [0]_cambiosector" style:family="table-cell" style:parent-style-name="Default" style:data-style-name="N125">
      <style:table-cell-properties fo:padding="0.028in"/>
    </style:style>
    <style:style style:name="Moneda_5f_cambiosector" style:display-name="Moneda_cambiosector" style:family="table-cell" style:parent-style-name="Default" style:data-style-name="N127">
      <style:table-cell-properties fo:padding="0.028in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1965in" fo:margin-bottom="0.1965in" fo:margin-left="0.1965in" fo:margin-right="0.1965in" style:first-page-number="continue" style:scale-to="100%" style:table-centering="horizontal" style:writing-mode="lr-tb"/>
      <style:header-style>
        <style:header-footer-properties fo:min-height="0.2953in" fo:margin-left="0.5516in" fo:margin-right="0.5516in" fo:margin-bottom="0.3126in"/>
      </style:header-style>
      <style:footer-style>
        <style:header-footer-properties fo:min-height="0.2953in" fo:margin-left="0.5516in" fo:margin-right="0.5516in" fo:margin-top="0.0575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r_20_LCA" style:display-name="PageStyle_por LCA" style:page-layout-name="Mpm3">
      <style:header>
        <style:region-left>
          <text:p><text:span text:style-name="MT1">Disposición Normativa : <text:s/>Nomenclador de Actividades del Impuesto sobre los Ingresos Brutos</text:span></text:p>
          <text:p><text:span text:style-name="MT1">ANEXO III - Tabla de Correspondencia (Ordenada por NAIIB-99)</text:span></text:p>
        </style:region-left>
      </style:header>
      <style:header-left style:display="false">
        <style:region-left>
          <text:p><text:span text:style-name="MT1">Disposición Normativa : <text:s/>Nomenclador de Actividades del Impuesto sobre los Ingresos Brutos</text:span></text:p>
          <text:p><text:span text:style-name="MT1">ANEXO III - Tabla de Correspondencia (Ordenada por NAIIB-99)</text:span></text:p>
        </style:region-left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885" meta:object-count="0"/>
    <meta:generator>LibreOffice/4.2.8.2$Linux_X86_64 LibreOffice_project/420m0$Build-2</meta:generator>
  </office:meta>
</office:document-meta>
</file>